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166cm"/>
    </style:style>
    <style:style style:name="co2" style:family="table-column">
      <style:table-column-properties fo:break-before="auto" style:column-width="8.123cm"/>
    </style:style>
    <style:style style:name="co3" style:family="table-column">
      <style:table-column-properties fo:break-before="auto" style:column-width="0.988cm"/>
    </style:style>
    <style:style style:name="co4" style:family="table-column">
      <style:table-column-properties fo:break-before="auto" style:column-width="1.369cm"/>
    </style:style>
    <style:style style:name="co5" style:family="table-column">
      <style:table-column-properties fo:break-before="auto" style:column-width="1.559cm"/>
    </style:style>
    <style:style style:name="co6" style:family="table-column">
      <style:table-column-properties fo:break-before="auto" style:column-width="6.435cm"/>
    </style:style>
    <style:style style:name="co7" style:family="table-column">
      <style:table-column-properties fo:break-before="auto" style:column-width="43.051cm"/>
    </style:style>
    <style:style style:name="co8" style:family="table-column">
      <style:table-column-properties fo:break-before="auto" style:column-width="2.813cm"/>
    </style:style>
    <style:style style:name="co9" style:family="table-column">
      <style:table-column-properties fo:break-before="auto" style:column-width="0.552cm"/>
    </style:style>
    <style:style style:name="co10" style:family="table-column">
      <style:table-column-properties fo:break-before="auto" style:column-width="0.661cm"/>
    </style:style>
    <style:style style:name="co11" style:family="table-column">
      <style:table-column-properties fo:break-before="auto" style:column-width="2.258cm"/>
    </style:style>
    <style:style style:name="ro1" style:family="table-row">
      <style:table-row-properties style:row-height="2.422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row table:style-name="ro1">
          <table:table-cell office:value-type="string" calcext:value-type="string">
            <text:p>BLACKLD-150</text:p>
          </table:table-cell>
          <table:table-cell office:value-type="string" calcext:value-type="string">
            <text:p>150mm Polishing Pad</text:p>
          </table:table-cell>
          <table:table-cell office:value-type="float" office:value="25" calcext:value-type="float">
            <text:p>25</text:p>
          </table:table-cell>
          <table:table-cell office:value-type="float" office:value="22.5" calcext:value-type="float">
            <text:p>22.5</text:p>
          </table:table-cell>
          <table:table-cell office:value-type="float" office:value="14.53" calcext:value-type="float">
            <text:p>14.53</text:p>
          </table:table-cell>
          <table:table-cell office:value-type="string" calcext:value-type="string">
            <text:p>150mm-black-ld-03.jpg</text:p>
          </table:table-cell>
          <table:table-cell office:value-type="string" calcext:value-type="string">
            <text:p>&lt;div class=\"infobox_container fiproductdescription\"&gt;&lt;div class=\"infobox fullbox\"&gt;&lt;h1 class=\"fiProduct\"&gt;150mm Polishing Pad&lt;/h1&gt;\</text:p>
            <text:p>        - Very fine polishing foam pad designed to remove swirling and hologramming and increase gloss&amp;#44; no dusting (with Final Inspection polishes).</text:p>
            <text:p>\</text:p>
            <text:p>- Will achieve a very high gloss level of up to 96gu</text:p>
            <text:p>\</text:p>
            <text:p>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BLACKLD-190</text:p>
          </table:table-cell>
          <table:table-cell office:value-type="string" calcext:value-type="string">
            <text:p>190mm Polishing Pad</text:p>
          </table:table-cell>
          <table:table-cell office:value-type="float" office:value="40" calcext:value-type="float">
            <text:p>40</text:p>
          </table:table-cell>
          <table:table-cell office:value-type="float" office:value="35.95" calcext:value-type="float">
            <text:p>35.95</text:p>
          </table:table-cell>
          <table:table-cell office:value-type="float" office:value="28.84" calcext:value-type="float">
            <text:p>28.84</text:p>
          </table:table-cell>
          <table:table-cell office:value-type="string" calcext:value-type="string">
            <text:p>FI.jpg</text:p>
          </table:table-cell>
          <table:table-cell office:value-type="string" calcext:value-type="string">
            <text:p>&lt;div id=\"\"tigFIProductDescription\"\"&gt;&lt;span class=\"\"tigFIProductDescriptionTitle\"\"&gt;190mm Ultra Fine Foam Pad (LD)&lt;/span&gt;&lt;span class=\"\"tigFIProductDescriptionBlock\"\"&gt;&lt;p&gt;Very fine polishing foam pad designed to remove swirling and hologramming and increase gloss. No dusting when used with Final Inspection polishes. Will achieve a very high gloss level of up to 96gu&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BLACKLD-90</text:p>
          </table:table-cell>
          <table:table-cell office:value-type="string" calcext:value-type="string">
            <text:p>90mm Polishing Pad</text:p>
          </table:table-cell>
          <table:table-cell office:value-type="float" office:value="12" calcext:value-type="float">
            <text:p>12</text:p>
          </table:table-cell>
          <table:table-cell office:value-type="float" office:value="10.75" calcext:value-type="float">
            <text:p>10.75</text:p>
          </table:table-cell>
          <table:table-cell office:value-type="float" office:value="9.07" calcext:value-type="float">
            <text:p>9.07</text:p>
          </table:table-cell>
          <table:table-cell office:value-type="string" calcext:value-type="string">
            <text:p>90mm-black-ld-01.jpg</text:p>
          </table:table-cell>
          <table:table-cell office:value-type="string" calcext:value-type="string">
            <text:p>&lt;div class=\"infobox_container fiproductdescription\"&gt;&lt;div class=\"infobox fullbox\"&gt;&lt;h1 class=\"fiProduct\"&gt;90mm Polishing Pad&lt;/h1&gt;\</text:p>
            <text:p>        90mm Polishing Pad - Black (LD)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BP-A-125</text:p>
          </table:table-cell>
          <table:table-cell office:value-type="string" calcext:value-type="string">
            <text:p>125mm ACTIVE Backing Plate</text:p>
          </table:table-cell>
          <table:table-cell office:value-type="float" office:value="50" calcext:value-type="float">
            <text:p>50</text:p>
          </table:table-cell>
          <table:table-cell office:value-type="float" office:value="44.95" calcext:value-type="float">
            <text:p>44.95</text:p>
          </table:table-cell>
          <table:table-cell office:value-type="float" office:value="26.01" calcext:value-type="float">
            <text:p>26.01</text:p>
          </table:table-cell>
          <table:table-cell office:value-type="string" calcext:value-type="string">
            <text:p>125mm-active-bp-01_1.jpg</text:p>
          </table:table-cell>
          <table:table-cell office:value-type="string" calcext:value-type="string">
            <text:p>&lt;div class=\"infobox_container fiproductdescription\"&gt;&lt;div class=\"infobox fullbox\"&gt;&lt;h1 class=\"fiProduct\"&gt;125mm ACTIVE Backing Plate&lt;/h1&gt;\</text:p>
            <text:p>        &lt;p&gt;&lt;strong&gt;125mm &amp;Oslash; ACTIVE Backing Plate - to suit 135mm and 15omm &amp;Oslash; velcro-backed pads&lt;/strong&gt;&lt;br /&gt;To suit any female velcro backed 135 - 150mm polishing pad.&lt;br /&gt;All Final Inspection backing plates feature Velcro&amp;reg; brand male velcro hook fastening material and are made from the highest construction quality to ensure safety&amp;#44; performance and durability.&lt;/p&gt;</text:p>
            <text:p>\</text:p>
            <text:p>&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text:p>
            <text:p>\</text:p>
            <text:p>&lt;p&gt;Final Inspection recommend the Active version of this for non-professionals or those new to polishing with a rotary machine.&lt;/p&gt;</text:p>
            <text:p>\</text:p>
            <text:p>&lt;p&gt;Provides adequate (25mm) recess when mated to a 15omm &amp;Oslash; pad and consistent and firm pressure all the way to the edge of a 135mm &amp;Oslash; pad with enough recess for edge protection.&lt;/p&gt;</text:p>
            <text:p>\</text:p>
            <text:p>\</text:p>
            <text:p>&lt;p&gt;Final Inspection backing plate&amp;nbsp;&lt;strong&gt;sizes&amp;nbsp;&lt;/strong&gt;and&amp;nbsp;&lt;strong&gt;pad&lt;/strong&gt;&amp;nbsp;suitability&lt;/strong&gt;&lt;/p&gt;</text:p>
            <text:p>\</text:p>
            <text:p>&lt;p&gt;- 75mm backing plates suitable for pads 90mm - 125mm diameter&lt;br /&gt;- 125mm backing plates suitable for pads 135mm - 150mm diameter&lt;br /&gt;- 175mm backing plates suitable for pads 200mm+ diameter&lt;/p&gt;</text:p>
            <text:p>\</text:p>
            <text:p>&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text:p>
            <text:p>\</text:p>
            <text:p>\</text:p>
            <text:p>&lt;/div&gt;&lt;div class=\"infobox fullbox\"&gt;&lt;h2&gt;Active backing plate&lt;/h2&gt;</text:p>
            <text:p>\</text:p>
            <text:p>&lt;p&gt;Active backing plates are more forgiving in the sense that they will compensate for lift irregularities as a result of operator movements.&lt;br /&gt;Active backing plates are recommended for polishing on curvy panels and for amateur operators who may tend to lift pads from the surface using only the edges of the pad&amp;#44; a tilted pad usually results in hologramming.&lt;br /&gt;The active backing plate compensates by absorbing some of the pressure and maintaining a flat pad which dramatically reduces hologramming and increases polish efficiency.&lt;/p&gt;</text:p>
            <text:p>\</text:p>
            <text:p>\</text:p>
            <text:p>&lt;/div&gt;&lt;div class=\"infobox fullbox\"&gt;&lt;h2&gt;Rigid backing plates&lt;/h2&gt;</text:p>
            <text:p>\</text:p>
            <text:p>&lt;p&gt;Rigid backing plates are considered the professional option&amp;#44; they require a higher skill level and are less forgiving to incorrect technique by the operator.&lt;br /&gt;Final Inspection rigid backing plates also have a significantly lower profile than an active backing plate which may assist polishing in cumbersome areas.&lt;br /&gt;Final Inspection rigid backing plates weigh less&amp;#44; are cheaper and are slightly more durable than their active versions.&lt;/p&gt;</text:p>
            <text:p>\</text:p>
            <text:p>\</text:p>
            <text:p>&lt;p&gt;&lt;a title=\"Which Pad/Plate?\" href=\"http://s164851.gridserver.com/blog/whichpad/\"&gt;Read more about which Active or Rigid backing plate (and pad) is right for you&lt;/a&gt;&lt;/p&gt;</text:p>
            <text:p>\</text:p>
            <text:p>\</text:p>
            <text:p>&lt;p&gt;NB: Backing plate does not come with pad (as shown in some images which is for illustrative purposes onl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BP-A-175</text:p>
          </table:table-cell>
          <table:table-cell office:value-type="string" calcext:value-type="string">
            <text:p>175mm ACTIVE Backing Plate</text:p>
          </table:table-cell>
          <table:table-cell office:value-type="float" office:value="65" calcext:value-type="float">
            <text:p>65</text:p>
          </table:table-cell>
          <table:table-cell office:value-type="float" office:value="56.95" calcext:value-type="float">
            <text:p>56.95</text:p>
          </table:table-cell>
          <table:table-cell office:value-type="float" office:value="43.45" calcext:value-type="float">
            <text:p>43.45</text:p>
          </table:table-cell>
          <table:table-cell office:value-type="string" calcext:value-type="string">
            <text:p>175mm-01png.jpg</text:p>
          </table:table-cell>
          <table:table-cell office:value-type="string" calcext:value-type="string">
            <text:p>&lt;div class=\"infobox_container fiproductdescription\"&gt;&lt;div class=\"infobox fullbox\"&gt;&lt;h1 class=\"fiProduct\"&gt;175mm ACTIVE Backing Plate&lt;/h1&gt;\</text:p>
            <text:p>        &lt;p&gt;&lt;strong&gt;175mm &amp;Oslash; Active Backing Plate - to suit 2oomm+ &amp;Oslash; velcro-backed pads&lt;/strong&gt;&lt;br /&gt; To suit 200mm pads.&lt;br /&gt; All Final Inspection backing plates feature Velcro brand velcro fastening materials and are made from the highest construction quality to ensure safety&amp;#44; perfomrance and durability.&lt;/p&gt;</text:p>
            <text:p>\</text:p>
            <text:p>\</text:p>
            <text:p>&lt;p&gt;Final Inspection backing plate &lt;strong&gt;sizes&amp;nbsp;&lt;/strong&gt;and&amp;nbsp;&lt;strong&gt;pad&lt;/strong&gt;&amp;nbsp;suitability&lt;/strong&gt;&lt;/p&gt;</text:p>
            <text:p>\</text:p>
            <text:p>&lt;p&gt;- 75mm backing plates suitable for pads 90mm - 125mm diameter&lt;br /&gt; - 125mm backing plates suitable for pads 135mm - 150mm diameter&lt;br /&gt; - 175mm backing plates suitable for pads 200mm+ diameter&lt;/p&gt;</text:p>
            <text:p>\</text:p>
            <text:p>&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text:p>
            <text:p>\</text:p>
            <text:p>\</text:p>
            <text:p>&lt;/div&gt;&lt;div class=\"infobox fullbox\"&gt;&lt;h2&gt;Active backing plate&lt;/h2&gt;</text:p>
            <text:p>\</text:p>
            <text:p>&lt;p&gt;Active backing plates are more forgiving in the sense that they will compensate for lift irregularities as a result of operator movements.&lt;br /&gt; Active backing plates are recommended for polishing on curvy panels and for amateur operators who may tend to lift pads from the surface using only the edges of the pad&amp;#44; a tilted pad usually results in hologramming.&lt;br /&gt; The active backing plate compensates by absorbing some of the pressure and maintaining a flat pad which dramatically reduces hologramming and increases polish efficiency.&lt;/p&gt;</text:p>
            <text:p>\</text:p>
            <text:p>\</text:p>
            <text:p>&lt;/div&gt;&lt;div class=\"infobox fullbox\"&gt;&lt;h2&gt;Rigid backing plates&lt;/h2&gt;</text:p>
            <text:p>\</text:p>
            <text:p>&lt;p&gt;Rigid backing plates are considered the professional option&amp;#44; they require a higher skill level and are less forgiving to incorrect technique by the operator.&lt;br /&gt; Final Inspection rigid backing plates also have a significantly lower profile than an active backing plate which may assist polishing in cumbersome areas.&lt;br /&gt; Final Inspection rigid backing plates weigh less&amp;#44; are cheaper and are slightly more durable than their active versions.&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BP-A-50</text:p>
          </table:table-cell>
          <table:table-cell office:value-type="string" calcext:value-type="string">
            <text:p>50mm ACTIVE Backing Plate</text:p>
          </table:table-cell>
          <table:table-cell office:value-type="float" office:value="22.5" calcext:value-type="float">
            <text:p>22.5</text:p>
          </table:table-cell>
          <table:table-cell office:value-type="float" office:value="19.95" calcext:value-type="float">
            <text:p>19.95</text:p>
          </table:table-cell>
          <table:table-cell office:value-type="float" office:value="15.33" calcext:value-type="float">
            <text:p>15.33</text:p>
          </table:table-cell>
          <table:table-cell office:value-type="string" calcext:value-type="string">
            <text:p>FI.jpg</text:p>
          </table:table-cell>
          <table:table-cell office:value-type="string" calcext:value-type="string">
            <text:p>&lt;div id=\"\"tigFIProductDescription\"\"&gt;&lt;span class=\"\"tigFIProductDescriptionTitle\"\"&gt;50mm Active Backing Plate <text:s/>&lt;/span&gt;&lt;span class=\"\"tigFIProductDescriptionBlock\"\"&gt;&lt;p&gt;50mm Ø ACTIVE Backing Plate pads&lt;/p&gt;&lt;/span&gt;&lt;span class=\"\"tigFIProductDescriptionBlock\"\"&gt;&lt;/p&gt;&lt;/span&gt;&lt;span class=\"\"tigFIProductDescriptionBlock\"\"&gt;&lt;p&gt;All Final Inspection backing plates feature Velcro® brand male velcro hook fastening material and are made from the highest construction quality to ensure safety&amp;#44 performance and durability.&lt;/p&gt;&lt;/span&gt;&lt;span class=\"\"tigFIProductDescriptionBlock\"\"&gt;&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lt;/span&gt;&lt;span class=\"\"tigFIProductDescriptionBlockHeader\"\"&gt;&lt;p&gt;Final Inspection backing plate sizes and pad suitability&lt;/p&gt;&lt;/span&gt;&lt;ul class=\"\"tigFIProductDescriptionUnorderedList\"\" &gt;&lt;li&gt;75mm backing plates suitable for pads 90mm - 125mm diameter&lt;/li&gt;&lt;li&gt;125mm backing plates suitable for pads 135mm - 150mm diameter&lt;/li&gt;&lt;li&gt;175mm backing plates suitable for pads 200mm+ diameter&lt;/li&gt;&lt;/ul&gt;&lt;span class=\"\"tigFIProductDescriptionBlock\"\"&gt;&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lt;/span&gt;&lt;span class=\"\"tigFIProductDescriptionBlockHeader\"\"&gt;&lt;p&gt;Active backing plate&lt;/p&gt;&lt;/span&gt;&lt;ul class=\"\"tigFIProductDescriptionUnorderedList\"\" &gt;&lt;li&gt;Active backing plates are more forgiving in the sense that they will compensate for lift irregularities as a result of operator movements.&lt;/li&gt;&lt;li&gt;Active backing plates are recommended for polishing on curvy panels and for amateur operators who may tend to lift pads from the surface using only the edges of the pad&amp;#44 a tilted pad usually results in hologramming.&lt;/li&gt;&lt;li&gt;The active backing plate compensates by absorbing some of the pressure and maintaining a flat pad which dramatically reduces hologramming and increases polish efficiency.&lt;/li&gt;&lt;/ul&gt;&lt;span class=\"\"tigFIProductDescriptionBlockHeader\"\"&gt;&lt;p&gt;Rigid backing plates&lt;/p&gt;&lt;/span&gt;&lt;ul class=\"\"tigFIProductDescriptionUnorderedList\"\" &gt;&lt;li&gt;Rigid backing plates are considered the professional option&amp;#44 they require a higher skill level and are less forgiving to incorrect technique by the operator.&lt;/li&gt;&lt;li&gt;Final Inspection rigid backing plates also have a significantly lower profile than an active backing plate which may assist polishing in cumbersome areas.&lt;/li&gt;&lt;li&gt;Final Inspection rigid backing plates weigh less&amp;#44 are cheaper and are slightly more durable than their active versions.&lt;/li&gt;&lt;/ul&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row>
        <table:table-row table:style-name="ro2">
          <table:table-cell office:value-type="string" calcext:value-type="string">
            <text:p>BP-A-75</text:p>
          </table:table-cell>
          <table:table-cell office:value-type="string" calcext:value-type="string">
            <text:p>75mm ACTIVE Backing Plate</text:p>
          </table:table-cell>
          <table:table-cell office:value-type="float" office:value="30" calcext:value-type="float">
            <text:p>30</text:p>
          </table:table-cell>
          <table:table-cell office:value-type="float" office:value="26.95" calcext:value-type="float">
            <text:p>26.95</text:p>
          </table:table-cell>
          <table:table-cell office:value-type="float" office:value="23.22" calcext:value-type="float">
            <text:p>23.22</text:p>
          </table:table-cell>
          <table:table-cell office:value-type="string" calcext:value-type="string">
            <text:p>90mm-active-backing-plate-03.jpg</text:p>
          </table:table-cell>
          <table:table-cell office:value-type="string" calcext:value-type="string">
            <text:p>&lt;div class=\"infobox_container fiproductdescription\"&gt;&lt;div class=\"infobox fullbox\"&gt;&lt;h1 class=\"fiProduct\"&gt;75mm ACTIVE Backing Plate&lt;/h1&gt;\</text:p>
            <text:p>        &lt;p&gt;&lt;strong&gt;75mm &amp;Oslash; ACTIVE Backing Plate - to suit 9omm velcro-backed pads&lt;/strong&gt;&lt;br /&gt;To suit any female velcro backed 9o - 125mm polishing pad.&lt;br /&gt;All Final Inspection backing plates feature Velcro&amp;reg; brand male velcro hook fastening material and are made from the highest construction quality to ensure safety&amp;#44; performance and durability.&lt;/p&gt;</text:p>
            <text:p>\</text:p>
            <text:p>&lt;p&gt;This active backing plate is very well priced&amp;#44; strong and forgiving&amp;#44; so any incorrect movement&amp;#44; however subtle or strong&amp;#44; are compensated for by the active portion of the backing plate assisting in maintenance of a completely flat pad contact with the paint surface&amp;#44; reducing the chances of inducing side effects such as hologramming which are usually caused as a result of incorrect polishing practices.&lt;/p&gt;</text:p>
            <text:p>\</text:p>
            <text:p>&lt;p&gt;Provides adequate (15mm) recess when mated to a 9omm &amp;Oslash; pad.&lt;/p&gt;</text:p>
            <text:p>\</text:p>
            <text:p>\</text:p>
            <text:p>&lt;p&gt;Final Inspection backing plate&amp;nbsp;&lt;strong&gt;sizes&amp;nbsp;&lt;/strong&gt;and&amp;nbsp;&lt;strong&gt;pad&lt;/strong&gt;&amp;nbsp;suitability&lt;/strong&gt;&lt;/p&gt;</text:p>
            <text:p>\</text:p>
            <text:p>&lt;p&gt;- 75mm backing plates suitable for pads 90mm - 125mm diameter&lt;br /&gt;- 125mm backing plates suitable for pads 135mm - 150mm diameter&lt;br /&gt;- 175mm backing plates suitable for pads 200mm+ diameter&lt;/p&gt;</text:p>
            <text:p>\</text:p>
            <text:p>&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text:p>
            <text:p>\</text:p>
            <text:p>\</text:p>
            <text:p>&lt;/div&gt;&lt;div class=\"infobox fullbox\"&gt;&lt;h2&gt;Active backing plate&lt;/h2&gt;</text:p>
            <text:p>\</text:p>
            <text:p>&lt;p&gt;Active backing plates are more forgiving in the sense that they will compensate for lift irregularities as a result of operator movements.&lt;br /&gt;Active backing plates are recommended for polishing on curvy panels and for amateur operators who may tend to lift pads from the surface using only the edges of the pad&amp;#44; a tilted pad usually results in hologramming.&lt;br /&gt;The active backing plate compensates by absorbing some of the pressure and maintaining a flat pad which dramatically reduces hologramming and increases polish efficiency.&lt;/p&gt;</text:p>
            <text:p>\</text:p>
            <text:p>\</text:p>
            <text:p>&lt;/div&gt;&lt;div class=\"infobox fullbox\"&gt;&lt;h2&gt;Rigid backing plates&lt;/h2&gt;</text:p>
            <text:p>\</text:p>
            <text:p>&lt;p&gt;Rigid backing plates are considered the professional option&amp;#44; they require a higher skill level and are less forgiving to incorrect technique by the operator.&lt;br /&gt;Final Inspection rigid backing plates also have a significantly lower profile than an active backing plate which may assist polishing in cumbersome areas.&lt;br /&gt;Final Inspection rigid backing plates weigh less&amp;#44; are cheaper and are slightly more durable than their active versions.&lt;/p&gt;</text:p>
            <text:p>\</text:p>
            <text:p>\</text:p>
            <text:p>&lt;p&gt;&lt;a title=\"Which Pad/Plate?\" href=\"http://s164851.gridserver.com/blog/whichpad/\"&gt;Read more about which Active or Rigid backing plate (and pad) is right for you&lt;/a&gt;&lt;/p&gt;</text:p>
            <text:p>\</text:p>
            <text:p>&lt;p&gt;NB: Backing plate does not come with pad (as shown in some images which is for illustrative purposes onl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BP-R-125</text:p>
          </table:table-cell>
          <table:table-cell office:value-type="string" calcext:value-type="string">
            <text:p>125mm RIGID Backing Plate</text:p>
          </table:table-cell>
          <table:table-cell office:value-type="float" office:value="25" calcext:value-type="float">
            <text:p>25</text:p>
          </table:table-cell>
          <table:table-cell office:value-type="float" office:value="22.5" calcext:value-type="float">
            <text:p>22.5</text:p>
          </table:table-cell>
          <table:table-cell office:value-type="float" office:value="12.66" calcext:value-type="float">
            <text:p>12.66</text:p>
          </table:table-cell>
          <table:table-cell office:value-type="string" calcext:value-type="string">
            <text:p>rigid-backing-plate-02.jpg</text:p>
          </table:table-cell>
          <table:table-cell office:value-type="string" calcext:value-type="string">
            <text:p>&lt;div class=\"infobox_container fiproductdescription\"&gt;&lt;div class=\"infobox fullbox\"&gt;&lt;h1 class=\"fiProduct\"&gt;125mm RIGID Backing Plate&lt;/h1&gt;\</text:p>
            <text:p>        &lt;p&gt;&lt;strong&gt;125mm &amp;Oslash; RIGID Backing Plate - to suit 135mm and 15omm &amp;Oslash; velcro-backed pads&lt;/strong&gt;&lt;br /&gt;To suit any female velcro backed 135 - 150mm polishing pad.&lt;br /&gt;All Final Inspection backing plates feature Velcro&amp;reg; brand male velcro hook fastening material and are made from the highest construction quality to ensure safety&amp;#44; performance and durability.&lt;/p&gt;</text:p>
            <text:p>\</text:p>
            <text:p>&lt;p&gt;This Rigid Backing Plate is very well priced&amp;#44; strong&amp;#44; simple and non-active so your movements&amp;#44; however subtle&amp;#44; are directly translated to action on the paint surface.&lt;br /&gt; Final Inspection recommend the Active version of this for non-professionals or those new to polishing with a rotary machine.&lt;/p&gt;</text:p>
            <text:p>\</text:p>
            <text:p>\</text:p>
            <text:p>&lt;p&gt;Provides adequate (25mm) recess when mated to a 15omm (6\") &amp;Oslash; pad and consistent and firm pressure all the way to the edge of a 135mm (5.3\") &amp;Oslash; pad with enough recess for edge protection&lt;/p&gt;</text:p>
            <text:p>\</text:p>
            <text:p>&lt;p&gt;&lt;img class=\"rightPhoto\" title=\"Final Inspection Edge Recess\" src=\"images/FIStore/Rigid-Backing-Plate-09.png\" alt=\"Final Inspection Edge Recess\" /&gt;&lt;/p&gt;</text:p>
            <text:p>\</text:p>
            <text:p>\</text:p>
            <text:p>&lt;p&gt;Final Inspection backing plate &lt;strong&gt;sizes&amp;nbsp;&lt;/strong&gt;and&amp;nbsp;&lt;strong&gt;pad&lt;/strong&gt;&amp;nbsp;suitability&lt;/strong&gt;&lt;/p&gt;</text:p>
            <text:p>\</text:p>
            <text:p>&lt;p&gt;- 75mm backing plates suitable for pads 90mm - 125mm diameter&lt;br /&gt; - 125mm backing plates suitable for pads 135mm - 150mm diameter&lt;br /&gt; - 175mm backing plates suitable for pads 200mm+ diameter&lt;/p&gt;</text:p>
            <text:p>\</text:p>
            <text:p>&lt;p&gt;It is recommended to recess backing plates from pad edges by a minimum of 10mm and no more than 50mm&amp;#44; i.e. it is not recommended to use a 75mm backing plate with a 135mm pad as the diameter of the pad exceeds the diameter of the backing plate by more than 50mm making it difficult to properly centre and providing insufficient grip.&lt;/p&gt;</text:p>
            <text:p>\</text:p>
            <text:p>\</text:p>
            <text:p>&lt;/div&gt;&lt;div class=\"infobox fullbox\"&gt;&lt;h2&gt;Rigid backing plates&lt;/h2&gt;</text:p>
            <text:p>\</text:p>
            <text:p>&lt;p&gt;Rigid backing plates are considered the professional option&amp;#44; they require a higher skill level and are less forgiving to incorrect technique by the operator.&lt;br /&gt;Final Inspection rigid backing plates also have a significantly lower profile than an active backing plate which may assist polishing in cumbersome areas.&lt;br /&gt;Final Inspection rigid backing plates weigh less&amp;#44; are cheaper and are slightly more durable than their active versions.&lt;/p&gt;</text:p>
            <text:p>\</text:p>
            <text:p>\</text:p>
            <text:p>&lt;/div&gt;&lt;div class=\"infobox fullbox\"&gt;&lt;h2&gt;Active backing plate&lt;/h2&gt;</text:p>
            <text:p>\</text:p>
            <text:p>&lt;p&gt;Active backing plates are more forgiving in the sense that they will compensate for lift irregularities as a result of operator movements.&lt;br /&gt; Active backing plates are recommended for polishing on curvy panels and for amateur operators who may tend to lift pads from the surface using only the edges of the pad&amp;#44; a tilted pad usually results in hologramming.&lt;br /&gt; The active backing plate compensates by absorbing some of the pressure and maintaining a flat pad which dramatically reduces hologramming and increases polish efficiency.&lt;/p&gt;</text:p>
            <text:p>\</text:p>
            <text:p>&lt;p&gt;&lt;a title=\"Which Pad/Plate?\" href=\"http://s164851.gridserver.com/blog/whichpad/\"&gt;Read more about which Active or Rigid backing plate (and pad) is right for you&lt;/a&gt;&lt;/p&gt;</text:p>
            <text:p>\</text:p>
            <text:p>\</text:p>
            <text:p>&lt;p&gt;NB: Backing plate does not come with pad (as shown in some images which is for illustrative purposes only).&lt;br /&gt; Your backing plate may be Blue&amp;#44; Yellow&amp;#44; White or Red (depending on batch)&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BP-R-P-125</text:p>
          </table:table-cell>
          <table:table-cell office:value-type="string" calcext:value-type="string">
            <text:p>125mm RIGID PROFESSIONAL Backing Plate</text:p>
          </table:table-cell>
          <table:table-cell office:value-type="float" office:value="75" calcext:value-type="float">
            <text:p>75</text:p>
          </table:table-cell>
          <table:table-cell office:value-type="float" office:value="65.95" calcext:value-type="float">
            <text:p>65.95</text:p>
          </table:table-cell>
          <table:table-cell office:value-type="float" office:value="48.35" calcext:value-type="float">
            <text:p>48.35</text:p>
          </table:table-cell>
          <table:table-cell office:value-type="string" calcext:value-type="string">
            <text:p>FI.jpg</text:p>
          </table:table-cell>
          <table:table-cell office:value-type="string" calcext:value-type="string">
            <text:p>&lt;div class=\"infobox_container fiproductdescription\"&gt;&lt;div class=\"infobox fullbox\"&gt;&lt;h1 class=\"fiProduct\"&gt;125mm RIGID PROFESSIONAL Backing Plate&lt;/h1&gt;\</text:p>
            <text:p>        &lt;p&gt;&lt;img class=\"rightPhoto\" style=\"float: right;\" title=\"125MM (5&amp;quot;) &amp;Oslash; RIGID BACKING PLATE - PROFESSIONAL\" src=\"http://www.finalinspection.com.au/media/wysiwyg/BP_Pro_Art_01.png\" alt=\"125MM (5&amp;quot;) &amp;Oslash; RIGID BACKING PLATE - PROFESSIONAL\" /&gt;&lt;/p&gt;</text:p>
            <text:p>\</text:p>
            <text:p>&lt;p&gt;The professional version of our 125MM (5\") &amp;Oslash; RIGID Backing Plate&amp;#44; constructed entirely from one piece of aluminium.&lt;/p&gt;</text:p>
            <text:p>\</text:p>
            <text:p>&lt;p&gt;For professionals that require the very best and demand absolute precision&amp;#44; reliability and durability&amp;#44; the Rigid PRO backing plate is the only choice.&lt;/p&gt;</text:p>
            <text:p>\</text:p>
            <text:p>\</text:p>
            <text:p>&lt;/div&gt;&lt;div class=\"infobox fullbox\"&gt;&lt;h2&gt;Features&lt;/h2&gt;</text:p>
            <text:p>\</text:p>
            <text:p>&lt;p&gt;- Extra-heavy duty construction for professional daily use&lt;br /&gt;- Extra-heavy duty Velcro brand male hook and loop&lt;br /&gt; - Designed for use with 135mm &amp;Oslash; and 150mm &amp;Oslash; pads and suitable for pad sizes upto&amp;nbsp;200mm &amp;Oslash;&lt;br /&gt; - Designed for rotary machines only with 14mm threads&lt;/p&gt;</text:p>
            <text:p>\</text:p>
            <text:p>\</text:p>
            <text:p>&lt;p&gt;&amp;nbsp;&lt;span style=\"text-align: center;\"&gt;&amp;nbsp;&lt;/span&gt;&lt;/p&gt;</text:p>
            <text:p>\</text:p>
            <text:p>&lt;p style=\"text-align: center;\"&gt;&lt;strong&gt;Special order only&amp;#44; contact Final Inspection: &lt;/strong&gt;info@finalinspection.com.au&lt;/p&gt;    &lt;/div&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row>
        <table:table-row table:style-name="ro2">
          <table:table-cell office:value-type="string" calcext:value-type="string">
            <text:p>CAP-H-1L</text:p>
          </table:table-cell>
          <table:table-cell office:value-type="string" calcext:value-type="string">
            <text:p>CAP Heavy 1L</text:p>
          </table:table-cell>
          <table:table-cell office:value-type="float" office:value="75" calcext:value-type="float">
            <text:p>75</text:p>
          </table:table-cell>
          <table:table-cell office:value-type="float" office:value="65.95" calcext:value-type="float">
            <text:p>65.95</text:p>
          </table:table-cell>
          <table:table-cell office:value-type="float" office:value="55.45" calcext:value-type="float">
            <text:p>55.45</text:p>
          </table:table-cell>
          <table:table-cell office:value-type="string" calcext:value-type="string">
            <text:p>cap_heavy_1l.jpg</text:p>
          </table:table-cell>
          <table:table-cell office:value-type="string" calcext:value-type="string">
            <text:p>&lt;div class=\"infobox_container fiproductdescription\"&gt;&lt;div class=\"infobox fullbox\"&gt;&lt;h1 class=\"fiProduct\"&gt;CAP Heavy 1L (33.8 fl oz)&lt;/h1&gt;\</text:p>
            <text:p>        &lt;p&gt;CAP Heavy is a very heavy cutting water-based Clustered Abrasive Polish for deep scratch removal.&lt;/strong&gt;&lt;br /&gt; &lt;strong&gt;Sensational on clear and non clear coated paintwork&amp;#44; acrylic (taillights)&amp;#44; polycarbonate (headlights)&amp;#44; glass and gel coat (marine).&lt;/strong&gt;&lt;br /&gt; &lt;strong&gt;CAP Heavy is silicone-free&amp;#44; sling-free&amp;#44; dust-free&amp;#44; ceramic clear coat compatible and approved by many European OEM. &amp;nbsp;Achieves 50-70gu gloss rating.&lt;/strong&gt;&lt;/p&gt;</text:p>
            <text:p>\</text:p>
            <text:p>&lt;p&gt;Heavy cutting compound designed to remove 2ooo and 3ooo grit denibbing marring&amp;#44; deep scratches and heavy swirling.&lt;br /&gt; Remove very deep scratches and heavy swirling and achieve a wax-ready finish with CAP Heavy and a White SHD pad.&lt;br /&gt; Remove light scratches and heavy swirling and hologramming and achieve high gloss levels with CAP Heavy and an Orange HD pad&lt;br /&gt; Not for use on uncoated plastics such as black plastic trim.&lt;/p&gt;</text:p>
            <text:p>\</text:p>
            <text:p>\</text:p>
            <text:p>&lt;p&gt;&lt;strong&gt;Directions of use&lt;/strong&gt;&lt;br /&gt; For best results;&lt;/p&gt;</text:p>
            <text:p>\</text:p>
            <text:p>&lt;/div&gt;&lt;div class=\"infobox fullbox\"&gt;&lt;h2&gt;Rotary machine recommended pads &amp;amp; speeds&lt;/h2&gt;</text:p>
            <text:p>\</text:p>
            <text:p>&lt;p&gt;&lt;span style=\"font-size: 12px;\"&gt;90mm white foam (SHD) @&amp;nbsp;&lt;/span&gt;&lt;span style=\"font-size: 12px;\"&gt;1600-1800rpm&lt;/span&gt;&lt;/p&gt;</text:p>
            <text:p>\</text:p>
            <text:p>&lt;p&gt;&lt;span style=\"font-size: 12px;\"&gt;150mm white foam (SHD) @ 1400-1600rpm&lt;/span&gt;&lt;/p&gt;</text:p>
            <text:p>\</text:p>
            <text:p>&lt;p&gt;&lt;span style=\"font-size: 12px;\"&gt;90mm Orange Foam (HD) @ 1400-1600rpm&lt;/span&gt;&lt;/p&gt;</text:p>
            <text:p>\</text:p>
            <text:p>&lt;p&gt;&lt;span style=\"font-size: 12px;\"&gt;150mm Orange Foam (HD)&amp;nbsp;@ 1200-1400rpm&lt;/span&gt;&lt;/p&gt;</text:p>
            <text:p>\</text:p>
            <text:p>&lt;p&gt;&lt;span style=\"font-size: 12px;\"&gt;&lt;strong&gt;&lt;span&gt;Random orbit machine&amp;nbsp;&lt;/span&gt;&lt;span&gt;recommended pads &amp;amp; speeds&lt;/span&gt;&lt;/strong&gt;&lt;/span&gt;&lt;/p&gt;</text:p>
            <text:p>\</text:p>
            <text:p>&lt;p&gt;&lt;span&gt;150mm white foam (SHD) @&amp;nbsp;5&amp;#44;ooo - 8&amp;#44;ooo opm&lt;/span&gt;&lt;/p&gt;</text:p>
            <text:p>\</text:p>
            <text:p>&lt;p&gt;&lt;span&gt;135mm Orange Foam (HD) @&amp;nbsp;5&amp;#44;ooo - 8&amp;#44;ooo opm&lt;/span&gt;&lt;/p&gt;</text:p>
            <text:p>\</text:p>
            <text:p>&lt;p&gt;&lt;span&gt;150mm Orange Foam (HD)&amp;nbsp;@&amp;nbsp;5&amp;#44;ooo - 8&amp;#44;ooo opm&lt;/span&gt;&lt;/p&gt;</text:p>
            <text:p>\</text:p>
            <text:p>&lt;p&gt;&lt;span style=\"font-size: 12px;\"&gt;Correction Characteristics&lt;/span&gt;&lt;/strong&gt;&lt;/p&gt;</text:p>
            <text:p>\</text:p>
            <text:p>&lt;p&gt;&lt;span style=\"font-size: 12px;\"&gt;White foam - heavy cutting w/ medium gloss&lt;/span&gt;&lt;/p&gt;</text:p>
            <text:p>\</text:p>
            <text:p>&lt;p&gt;&lt;span style=\"font-size: 12px;\"&gt;Orange Foam - Intensive Medium Cutting w/ High Gloss&lt;/span&gt;&lt;/p&gt;</text:p>
            <text:p>\</text:p>
            <text:p>\</text:p>
            <text:p>&lt;p&gt;&lt;span style=\"font-size: 12px;\"&gt;A much more elaborate explanation of the recommended Final Inspection process and alternatives are available by clicking here.&lt;/span&gt;&lt;/p&gt;</text:p>
            <text:p>\</text:p>
            <text:p>\</text:p>
            <text:p>&lt;p&gt;&lt;strong&gt;Sizes:&lt;/strong&gt;&amp;nbsp; 275ml &amp;nbsp;l &amp;nbsp; 355ml FIFO &amp;nbsp;Pro Pack &amp;nbsp;l &amp;nbsp;1 Litre &amp;nbsp;l &amp;nbsp;5 Litre &amp;nbsp;l &amp;nbsp;20 Litre&lt;/p&gt;</text:p>
            <text:p>\</text:p>
            <text:p>&lt;p&gt;&lt;strong&gt;Version information:&lt;/strong&gt;&amp;nbsp; v2 &amp;nbsp;l &amp;nbsp;optimised 2013&lt;/p&gt;</text:p>
            <text:p>\</text:p>
            <text:p>&lt;p&gt;&lt;strong&gt;Design and manufacture:&lt;/strong&gt;&amp;nbsp; designed&amp;nbsp;in Australia&amp;nbsp; l &amp;nbsp;manufactured&amp;nbsp;in Ital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H-275</text:p>
          </table:table-cell>
          <table:table-cell office:value-type="string" calcext:value-type="string">
            <text:p>CAP Heavy 275ml</text:p>
          </table:table-cell>
          <table:table-cell office:value-type="float" office:value="22" calcext:value-type="float">
            <text:p>22</text:p>
          </table:table-cell>
          <table:table-cell office:value-type="float" office:value="19.95" calcext:value-type="float">
            <text:p>19.95</text:p>
          </table:table-cell>
          <table:table-cell office:value-type="float" office:value="16.73" calcext:value-type="float">
            <text:p>16.73</text:p>
          </table:table-cell>
          <table:table-cell office:value-type="string" calcext:value-type="string">
            <text:p>cap-heavy-275ml.jpg</text:p>
          </table:table-cell>
          <table:table-cell office:value-type="string" calcext:value-type="string">
            <text:p>&lt;div class=\"infobox_container fiproductdescription\"&gt;&lt;div class=\"infobox fullbox\"&gt;&lt;h1 class=\"fiProduct\"&gt;CAP Heavy 275ml (9.3 fl oz)&lt;/h1&gt;\</text:p>
            <text:p>        &lt;p&gt;CAP Heavy is a very heavy cutting water-based Clustered Abrasive Polish for deep scratch removal.&lt;/strong&gt;&lt;br /&gt; &lt;strong&gt;Sensational on clear and non clear coated paintwork&amp;#44; acrylic (taillights)&amp;#44; polycarbonate (headlights)&amp;#44; glass and gel coat (marine).&lt;/strong&gt;&lt;br /&gt; &lt;strong&gt;CAP Heavy is silicone-free&amp;#44; sling-free&amp;#44; dust-free&amp;#44; ceramic clear coat compatible and approved by many European OEM. &amp;nbsp;Achieves 50-70gu gloss rating.&lt;/strong&gt;&lt;/p&gt;</text:p>
            <text:p>\</text:p>
            <text:p>&lt;p&gt;Heavy cutting compound designed to remove 2ooo and 3ooo grit denibbing marring&amp;#44; deep scratches and heavy swirling.&lt;br /&gt; Remove very deep scratches and heavy swirling and achieve a wax-ready finish with CAP Heavy and a White SHD pad.&lt;br /&gt; Remove light scratches and heavy swirling and hologramming and achieve high gloss levels with CAP Heavy and an Orange HD pad&lt;br /&gt; Not for use on uncoated plastics such as black plastic trim.&lt;/p&gt;</text:p>
            <text:p>\</text:p>
            <text:p>\</text:p>
            <text:p>&lt;p&gt;&lt;strong&gt;Directions of use&lt;/strong&gt;&lt;br /&gt; For best results;&lt;/p&gt;</text:p>
            <text:p>\</text:p>
            <text:p>&lt;/div&gt;&lt;div class=\"infobox fullbox\"&gt;&lt;h2&gt;Rotary machine recommended pads &amp;amp; speeds&lt;/h2&gt;</text:p>
            <text:p>\</text:p>
            <text:p>&lt;p&gt;&lt;span style=\"font-size: 12px;\"&gt;90mm white foam (SHD) @&amp;nbsp;&lt;/span&gt;&lt;span style=\"font-size: 12px;\"&gt;1600-1800rpm&lt;/span&gt;&lt;/p&gt;</text:p>
            <text:p>\</text:p>
            <text:p>&lt;p&gt;&lt;span style=\"font-size: 12px;\"&gt;150mm white foam (SHD) @ 1400-1600rpm&lt;/span&gt;&lt;/p&gt;</text:p>
            <text:p>\</text:p>
            <text:p>&lt;p&gt;&lt;span style=\"font-size: 12px;\"&gt;90mm Orange Foam (HD) @ 1400-1600rpm&lt;/span&gt;&lt;/p&gt;</text:p>
            <text:p>\</text:p>
            <text:p>&lt;p&gt;&lt;span style=\"font-size: 12px;\"&gt;150mm Orange Foam (HD)&amp;nbsp;@ 1200-1400rpm&lt;/span&gt;&lt;/p&gt;</text:p>
            <text:p>\</text:p>
            <text:p>&lt;p&gt;&lt;span style=\"font-size: 12px;\"&gt;&lt;strong&gt;&lt;span&gt;Random orbit machine&amp;nbsp;&lt;/span&gt;&lt;span&gt;recommended pads &amp;amp; speeds&lt;/span&gt;&lt;/strong&gt;&lt;/span&gt;&lt;/p&gt;</text:p>
            <text:p>\</text:p>
            <text:p>&lt;p&gt;&lt;span&gt;150mm white foam (SHD) @&amp;nbsp;5&amp;#44;ooo - 8&amp;#44;ooo opm&lt;/span&gt;&lt;/p&gt;</text:p>
            <text:p>\</text:p>
            <text:p>&lt;p&gt;&lt;span&gt;135mm Orange Foam (HD) @&amp;nbsp;5&amp;#44;ooo - 8&amp;#44;ooo opm&lt;/span&gt;&lt;/p&gt;</text:p>
            <text:p>\</text:p>
            <text:p>&lt;p&gt;&lt;span&gt;150mm Orange Foam (HD)&amp;nbsp;@&amp;nbsp;5&amp;#44;ooo - 8&amp;#44;ooo opm&lt;/span&gt;&lt;/p&gt;</text:p>
            <text:p>\</text:p>
            <text:p>&lt;p&gt;&lt;span style=\"font-size: 12px;\"&gt;Correction Characteristics&lt;/span&gt;&lt;/strong&gt;&lt;/p&gt;</text:p>
            <text:p>\</text:p>
            <text:p>&lt;p&gt;&lt;span style=\"font-size: 12px;\"&gt;White foam - heavy cutting w/ medium gloss&lt;/span&gt;&lt;/p&gt;</text:p>
            <text:p>\</text:p>
            <text:p>&lt;p&gt;&lt;span style=\"font-size: 12px;\"&gt;Orange Foam - Intensive Medium Cutting w/ High Gloss&lt;/span&gt;&lt;/p&gt;</text:p>
            <text:p>\</text:p>
            <text:p>\</text:p>
            <text:p>&lt;p&gt;&lt;span style=\"font-size: 12px;\"&gt;A much more elaborate explanation of the recommended Final Inspection process and alternatives are available by clicking here.&lt;/span&gt;&lt;/p&gt;</text:p>
            <text:p>\</text:p>
            <text:p>\</text:p>
            <text:p>&lt;p&gt;&lt;strong&gt;Sizes:&lt;/strong&gt;&amp;nbsp; 275ml &amp;nbsp;l &amp;nbsp; 355ml FIFO &amp;nbsp;Pro Pack &amp;nbsp;l &amp;nbsp;1 Litre &amp;nbsp;l &amp;nbsp;5 Litre &amp;nbsp;l &amp;nbsp;20 Litre&lt;/p&gt;</text:p>
            <text:p>\</text:p>
            <text:p>&lt;p&gt;&lt;strong&gt;Version information:&lt;/strong&gt;&amp;nbsp; v2 &amp;nbsp;l &amp;nbsp;optimised 2013&lt;/p&gt;</text:p>
            <text:p>\</text:p>
            <text:p>&lt;p&gt;&lt;strong&gt;Design and manufacture:&lt;/strong&gt;&amp;nbsp; designed&amp;nbsp;in Australia&amp;nbsp; l &amp;nbsp;manufactured&amp;nbsp;in Ital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H-355</text:p>
          </table:table-cell>
          <table:table-cell office:value-type="string" calcext:value-type="string">
            <text:p>CAP Heavy 355ml</text:p>
          </table:table-cell>
          <table:table-cell office:value-type="float" office:value="45" calcext:value-type="float">
            <text:p>45</text:p>
          </table:table-cell>
          <table:table-cell office:value-type="float" office:value="37.95" calcext:value-type="float">
            <text:p>37.95</text:p>
          </table:table-cell>
          <table:table-cell office:value-type="float" office:value="25.32" calcext:value-type="float">
            <text:p>25.32</text:p>
          </table:table-cell>
          <table:table-cell office:value-type="string" calcext:value-type="string">
            <text:p>cap-heavy-355.jpg</text:p>
          </table:table-cell>
          <table:table-cell office:value-type="string" calcext:value-type="string">
            <text:p>&lt;div class=\"infobox_container fiproductdescription\"&gt;&lt;div class=\"infobox fullbox\"&gt;&lt;h1 class=\"fiProduct\"&gt;CAP Heavy 355ml (12 fl oz)&lt;/h1&gt;\</text:p>
            <text:p>        &lt;p&gt;CAP Heavy is a very heavy cutting water-based Clustered Abrasive Polish for deep scratch removal.&lt;/strong&gt;&lt;br /&gt; &lt;strong&gt;Sensational on clear and non clear coated paintwork&amp;#44; acrylic (taillights)&amp;#44; polycarbonate (headlights)&amp;#44; glass and gel coat (marine).&lt;/strong&gt;&lt;br /&gt; &lt;strong&gt;CAP Heavy is silicone-free&amp;#44; sling-free&amp;#44; dust-free&amp;#44; ceramic clear coat compatible and approved by many European OEM. &amp;nbsp;Achieves 50-70gu gloss rating.&lt;/strong&gt;&lt;/p&gt;</text:p>
            <text:p>\</text:p>
            <text:p>&lt;p&gt;Heavy cutting compound designed to remove 2ooo and 3ooo grit denibbing marring&amp;#44; deep scratches and heavy swirling.&lt;br /&gt; Remove very deep scratches and heavy swirling and achieve a wax-ready finish with CAP Heavy and a White SHD pad.&lt;br /&gt; Remove light scratches and heavy swirling and hologramming and achieve high gloss levels with CAP Heavy and an Orange HD pad&lt;br /&gt; Not for use on uncoated plastics such as black plastic trim.&lt;/p&gt;</text:p>
            <text:p>\</text:p>
            <text:p>\</text:p>
            <text:p>&lt;p&gt;&lt;strong&gt;Directions of use&lt;/strong&gt;&lt;br /&gt; For best results;&lt;/p&gt;</text:p>
            <text:p>\</text:p>
            <text:p>&lt;/div&gt;&lt;div class=\"infobox fullbox\"&gt;&lt;h2&gt;Rotary machine recommended pads &amp;amp; speeds&lt;/h2&gt;</text:p>
            <text:p>\</text:p>
            <text:p>&lt;p&gt;&lt;span style=\"font-size: 12px;\"&gt;90mm white foam (SHD) @&amp;nbsp;&lt;/span&gt;&lt;span style=\"font-size: 12px;\"&gt;1600-1800rpm&lt;/span&gt;&lt;/p&gt;</text:p>
            <text:p>\</text:p>
            <text:p>&lt;p&gt;&lt;span style=\"font-size: 12px;\"&gt;150mm white foam (SHD) @ 1400-1600rpm&lt;/span&gt;&lt;/p&gt;</text:p>
            <text:p>\</text:p>
            <text:p>&lt;p&gt;&lt;span style=\"font-size: 12px;\"&gt;90mm Orange Foam (HD) @ 1400-1600rpm&lt;/span&gt;&lt;/p&gt;</text:p>
            <text:p>\</text:p>
            <text:p>&lt;p&gt;&lt;span style=\"font-size: 12px;\"&gt;150mm Orange Foam (HD)&amp;nbsp;@ 1200-1400rpm&lt;/span&gt;&lt;/p&gt;</text:p>
            <text:p>\</text:p>
            <text:p>&lt;p&gt;&lt;span style=\"font-size: 12px;\"&gt;&lt;strong&gt;&lt;span&gt;Random orbit machine&amp;nbsp;&lt;/span&gt;&lt;span&gt;recommended pads &amp;amp; speeds&lt;/span&gt;&lt;/strong&gt;&lt;/span&gt;&lt;/p&gt;</text:p>
            <text:p>\</text:p>
            <text:p>&lt;p&gt;&lt;span&gt;150mm white foam (SHD) @&amp;nbsp;5&amp;#44;ooo - 8&amp;#44;ooo opm&lt;/span&gt;&lt;/p&gt;</text:p>
            <text:p>\</text:p>
            <text:p>&lt;p&gt;&lt;span&gt;135mm Orange Foam (HD) @&amp;nbsp;5&amp;#44;ooo - 8&amp;#44;ooo opm&lt;/span&gt;&lt;/p&gt;</text:p>
            <text:p>\</text:p>
            <text:p>&lt;p&gt;&lt;span&gt;150mm Orange Foam (HD)&amp;nbsp;@&amp;nbsp;5&amp;#44;ooo - 8&amp;#44;ooo opm&lt;/span&gt;&lt;/p&gt;</text:p>
            <text:p>\</text:p>
            <text:p>&lt;p&gt;&lt;span style=\"font-size: 12px;\"&gt;Correction Characteristics&lt;/span&gt;&lt;/strong&gt;&lt;/p&gt;</text:p>
            <text:p>\</text:p>
            <text:p>&lt;p&gt;&lt;span style=\"font-size: 12px;\"&gt;White foam - heavy cutting w/ medium gloss&lt;/span&gt;&lt;/p&gt;</text:p>
            <text:p>\</text:p>
            <text:p>&lt;p&gt;&lt;span style=\"font-size: 12px;\"&gt;Orange Foam - Intensive Medium Cutting w/ High Gloss&lt;/span&gt;&lt;/p&gt;</text:p>
            <text:p>\</text:p>
            <text:p>\</text:p>
            <text:p>&lt;p&gt;&lt;span style=\"font-size: 12px;\"&gt;A much more elaborate explanation of the recommended Final Inspection process and alternatives are available by clicking here.&lt;/span&gt;&lt;/p&gt;</text:p>
            <text:p>\</text:p>
            <text:p>\</text:p>
            <text:p>&lt;p&gt;&lt;strong&gt;Sizes:&lt;/strong&gt;&amp;nbsp; 275ml &amp;nbsp;l &amp;nbsp; 355ml FIFO &amp;nbsp;Pro Pack &amp;nbsp;l &amp;nbsp;1 Litre &amp;nbsp;l &amp;nbsp;5 Litre &amp;nbsp;l &amp;nbsp;20 Litre&lt;/p&gt;</text:p>
            <text:p>\</text:p>
            <text:p>&lt;p&gt;&lt;strong&gt;Version information:&lt;/strong&gt;&amp;nbsp; v2 &amp;nbsp;l &amp;nbsp;optimised 2013&lt;/p&gt;</text:p>
            <text:p>\</text:p>
            <text:p>&lt;p&gt;&lt;strong&gt;Design and manufacture:&lt;/strong&gt;&amp;nbsp; designed&amp;nbsp;in Australia&amp;nbsp; l &amp;nbsp;manufactured&amp;nbsp;in Ital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H-5L</text:p>
          </table:table-cell>
          <table:table-cell office:value-type="string" calcext:value-type="string">
            <text:p>CAP Heavy 5L</text:p>
          </table:table-cell>
          <table:table-cell office:value-type="float" office:value="345" calcext:value-type="float">
            <text:p>345</text:p>
          </table:table-cell>
          <table:table-cell office:value-type="float" office:value="299" calcext:value-type="float">
            <text:p>299</text:p>
          </table:table-cell>
          <table:table-cell office:value-type="float" office:value="267.26" calcext:value-type="float">
            <text:p>267.26</text:p>
          </table:table-cell>
          <table:table-cell office:value-type="string" calcext:value-type="string">
            <text:p>FI.jpg</text:p>
          </table:table-cell>
          <table:table-cell office:value-type="string" calcext:value-type="string">
            <text:p>&lt;div id=\"\"tigFIProductDescription\"\"&gt;&lt;span class=\"\"tigFIProductDescriptionTitle\"\"&gt;CAP Heavy 5 Litres&lt;/span&gt;&lt;span class=\"\"tigFIProductDescriptionBlock\"\"&gt;&lt;p&gt;CAP Heavy is a very heavy cutting water-based Clustered Abrasive Polish for deep scratch removal. Sensational on clear and non clear coated paintwork&amp;#44 acrylic (taillights)&amp;#44 polycarbonate (headlights)&amp;#44 glass and gel coat (marine). CAP Heavy is silicone-free&amp;#44 sling-free&amp;#44 dust-free&amp;#44 ceramic clear coat compatible and approved by many European OEM. <text:s/>Achieves 50-70gu gloss rating.&lt;/p&gt;&lt;/span&gt;&lt;span class=\"\"tigFIProductDescriptionBlock\"\"&gt;&lt;p&gt;Heavy cutting compound designed to remove 2ooo and 3ooo grit denibbing marring&amp;#44 deep scratches and heavy swirling.&lt;/br&gt;Remove very deep scratches and heavy swirling and achieve a wax-ready finish with CAP Heavy and a White SHD pad. &lt;/br&gt;Remove light scratches and heavy swirling and hologramming and achieve high gloss levels with CAP Heavy and an Orange HD pad. &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M-1L</text:p>
          </table:table-cell>
          <table:table-cell office:value-type="string" calcext:value-type="string">
            <text:p>CAP Medium 1L</text:p>
          </table:table-cell>
          <table:table-cell office:value-type="float" office:value="75" calcext:value-type="float">
            <text:p>75</text:p>
          </table:table-cell>
          <table:table-cell office:value-type="float" office:value="65.95" calcext:value-type="float">
            <text:p>65.95</text:p>
          </table:table-cell>
          <table:table-cell office:value-type="float" office:value="55.45" calcext:value-type="float">
            <text:p>55.45</text:p>
          </table:table-cell>
          <table:table-cell office:value-type="string" calcext:value-type="string">
            <text:p>cap-medium-1l.jpg</text:p>
          </table:table-cell>
          <table:table-cell office:value-type="string" calcext:value-type="string">
            <text:p>&lt;div class=\"infobox_container fiproductdescription\"&gt;&lt;div class=\"infobox fullbox\"&gt;&lt;h1 class=\"fiProduct\"&gt;CAP Medium 1L (33.8 fl oz)&lt;/h1&gt;\</text:p>
            <text:p>        &lt;p&gt;CAP Medium is an intermediate level&amp;#44; one-step&amp;#44; water-based&amp;nbsp;clustered&amp;nbsp;abrasive&amp;nbsp;polish for light scratch and heavy swirl removal.&lt;/strong&gt;&lt;br /&gt; &lt;strong&gt;Sensational on clear and non-clear coated paintwork&amp;#44; acrylic (taillights)&amp;#44; polycarbonate (headlights)&amp;#44; glass and gel coat (marine).&lt;/strong&gt;&lt;br /&gt; &lt;strong&gt;CAP Medium is silicone-free&amp;#44; sling-free&amp;#44; dust-free&amp;#44; ceramic clearcoat compatible and approved by many European&amp;nbsp;OEM.&amp;nbsp; Achieves 70-80gu gloss rating.&lt;/strong&gt;&lt;/p&gt;</text:p>
            <text:p>\</text:p>
            <text:p>&lt;p&gt;&lt;strong&gt;&lt;/strong&gt;&lt;br /&gt; Intermediate and Single-Step polishing compound designed to remove light scratches and heavy swirling.&lt;br /&gt; Remove very light scratches and moderate swirling and achieve a wax-ready finish with CAP Medium and an Orange HD pad.&lt;br /&gt; Remove light swirling and hologramming and achieve very high gloss levels with CAP Medium and a Black LD pad&lt;br /&gt; Not for use on uncoated plastics such as black plastic trim.&lt;/p&gt;</text:p>
            <text:p>\</text:p>
            <text:p>&lt;p&gt;&lt;br /&gt; &lt;strong&gt;Directions of use&lt;/strong&gt;&lt;/p&gt;</text:p>
            <text:p>\</text:p>
            <text:p>&lt;p&gt;For best results;Rotary machine recommended pads &amp;amp; speeds&lt;/p&gt;</text:p>
            <text:p>\</text:p>
            <text:p>&lt;p&gt;&lt;span style=\"font-size: 12px;\"&gt;90mm white foam (SHD) @&amp;nbsp;&lt;/span&gt;&lt;span style=\"font-size: 12px;\"&gt;1600-1800rpm&lt;/span&gt;&lt;/p&gt;</text:p>
            <text:p>\</text:p>
            <text:p>&lt;p&gt;&lt;span style=\"font-size: 12px;\"&gt;150mm white foam (SHD) @ 1400-1600rpm&lt;/span&gt;&lt;/p&gt;</text:p>
            <text:p>\</text:p>
            <text:p>&lt;p&gt;&lt;span style=\"font-size: 12px;\"&gt;90mm Orange Foam (HD) @ 1400-1600rpm&lt;/span&gt;&lt;/p&gt;</text:p>
            <text:p>\</text:p>
            <text:p>&lt;p&gt;&lt;span style=\"font-size: 12px;\"&gt;150mm Orange Foam (HD)&amp;nbsp;@ 1200-1400rpm&lt;/span&gt;&lt;/p&gt;</text:p>
            <text:p>\</text:p>
            <text:p>&lt;p&gt;&lt;span style=\"font-size: 12px;\"&gt;&lt;strong&gt;&lt;span&gt;Random orbit machine&amp;nbsp;&lt;/span&gt;&lt;span&gt;recommended pads &amp;amp; speeds&lt;/span&gt;&lt;/strong&gt;&lt;/span&gt;&lt;/p&gt;</text:p>
            <text:p>\</text:p>
            <text:p>&lt;p&gt;&lt;span&gt;135mm white foam (SHD) @&amp;nbsp;5&amp;#44;ooo - 8&amp;#44;ooo opm&lt;/span&gt;&lt;/p&gt;</text:p>
            <text:p>\</text:p>
            <text:p>&lt;p&gt;&lt;span&gt;150mm white foam (SHD) @&amp;nbsp;5&amp;#44;ooo - 8&amp;#44;ooo opm&lt;/span&gt;&lt;/p&gt;</text:p>
            <text:p>\</text:p>
            <text:p>&lt;p&gt;&lt;span&gt;135mm Orange Foam (HD) @&amp;nbsp;5&amp;#44;ooo - 8&amp;#44;ooo opm&lt;/span&gt;&lt;/p&gt;</text:p>
            <text:p>\</text:p>
            <text:p>&lt;p&gt;&lt;span&gt;150mm Orange Foam (HD)&amp;nbsp;@&amp;nbsp;5&amp;#44;ooo - 8&amp;#44;ooo opm&lt;/span&gt;&lt;/p&gt;</text:p>
            <text:p>\</text:p>
            <text:p>&lt;p&gt;&lt;span style=\"font-size: 12px;\"&gt;Correction Characteristics&lt;/span&gt;&lt;/strong&gt;&lt;/p&gt;</text:p>
            <text:p>\</text:p>
            <text:p>&lt;p&gt;&lt;span style=\"font-size: 12px;\"&gt;White foam - heavy cutting w/ medium gloss&lt;/span&gt;&lt;/p&gt;</text:p>
            <text:p>\</text:p>
            <text:p>&lt;p&gt;&lt;span style=\"font-size: 12px;\"&gt;Orange Foam - Intensive Medium Cutting w/ High Gloss&lt;/span&gt;&lt;/p&gt;</text:p>
            <text:p>\</text:p>
            <text:p>&lt;p&gt;&lt;span style=\"font-size: 12px;\"&gt;Black Foam - Light Cutting w/ Very High Gloss&lt;/span&gt;&lt;/p&gt;</text:p>
            <text:p>\</text:p>
            <text:p>\</text:p>
            <text:p>&lt;p&gt;&lt;span style=\"font-size: 12px;\"&gt;A much more elaborate explanation of the recommended Final Inspection process and alternatives are available by clicking here.&lt;/span&gt;&lt;/p&gt;</text:p>
            <text:p>\</text:p>
            <text:p>\</text:p>
            <text:p>&lt;p&gt;&lt;strong&gt;Sizes:&lt;/strong&gt;&amp;nbsp; 275ml &amp;nbsp;l 355ml FIFO &amp;nbsp;Pro Pack &amp;nbsp;l &amp;nbsp;1 Litre &amp;nbsp;l &amp;nbsp;5 Litre &amp;nbsp;l &amp;nbsp;20 Litre&lt;/p&gt;</text:p>
            <text:p>\</text:p>
            <text:p>&lt;p&gt;&lt;strong&gt;Version information:&lt;/strong&gt;&amp;nbsp; v2 &amp;nbsp;l &amp;nbsp;optimised 2012&lt;/p&gt;</text:p>
            <text:p>\</text:p>
            <text:p>&lt;p&gt;&lt;strong&gt;Design and manufacture:&lt;/strong&gt;&amp;nbsp; designed&amp;nbsp;in Australia&amp;nbsp; l &amp;nbsp;manufactured&amp;nbsp;in German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M-275</text:p>
          </table:table-cell>
          <table:table-cell office:value-type="string" calcext:value-type="string">
            <text:p>CAP Medium 275ml</text:p>
          </table:table-cell>
          <table:table-cell office:value-type="float" office:value="22" calcext:value-type="float">
            <text:p>22</text:p>
          </table:table-cell>
          <table:table-cell office:value-type="float" office:value="19.95" calcext:value-type="float">
            <text:p>19.95</text:p>
          </table:table-cell>
          <table:table-cell office:value-type="float" office:value="16.73" calcext:value-type="float">
            <text:p>16.73</text:p>
          </table:table-cell>
          <table:table-cell office:value-type="string" calcext:value-type="string">
            <text:p>cap-medium-275ml.jpg</text:p>
          </table:table-cell>
          <table:table-cell office:value-type="string" calcext:value-type="string">
            <text:p>&lt;div class=\"infobox_container fiproductdescription\"&gt;&lt;div class=\"infobox fullbox\"&gt;&lt;h1 class=\"fiProduct\"&gt;CAP Medium 275ml (9.3 fl oz)&lt;/h1&gt;\</text:p>
            <text:p>        &lt;p&gt;CAP Medium is an intermediate level&amp;#44; one-step&amp;#44; water-based&amp;nbsp;clustered&amp;nbsp;abrasive&amp;nbsp;polish for light scratch and heavy swirl removal.&lt;/strong&gt;&lt;br /&gt; &lt;strong&gt;Sensational on clear and non-clear coated paintwork&amp;#44; acrylic (taillights)&amp;#44; polycarbonate (headlights)&amp;#44; glass and gel coat (marine).&lt;/strong&gt;&lt;br /&gt; &lt;strong&gt;CAP Medium is silicone-free&amp;#44; sling-free&amp;#44; dust-free&amp;#44; ceramic clearcoat compatible and approved by many European&amp;nbsp;OEM.&amp;nbsp; Achieves 70-80gu gloss rating.&lt;/strong&gt;&lt;/p&gt;</text:p>
            <text:p>\</text:p>
            <text:p>&lt;p&gt;&lt;strong&gt;&lt;/strong&gt;&lt;br /&gt; Intermediate and Single-Step polishing compound designed to remove light scratches and heavy swirling.&lt;br /&gt; Remove very light scratches and moderate swirling and achieve a wax-ready finish with CAP Medium and an Orange HD pad.&lt;br /&gt; Remove light swirling and hologramming and achieve very high gloss levels with CAP Medium and a Black LD pad&lt;br /&gt; Not for use on uncoated plastics such as black plastic trim.&lt;/p&gt;</text:p>
            <text:p>\</text:p>
            <text:p>&lt;p&gt;&lt;br /&gt; &lt;strong&gt;Directions of use&lt;/strong&gt;&lt;/p&gt;</text:p>
            <text:p>\</text:p>
            <text:p>&lt;p&gt;For best results;Rotary machine recommended pads &amp;amp; speeds&lt;/p&gt;</text:p>
            <text:p>\</text:p>
            <text:p>&lt;p&gt;&lt;span style=\"font-size: 12px;\"&gt;90mm white foam (SHD) @&amp;nbsp;&lt;/span&gt;&lt;span style=\"font-size: 12px;\"&gt;1600-1800rpm&lt;/span&gt;&lt;/p&gt;</text:p>
            <text:p>\</text:p>
            <text:p>&lt;p&gt;&lt;span style=\"font-size: 12px;\"&gt;150mm white foam (SHD) @ 1400-1600rpm&lt;/span&gt;&lt;/p&gt;</text:p>
            <text:p>\</text:p>
            <text:p>&lt;p&gt;&lt;span style=\"font-size: 12px;\"&gt;90mm Orange Foam (HD) @ 1400-1600rpm&lt;/span&gt;&lt;/p&gt;</text:p>
            <text:p>\</text:p>
            <text:p>&lt;p&gt;&lt;span style=\"font-size: 12px;\"&gt;150mm Orange Foam (HD)&amp;nbsp;@ 1200-1400rpm&lt;/span&gt;&lt;/p&gt;</text:p>
            <text:p>\</text:p>
            <text:p>&lt;p&gt;&lt;span style=\"font-size: 12px;\"&gt;&lt;strong&gt;&lt;span&gt;Random orbit machine&amp;nbsp;&lt;/span&gt;&lt;span&gt;recommended pads &amp;amp; speeds&lt;/span&gt;&lt;/strong&gt;&lt;/span&gt;&lt;/p&gt;</text:p>
            <text:p>\</text:p>
            <text:p>&lt;p&gt;&lt;span&gt;135mm white foam (SHD) @&amp;nbsp;5&amp;#44;ooo - 8&amp;#44;ooo opm&lt;/span&gt;&lt;/p&gt;</text:p>
            <text:p>\</text:p>
            <text:p>&lt;p&gt;&lt;span&gt;150mm white foam (SHD) @&amp;nbsp;5&amp;#44;ooo - 8&amp;#44;ooo opm&lt;/span&gt;&lt;/p&gt;</text:p>
            <text:p>\</text:p>
            <text:p>&lt;p&gt;&lt;span&gt;135mm Orange Foam (HD) @&amp;nbsp;5&amp;#44;ooo - 8&amp;#44;ooo opm&lt;/span&gt;&lt;/p&gt;</text:p>
            <text:p>\</text:p>
            <text:p>&lt;p&gt;&lt;span&gt;150mm Orange Foam (HD)&amp;nbsp;@&amp;nbsp;5&amp;#44;ooo - 8&amp;#44;ooo opm&lt;/span&gt;&lt;/p&gt;</text:p>
            <text:p>\</text:p>
            <text:p>&lt;p&gt;&lt;span style=\"font-size: 12px;\"&gt;Correction Characteristics&lt;/span&gt;&lt;/strong&gt;&lt;/p&gt;</text:p>
            <text:p>\</text:p>
            <text:p>&lt;p&gt;&lt;span style=\"font-size: 12px;\"&gt;White foam - heavy cutting w/ medium gloss&lt;/span&gt;&lt;/p&gt;</text:p>
            <text:p>\</text:p>
            <text:p>&lt;p&gt;&lt;span style=\"font-size: 12px;\"&gt;Orange Foam - Intensive Medium Cutting w/ High Gloss&lt;/span&gt;&lt;/p&gt;</text:p>
            <text:p>\</text:p>
            <text:p>&lt;p&gt;&lt;span style=\"font-size: 12px;\"&gt;Black Foam - Light Cutting w/ Very High Gloss&lt;/span&gt;&lt;/p&gt;</text:p>
            <text:p>\</text:p>
            <text:p>\</text:p>
            <text:p>&lt;p&gt;&lt;span style=\"font-size: 12px;\"&gt;A much more elaborate explanation of the recommended Final Inspection process and alternatives are available by clicking here.&lt;/span&gt;&lt;/p&gt;</text:p>
            <text:p>\</text:p>
            <text:p>\</text:p>
            <text:p>&lt;p&gt;&lt;strong&gt;Sizes:&lt;/strong&gt;&amp;nbsp; 275ml &amp;nbsp;l 355ml FIFO &amp;nbsp;Pro Pack &amp;nbsp;l &amp;nbsp;1 Litre &amp;nbsp;l &amp;nbsp;5 Litre &amp;nbsp;l &amp;nbsp;20 Litre&lt;/p&gt;</text:p>
            <text:p>\</text:p>
            <text:p>&lt;p&gt;&lt;strong&gt;Version information:&lt;/strong&gt;&amp;nbsp; v2 &amp;nbsp;l &amp;nbsp;optimised 2012&lt;/p&gt;</text:p>
            <text:p>\</text:p>
            <text:p>&lt;p&gt;&lt;strong&gt;Design and manufacture:&lt;/strong&gt;&amp;nbsp; designed&amp;nbsp;in Australia&amp;nbsp; l &amp;nbsp;manufactured&amp;nbsp;in German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M-355</text:p>
          </table:table-cell>
          <table:table-cell office:value-type="string" calcext:value-type="string">
            <text:p>CAP Medium 355ml</text:p>
          </table:table-cell>
          <table:table-cell office:value-type="float" office:value="45" calcext:value-type="float">
            <text:p>45</text:p>
          </table:table-cell>
          <table:table-cell office:value-type="float" office:value="37.95" calcext:value-type="float">
            <text:p>37.95</text:p>
          </table:table-cell>
          <table:table-cell office:value-type="float" office:value="25.32" calcext:value-type="float">
            <text:p>25.32</text:p>
          </table:table-cell>
          <table:table-cell office:value-type="string" calcext:value-type="string">
            <text:p>cap-medium-355.jpg</text:p>
          </table:table-cell>
          <table:table-cell office:value-type="string" calcext:value-type="string">
            <text:p>&lt;div class=\"infobox_container fiproductdescription\"&gt;&lt;div class=\"infobox fullbox\"&gt;&lt;h1 class=\"fiProduct\"&gt;CAP Medium 355ml (12 fl oz)&lt;/h1&gt;\</text:p>
            <text:p>        &lt;p&gt;CAP Medium is an intermediate level&amp;#44; one-step&amp;#44; water-based&amp;nbsp;clustered&amp;nbsp;abrasive&amp;nbsp;polish for light scratch and heavy swirl removal.&lt;/strong&gt;&lt;br /&gt; &lt;strong&gt;Sensational on clear and non-clear coated paintwork&amp;#44; acrylic (taillights)&amp;#44; polycarbonate (headlights)&amp;#44; glass and gel coat (marine).&lt;/strong&gt;&lt;br /&gt; &lt;strong&gt;CAP Medium is silicone-free&amp;#44; sling-free&amp;#44; dust-free&amp;#44; ceramic clearcoat compatible and approved by many European&amp;nbsp;OEM.&amp;nbsp; Achieves 70-80gu gloss rating.&lt;/strong&gt;&lt;/p&gt;</text:p>
            <text:p>\</text:p>
            <text:p>&lt;p&gt;&lt;strong&gt;&lt;/strong&gt;&lt;br /&gt; Intermediate and Single-Step polishing compound designed to remove light scratches and heavy swirling.&lt;br /&gt; Remove very light scratches and moderate swirling and achieve a wax-ready finish with CAP Medium and an Orange HD pad.&lt;br /&gt; Remove light swirling and hologramming and achieve very high gloss levels with CAP Medium and a Black LD pad&lt;br /&gt; Not for use on uncoated plastics such as black plastic trim.&lt;/p&gt;</text:p>
            <text:p>\</text:p>
            <text:p>&lt;p&gt;&lt;br /&gt; &lt;strong&gt;Directions of use&lt;/strong&gt;&lt;/p&gt;</text:p>
            <text:p>\</text:p>
            <text:p>&lt;p&gt;For best results;Rotary machine recommended pads &amp;amp; speeds&lt;/p&gt;</text:p>
            <text:p>\</text:p>
            <text:p>&lt;p&gt;&lt;span style=\"font-size: 12px;\"&gt;90mm white foam (SHD) @&amp;nbsp;&lt;/span&gt;&lt;span style=\"font-size: 12px;\"&gt;1600-1800rpm&lt;/span&gt;&lt;/p&gt;</text:p>
            <text:p>\</text:p>
            <text:p>&lt;p&gt;&lt;span style=\"font-size: 12px;\"&gt;150mm white foam (SHD) @ 1400-1600rpm&lt;/span&gt;&lt;/p&gt;</text:p>
            <text:p>\</text:p>
            <text:p>&lt;p&gt;&lt;span style=\"font-size: 12px;\"&gt;90mm Orange Foam (HD) @ 1400-1600rpm&lt;/span&gt;&lt;/p&gt;</text:p>
            <text:p>\</text:p>
            <text:p>&lt;p&gt;&lt;span style=\"font-size: 12px;\"&gt;150mm Orange Foam (HD)&amp;nbsp;@ 1200-1400rpm&lt;/span&gt;&lt;/p&gt;</text:p>
            <text:p>\</text:p>
            <text:p>&lt;p&gt;&lt;span style=\"font-size: 12px;\"&gt;&lt;strong&gt;&lt;span&gt;Random orbit machine&amp;nbsp;&lt;/span&gt;&lt;span&gt;recommended pads &amp;amp; speeds&lt;/span&gt;&lt;/strong&gt;&lt;/span&gt;&lt;/p&gt;</text:p>
            <text:p>\</text:p>
            <text:p>&lt;p&gt;&lt;span&gt;135mm white foam (SHD) @&amp;nbsp;5&amp;#44;ooo - 8&amp;#44;ooo opm&lt;/span&gt;&lt;/p&gt;</text:p>
            <text:p>\</text:p>
            <text:p>&lt;p&gt;&lt;span&gt;150mm white foam (SHD) @&amp;nbsp;5&amp;#44;ooo - 8&amp;#44;ooo opm&lt;/span&gt;&lt;/p&gt;</text:p>
            <text:p>\</text:p>
            <text:p>&lt;p&gt;&lt;span&gt;135mm Orange Foam (HD) @&amp;nbsp;5&amp;#44;ooo - 8&amp;#44;ooo opm&lt;/span&gt;&lt;/p&gt;</text:p>
            <text:p>\</text:p>
            <text:p>&lt;p&gt;&lt;span&gt;150mm Orange Foam (HD)&amp;nbsp;@&amp;nbsp;5&amp;#44;ooo - 8&amp;#44;ooo opm&lt;/span&gt;&lt;/p&gt;</text:p>
            <text:p>\</text:p>
            <text:p>&lt;p&gt;&lt;span style=\"font-size: 12px;\"&gt;Correction Characteristics&lt;/span&gt;&lt;/strong&gt;&lt;/p&gt;</text:p>
            <text:p>\</text:p>
            <text:p>&lt;p&gt;&lt;span style=\"font-size: 12px;\"&gt;White foam - heavy cutting w/ medium gloss&lt;/span&gt;&lt;/p&gt;</text:p>
            <text:p>\</text:p>
            <text:p>&lt;p&gt;&lt;span style=\"font-size: 12px;\"&gt;Orange Foam - Intensive Medium Cutting w/ High Gloss&lt;/span&gt;&lt;/p&gt;</text:p>
            <text:p>\</text:p>
            <text:p>&lt;p&gt;&lt;span style=\"font-size: 12px;\"&gt;Black Foam - Light Cutting w/ Very High Gloss&lt;/span&gt;&lt;/p&gt;</text:p>
            <text:p>\</text:p>
            <text:p>\</text:p>
            <text:p>&lt;p&gt;&lt;span style=\"font-size: 12px;\"&gt;A much more elaborate explanation of the recommended Final Inspection process and alternatives are available by clicking here.&lt;/span&gt;&lt;/p&gt;</text:p>
            <text:p>\</text:p>
            <text:p>\</text:p>
            <text:p>&lt;p&gt;&lt;strong&gt;Sizes:&lt;/strong&gt;&amp;nbsp; 275ml &amp;nbsp;l 355ml FIFO &amp;nbsp;Pro Pack &amp;nbsp;l &amp;nbsp;1 Litre &amp;nbsp;l &amp;nbsp;5 Litre &amp;nbsp;l &amp;nbsp;20 Litre&lt;/p&gt;</text:p>
            <text:p>\</text:p>
            <text:p>&lt;p&gt;&lt;strong&gt;Version information:&lt;/strong&gt;&amp;nbsp; v2 &amp;nbsp;l &amp;nbsp;optimised 2012&lt;/p&gt;</text:p>
            <text:p>\</text:p>
            <text:p>&lt;p&gt;&lt;strong&gt;Design and manufacture:&lt;/strong&gt;&amp;nbsp; designed&amp;nbsp;in Australia&amp;nbsp; l &amp;nbsp;manufactured&amp;nbsp;in German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M-5L</text:p>
          </table:table-cell>
          <table:table-cell office:value-type="string" calcext:value-type="string">
            <text:p>CAP Medium 5L</text:p>
          </table:table-cell>
          <table:table-cell office:value-type="float" office:value="345" calcext:value-type="float">
            <text:p>345</text:p>
          </table:table-cell>
          <table:table-cell office:value-type="float" office:value="299" calcext:value-type="float">
            <text:p>299</text:p>
          </table:table-cell>
          <table:table-cell office:value-type="float" office:value="267.26" calcext:value-type="float">
            <text:p>267.26</text:p>
          </table:table-cell>
          <table:table-cell office:value-type="string" calcext:value-type="string">
            <text:p>FI.jpg</text:p>
          </table:table-cell>
          <table:table-cell office:value-type="string" calcext:value-type="string">
            <text:p>&lt;div id=\"\"tigFIProductDescription\"\"&gt;&lt;span class=\"\"tigFIProductDescriptionTitle\"\"&gt;CAP Medium 5 Litres&lt;/span&gt;&lt;span class=\"\"tigFIProductDescriptionBlock\"\"&gt;&lt;p&gt;CAP Medium is an intermediate level&amp;#44 one-step&amp;#44 water-based clustered abrasive polish for light scratch and heavy swirl removal.&lt;br&gt;Sensational on clear and non-clear coated paintwork&amp;#44 acrylic (taillights)&amp;#44 polycarbonate (headlights)&amp;#44 glass and gel coat (marine).&lt;br&gt;CAP Medium is silicone-free&amp;#44 sling-free&amp;#44 dust-free&amp;#44 ceramic clearcoat compatible and approved by many European OEM.&lt;br&gt;Achieves 70-80gu gloss rating.&lt;/p&gt;&lt;/span&gt;&lt;span class=\"\"tigFIProductDescriptionBlock\"\"&gt;&lt;p&gt;Intermediate and Single-Step polishing compound designed to remove light scratches and heavy swirling.&lt;br&gt;Remove very light scratches and moderate swirling and achieve a wax-ready finish with CAP Medium and an Orange HD pad.&lt;br&gt;Remove light swirling and hologramming and achieve very high gloss levels with CAP Medium and a Black LD pad&lt;br&gt;Not for use on uncoated plastics such as black plastic trim.&lt;/p&gt;&lt;/span&gt;&lt;span class=\"\"tigFIProductDescriptionBlockHeader\"\"&gt;&lt;p&gt;Rotary machine recommended pads and speeds&lt;/p&gt;&lt;/span&gt;&lt;p&gt;&lt;strong&gt;90mm White foam (SHD) pad:&lt;/strong&gt; 1600 - 1800 rpm&lt;/p&gt;&lt;p&gt;&lt;strong&gt;150mm White foam (SHD) pad:&lt;/strong&gt; 1400 - 1600 rpm&lt;/p&gt;&lt;p&gt;&lt;strong&gt;90mm Orange foam (HD) pad:&lt;/strong&gt; 1400 - 1600 rpm&lt;/p&gt;&lt;p&gt;&lt;strong&gt;150mm Orange foam (HD) pad:&lt;/strong&gt; 1200 - 1400 rpm&lt;/p&gt;&lt;span class=\"\"tigFIProductDescriptionBlockHeader\"\"&gt;&lt;p&gt;Random orbit machine recommended pads and speeds&lt;/p&gt;&lt;/span&gt;&lt;p&gt;&lt;strong&gt;150mm White foam (SHD) pad:&lt;/strong&gt; 5ooo - 8ooo opm&lt;/p&gt;&lt;p&gt;&lt;strong&gt;135mm Orange foam (HD) pad:&lt;/strong&gt; 5ooo - 8ooo opm&lt;/p&gt;&lt;p&gt;&lt;strong&gt;150mm Orange foam (HD) pad:&lt;/strong&gt; 5ooo - 8ooo opm&lt;/p&gt;&lt;span class=\"\"tigFIProductDescriptionBlockHeader\"\"&gt;&lt;p&gt;Correction Characteristics&lt;/p&gt;&lt;/span&gt;&lt;p&gt;&lt;strong&gt;White foam (SHD) pad:&lt;/strong&gt; Heavy cutting with medium gloss&lt;/p&gt;&lt;p&gt;&lt;strong&gt;Orange foam (HD) pad:&lt;/strong&gt; Intensive Medium Cutting with High Gloss&lt;/p&gt;&lt;p&gt;&lt;strong&gt;Black foam (LD) pad:&lt;/strong&gt; Light Cutting with Very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UF-1L</text:p>
          </table:table-cell>
          <table:table-cell office:value-type="string" calcext:value-type="string">
            <text:p>CAP Ultra Fine 'Jewellers Rouge' 1L</text:p>
          </table:table-cell>
          <table:table-cell office:value-type="float" office:value="75" calcext:value-type="float">
            <text:p>75</text:p>
          </table:table-cell>
          <table:table-cell office:value-type="float" office:value="65.95" calcext:value-type="float">
            <text:p>65.95</text:p>
          </table:table-cell>
          <table:table-cell office:value-type="float" office:value="55.45" calcext:value-type="float">
            <text:p>55.45</text:p>
          </table:table-cell>
          <table:table-cell office:value-type="string" calcext:value-type="string">
            <text:p>cap-ultra-fine-1l_1.jpg</text:p>
          </table:table-cell>
          <table:table-cell office:value-type="string" calcext:value-type="string">
            <text:p>&lt;div class=\"infobox_container fiproductdescription\"&gt;&lt;div class=\"infobox fullbox\"&gt;&lt;h1 class=\"fiProduct\"&gt;CAP Ultra Fine 'Jewellers Rouge' 1L (33.8 fl oz)&lt;/h1&gt;\</text:p>
            <text:p>        &lt;p&gt;CAP Ultra Fine&amp;trad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strong&gt;&lt;/p&gt;</text:p>
            <text:p>\</text:p>
            <text:p>&lt;p&gt;&lt;/strong&gt;&lt;strong&gt;CAP Ultra Fine&lt;strong&gt;&amp;trade;&lt;/strong&gt; is silicone-free&amp;#44; sling-free&amp;#44; dust-free&amp;#44; ceramic clear coat compatible and approved by many European OEM.&amp;nbsp; Achieves 90gu+ gloss rating.&amp;nbsp; The highest of any available auto polish.&lt;/strong&gt;&lt;/p&gt;</text:p>
            <text:p>\</text:p>
            <text:p>&lt;p&gt;Designed to remove hologramming&amp;#44; very light swirls and to refine surfaces to deliver extremely high gloss levels&amp;#44; CAP Ultra Fine utilises sub 1 micron abrasives used in jewellery manufacturing.&lt;br /&gt;Not for use on uncoated plastics such as black plastic trim.&lt;/p&gt;</text:p>
            <text:p>\</text:p>
            <text:p>\</text:p>
            <text:p>&lt;p&gt;&lt;strong&gt;Directions of use&lt;/strong&gt;&lt;br /&gt;For best results;&lt;/p&gt;</text:p>
            <text:p>\</text:p>
            <text:p>&lt;/div&gt;&lt;div class=\"infobox fullbox\"&gt;&lt;h2&gt;Rotary machine recommended pads &amp;amp; speeds&lt;/h2&gt;</text:p>
            <text:p>\</text:p>
            <text:p>&lt;p&gt;&lt;span&gt;90mm Orange Foam (HD) @ 1400-1600rpm&lt;/span&gt;&lt;/p&gt;</text:p>
            <text:p>\</text:p>
            <text:p>&lt;p&gt;&lt;span&gt;150mm Orange Foam (HD)&amp;nbsp;@ 1200-1400rpm&lt;/span&gt;&lt;/p&gt;</text:p>
            <text:p>\</text:p>
            <text:p>&lt;p&gt;90mm Black Foam (LD) @ 1400-1600rpm&lt;/p&gt;</text:p>
            <text:p>\</text:p>
            <text:p>&lt;p&gt;150mm Black Foam (LD)&amp;nbsp;@ 1200-1400rpm&lt;/p&gt;</text:p>
            <text:p>\</text:p>
            <text:p>&lt;p&gt;150mm White Foam (SLD)&amp;nbsp;@ 900-1200rpm&lt;/p&gt;</text:p>
            <text:p>\</text:p>
            <text:p>&lt;p&gt;&lt;span&gt;&lt;strong&gt;Random orbit machine&amp;nbsp;recommended pads &amp;amp; speeds&lt;/strong&gt;&lt;/span&gt;&lt;/p&gt;</text:p>
            <text:p>\</text:p>
            <text:p>&lt;p&gt;135mm Orange Foam (HD) @&amp;nbsp;5&amp;#44;ooo - 8&amp;#44;ooo opm&lt;/p&gt;</text:p>
            <text:p>\</text:p>
            <text:p>&lt;p&gt;150mm Orange Foam (HD)&amp;nbsp;@&amp;nbsp;5&amp;#44;ooo - 8&amp;#44;ooo opm&lt;/p&gt;</text:p>
            <text:p>\</text:p>
            <text:p>&lt;p&gt;150mm Black Foam (LD)&amp;nbsp;@&amp;nbsp;5&amp;#44;ooo - 8&amp;#44;ooo opm&lt;/p&gt;</text:p>
            <text:p>\</text:p>
            <text:p>&lt;/div&gt;&lt;div class=\"infobox fullbox\"&gt;&lt;h2&gt;&lt;span&gt;Correction Characteristics&lt;/span&gt;&lt;/h2&gt;</text:p>
            <text:p>\</text:p>
            <text:p>&lt;p&gt;&lt;span&gt;Orange HD foam - very light cutting w/ high gloss&lt;/span&gt;&lt;/p&gt;</text:p>
            <text:p>\</text:p>
            <text:p>&lt;p&gt;&lt;span&gt;Black LD foam - very light cutting w/ very high gloss&lt;/span&gt;&lt;/p&gt;</text:p>
            <text:p>\</text:p>
            <text:p>&lt;p&gt;&lt;span&gt;White SLD foam - no correction characteristics w/ jewelling (extremely high gloss)&lt;/span&gt;&lt;/p&gt;</text:p>
            <text:p>\</text:p>
            <text:p>\</text:p>
            <text:p>&lt;p&gt;&lt;span&gt;A much more elaborate explanation of the recommended Final Inspection process and alternatives are available by clicking here.&lt;/span&gt;&lt;/p&gt;</text:p>
            <text:p>\</text:p>
            <text:p>\</text:p>
            <text:p>&lt;p&gt;&lt;strong&gt;Sizes:&lt;/strong&gt;&amp;nbsp; 275ml &amp;nbsp;l 355ml FIFO &amp;nbsp;Pro Pack &amp;nbsp;l &amp;nbsp;1 Litre &amp;nbsp;l &amp;nbsp;5 Litre &amp;nbsp;l &amp;nbsp;20 Litre&lt;/p&gt;</text:p>
            <text:p>\</text:p>
            <text:p>&lt;p&gt;&lt;strong&gt;Version information:&lt;/strong&gt;&amp;nbsp; v2 &amp;nbsp;l &amp;nbsp;optimised 2013&lt;/p&gt;</text:p>
            <text:p>\</text:p>
            <text:p>&lt;p&gt;&lt;strong&gt;Design and manufacture:&lt;/strong&gt;&amp;nbsp; designed&amp;nbsp;in Australia&amp;nbsp; l &amp;nbsp;manufactured&amp;nbsp;in Ital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UF-275</text:p>
          </table:table-cell>
          <table:table-cell office:value-type="string" calcext:value-type="string">
            <text:p>CAP Ultra Fine 'Jewellers Rouge' 275ml</text:p>
          </table:table-cell>
          <table:table-cell office:value-type="float" office:value="22" calcext:value-type="float">
            <text:p>22</text:p>
          </table:table-cell>
          <table:table-cell office:value-type="float" office:value="19.95" calcext:value-type="float">
            <text:p>19.95</text:p>
          </table:table-cell>
          <table:table-cell office:value-type="float" office:value="16.73" calcext:value-type="float">
            <text:p>16.73</text:p>
          </table:table-cell>
          <table:table-cell office:value-type="string" calcext:value-type="string">
            <text:p>cap-ultra-fine-jewellers-rouge-275ml.jpg</text:p>
          </table:table-cell>
          <table:table-cell office:value-type="string" calcext:value-type="string">
            <text:p>&lt;div class=\"infobox_container fiproductdescription\"&gt;&lt;div class=\"infobox fullbox\"&gt;&lt;h1 class=\"fiProduct\"&gt;CAP Ultra Fine 'Jewellers Rouge' 275ml (9.3 fl o&lt;/h1&gt;\</text:p>
            <text:p>        &lt;p&gt;CAP Ultra Fine&amp;trad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strong&gt;&lt;/p&gt;\</text:p>
            <text:p>\</text:p>
            <text:p>&lt;p&gt;&lt;/strong&gt;&lt;strong&gt;CAP Ultra Fine&lt;strong&gt;&amp;trade;&lt;/strong&gt; is silicone-free&amp;#44; sling-free&amp;#44; dust-free&amp;#44; ceramic clear coat compatible and approved by many European OEM.&amp;nbsp; Achieves 90gu+ gloss rating.&amp;nbsp; The highest of any available auto polish.&lt;/strong&gt;&lt;/p&gt;\</text:p>
            <text:p>\</text:p>
            <text:p>&lt;p&gt;Designed to remove hologramming&amp;#44; very light swirls and to refine surfaces to deliver extremely high gloss levels&amp;#44; CAP Ultra Fine utilises sub 1 micron abrasives used in jewellery manufacturing.&lt;br /&gt;Not for use on uncoated plastics such as black plastic trim.&lt;/p&gt;\</text:p>
            <text:p>\</text:p>
            <text:p>\</text:p>
            <text:p>\</text:p>
            <text:p>&lt;p&gt;&lt;strong&gt;Directions of use&lt;/strong&gt;&lt;br /&gt;For best results;&lt;/p&gt;\</text:p>
            <text:p>\</text:p>
            <text:p>&lt;/div&gt;&lt;div class=\"infobox fullbox\"&gt;&lt;h2&gt;Rotary machine recommended pads &amp;amp; speeds&lt;/h2&gt;\</text:p>
            <text:p>\</text:p>
            <text:p>&lt;p&gt;&lt;span&gt;90mm Orange Foam (HD) @ 1400-1600rpm&lt;/span&gt;&lt;/p&gt;\</text:p>
            <text:p>\</text:p>
            <text:p>&lt;p&gt;&lt;span&gt;150mm Orange Foam (HD)&amp;nbsp;@ 1200-1400rpm&lt;/span&gt;&lt;/p&gt;\</text:p>
            <text:p>\</text:p>
            <text:p>&lt;p&gt;90mm Black Foam (LD) @ 1400-1600rpm&lt;/p&gt;\</text:p>
            <text:p>\</text:p>
            <text:p>&lt;p&gt;150mm Black Foam (LD)&amp;nbsp;@ 1200-1400rpm&lt;/p&gt;\</text:p>
            <text:p>\</text:p>
            <text:p>&lt;p&gt;150mm White Foam (SLD)&amp;nbsp;@ 900-1200rpm&lt;/p&gt;\</text:p>
            <text:p>\</text:p>
            <text:p>&lt;p&gt;&lt;span&gt;&lt;strong&gt;Random orbit machine&amp;nbsp;recommended pads &amp;amp; speeds&lt;/strong&gt;&lt;/span&gt;&lt;/p&gt;\</text:p>
            <text:p>\</text:p>
            <text:p>&lt;p&gt;135mm Orange Foam (HD) @&amp;nbsp;5&amp;#44;ooo - 8&amp;#44;ooo opm&lt;/p&gt;\</text:p>
            <text:p>\</text:p>
            <text:p>&lt;p&gt;150mm Orange Foam (HD)&amp;nbsp;@&amp;nbsp;5&amp;#44;ooo - 8&amp;#44;ooo opm&lt;/p&gt;\</text:p>
            <text:p>\</text:p>
            <text:p>&lt;p&gt;150mm Black Foam (LD)&amp;nbsp;@&amp;nbsp;5&amp;#44;ooo - 8&amp;#44;ooo opm&lt;/p&gt;\</text:p>
            <text:p>\</text:p>
            <text:p>&lt;/div&gt;&lt;div class=\"infobox fullbox\"&gt;&lt;h2&gt;&lt;span&gt;Correction Characteristics&lt;/span&gt;&lt;/h2&gt;\</text:p>
            <text:p>\</text:p>
            <text:p>&lt;p&gt;&lt;span&gt;Orange HD foam - very light cutting w/ high gloss&lt;/span&gt;&lt;/p&gt;\</text:p>
            <text:p>\</text:p>
            <text:p>&lt;p&gt;&lt;span&gt;Black LD foam - very light cutting w/ very high gloss&lt;/span&gt;&lt;/p&gt;\</text:p>
            <text:p>\</text:p>
            <text:p>&lt;p&gt;&lt;span&gt;White SLD foam - no correction characteristics w/ jewelling (extremely high gloss)&lt;/span&gt;&lt;/p&gt;\</text:p>
            <text:p>\</text:p>
            <text:p>\</text:p>
            <text:p>\</text:p>
            <text:p>&lt;p&gt;&lt;span&gt;A much more elaborate explanation of the recommended Final Inspection process and alternatives are available by clicking here.&lt;/span&gt;&lt;/p&gt;\</text:p>
            <text:p>\</text:p>
            <text:p>\</text:p>
            <text:p>\</text:p>
            <text:p>&lt;p&gt;&lt;strong&gt;Sizes:&lt;/strong&gt;&amp;nbsp; 275ml &amp;nbsp;l 355ml FIFO &amp;nbsp;Pro Pack &amp;nbsp;l &amp;nbsp;1 Litre &amp;nbsp;l &amp;nbsp;5 Litre &amp;nbsp;l &amp;nbsp;20 Litre&lt;/p&gt;\</text:p>
            <text:p>\</text:p>
            <text:p>&lt;p&gt;&lt;strong&gt;Version information:&lt;/strong&gt;&amp;nbsp; v2 &amp;nbsp;l &amp;nbsp;optimised 2013&lt;/p&gt;\</text:p>
            <text:p>\</text:p>
            <text:p>&lt;p&gt;&lt;strong&gt;Design and manufacture:&lt;/strong&gt;&amp;nbsp; designed&amp;nbsp;in Australia&amp;nbsp; l &amp;nbsp;manufactured&amp;nbsp;in Ital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UF-355</text:p>
          </table:table-cell>
          <table:table-cell office:value-type="string" calcext:value-type="string">
            <text:p>CAP Ultra Fine 'Jewellers Rouge' 355ml</text:p>
          </table:table-cell>
          <table:table-cell office:value-type="float" office:value="45" calcext:value-type="float">
            <text:p>45</text:p>
          </table:table-cell>
          <table:table-cell office:value-type="float" office:value="37.95" calcext:value-type="float">
            <text:p>37.95</text:p>
          </table:table-cell>
          <table:table-cell office:value-type="float" office:value="25.32" calcext:value-type="float">
            <text:p>25.32</text:p>
          </table:table-cell>
          <table:table-cell office:value-type="string" calcext:value-type="string">
            <text:p>cap-ultra-fine-355.jpg</text:p>
          </table:table-cell>
          <table:table-cell office:value-type="string" calcext:value-type="string">
            <text:p>&lt;div class=\"infobox_container fiproductdescription\"&gt;&lt;div class=\"infobox fullbox\"&gt;&lt;h1 class=\"fiProduct\"&gt;CAP Ultra Fine 'Jewellers Rouge' 355ml (12 fl oz&lt;/h1&gt;\</text:p>
            <text:p>        &lt;p&gt;CAP Ultra Fine&amp;trad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strong&gt;&lt;/p&gt;\</text:p>
            <text:p>\</text:p>
            <text:p>&lt;p&gt;&lt;/strong&gt;&lt;strong&gt;CAP Ultra Fine&lt;strong&gt;&amp;trade;&lt;/strong&gt; is silicone-free&amp;#44; sling-free&amp;#44; dust-free&amp;#44; ceramic clear coat compatible and approved by many European OEM.&amp;nbsp; Achieves 90gu+ gloss rating.&amp;nbsp; The highest of any available auto polish.&lt;/strong&gt;&lt;/p&gt;\</text:p>
            <text:p>\</text:p>
            <text:p>&lt;p&gt;Designed to remove hologramming&amp;#44; very light swirls and to refine surfaces to deliver extremely high gloss levels&amp;#44; CAP Ultra Fine utilises sub 1 micron abrasives used in jewellery manufacturing.&lt;br /&gt;Not for use on uncoated plastics such as black plastic trim.&lt;/p&gt;\</text:p>
            <text:p>\</text:p>
            <text:p>\</text:p>
            <text:p>\</text:p>
            <text:p>&lt;p&gt;&lt;strong&gt;Directions of use&lt;/strong&gt;&lt;br /&gt;For best results;&lt;/p&gt;\</text:p>
            <text:p>\</text:p>
            <text:p>&lt;/div&gt;&lt;div class=\"infobox fullbox\"&gt;&lt;h2&gt;Rotary machine recommended pads &amp;amp; speeds&lt;/h2&gt;\</text:p>
            <text:p>\</text:p>
            <text:p>&lt;p&gt;&lt;span&gt;90mm Orange Foam (HD) @ 1400-1600rpm&lt;/span&gt;&lt;/p&gt;\</text:p>
            <text:p>\</text:p>
            <text:p>&lt;p&gt;&lt;span&gt;150mm Orange Foam (HD)&amp;nbsp;@ 1200-1400rpm&lt;/span&gt;&lt;/p&gt;\</text:p>
            <text:p>\</text:p>
            <text:p>&lt;p&gt;90mm Black Foam (LD) @ 1400-1600rpm&lt;/p&gt;\</text:p>
            <text:p>\</text:p>
            <text:p>&lt;p&gt;150mm Black Foam (LD)&amp;nbsp;@ 1200-1400rpm&lt;/p&gt;\</text:p>
            <text:p>\</text:p>
            <text:p>&lt;p&gt;150mm White Foam (SLD)&amp;nbsp;@ 900-1200rpm&lt;/p&gt;\</text:p>
            <text:p>\</text:p>
            <text:p>&lt;p&gt;&lt;span&gt;&lt;strong&gt;Random orbit machine&amp;nbsp;recommended pads &amp;amp; speeds&lt;/strong&gt;&lt;/span&gt;&lt;/p&gt;\</text:p>
            <text:p>\</text:p>
            <text:p>&lt;p&gt;135mm Orange Foam (HD) @&amp;nbsp;5&amp;#44;ooo - 8&amp;#44;ooo opm&lt;/p&gt;\</text:p>
            <text:p>\</text:p>
            <text:p>&lt;p&gt;150mm Orange Foam (HD)&amp;nbsp;@&amp;nbsp;5&amp;#44;ooo - 8&amp;#44;ooo opm&lt;/p&gt;\</text:p>
            <text:p>\</text:p>
            <text:p>&lt;p&gt;150mm Black Foam (LD)&amp;nbsp;@&amp;nbsp;5&amp;#44;ooo - 8&amp;#44;ooo opm&lt;/p&gt;\</text:p>
            <text:p>\</text:p>
            <text:p>&lt;/div&gt;&lt;div class=\"infobox fullbox\"&gt;&lt;h2&gt;&lt;span&gt;Correction Characteristics&lt;/span&gt;&lt;/h2&gt;\</text:p>
            <text:p>\</text:p>
            <text:p>&lt;p&gt;&lt;span&gt;Orange HD foam - very light cutting w/ high gloss&lt;/span&gt;&lt;/p&gt;\</text:p>
            <text:p>\</text:p>
            <text:p>&lt;p&gt;&lt;span&gt;Black LD foam - very light cutting w/ very high gloss&lt;/span&gt;&lt;/p&gt;\</text:p>
            <text:p>\</text:p>
            <text:p>&lt;p&gt;&lt;span&gt;White SLD foam - no correction characteristics w/ jewelling (extremely high gloss)&lt;/span&gt;&lt;/p&gt;\</text:p>
            <text:p>\</text:p>
            <text:p>\</text:p>
            <text:p>\</text:p>
            <text:p>&lt;p&gt;&lt;span&gt;A much more elaborate explanation of the recommended Final Inspection process and alternatives are available by clicking here.&lt;/span&gt;&lt;/p&gt;\</text:p>
            <text:p>\</text:p>
            <text:p>\</text:p>
            <text:p>\</text:p>
            <text:p>&lt;p&gt;&lt;strong&gt;Sizes:&lt;/strong&gt;&amp;nbsp; 275ml &amp;nbsp;l 355ml FIFO &amp;nbsp;Pro Pack &amp;nbsp;l &amp;nbsp;1 Litre &amp;nbsp;l &amp;nbsp;5 Litre &amp;nbsp;l &amp;nbsp;20 Litre&lt;/p&gt;\</text:p>
            <text:p>\</text:p>
            <text:p>&lt;p&gt;&lt;strong&gt;Version information:&lt;/strong&gt;&amp;nbsp; v2 &amp;nbsp;l &amp;nbsp;optimised 2013&lt;/p&gt;\</text:p>
            <text:p>\</text:p>
            <text:p>&lt;p&gt;&lt;strong&gt;Design and manufacture:&lt;/strong&gt;&amp;nbsp; designed&amp;nbsp;in Australia&amp;nbsp; l &amp;nbsp;manufactured&amp;nbsp;in Ital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AP-UF-5L</text:p>
          </table:table-cell>
          <table:table-cell office:value-type="string" calcext:value-type="string">
            <text:p>CAP Ultra Fine 'Jewellers Rouge' 5L</text:p>
          </table:table-cell>
          <table:table-cell office:value-type="float" office:value="345" calcext:value-type="float">
            <text:p>345</text:p>
          </table:table-cell>
          <table:table-cell office:value-type="float" office:value="299" calcext:value-type="float">
            <text:p>299</text:p>
          </table:table-cell>
          <table:table-cell office:value-type="float" office:value="267.26" calcext:value-type="float">
            <text:p>267.26</text:p>
          </table:table-cell>
          <table:table-cell office:value-type="string" calcext:value-type="string">
            <text:p>FI.jpg</text:p>
          </table:table-cell>
          <table:table-cell office:value-type="string" calcext:value-type="string">
            <text:p>&lt;div id=\"\"tigFIProductDescription\"\"&gt;&lt;span class=\"\"tigFIProductDescriptionTitle\"\"&gt;CAP Ultra Fine 5 Litres&lt;/span&gt;&lt;span class=\"\"tigFIProductDescriptionBlock\"\"&gt;&lt;p&gt;CAP Ultra Fine™ also known amoungst Final Inspection detailers as 'Jewellers Rouge' is a very high glossing&amp;#44 final step&amp;#44 water-based clustered abrasive polish for very light swirl removal and high glossing of clear and non-clearcoated paintwork&amp;#44 acrylic (taillights)&amp;#44 polycarbonate (headlights)&amp;#44 glass and gel coat (marine).&lt;/p&gt;&lt;/span&gt;&lt;span class=\"\"tigFIProductDescriptionBlock\"\"&gt;&lt;p&gt;CAP Ultra Fine™ is silicone-free&amp;#44 sling-free&amp;#44 dust-free&amp;#44 ceramic clear coat compatible and approved by many European OEM. <text:s/>Achieves 90gu+ gloss rating. <text:s/>The highest of any available auto polish.&lt;/p&gt;&lt;/span&gt;&lt;span class=\"\"tigFIProductDescriptionBlock\"\"&gt;&lt;p&gt;Designed to remove hologramming&amp;#44 very light swirls and to refine surfaces to deliver extremely high gloss levels&amp;#44 CAP Ultra Fine utilises sub 1 micron abrasives used in jewellery manufacturing.&lt;br&gt;Not for use on uncoated plastics such as black plastic trim.&lt;/p&gt;&lt;/span&gt;&lt;span class=\"\"tigFIProductDescriptionBlockHeader\"\"&gt;&lt;p&gt;Rotary machine recommended pads and speeds&lt;/p&gt;&lt;/span&gt;&lt;p&gt;&lt;strong&gt;90mm Orange foam (HD) pad:&lt;/strong&gt; 1400 - 1600 rpm&lt;/p&gt;&lt;p&gt;&lt;strong&gt;150mm Orange foam (HD) pad:&lt;/strong&gt; 1200 - 1400 rpm&lt;/p&gt;&lt;p&gt;&lt;strong&gt;90mm Black foam (LD) pad:&lt;/strong&gt; 400 - 1600 rpm&lt;/p&gt;&lt;p&gt;&lt;strong&gt;150mm Black foam (LD) pad:&lt;/strong&gt; 1200 - 1400 rpm&lt;/p&gt;&lt;p&gt;&lt;strong&gt;150mm White foam (SLD) pad:&lt;/strong&gt; 900 - 1200rpm&lt;/p&gt;&lt;span class=\"\"tigFIProductDescriptionBlockHeader\"\"&gt;&lt;p&gt;Random orbit machine recommended pads and speeds&lt;/p&gt;&lt;/span&gt;&lt;p&gt;&lt;strong&gt;135mm Orange foam (HD) pad:&lt;/strong&gt; 5ooo - 8ooo opm&lt;/p&gt;&lt;p&gt;&lt;strong&gt;150mm Orange foam (HD) pad:&lt;/strong&gt; 5ooo - 8ooo opm&lt;/p&gt;&lt;p&gt;&lt;strong&gt;150mm Black foam (LD) pad:&lt;/strong&gt; 5ooo - 8ooo opm&lt;/p&gt;&lt;span class=\"\"tigFIProductDescriptionBlockHeader\"\"&gt;&lt;p&gt;Correction Characteristics&lt;/p&gt;&lt;/span&gt;&lt;p&gt;&lt;strong&gt;Orange foam (HD) pad:&lt;/strong&gt; Very light cutting with high gloss&lt;/p&gt;&lt;p&gt;&lt;strong&gt;Black foam (LD) pad:&lt;/strong&gt; Very light cutting with very high gloss&lt;/p&gt;&lt;p&gt;&lt;strong&gt;White foam (SLD) pad:&lt;/strong&gt; No correction characteristics with jewelling (extremely high gloss)&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LAY-2-100</text:p>
          </table:table-cell>
          <table:table-cell office:value-type="string" calcext:value-type="string">
            <text:p>Decontamination Clay Bar</text:p>
          </table:table-cell>
          <table:table-cell office:value-type="float" office:value="28" calcext:value-type="float">
            <text:p>28</text:p>
          </table:table-cell>
          <table:table-cell office:value-type="float" office:value="24.95" calcext:value-type="float">
            <text:p>24.95</text:p>
          </table:table-cell>
          <table:table-cell office:value-type="float" office:value="16.29" calcext:value-type="float">
            <text:p>16.29</text:p>
          </table:table-cell>
          <table:table-cell office:value-type="string" calcext:value-type="string">
            <text:p>clay-twin-pack.jpg</text:p>
          </table:table-cell>
          <table:table-cell office:value-type="string" calcext:value-type="string">
            <text:p>&lt;div class=\"infobox_container fiproductdescription\"&gt;&lt;div class=\"infobox fullbox\"&gt;&lt;h1 class=\"fiProduct\"&gt;Decontamination Clay Bar&lt;/h1&gt;\</text:p>
            <text:p>        If you have a machine polisher&amp;#44; Final Inspection HIGHLY recommends an Eraser for mechanical decontamination.&lt;br /&gt; The Eraser is faster&amp;#44; cheaper&amp;#44; less fatiguing and less abrasive.&lt;br /&gt; If you can not utilise a machine to decontaminate&amp;#44; our Clay Bar is an extra fine grade for minimal marring.&lt;br /&gt;&lt;br /&gt;&lt;br /&gt; &lt;strong&gt;Directions of use&lt;/strong&gt;&lt;br /&gt; &lt;em&gt;&lt;span style=\"font-size: xx-small;\"&gt;instructional video on next tab&lt;/span&gt;&lt;/em&gt;&lt;br /&gt;&lt;br /&gt; Clean all exterior surfaces with Paint Pampering Body Shampoo and dry.&lt;br /&gt; Only decontaminate vehicles in a clean area.&lt;br /&gt;&lt;br /&gt; Spray surface with Final Inspection Lube&amp;trade; Clay Lubricant and slide the clay bar across the surface to absorb contamination.&lt;br /&gt; After surface is decontaminated&amp;#44; remove lubrication immediately with NanoFibre Paintwork Cloth.&lt;br /&gt;&lt;br /&gt; When surface of clay bar is contaminated&amp;#44; soften a clay bar under warm water&amp;#44; turn clay bar into itself to reveal a clean surface and continue to decontaminate vehicle.&lt;br /&gt;&lt;br /&gt; Do not ever apply any solvents to a clay as damage will result.&lt;br /&gt; Store clay in clean container with a small amount of lubrican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LNSTRG20L</text:p>
          </table:table-cell>
          <table:table-cell office:value-type="string" calcext:value-type="string">
            <text:p>Cleanse STRONG 20L</text:p>
          </table:table-cell>
          <table:table-cell office:value-type="float" office:value="350" calcext:value-type="float">
            <text:p>350</text:p>
          </table:table-cell>
          <table:table-cell office:value-type="float" office:value="299" calcext:value-type="float">
            <text:p>299</text:p>
          </table:table-cell>
          <table:table-cell office:value-type="float" office:value="173.32" calcext:value-type="float">
            <text:p>173.32</text:p>
          </table:table-cell>
          <table:table-cell office:value-type="string" calcext:value-type="string">
            <text:p>FI.jpg</text:p>
          </table:table-cell>
          <table:table-cell office:value-type="string" calcext:value-type="string">
            <text:p>&lt;div id=\"\"tigFIProductDescription\"\"&gt;&lt;span class=\"\"tigFIProductDescriptionTitle\"\"&gt;Cleanse Strong 20 Litres&lt;/span&gt;&lt;span class=\"\"tigFIProductDescriptionBlock\"\"&gt;&lt;p&gt;Dubbed 'The Tarminator'&amp;#44 Cleanse STRONG™ makes light work of tar and most sub-surface contaminants on paint&amp;#44 glass and chrome.&lt;/p&gt;&lt;/span&gt;&lt;span class=\"\"tigFIProductDescriptionBlock\"\"&gt;&lt;p&gt;Purify and clarify any painted or glass surfaces by removing tar&amp;#44 adhesives and light sub-surface contamination with this thorough chemical paint cleanser&amp;#44 best used directly after mechanical decontamination (claying).&lt;/p&gt;&lt;/span&gt;&lt;span class=\"\"tigFIProductDescriptionBlock\"\"&gt;&lt;p&gt;Designed primarily to quickly and efficiently remove oils &amp; tar from paintwork&amp;#44 Cleanse STRONG™ will safely remove the majority of surface and sub-surface contaminants from paint&amp;#44 glass&amp;#44 wheels and chrome.&lt;/p&gt;&lt;/span&gt;&lt;span class=\"\"tigFIProductDescriptionBlockHeader\"\"&gt;&lt;p&gt;Directions&lt;/p&gt;&lt;/span&gt;&lt;ol class=\"\"tigFIProductDescriptionOrderedList\"\" &gt;&lt;li&gt;Apply Cleanse STRONG™ only to a clean and dry vehicle with cool surfaces and never in direct sunlight. <text:s/>Always use Cleanse STRONG in a well-ventillated area.&lt;/li&gt;&lt;li&gt;Spray 3-5 doses onto a Clean Nanofibre Paintwork Cloth™ and a little onto the surface. <text:s/>Allow to dwell for 20seconds or longer&amp;#44 do not allow to dry.&lt;/li&gt;&lt;li&gt;Wipe paint&amp;#44 glass and chrome to remove tar and/or contaminants. <text:s/>Repeat if necessary.&lt;/li&gt;&lt;/ol&gt;&lt;span class=\"\"tigFIProductDescriptionBlock\"\"&gt;&lt;p&gt;Use a Nanofibre Wheel Cloth for Wheels to remove built-up and baked-on tar.&lt;/p&gt;&lt;/span&gt;&lt;span class=\"\"tigFIProductDescriptionBlock\"\"&gt;&lt;p&gt;IMPORTANT: re-apply waxes or sealants to any area where you have used Cleanse STRONG.&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LNSTRG500</text:p>
          </table:table-cell>
          <table:table-cell office:value-type="string" calcext:value-type="string">
            <text:p>Cleanse STRONG 500ml</text:p>
          </table:table-cell>
          <table:table-cell office:value-type="float" office:value="15" calcext:value-type="float">
            <text:p>15</text:p>
          </table:table-cell>
          <table:table-cell office:value-type="float" office:value="13.5" calcext:value-type="float">
            <text:p>13.5</text:p>
          </table:table-cell>
          <table:table-cell office:value-type="float" office:value="10.31" calcext:value-type="float">
            <text:p>10.31</text:p>
          </table:table-cell>
          <table:table-cell office:value-type="string" calcext:value-type="string">
            <text:p>cleanse-strong-500.jpg</text:p>
          </table:table-cell>
          <table:table-cell office:value-type="string" calcext:value-type="string">
            <text:p>&lt;div class=\"infobox_container fiproductdescription\"&gt;&lt;div class=\"infobox fullbox\"&gt;&lt;h1 class=\"fiProduct\"&gt;Cleanse STRONG&lt;/h1&gt;\</text:p>
            <text:p>        &lt;p&gt;Dubbed 'The Tarminator'&amp;#44; Cleanse STRONG&amp;trade; makes light work of tar and most sub-surface contaminants on paint&amp;#44; glass and chrome.&lt;/strong&gt;&lt;/p&gt;</text:p>
            <text:p>\</text:p>
            <text:p>&lt;p&gt;&lt;span style=\"font-size: 12px;\"&gt;Purify and clarify any painted or glass surfaces by removing tar&amp;#44; adhesives and light sub-surface contamination with this thorough chemical paint cleanser&amp;#44; best used directly after mechanical decontamination (claying).&lt;/span&gt;&lt;/p&gt;</text:p>
            <text:p>\</text:p>
            <text:p>&lt;p&gt;&lt;span style=\"font-size: 12px;\"&gt;Designed primarily to quickly and efficiently remove oils &amp;amp; tar from paintwork&amp;#44; Cleanse STRONG&amp;trade; will safely remove the majority of surface and sub-surface contaminants from paint&amp;#44; glass&amp;#44; wheels and chrome.&lt;/span&gt;&lt;/p&gt;</text:p>
            <text:p>\</text:p>
            <text:p>\</text:p>
            <text:p>&lt;p&gt;&lt;strong&gt;Directions of use&lt;/strong&gt;&lt;br /&gt;For best results;&lt;/p&gt;</text:p>
            <text:p>\</text:p>
            <text:p>&lt;p&gt;1. Apply Cleanse STRONG&amp;trade; only to a clean and dry vehicle with cool surfaces and never in direct sunlight. &amp;nbsp;Always use Cleanse STRONG in a well-ventillated area.&lt;/p&gt;</text:p>
            <text:p>\</text:p>
            <text:p>&lt;p&gt;2. Spray 3-5 doses onto a Clean Nanofibre Paintwork Cloth&amp;trade; and a little onto the surface. &amp;nbsp;Allow to dwell for 20seconds or longer&amp;#44; do not allow to dry.&lt;/p&gt;</text:p>
            <text:p>\</text:p>
            <text:p>&lt;p&gt;3.&amp;nbsp;Wipe paint&amp;#44; glass and chrome to remove tar and/or contaminants. &amp;nbsp;Repeat if necessary.&lt;/p&gt;</text:p>
            <text:p>\</text:p>
            <text:p>&lt;p&gt;&lt;span&gt;Use a Nanofibre Wheel Cloth for Wheels to remove built-up and baked-on tar.&lt;/span&gt;&lt;/p&gt;</text:p>
            <text:p>\</text:p>
            <text:p>&lt;p&gt;IMPORTANT: re-apply waxes or sealants to any area where you have used Cleanse STRONG.&lt;br /&gt; A much more elaborate explanation of the recommended Final Inspection process and alternatives are available by clicking here.&lt;/p&gt;</text:p>
            <text:p>\</text:p>
            <text:p>\</text:p>
            <text:p>&lt;p&gt;&lt;strong&gt;Packaging: &amp;nbsp;&lt;/strong&gt;traditional Final Inspection 5ooml re-fillable pump pack w/ variable control trigger&lt;/p&gt;</text:p>
            <text:p>\</text:p>
            <text:p>&lt;p&gt;&lt;strong&gt;Refill and professional sizes:&lt;/strong&gt;&amp;nbsp; 1 Litre &amp;nbsp;l &amp;nbsp;5 Litre &amp;nbsp;l &amp;nbsp;20 Litre &amp;nbsp;l &amp;nbsp;1&amp;#44;000 Litre IBC&lt;/p&gt;</text:p>
            <text:p>\</text:p>
            <text:p>&lt;p&gt;&lt;strong&gt;Version information:&lt;/strong&gt;&amp;nbsp; v2 &amp;nbsp;l &amp;nbsp;optimised 2012&lt;/p&gt;</text:p>
            <text:p>\</text:p>
            <text:p>&lt;p&gt;&lt;strong&gt;Design and manufacture:&lt;/strong&gt;&amp;nbsp; designed and manufactured&amp;nbsp;in Australia&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ONV-14-8</text:p>
          </table:table-cell>
          <table:table-cell office:value-type="string" calcext:value-type="string">
            <text:p>Thread Converter 14mm-8mm</text:p>
          </table:table-cell>
          <table:table-cell office:value-type="float" office:value="5" calcext:value-type="float">
            <text:p>5</text:p>
          </table:table-cell>
          <table:table-cell office:value-type="float" office:value="4.5" calcext:value-type="float">
            <text:p>4.5</text:p>
          </table:table-cell>
          <table:table-cell office:value-type="float" office:value="3.24" calcext:value-type="float">
            <text:p>3.24</text:p>
          </table:table-cell>
          <table:table-cell office:value-type="string" calcext:value-type="string">
            <text:p>thread-converter01.jpg</text:p>
          </table:table-cell>
          <table:table-cell office:value-type="string" calcext:value-type="string">
            <text:p>&lt;div class=\"infobox_container fiproductdescription\"&gt;&lt;div class=\"infobox fullbox\"&gt;&lt;h1 class=\"fiProduct\"&gt;Thread Converter&lt;/h1&gt;\</text:p>
            <text:p>        &lt;p&gt;Convert your 14mm thread for rotary tools to an 8mm spindle for your drill for a different way to polish&lt;/strong&gt;&lt;/p&gt;</text:p>
            <text:p>\</text:p>
            <text:p>&lt;p&gt;Convert your backing plates for rotary polishers to be spun by a conventional drill.&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CONV-75-8</text:p>
          </table:table-cell>
          <table:table-cell office:value-type="string" calcext:value-type="string">
            <text:p>Pad Converter</text:p>
          </table:table-cell>
          <table:table-cell office:value-type="float" office:value="25" calcext:value-type="float">
            <text:p>25</text:p>
          </table:table-cell>
          <table:table-cell office:value-type="float" office:value="22.5" calcext:value-type="float">
            <text:p>22.5</text:p>
          </table:table-cell>
          <table:table-cell office:value-type="float" office:value="17.61" calcext:value-type="float">
            <text:p>17.61</text:p>
          </table:table-cell>
          <table:table-cell office:value-type="string" calcext:value-type="string">
            <text:p>pad-converter04.jpg</text:p>
          </table:table-cell>
          <table:table-cell office:value-type="string" calcext:value-type="string">
            <text:p>&lt;div class=\"infobox_container fiproductdescription\"&gt;&lt;div class=\"infobox fullbox\"&gt;&lt;h1 class=\"fiProduct\"&gt;Pad Converter&lt;/h1&gt;\</text:p>
            <text:p>        &lt;p&gt;The Final Inspection Pad Converter allows you to utilise 9omm pads with your standard electric drill.&lt;/p&gt;</text:p>
            <text:p>\</text:p>
            <text:p>&lt;p&gt;The Pad Converter has an 8mm spindle that attaches to almost any conventional drill&amp;#44; simply insert the spindle into your drill&amp;#44; tighten&amp;#44; attach any 9omm diameter polishing pad and you're polishing without the need for a rotary polisher!&lt;/p&gt;</text:p>
            <text:p>\</text:p>
            <text:p>&lt;p&gt;The Pad Converter is also useful for those awkward areas or for polishing using a different angle of position. &amp;nbsp;Conventional drills are not shaped like rotary or random orbital polishers and are usually significantly slimmer&amp;#44; this is often an alternative that comes in very handy for professional detailers to avoid potential risk of the tool coming into contact with the vehicle.&lt;/p&gt;</text:p>
            <text:p>\</text:p>
            <text:p>&lt;p&gt;Any pad with a velcro backing between 75mm and 100mm in diameter can be used with the Pad Converter.&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DE250</text:p>
          </table:table-cell>
          <table:table-cell office:value-type="string" calcext:value-type="string">
            <text:p>Dark Energy 250ml</text:p>
          </table:table-cell>
          <table:table-cell office:value-type="float" office:value="32" calcext:value-type="float">
            <text:p>32</text:p>
          </table:table-cell>
          <table:table-cell office:value-type="float" office:value="27.95" calcext:value-type="float">
            <text:p>27.95</text:p>
          </table:table-cell>
          <table:table-cell office:value-type="float" office:value="20.48" calcext:value-type="float">
            <text:p>20.48</text:p>
          </table:table-cell>
          <table:table-cell office:value-type="string" calcext:value-type="string">
            <text:p>dark-energy.jpg</text:p>
          </table:table-cell>
          <table:table-cell office:value-type="string" calcext:value-type="string">
            <text:p>&lt;div class=\"infobox_container fiproductdescription\"&gt;&lt;div class=\"infobox fullbox\"&gt;&lt;h1 class=\"fiProduct\"&gt;Dark Energy&lt;/h1&gt;\</text:p>
            <text:p>        Dark Energy pure carnauba quick detailer is designed to boost your 'Dark Matter' wax layer but can also be used as a stand alone concours wax and to top any wax or sealant for that deep&amp;#44; rich and wet look.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DM250</text:p>
          </table:table-cell>
          <table:table-cell office:value-type="string" calcext:value-type="string">
            <text:p>Dark Matter 250ml</text:p>
          </table:table-cell>
          <table:table-cell office:value-type="float" office:value="28" calcext:value-type="float">
            <text:p>28</text:p>
          </table:table-cell>
          <table:table-cell office:value-type="float" office:value="24.95" calcext:value-type="float">
            <text:p>24.95</text:p>
          </table:table-cell>
          <table:table-cell office:value-type="float" office:value="17.94" calcext:value-type="float">
            <text:p>17.94</text:p>
          </table:table-cell>
          <table:table-cell office:value-type="string" calcext:value-type="string">
            <text:p>dark-matter.jpg</text:p>
          </table:table-cell>
          <table:table-cell office:value-type="string" calcext:value-type="string">
            <text:p>&lt;div class=\"infobox_container fiproductdescription\"&gt;&lt;div class=\"infobox fullbox\"&gt;&lt;h1 class=\"fiProduct\"&gt;Dark Matter&lt;/h1&gt;\</text:p>
            <text:p>        For your Hybrid Paint Protection system.</text:p>
            <text:p>\</text:p>
            <text:p>Dark Matter is a premium&amp;#44; high glazing wax&amp;#44; designed primarily for cosmetic appeal&amp;#44; Dark Matter enhances Depth of Colour and increases Gloss substantialy.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DOPR-9</text:p>
          </table:table-cell>
          <table:table-cell office:value-type="string" calcext:value-type="string">
            <text:p>Denim OPR Pad</text:p>
          </table:table-cell>
          <table:table-cell office:value-type="float" office:value="15" calcext:value-type="float">
            <text:p>15</text:p>
          </table:table-cell>
          <table:table-cell office:value-type="float" office:value="13.5" calcext:value-type="float">
            <text:p>13.5</text:p>
          </table:table-cell>
          <table:table-cell office:value-type="float" office:value="8.92" calcext:value-type="float">
            <text:p>8.92</text:p>
          </table:table-cell>
          <table:table-cell office:value-type="string" calcext:value-type="string">
            <text:p>denim01_no_hole.jpg</text:p>
          </table:table-cell>
          <table:table-cell office:value-type="string" calcext:value-type="string">
            <text:p>&lt;div class=\"infobox_container fiproductdescription\"&gt;&lt;div class=\"infobox fullbox\"&gt;&lt;h1 class=\"fiProduct\"&gt;Denim OPR Pad&lt;/h1&gt;\</text:p>
            <text:p>        &lt;p&gt;Denim OPR pads reduce orange peel texture of the paint surface by removing film build from the tops of the 'hills' that are the make-up of the 'hill and valley' orange peel texture.&lt;/strong&gt;&lt;br /&gt; &lt;strong&gt;Denim pads are the equivalent to 2ooo grit abrasive sanding discs and whilst use of these pads doesn't result in the marred surface you expect from a 2ooo grit sanding disc&amp;#44; the film build removal is as aggressive.&lt;/strong&gt;&lt;/p&gt;</text:p>
            <text:p>\</text:p>
            <text:p>&lt;p&gt;Unlike sanding paper or discs&amp;#44; OPR pads allow for gradual texture correction in a far more progressive manner&amp;#44; blending texture with OPR pads is a much more forgiving experience.&lt;br /&gt;Velvet OPR pads are for skilled and experienced professionals or advanced amateurs only as they are deceivingly aggressive and do remove a substantial amount of film build&amp;#44; very quickly.&lt;/p&gt;</text:p>
            <text:p>\</text:p>
            <text:p>&lt;p&gt;&lt;br /&gt;&lt;br /&gt; &lt;strong&gt;Directions of use&lt;/strong&gt;&lt;/p&gt;</text:p>
            <text:p>\</text:p>
            <text:p>&lt;p&gt;&lt;strong&gt;1.&lt;/strong&gt; Make sure panels to be texture corrected are clean&amp;#44; dry and free of surface contaminants&amp;#44; decontamination is essential for efficient OPR. It is highly recommended to diagnose surfaces for sufficient film build with an accurate and properly calibrated PTT.&lt;/p&gt;</text:p>
            <text:p>\</text:p>
            <text:p>&lt;p&gt;&lt;strong&gt;2.&lt;/strong&gt; Centre your OPR pad to your backing plate and use a slow speed with a small amount of polish to correct surface as you would if you were to polish with a foam or NanoFibre pad. Final Inspection recommend CAP Heavy with OPR pads but you will be able to utilise any C.A.P polish.&lt;/p&gt;</text:p>
            <text:p>\</text:p>
            <text:p>&lt;p&gt;&lt;strong&gt;3.&lt;/strong&gt; Remove polish with a NanoFibre Paintwork Cloth and Paint Cleanse and check surface for texture correction.&lt;/p&gt;</text:p>
            <text:p>\</text:p>
            <text:p>\</text:p>
            <text:p>&lt;p&gt;NB:&lt;/p&gt;</text:p>
            <text:p>\</text:p>
            <text:p>&lt;p&gt;- If correction levels are yet to be reached&amp;#44; repeat step 2 and 3.&lt;br /&gt; - It is recommended to check film build levels with a PTT after texture correction for documentation.&lt;br /&gt; - An interface pad may be used (between OPR pad and backing plate) for varied correction characteristics.&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ERS-125</text:p>
          </table:table-cell>
          <table:table-cell office:value-type="string" calcext:value-type="string">
            <text:p>The Eraser 125mm</text:p>
          </table:table-cell>
          <table:table-cell office:value-type="float" office:value="25" calcext:value-type="float">
            <text:p>25</text:p>
          </table:table-cell>
          <table:table-cell office:value-type="float" office:value="22.5" calcext:value-type="float">
            <text:p>22.5</text:p>
          </table:table-cell>
          <table:table-cell office:value-type="float" office:value="17.46" calcext:value-type="float">
            <text:p>17.46</text:p>
          </table:table-cell>
          <table:table-cell office:value-type="string" calcext:value-type="string">
            <text:p>eraser125.jpg</text:p>
          </table:table-cell>
          <table:table-cell office:value-type="string" calcext:value-type="string">
            <text:p>&lt;div class=\"infobox_container fiproductdescription\"&gt;&lt;div class=\"infobox fullbox\"&gt;&lt;h1 class=\"fiProduct\"&gt;The Eraser 125mm&lt;/h1&gt;\</text:p>
            <text:p>        &lt;p&gt;&lt;br /&gt;&lt;br /&gt;&lt;/p&gt;</text:p>
            <text:p>\</text:p>
            <text:p>&lt;p&gt;The Eraser&amp;trade; clay/decontamination tool revolutionises the way detailers decontaminate surfaces and will soon mark the end of cumbersome and time consuming clay bar treatment.&lt;/strong&gt;&lt;/p&gt;</text:p>
            <text:p>\</text:p>
            <text:p>&lt;p&gt;The Eraser&amp;trade; uses polymers to pull away surface contaminants without aggressive mechanical action.&lt;br /&gt; The repetitious movement of claying a car severely reduces efficiency as it fatigues the detailer.&lt;br /&gt; The Eraser&amp;trade; solves this issue by utilising a machine to carry out all the leg work.&lt;br /&gt; The Eraser&amp;trade; also reduces marring significantly and provides a significantly higher rate of contamination removal.&lt;/p&gt;</text:p>
            <text:p>\</text:p>
            <text:p>&lt;p&gt;The Eraser&amp;trade; is for random orbital machine use.&lt;/p&gt;</text:p>
            <text:p>\</text:p>
            <text:p>\</text:p>
            <text:p>&lt;p&gt;&lt;strong&gt;Directions of use&lt;/strong&gt;&lt;br /&gt; &lt;strong&gt;&lt;/strong&gt;For best results;&lt;/p&gt;</text:p>
            <text:p>\</text:p>
            <text:p>&lt;p&gt;1. Only use the Eraser&amp;trade; on a clean&amp;#44; dry vehicle and only work one panel at a time.&lt;/p&gt;</text:p>
            <text:p>\</text:p>
            <text:p>&lt;p&gt;2. Lubricate panel with Final Inspection Lube&amp;trade;&lt;/p&gt;</text:p>
            <text:p>\</text:p>
            <text:p>&lt;p&gt;3. Work the Eraser&amp;trade; at a speed of approximately 5ooo opm moving the machine slowly to ensure thorough cleaning.&lt;/p&gt;</text:p>
            <text:p>\</text:p>
            <text:p>&lt;p&gt;4. Remove lubricant immediately after panel has been decontaminated.&lt;/p&gt;</text:p>
            <text:p>\</text:p>
            <text:p>\</text:p>
            <text:p>&lt;p&gt;Surface decontamination with The Eraser&amp;trade; (mechanical decontamination) should always be followed by a sub-surface (chemical) decontamination. We highly recommended following The Eraser&amp;trade; with a wipe down utilising Cleanse STRONG&amp;trade; for thorough two-stage mechanical and chemical decontamination.&lt;/p&gt;</text:p>
            <text:p>\</text:p>
            <text:p>\</text:p>
            <text:p>&lt;p&gt;&lt;strong&gt;Maintenance &amp;amp; FAQ&lt;/strong&gt;&lt;br /&gt;&lt;strong&gt;&lt;/strong&gt;For best results&amp;#44; keep the Eraser&amp;trade; clean&amp;#44; and free of dust. &amp;nbsp;Clean it with lubricant before the next use by spraying lubricant onto the pad and removing the lubricant (along with any dust) by wiping the face with a paintwork cloth.&lt;/p&gt;</text:p>
            <text:p>\</text:p>
            <text:p>&lt;p&gt;Use the&amp;nbsp;Eraser&amp;trade; on a section of glass first before using it on paintwork to clean and soften the face.&lt;/p&gt;</text:p>
            <text:p>\</text:p>
            <text:p>&lt;p&gt;If your&amp;nbsp;Eraser&amp;trade; is marking paintwork&amp;#44; it is highly likely that it is contaminated and requires cleaning or replacement&amp;#44; this is why clean storage is important&amp;#44; treat your&amp;nbsp;Eraser&amp;trade; like you would a clay bar in terms of storage.&lt;/p&gt;</text:p>
            <text:p>\</text:p>
            <text:p>&lt;p&gt;If your&amp;nbsp;Eraser&amp;trade; is slow to remove contaminants&amp;#44; it may require replacement. &amp;nbsp;The&amp;nbsp;Eraser&amp;trade; will decontaminate 5 vehicles before performance drops but will decontaminate 20-30 vehicles before performance deteriorates significantl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ERS-150</text:p>
          </table:table-cell>
          <table:table-cell office:value-type="string" calcext:value-type="string">
            <text:p>The Eraser 150mm</text:p>
          </table:table-cell>
          <table:table-cell office:value-type="float" office:value="28" calcext:value-type="float">
            <text:p>28</text:p>
          </table:table-cell>
          <table:table-cell office:value-type="float" office:value="24.95" calcext:value-type="float">
            <text:p>24.95</text:p>
          </table:table-cell>
          <table:table-cell office:value-type="float" office:value="19.03" calcext:value-type="float">
            <text:p>19.03</text:p>
          </table:table-cell>
          <table:table-cell office:value-type="string" calcext:value-type="string">
            <text:p>eraser150.jpg</text:p>
          </table:table-cell>
          <table:table-cell office:value-type="string" calcext:value-type="string">
            <text:p>&lt;div class=\"infobox_container fiproductdescription\"&gt;&lt;div class=\"infobox fullbox\"&gt;&lt;h1 class=\"fiProduct\"&gt;The Eraser 150mm&lt;/h1&gt;\</text:p>
            <text:p>        &lt;p&gt;The Eraser&amp;trade; clay/decontamination tool revolutionises the way detailers decontaminate surfaces and will soon mark the end of cumbersome and time consuming clay bar treatment.&lt;/strong&gt;&lt;/p&gt;</text:p>
            <text:p>\</text:p>
            <text:p>&lt;p&gt;The Eraser&amp;trade; uses polymers to pull away surface contaminants without aggressive mechanical action.&lt;br /&gt; The repetitious movement of claying a car severely reduces efficiency as it fatigues the detailer.&lt;br /&gt; The Eraser&amp;trade; solves this issue by utilising a machine to carry out all the leg work.&lt;br /&gt; The Eraser&amp;trade; also reduces marring significantly and provides a significantly higher rate of contamination removal.&lt;/p&gt;</text:p>
            <text:p>\</text:p>
            <text:p>&lt;p&gt;The Eraser&amp;trade; is for random orbital machine use.&lt;/p&gt;</text:p>
            <text:p>\</text:p>
            <text:p>\</text:p>
            <text:p>&lt;p&gt;&lt;strong&gt;Directions of use&lt;/strong&gt;&lt;br /&gt; &lt;strong&gt;&lt;/strong&gt;For best results;&lt;/p&gt;</text:p>
            <text:p>\</text:p>
            <text:p>&lt;p&gt;1. Only use the Eraser&amp;trade; on a clean&amp;#44; dry vehicle and only work one panel at a time.&lt;/p&gt;</text:p>
            <text:p>\</text:p>
            <text:p>&lt;p&gt;2. Lubricate panel with Final Inspection Lube&amp;trade;&lt;/p&gt;</text:p>
            <text:p>\</text:p>
            <text:p>&lt;p&gt;3. Work the Eraser&amp;trade; at a speed of approximately 5ooo opm moving the machine slowly to ensure thorough cleaning.&lt;/p&gt;</text:p>
            <text:p>\</text:p>
            <text:p>&lt;p&gt;4. Remove lubricant immediately after panel has been decontaminated.&lt;/p&gt;</text:p>
            <text:p>\</text:p>
            <text:p>\</text:p>
            <text:p>&lt;p&gt;Surface decontamination with The Eraser&amp;trade; (mechanical decontamination) should always be followed by a sub-surface (chemical) decontamination. We highly recommended following The Eraser&amp;trade; with a wipe down utilising Cleanse STRONG&amp;trade; for thorough two-stage mechanical and chemical decontamination.&lt;/p&gt;</text:p>
            <text:p>\</text:p>
            <text:p>\</text:p>
            <text:p>&lt;p&gt;&lt;strong&gt;Maintenance &amp;amp; FAQ&lt;/strong&gt;&lt;br /&gt;&lt;strong&gt;&lt;/strong&gt;For best results&amp;#44; keep the Eraser&amp;trade; clean&amp;#44; and free of dust. &amp;nbsp;Clean it with lubricant before the next use by spraying lubricant onto the pad and removing the lubricant (along with any dust) by wiping the face with a paintwork cloth.&lt;/p&gt;</text:p>
            <text:p>\</text:p>
            <text:p>&lt;p&gt;Use the&amp;nbsp;Eraser&amp;trade; on a section of glass first before using it on paintwork to clean and soften the face.&lt;/p&gt;</text:p>
            <text:p>\</text:p>
            <text:p>&lt;p&gt;If your&amp;nbsp;Eraser&amp;trade; is marking paintwork&amp;#44; it is highly likely that it is contaminated and requires cleaning or replacement&amp;#44; this is why clean storage is important&amp;#44; treat your&amp;nbsp;Eraser&amp;trade; like you would a clay bar in terms of storage.&lt;/p&gt;</text:p>
            <text:p>\</text:p>
            <text:p>&lt;p&gt;If your&amp;nbsp;Eraser&amp;trade; is slow to remove contaminants&amp;#44; it may require replacement. &amp;nbsp;The&amp;nbsp;Eraser&amp;trade; will decontaminate 5 vehicles before performance drops but will decontaminate 20-30 vehicles before performance deteriorates significantly.&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EXX-14-70</text:p>
          </table:table-cell>
          <table:table-cell office:value-type="string" calcext:value-type="string">
            <text:p>Exxtender (14mm - 70mm)</text:p>
          </table:table-cell>
          <table:table-cell office:value-type="float" office:value="25" calcext:value-type="float">
            <text:p>25</text:p>
          </table:table-cell>
          <table:table-cell office:value-type="float" office:value="22.5" calcext:value-type="float">
            <text:p>22.5</text:p>
          </table:table-cell>
          <table:table-cell office:value-type="float" office:value="18.14" calcext:value-type="float">
            <text:p>18.14</text:p>
          </table:table-cell>
          <table:table-cell office:value-type="string" calcext:value-type="string">
            <text:p>exxtender01.jpg</text:p>
          </table:table-cell>
          <table:table-cell office:value-type="string" calcext:value-type="string">
            <text:p>&lt;div class=\"infobox_container fiproductdescription\"&gt;&lt;div class=\"infobox fullbox\"&gt;&lt;h1 class=\"fiProduct\"&gt;Exxtender (14mm - 70mm)&lt;/h1&gt;\</text:p>
            <text:p>        &lt;p&gt;&lt;strong&gt;The Pad Exxtender&amp;#44; the Final Inspection invention that revolutionised the detailing in detailing.&lt;/strong&gt;&lt;br /&gt; Extend your pad 70mm by adding the Exxtender between your backing plate and polishing machine.&lt;br /&gt; Suits 14mm threads only.&lt;/p&gt;</text:p>
            <text:p>\</text:p>
            <text:p>&lt;p&gt;See the Exxtender in action in the instructional video s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FEED1L</text:p>
          </table:table-cell>
          <table:table-cell office:value-type="string" calcext:value-type="string">
            <text:p>Leather Feed 1L</text:p>
          </table:table-cell>
          <table:table-cell office:value-type="float" office:value="110" calcext:value-type="float">
            <text:p>110</text:p>
          </table:table-cell>
          <table:table-cell office:value-type="float" office:value="99" calcext:value-type="float">
            <text:p>99</text:p>
          </table:table-cell>
          <table:table-cell office:value-type="float" office:value="67.21" calcext:value-type="float">
            <text:p>67.21</text:p>
          </table:table-cell>
          <table:table-cell office:value-type="string" calcext:value-type="string">
            <text:p>FI.jpg</text:p>
          </table:table-cell>
          <table:table-cell office:value-type="string" calcext:value-type="string">
            <text:p>&lt;div id=\"\"tigFIProductDescription\"\"&gt;&lt;span class=\"\"tigFIProductDescriptionTitle\"\"&gt;Leather Feed 1 Litre&lt;/span&gt;&lt;span class=\"\"tigFIProductDescriptionBlock\"\"&gt;&lt;p&gt;The world's best leather moisturiser&amp;#44 Feed™ by Final Inspection is a vey high quality leather conditioner designed to hydrate all types of leather keeping them soft and supple. <text:s/>Packed with the same tanning oils used to initially condition leather in the manufacturing proces&amp;#44 Feed™ lends a fresh&amp;#44 genuine leather look&amp;#44 smell and feel.&lt;/p&gt;&lt;/span&gt;&lt;span class=\"\"tigFIProductDescriptionBlock\"\"&gt;&lt;p&gt;Leather Feed™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re-hydrate to my leather?&lt;/p&gt;&lt;/span&gt;&lt;span class=\"\"tigFIProductDescriptionBlock\"\"&gt;&lt;p&gt;You should replace lost moisutre every month regardless of how much or little use the vehicle ha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FEED275</text:p>
          </table:table-cell>
          <table:table-cell office:value-type="string" calcext:value-type="string">
            <text:p>Leather Feed 275ml</text:p>
          </table:table-cell>
          <table:table-cell office:value-type="float" office:value="32" calcext:value-type="float">
            <text:p>32</text:p>
          </table:table-cell>
          <table:table-cell office:value-type="float" office:value="27.95" calcext:value-type="float">
            <text:p>27.95</text:p>
          </table:table-cell>
          <table:table-cell office:value-type="float" office:value="19.34" calcext:value-type="float">
            <text:p>19.34</text:p>
          </table:table-cell>
          <table:table-cell office:value-type="string" calcext:value-type="string">
            <text:p>leather-feed.jpg</text:p>
          </table:table-cell>
          <table:table-cell office:value-type="string" calcext:value-type="string">
            <text:p>&lt;div class=\"infobox_container fiproductdescription\"&gt;&lt;div class=\"infobox fullbox\"&gt;&lt;h1 class=\"fiProduct\"&gt;Leather Feed&lt;/h1&gt;\</text:p>
            <text:p>        &lt;p&gt;The world's leather moisturiser&amp;#44; &lt;strong&gt;Feed&amp;trade;&lt;/strong&gt;&amp;nbsp;by Final Inspection is a vey high quality leather conditioner designed to hydrate all types of leather keeping them soft and supple. &amp;nbsp;Packed with the same tanning oils used to initially condition leather in the manufacturing proces&amp;#44; &lt;strong&gt;Feed&amp;trade;&lt;/strong&gt;&amp;nbsp;lends a fresh&amp;#44; genuine leather look&amp;#44; smell and&amp;nbsp;&lt;/strong&gt;&lt;strong&gt;feel.&lt;/strong&gt;&lt;/p&gt;</text:p>
            <text:p>\</text:p>
            <text:p>\</text:p>
            <text:p>&lt;p&gt;Leather Feed&amp;trade; delivers perfect results on the following materials&lt;/strong&gt;&lt;/p&gt;</text:p>
            <text:p>\</text:p>
            <text:p>&lt;p&gt;- All types of aniline leather&lt;br /&gt;- All types of semi-aniline leather (most very high-end luxury vehicles)&lt;br /&gt;- All types of PU coated leather&amp;nbsp;(most mass-produced vehicles)&lt;/p&gt;</text:p>
            <text:p>\</text:p>
            <text:p>\</text:p>
            <text:p>&lt;/div&gt;&lt;div class=\"infobox fullbox\"&gt;&lt;h2&gt;When should I re-hydrate to my leather?&lt;/h2&gt;</text:p>
            <text:p>\</text:p>
            <text:p>&lt;p&gt;You should replace lost moisutre every month regardless of how much or little use the vehicle has.&lt;/p&gt;</text:p>
            <text:p>\</text:p>
            <text:p>\</text:p>
            <text:p>&lt;p&gt;Why is a dedicated feeder and cleaner better than an all in one product?&lt;/strong&gt;&lt;/p&gt;</text:p>
            <text:p>\</text:p>
            <text:p>&lt;p&gt;Dedicated cleaner should be used to remove debris before a moisturiser&amp;#44; designer to sink deep into the leather is applied.&lt;/p&gt;</text:p>
            <text:p>\</text:p>
            <text:p>&lt;p&gt;It is highly recommended to clean leather&amp;#44; however&amp;#44; Final Inspection 'Feed' does contain a very small amount of cleaners designed to remove only very light soiling.&lt;/p&gt;</text:p>
            <text:p>\</text:p>
            <text:p>&lt;p&gt;For instanace&amp;#44; for vehicles that aren't very dirty and/or aren't used very often&amp;#44; it will be unnecessary to use a dedicated cleaner often.&lt;/p&gt;</text:p>
            <text:p>\</text:p>
            <text:p>\</text:p>
            <text:p>&lt;/div&gt;&lt;div class=\"infobox fullbox\"&gt;&lt;h2&gt;May I use Leather Feed in my home or office?&lt;/h2&gt;</text:p>
            <text:p>\</text:p>
            <text:p>&lt;p&gt;Of course&amp;#44; Leather 'Feed' may be used on all types of leather as part of good maintenance&amp;#44; separate products are not required for leather sofas etc.&lt;/p&gt;</text:p>
            <text:p>\</text:p>
            <text:p>\</text:p>
            <text:p>&lt;/div&gt;&lt;div class=\"infobox fullbox\"&gt;&lt;h2&gt;May I 'feed' vinyl or leatherette?&lt;/h2&gt;</text:p>
            <text:p>\</text:p>
            <text:p>&lt;p&gt;Whilst Final Inspection Leather Feed will not damage vinyl&amp;#44; plastic&amp;#44; MB Tech or any other kind of leatherette&amp;#44; it is futile feeding these synthetic materials.&lt;/p&gt;</text:p>
            <text:p>\</text:p>
            <text:p>&lt;p&gt;Leather Feed won't be accepted by these materials and the surfaces will most likely remain greasy&amp;#44; the product will then require removal or will be removed by clothing.&lt;/p&gt;</text:p>
            <text:p>\</text:p>
            <text:p>&lt;p&gt;Final Inspection suggests not moisturising vinyls with feed as well as cleaning them with Leather Clean Gel&amp;#44; instead&amp;#44; clean synthetic materials with Interior Cleanse for its superior cleaning power and reduced cost. &amp;nbsp;Do not clean leather with Interior Cleanse.&lt;/p&gt;</text:p>
            <text:p>\</text:p>
            <text:p>\</text:p>
            <text:p>&lt;/div&gt;&lt;div class=\"infobox fullbox\"&gt;&lt;h2&gt;Directions of use&lt;/h2&gt;</text:p>
            <text:p>\</text:p>
            <text:p>&lt;p&gt;1.&amp;nbsp;Make sure all leather surfaces are clean and dry. &amp;nbsp;If heavily soiled&amp;#44; first clean with Final Inspection Leather Clean Gel&amp;trade;. &amp;nbsp;If lightly dusty or dirty&amp;#44; wipe surfaces clean with a slightly damp Final Inspection NanoFibre&amp;nbsp;Interior Cloth&amp;trade;&amp;nbsp;and allow to dry.&lt;/p&gt;</text:p>
            <text:p>\</text:p>
            <text:p>&lt;p&gt;2. For best results&amp;#44; apply a coin-sized amount of Leather Feed&amp;trade; onto a clean and dry Final Inspection NanoFibre Interior Applicator&amp;trade; (yellow) and prime the applicator by spreading the feed around and into the applicator.&lt;br /&gt;&lt;br /&gt;3. Do not remove leather 'Feed' from leather&amp;#44; instead&amp;#44; allow up to 15min for leather to accept nourishment and return to a dry state with no gloss. &amp;nbsp;If leather returns dry in less than 5mins&amp;#44; it may require more hydration&amp;#44; it is recommended to re-apply by carrying out processes in step 2.&lt;/p&gt;</text:p>
            <text:p>\</text:p>
            <text:p>\</text:p>
            <text:p>&lt;p&gt;A much more elaborate explanation of the recommended Final Inspection process is available by clicking here.&lt;/p&gt;</text:p>
            <text:p>\</text:p>
            <text:p>\</text:p>
            <text:p>&lt;p&gt;&lt;strong&gt;Version information:&lt;/strong&gt;&amp;nbsp; v2 &amp;nbsp;l &amp;nbsp;optimised 2012&lt;/p&gt;</text:p>
            <text:p>\</text:p>
            <text:p>&lt;p&gt;&lt;strong&gt;Design and manufacture:&lt;/strong&gt;&amp;nbsp; designed in Australia l manufactured in America&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FI-LABEL</text:p>
          </table:table-cell>
          <table:table-cell office:value-type="string" calcext:value-type="string">
            <text:p>Final Inspection Product Replacement Labels</text:p>
          </table:table-cell>
          <table:table-cell office:value-type="float" office:value="1" calcext:value-type="float">
            <text:p>1</text:p>
          </table:table-cell>
          <table:table-cell office:value-type="float" office:value="0.9" calcext:value-type="float">
            <text:p>0.9</text:p>
          </table:table-cell>
          <table:table-cell office:value-type="float" office:value="0.78" calcext:value-type="float">
            <text:p>0.78</text:p>
          </table:table-cell>
          <table:table-cell office:value-type="string" calcext:value-type="string">
            <text:p>FI.jpg</text:p>
          </table:table-cell>
          <table:table-cell office:value-type="string" calcext:value-type="string">
            <text:p>&lt;div id=\"\"tigFIProductDescription\"\"&gt;&lt;span class=\"\"tigFIProductDescriptionTitle\"\"&gt;Final Inspection Product Replacement Labels&lt;/span&gt;&lt;span class=\"\"tigFIProductDescriptionBlock\"\"&gt;&lt;p&gt;Replacement Product Labels available for all product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FI-SP-500</text:p>
          </table:table-cell>
          <table:table-cell office:value-type="string" calcext:value-type="string">
            <text:p>500ml Replacement Spray Pack</text:p>
          </table:table-cell>
          <table:table-cell office:value-type="float" office:value="5" calcext:value-type="float">
            <text:p>5</text:p>
          </table:table-cell>
          <table:table-cell office:value-type="float" office:value="4.5" calcext:value-type="float">
            <text:p>4.5</text:p>
          </table:table-cell>
          <table:table-cell office:value-type="float" office:value="3.9" calcext:value-type="float">
            <text:p>3.9</text:p>
          </table:table-cell>
          <table:table-cell office:value-type="string" calcext:value-type="string">
            <text:p>fi-spray-pack.jpg</text:p>
          </table:table-cell>
          <table:table-cell office:value-type="string" calcext:value-type="string">
            <text:p>&lt;div class=\"infobox_container fiproductdescription\"&gt;&lt;div class=\"infobox fullbox\"&gt;&lt;h1 class=\"fiProduct\"&gt;500mL Replacement Spray Pack&lt;/h1&gt;\</text:p>
            <text:p>        &lt;/div&gt;&lt;div class=\"infobox fullbox\"&gt;&lt;h2&gt;Empty 5ooml replacement Final Inspection spray pack&lt;/h2&gt;</text:p>
            <text:p>\</text:p>
            <text:p>&lt;p&gt;The no topple bottle squats down and won't easily fall over in windy conditions&amp;#44; completely transperatnt so you can easily identify products from a distance without the label in view and see how much of that 5ooml is available.&lt;/p&gt;</text:p>
            <text:p>\</text:p>
            <text:p>&lt;p&gt;Traditional Final Inspection bottle with the super comfortable infinitely variable output trigger.&lt;/p&gt;</text:p>
            <text:p>\</text:p>
            <text:p>\</text:p>
            <text:p>&lt;p&gt;NB: Replacement labels also available from Final Inspection&amp;#44; contact Final Inspection at: info@finalinspection.com.au&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FMJPP30</text:p>
          </table:table-cell>
          <table:table-cell office:value-type="string" calcext:value-type="string">
            <text:p>Full Metal Jacket Paint Protection</text:p>
          </table:table-cell>
          <table:table-cell office:value-type="float" office:value="275" calcext:value-type="float">
            <text:p>275</text:p>
          </table:table-cell>
          <table:table-cell office:value-type="float" office:value="239.95" calcext:value-type="float">
            <text:p>239.95</text:p>
          </table:table-cell>
          <table:table-cell office:value-type="float" office:value="176.8" calcext:value-type="float">
            <text:p>176.8</text:p>
          </table:table-cell>
          <table:table-cell office:value-type="string" calcext:value-type="string">
            <text:p>fmjpp30ml.jpg</text:p>
          </table:table-cell>
          <table:table-cell office:value-type="string" calcext:value-type="string">
            <text:p>&lt;div id=\"\"tigFIProductDescription\"\"&gt;&lt;span class=\"\"tigFIProductDescriptionTitle\"\"&gt;Full Metal Jacket Paint Protection&lt;/span&gt;&lt;span class=\"\"tigFIProductDescriptionBlock\"\"&gt;&lt;p&gt;The world's most durable paint protection with the highest performance and highest longevit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FMJSW125</text:p>
          </table:table-cell>
          <table:table-cell office:value-type="string" calcext:value-type="string">
            <text:p>Full Metal Jacket Spray Wax 125ml</text:p>
          </table:table-cell>
          <table:table-cell office:value-type="float" office:value="35" calcext:value-type="float">
            <text:p>35</text:p>
          </table:table-cell>
          <table:table-cell office:value-type="float" office:value="29.95" calcext:value-type="float">
            <text:p>29.95</text:p>
          </table:table-cell>
          <table:table-cell office:value-type="float" office:value="15.06" calcext:value-type="float">
            <text:p>15.06</text:p>
          </table:table-cell>
          <table:table-cell office:value-type="string" calcext:value-type="string">
            <text:p>FMJ-Spray-Wax.jpg</text:p>
          </table:table-cell>
          <table:table-cell office:value-type="string" calcext:value-type="string">
            <text:p>&lt;div id=\"\"tigFIProductDescription\"\"&gt;&lt;span class=\"\"tigFIProductDescriptionTitle\"\"&gt;Full Metal Jacket Spray Wax 125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125ml - Tigersoft Performance\"\" title=\"\"Full Metal Jacket Spray Wax 125ml - Tigersoft Performance\"\" src=\"\"images/FMJ01.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FMJSW20L</text:p>
          </table:table-cell>
          <table:table-cell office:value-type="string" calcext:value-type="string">
            <text:p>Full Metal Jacket Spray Wax 20L</text:p>
          </table:table-cell>
          <table:table-cell table:number-columns-repeated="2" office:value-type="float" office:value="3250" calcext:value-type="float">
            <text:p>3250</text:p>
          </table:table-cell>
          <table:table-cell office:value-type="float" office:value="2005.77" calcext:value-type="float">
            <text:p>2005.77</text:p>
          </table:table-cell>
          <table:table-cell office:value-type="string" calcext:value-type="string">
            <text:p>FI.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row>
        <table:table-row table:style-name="ro2">
          <table:table-cell office:value-type="string" calcext:value-type="string">
            <text:p>FMJSW275</text:p>
          </table:table-cell>
          <table:table-cell office:value-type="string" calcext:value-type="string">
            <text:p>Full Metal Jacket Spray Wax 275ml</text:p>
          </table:table-cell>
          <table:table-cell office:value-type="float" office:value="65" calcext:value-type="float">
            <text:p>65</text:p>
          </table:table-cell>
          <table:table-cell office:value-type="float" office:value="56.95" calcext:value-type="float">
            <text:p>56.95</text:p>
          </table:table-cell>
          <table:table-cell office:value-type="float" office:value="20.27" calcext:value-type="float">
            <text:p>20.27</text:p>
          </table:table-cell>
          <table:table-cell office:value-type="string" calcext:value-type="string">
            <text:p>FMJ-Spray-Wax.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FMJSW500</text:p>
          </table:table-cell>
          <table:table-cell office:value-type="string" calcext:value-type="string">
            <text:p>Full Metal Jacket Spray Wax 5ooml</text:p>
          </table:table-cell>
          <table:table-cell office:value-type="float" office:value="110" calcext:value-type="float">
            <text:p>110</text:p>
          </table:table-cell>
          <table:table-cell office:value-type="float" office:value="89" calcext:value-type="float">
            <text:p>89</text:p>
          </table:table-cell>
          <table:table-cell office:value-type="float" office:value="38.87" calcext:value-type="float">
            <text:p>38.87</text:p>
          </table:table-cell>
          <table:table-cell office:value-type="string" calcext:value-type="string">
            <text:p>fmjsw-5oo.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FMJSW5L</text:p>
          </table:table-cell>
          <table:table-cell office:value-type="string" calcext:value-type="string">
            <text:p>Full Metal Jacket Spray Wax 5L</text:p>
          </table:table-cell>
          <table:table-cell table:number-columns-repeated="2" office:value-type="float" office:value="950" calcext:value-type="float">
            <text:p>950</text:p>
          </table:table-cell>
          <table:table-cell office:value-type="float" office:value="502.13" calcext:value-type="float">
            <text:p>502.13</text:p>
          </table:table-cell>
          <table:table-cell office:value-type="string" calcext:value-type="string">
            <text:p>FI.jpg</text:p>
          </table:table-cell>
          <table:table-cell office:value-type="string" calcext:value-type="string">
            <text:p>&lt;div id=\"\"tigFIProductDescription\"\"&gt;&lt;span class=\"\"tigFIProductDescriptionTitle\"\"&gt;Full Metal Jacket Spray Wax 500ml&lt;/span&gt;&lt;span class=\"\"tigFIProductDescriptionBlock\"\"&gt;&lt;p&gt;Full Metal Jacket™ Spray Wax is the super-hydrophobic&amp;#44 oleophobic&amp;#44 nano-polymer sealant that inhibits 99% of UV rays from penetrating the coating for it's life that you have been searching for.&lt;/p&gt;&lt;/span&gt;&lt;img class=\"\"tigFIProductDescriptionInlinePhoto\"\" alt=\"\"Full Metal Jacket Spray Wax 500ml - Tigersoft Performance\"\" title=\"\"Full Metal Jacket Spray Wax 500ml - Tigersoft Performance\"\" src=\"\"images/FMJ01.jpg\"\"&gt;&lt;/img&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row>
        <table:table-row table:style-name="ro2">
          <table:table-cell office:value-type="string" calcext:value-type="string">
            <text:p>GB125</text:p>
          </table:table-cell>
          <table:table-cell office:value-type="string" calcext:value-type="string">
            <text:p>Gloss Boost 125ml</text:p>
          </table:table-cell>
          <table:table-cell office:value-type="float" office:value="12.5" calcext:value-type="float">
            <text:p>12.5</text:p>
          </table:table-cell>
          <table:table-cell office:value-type="float" office:value="11.25" calcext:value-type="float">
            <text:p>11.25</text:p>
          </table:table-cell>
          <table:table-cell office:value-type="float" office:value="6.11" calcext:value-type="float">
            <text:p>6.11</text:p>
          </table:table-cell>
          <table:table-cell office:value-type="string" calcext:value-type="string">
            <text:p>Boost 125ml 250.jpg</text:p>
          </table:table-cell>
          <table:table-cell office:value-type="string" calcext:value-type="string">
            <text:p>&lt;div id=\"\"tigFIProductDescription\"\"&gt;&lt;span class=\"\"tigFIProductDescriptionTitle\"\"&gt;Gloss Boost 125ml&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GB1L</text:p>
          </table:table-cell>
          <table:table-cell office:value-type="string" calcext:value-type="string">
            <text:p>Gloss Boost 1L</text:p>
          </table:table-cell>
          <table:table-cell office:value-type="float" office:value="45" calcext:value-type="float">
            <text:p>45</text:p>
          </table:table-cell>
          <table:table-cell office:value-type="float" office:value="39.95" calcext:value-type="float">
            <text:p>39.95</text:p>
          </table:table-cell>
          <table:table-cell office:value-type="float" office:value="18.04" calcext:value-type="float">
            <text:p>18.04</text:p>
          </table:table-cell>
          <table:table-cell office:value-type="string" calcext:value-type="string">
            <text:p>Boost 1L Refill Store.jpg</text:p>
          </table:table-cell>
          <table:table-cell office:value-type="string" calcext:value-type="string">
            <text:p>&lt;div class=\"infobox_container fiproductdescription\"&gt;&lt;div class=\"infobox fullbox\"&gt;&lt;h1 class=\"fiProduct\"&gt;Gloss Boost 1L Refill&lt;/h1&gt;\</text:p>
            <text:p>        &lt;p&gt;&lt;span&gt;Gloss Boost&amp;trade; is&amp;nbsp;&lt;/span&gt;the world's best after-wash gloss enhancer&amp;#44; very quickly and very easily boosting the gloss and reflectivity of any high gloss surface such as paintwork&amp;#44; glass or chrome.&lt;/strong&gt;&lt;/p&gt;</text:p>
            <text:p>\</text:p>
            <text:p>&lt;p&gt;Gloss Boost&amp;trade; is safe on all exterior surfaces including uncoated plastics&lt;br /&gt; Gloss Boost&amp;trade; also provides lubrication for safer removal of very light debris such as dust and fingerprints.&lt;/p&gt;</text:p>
            <text:p>\</text:p>
            <text:p>&lt;p&gt;Gloss Boost&amp;trade; has 1% nano-polymers for a small amount of protection.&lt;/p&gt;</text:p>
            <text:p>\</text:p>
            <text:p>&lt;p&gt;Also fantastic on interior surfaces such as glossy interior trim&amp;#44; transparent plastics such as instrument cluster covers and TV/Navigation screens&amp;#44; headlights&amp;#44; tail lights -anything that isn't leather&amp;#44; plastic&amp;#44; fabric or vinyl.&lt;/p&gt;</text:p>
            <text:p>\</text:p>
            <text:p>\</text:p>
            <text:p>&lt;p&gt;&lt;strong&gt;Directions of use&lt;/strong&gt;&lt;br /&gt;For best results;&lt;/p&gt;</text:p>
            <text:p>\</text:p>
            <text:p>&lt;p&gt;1. Apply Gloss Boost&amp;trade; to a clean and dry vehicle.&lt;/p&gt;</text:p>
            <text:p>\</text:p>
            <text:p>&lt;p&gt;2. Spray a few pumps&lt;span style=\"font-size: xx-small;\"&gt;*&lt;/span&gt; of&amp;nbsp;Gloss Boost&amp;trade; onto a clean and dry NanoFibre Paintwork Cloth&amp;trade;.&lt;/p&gt;</text:p>
            <text:p>\</text:p>
            <text:p>&lt;p&gt;3.&amp;nbsp;Working one panel at a time&amp;#44;&amp;nbsp;wipe any paint&amp;#44; glass and chrome&amp;nbsp;turning cloth until a high gloss is achieved.&lt;/p&gt;</text:p>
            <text:p>\</text:p>
            <text:p>&lt;p&gt;A much more elaborate explanation of the recommended Final Inspection process and alternatives are available by clicking here.&lt;/p&gt;</text:p>
            <text:p>\</text:p>
            <text:p>\</text:p>
            <text:p>&lt;p&gt;&lt;strong&gt;Packaging: &amp;nbsp;&lt;/strong&gt;traditional Final Inspection 5ooml re-fillable pump pack w/ variable control trigger&lt;/p&gt;</text:p>
            <text:p>\</text:p>
            <text:p>&lt;p&gt;&lt;strong&gt;Refill and professional sizes:&lt;/strong&gt;&amp;nbsp; 1 Litre &amp;nbsp;l &amp;nbsp;5 Litre &amp;nbsp;l &amp;nbsp;20 Litre &amp;nbsp;l &amp;nbsp;1&amp;#44;000 Litre IBC&lt;/p&gt;</text:p>
            <text:p>\</text:p>
            <text:p>&lt;p&gt;&lt;strong&gt;Version information:&lt;/strong&gt;&amp;nbsp; v2 &amp;nbsp;l &amp;nbsp;optimised 2012&lt;/p&gt;</text:p>
            <text:p>\</text:p>
            <text:p>&lt;p&gt;&lt;strong&gt;Design and manufacture:&lt;/strong&gt;&amp;nbsp; designed and manufactured&amp;nbsp;in Australia&lt;/p&gt;</text:p>
            <text:p>\</text:p>
            <text:p>\</text:p>
            <text:p>&lt;p&gt;&lt;span style=\"font-size: xx-small;\"&gt;*A little Gloss Boost&amp;trade; goes a long way&amp;#44; use sparingly&amp;#44; about 2-3 sprays will treat one panel.&lt;/span&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GB20L</text:p>
          </table:table-cell>
          <table:table-cell office:value-type="string" calcext:value-type="string">
            <text:p>Gloss Boost 20L</text:p>
          </table:table-cell>
          <table:table-cell office:value-type="float" office:value="500" calcext:value-type="float">
            <text:p>500</text:p>
          </table:table-cell>
          <table:table-cell office:value-type="float" office:value="429" calcext:value-type="float">
            <text:p>429</text:p>
          </table:table-cell>
          <table:table-cell office:value-type="float" office:value="277.23" calcext:value-type="float">
            <text:p>277.23</text:p>
          </table:table-cell>
          <table:table-cell office:value-type="string" calcext:value-type="string">
            <text:p>FI.jpg</text:p>
          </table:table-cell>
          <table:table-cell office:value-type="string" calcext:value-type="string">
            <text:p>&lt;div id=\"\"tigFIProductDescription\"\"&gt;&lt;span class=\"\"tigFIProductDescriptionTitle\"\"&gt;Gloss Boost 20 Litres&lt;/span&gt;&lt;span class=\"\"tigFIProductDescriptionBlock\"\"&gt;&lt;p&gt;Gloss Boost™ is the world's best after-wash gloss enhancer&amp;#44 very quickly and very easily boosting the gloss and reflectivity of any high gloss surface such as paintwork&amp;#44 glass or chrome.&lt;/p&gt;&lt;/span&gt;&lt;span class=\"\"tigFIProductDescriptionBlock\"\"&gt;&lt;p&gt;Gloss Boost™ is safe on all exterior surfaces including uncoated plastics. Gloss Boost™ also provides lubrication for safer removal of very light debris such as dust and fingerprints.&lt;/p&gt;&lt;/span&gt;&lt;span class=\"\"tigFIProductDescriptionBlock\"\"&gt;&lt;p&gt;Gloss Boost™ has 1% nano-polymers for a small amount of protection.&lt;/p&gt;&lt;/span&gt;&lt;span class=\"\"tigFIProductDescriptionBlock\"\"&gt;&lt;p&gt;Also fantastic on interior surfaces such as glossy interior trim&amp;#44 transparent plastics such as instrument cluster covers and TV/Navigation screens&amp;#44 headlights&amp;#44 tail lights -anything that isn't leather&amp;#44 plastic&amp;#44 fabric or vinyl.&lt;/p&gt;&lt;/span&gt;&lt;span class=\"\"tigFIProductDescriptionBlockHeader\"\"&gt;&lt;p&gt;Directions&lt;/p&gt;&lt;/span&gt;&lt;ol class=\"\"tigFIProductDescriptionOrderedList\"\" &gt;&lt;li&gt;Apply Gloss Boost™ to a clean and dry vehicle.&lt;/li&gt;&lt;li&gt;Spray a few pumps* of Gloss Boost™ onto a clean and dry NanoFibre Paintwork Cloth™.&lt;/li&gt;&lt;li&gt;Working one panel at a time&amp;#44 wipe any paint&amp;#44 glass and chrome turning cloth until a high gloss is achieved.&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GB500</text:p>
          </table:table-cell>
          <table:table-cell office:value-type="string" calcext:value-type="string">
            <text:p>Gloss Boost 5ooml</text:p>
          </table:table-cell>
          <table:table-cell office:value-type="float" office:value="25" calcext:value-type="float">
            <text:p>25</text:p>
          </table:table-cell>
          <table:table-cell office:value-type="float" office:value="22.5" calcext:value-type="float">
            <text:p>22.5</text:p>
          </table:table-cell>
          <table:table-cell office:value-type="float" office:value="13.73" calcext:value-type="float">
            <text:p>13.73</text:p>
          </table:table-cell>
          <table:table-cell office:value-type="string" calcext:value-type="string">
            <text:p>gloss-boost-5oo_3.jpg</text:p>
          </table:table-cell>
          <table:table-cell office:value-type="string" calcext:value-type="string">
            <text:p>&lt;div class=\"infobox_container fiproductdescription\"&gt;&lt;div class=\"infobox fullbox\"&gt;&lt;h1 class=\"fiProduct\"&gt;Gloss Boost 5ooml&lt;/h1&gt;\</text:p>
            <text:p>        &lt;p&gt;&lt;span&gt;Gloss Boost&amp;trade; is&amp;nbsp;&lt;/span&gt;the world's best after-wash gloss enhancer&amp;#44; very quickly and very easily boosting the gloss and reflectivity of any high gloss surface such as paintwork&amp;#44; glass or chrome.&lt;/strong&gt;&lt;/p&gt;</text:p>
            <text:p>\</text:p>
            <text:p>&lt;p&gt;Gloss Boost&amp;trade; is safe on all exterior surfaces including uncoated plastics&lt;br /&gt; Gloss Boost&amp;trade; also provides lubrication for safer removal of very light debris such as dust and fingerprints.&lt;/p&gt;</text:p>
            <text:p>\</text:p>
            <text:p>&lt;p&gt;Gloss Boost&amp;trade; has 1% nano-polymers for a small amount of protection.&lt;/p&gt;</text:p>
            <text:p>\</text:p>
            <text:p>&lt;p&gt;Also fantastic on interior surfaces such as glossy interior trim&amp;#44; transparent plastics such as instrument cluster covers and TV/Navigation screens&amp;#44; headlights&amp;#44; tail lights -anything that isn't leather&amp;#44; plastic&amp;#44; fabric or vinyl.&lt;/p&gt;</text:p>
            <text:p>\</text:p>
            <text:p>\</text:p>
            <text:p>&lt;p&gt;&lt;strong&gt;Directions of use&lt;/strong&gt;&lt;br /&gt;For best results;&lt;/p&gt;</text:p>
            <text:p>\</text:p>
            <text:p>&lt;p&gt;1. Apply Gloss Boost&amp;trade; to a clean and dry vehicle.&lt;/p&gt;</text:p>
            <text:p>\</text:p>
            <text:p>&lt;p&gt;2. Spray a few pumps&lt;span style=\"font-size: xx-small;\"&gt;*&lt;/span&gt; of&amp;nbsp;Gloss Boost&amp;trade; onto a clean and dry NanoFibre Paintwork Cloth&amp;trade;.&lt;/p&gt;</text:p>
            <text:p>\</text:p>
            <text:p>&lt;p&gt;3.&amp;nbsp;Working one panel at a time&amp;#44;&amp;nbsp;wipe any paint&amp;#44; glass and chrome&amp;nbsp;turning cloth until a high gloss is achieved.&lt;/p&gt;</text:p>
            <text:p>\</text:p>
            <text:p>&lt;p&gt;A much more elaborate explanation of the recommended Final Inspection process and alternatives are available by clicking here.&lt;/p&gt;</text:p>
            <text:p>\</text:p>
            <text:p>\</text:p>
            <text:p>&lt;p&gt;&lt;strong&gt;Packaging: &amp;nbsp;&lt;/strong&gt;traditional Final Inspection 5ooml re-fillable pump pack w/ variable control trigger&lt;/p&gt;</text:p>
            <text:p>\</text:p>
            <text:p>&lt;p&gt;&lt;strong&gt;Refill and professional sizes:&lt;/strong&gt;&amp;nbsp; 1 Litre &amp;nbsp;l &amp;nbsp;5 Litre &amp;nbsp;l &amp;nbsp;20 Litre &amp;nbsp;l &amp;nbsp;1&amp;#44;000 Litre IBC&lt;/p&gt;</text:p>
            <text:p>\</text:p>
            <text:p>&lt;p&gt;&lt;strong&gt;Version information:&lt;/strong&gt;&amp;nbsp; v2 &amp;nbsp;l &amp;nbsp;optimised 2012&lt;/p&gt;</text:p>
            <text:p>\</text:p>
            <text:p>&lt;p&gt;&lt;strong&gt;Design and manufacture:&lt;/strong&gt;&amp;nbsp; designed and manufactured&amp;nbsp;in Australia&lt;/p&gt;</text:p>
            <text:p>\</text:p>
            <text:p>\</text:p>
            <text:p>&lt;p&gt;&lt;span style=\"font-size: xx-small;\"&gt;*A little Gloss Boost&amp;trade; goes a long way&amp;#44; use sparingly&amp;#44; about 2-3 sprays will treat one panel.&lt;/span&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GB5L</text:p>
          </table:table-cell>
          <table:table-cell office:value-type="string" calcext:value-type="string">
            <text:p>Gloss Boost 5L</text:p>
          </table:table-cell>
          <table:table-cell office:value-type="float" office:value="180" calcext:value-type="float">
            <text:p>180</text:p>
          </table:table-cell>
          <table:table-cell office:value-type="float" office:value="159" calcext:value-type="float">
            <text:p>159</text:p>
          </table:table-cell>
          <table:table-cell office:value-type="float" office:value="69.98" calcext:value-type="float">
            <text:p>69.98</text:p>
          </table:table-cell>
          <table:table-cell office:value-type="string" calcext:value-type="string">
            <text:p>boost-5l.jpg</text:p>
          </table:table-cell>
          <table:table-cell office:value-type="string" calcext:value-type="string">
            <text:p>&lt;div class=\"infobox_container fiproductdescription\"&gt;&lt;div class=\"infobox fullbox\"&gt;&lt;h1 class=\"fiProduct\"&gt;Gloss Boost 5L Refill&lt;/h1&gt;\</text:p>
            <text:p>        &lt;p&gt;&lt;span&gt;Gloss Boost&amp;trade; is&amp;nbsp;&lt;/span&gt;the world's best after-wash gloss enhancer&amp;#44; very quickly and very easily boosting the gloss and reflectivity of any high gloss surface such as paintwork&amp;#44; glass or chrome.&lt;/strong&gt;&lt;/p&gt;</text:p>
            <text:p>\</text:p>
            <text:p>&lt;p&gt;Gloss Boost&amp;trade; is safe on all exterior surfaces including uncoated plastics&lt;br /&gt; Gloss Boost&amp;trade; also provides lubrication for safer removal of very light debris such as dust and fingerprints.&lt;/p&gt;</text:p>
            <text:p>\</text:p>
            <text:p>&lt;p&gt;Gloss Boost&amp;trade; has 1% nano-polymers for a small amount of protection.&lt;/p&gt;</text:p>
            <text:p>\</text:p>
            <text:p>&lt;p&gt;Also fantastic on interior surfaces such as glossy interior trim&amp;#44; transparent plastics such as instrument cluster covers and TV/Navigation screens&amp;#44; headlights&amp;#44; tail lights -anything that isn't leather&amp;#44; plastic&amp;#44; fabric or vinyl.&lt;/p&gt;</text:p>
            <text:p>\</text:p>
            <text:p>\</text:p>
            <text:p>&lt;p&gt;&lt;strong&gt;Directions of use&lt;/strong&gt;&lt;br /&gt;For best results;&lt;/p&gt;</text:p>
            <text:p>\</text:p>
            <text:p>&lt;p&gt;1. Apply Gloss Boost&amp;trade; to a clean and dry vehicle.&lt;/p&gt;</text:p>
            <text:p>\</text:p>
            <text:p>&lt;p&gt;2. Spray a few pumps&lt;span style=\"font-size: xx-small;\"&gt;*&lt;/span&gt; of&amp;nbsp;Gloss Boost&amp;trade; onto a clean and dry NanoFibre Paintwork Cloth&amp;trade;.&lt;/p&gt;</text:p>
            <text:p>\</text:p>
            <text:p>&lt;p&gt;3.&amp;nbsp;Working one panel at a time&amp;#44;&amp;nbsp;wipe any paint&amp;#44; glass and chrome&amp;nbsp;turning cloth until a high gloss is achieved.&lt;/p&gt;</text:p>
            <text:p>\</text:p>
            <text:p>&lt;p&gt;A much more elaborate explanation of the recommended Final Inspection process and alternatives are available by clicking here.&lt;/p&gt;</text:p>
            <text:p>\</text:p>
            <text:p>\</text:p>
            <text:p>&lt;p&gt;&lt;strong&gt;Packaging: &amp;nbsp;&lt;/strong&gt;traditional Final Inspection 5ooml re-fillable pump pack w/ variable control trigger&lt;/p&gt;</text:p>
            <text:p>\</text:p>
            <text:p>&lt;p&gt;&lt;strong&gt;Refill and professional sizes:&lt;/strong&gt;&amp;nbsp; 1 Litre &amp;nbsp;l &amp;nbsp;5 Litre &amp;nbsp;l &amp;nbsp;20 Litre &amp;nbsp;l &amp;nbsp;1&amp;#44;000 Litre IBC&lt;/p&gt;</text:p>
            <text:p>\</text:p>
            <text:p>&lt;p&gt;&lt;strong&gt;Version information:&lt;/strong&gt;&amp;nbsp; v2 &amp;nbsp;l &amp;nbsp;optimised 2012&lt;/p&gt;</text:p>
            <text:p>\</text:p>
            <text:p>&lt;p&gt;&lt;strong&gt;Design and manufacture:&lt;/strong&gt;&amp;nbsp; designed and manufactured&amp;nbsp;in Australia&lt;/p&gt;</text:p>
            <text:p>\</text:p>
            <text:p>\</text:p>
            <text:p>&lt;p&gt;&lt;span style=\"font-size: xx-small;\"&gt;*A little Gloss Boost&amp;trade; goes a long way&amp;#44; use sparingly&amp;#44; about 2-3 sprays will treat one panel.&lt;/span&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GP-135</text:p>
          </table:table-cell>
          <table:table-cell office:value-type="string" calcext:value-type="string">
            <text:p>135mm Glass System Correction Pad</text:p>
          </table:table-cell>
          <table:table-cell office:value-type="float" office:value="10" calcext:value-type="float">
            <text:p>10</text:p>
          </table:table-cell>
          <table:table-cell office:value-type="float" office:value="8.95" calcext:value-type="float">
            <text:p>8.95</text:p>
          </table:table-cell>
          <table:table-cell office:value-type="float" office:value="6.43" calcext:value-type="float">
            <text:p>6.43</text:p>
          </table:table-cell>
          <table:table-cell office:value-type="string" calcext:value-type="string">
            <text:p>FI.jpg</text:p>
          </table:table-cell>
          <table:table-cell office:value-type="string" calcext:value-type="string">
            <text:p>&lt;div class=\"infobox_container fiproductdescription\"&gt;&lt;div class=\"infobox fullbox\"&gt;&lt;h1 class=\"fiProduct\"&gt;135mm Glass System Correction Pad&lt;/h1&gt;\</text:p>
            <text:p>        &lt;p&gt;This 135mm &amp;Oslash; Final Inspection Glass System&amp;trade; Correction Pad allows for correction of imperfections such as aggressive watermarking on any type of exterior glass.&lt;/p&gt;</text:p>
            <text:p>\</text:p>
            <text:p>&lt;p&gt;Gone are the days of using dangerous and risky chemicals or very high pressure and high speed to remove mineral etching and minor blemishes.&lt;br /&gt; The Glass System&amp;trade; Correction Pads require no second step&amp;#44; leave no marring&amp;#44; hologramming or swirling&amp;#44; induce no distortion&amp;#44; produce very little heat in a very clean manner. &amp;nbsp;All Glass System&amp;trade; Correction Pads&amp;nbsp;mate to regular backing plates with a Velcro&amp;reg; attachment.&lt;/p&gt;</text:p>
            <text:p>\</text:p>
            <text:p>&lt;p&gt;All Glass System&amp;trade; Correction Pads feature Velcro&amp;reg; brand hook &amp;amp; loop with Velcro&amp;reg; brand adhesive for reliability and durability.&lt;br /&gt;&lt;br /&gt; &lt;span style=\"color: #ff6600;\"&gt;The Glass Pad DOES NOT come with the backing plate pictured&lt;/span&gt;&lt;br /&gt; &lt;span style=\"font-size: 12px;\"&gt;We recommend a Final Inspection 125mm &amp;Oslash;&amp;nbsp;ACTIVE Backing Plate which can be purchased &lt;a title=\"Final Inspection 125mm ACTIVE Backing Plate\" href=\"http://www.finalinspection.com.au/125mm-o-active-backing-plate\" target=\"_blank\"&gt;here&lt;/a&gt;.&lt;/span&gt;&lt;/p&gt;    &lt;/div&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row>
        <table:table-row table:style-name="ro2">
          <table:table-cell office:value-type="string" calcext:value-type="string">
            <text:p>GP-50</text:p>
          </table:table-cell>
          <table:table-cell office:value-type="string" calcext:value-type="string">
            <text:p>50mm Glass System Correction Pad</text:p>
          </table:table-cell>
          <table:table-cell office:value-type="float" office:value="6.5" calcext:value-type="float">
            <text:p>6.5</text:p>
          </table:table-cell>
          <table:table-cell office:value-type="float" office:value="5.95" calcext:value-type="float">
            <text:p>5.95</text:p>
          </table:table-cell>
          <table:table-cell office:value-type="float" office:value="4.49" calcext:value-type="float">
            <text:p>4.49</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row>
        <table:table-row table:style-name="ro2">
          <table:table-cell office:value-type="string" calcext:value-type="string">
            <text:p>GP-75</text:p>
          </table:table-cell>
          <table:table-cell office:value-type="string" calcext:value-type="string">
            <text:p>75mm Glass System Correction Pad</text:p>
          </table:table-cell>
          <table:table-cell table:number-columns-repeated="3" office:value-type="float" office:value="0" calcext:value-type="float">
            <text:p>0</text:p>
          </table:table-cell>
          <table:table-cell office:value-type="string" calcext:value-type="string">
            <text:p>FI.jpg</text:p>
          </table:table-cell>
          <table:table-cell office:value-type="string" calcext:value-type="string">
            <text:p>&lt;div class=\"infobox_container fiproductdescription\"&gt;&lt;div class=\"infobox fullbox\"&gt;&lt;h1 class=\"fiProduct\"&gt;75mm Glass System Correction Pad&lt;/h1&gt;\</text:p>
            <text:p>        &lt;p&gt;This small 75mm &amp;Oslash; Final Inspection Glass System&amp;trade; Correction Pad allows for correction of imperfections such as aggressive watermarking in the smallest areas and at the edges of glass panels on any type of exterior glass.&lt;br /&gt;&lt;br /&gt; Control of the pad is increased from the larger size and detailed work at the very edge of the glass pane is simpler.&lt;br /&gt; Pressure per square centimeter is increased so correction is fast.&lt;br /&gt;&lt;br /&gt; The Glass System&amp;trade; Correction Pads require no second step&amp;#44; leave no marring&amp;#44; hologramming or swirling&amp;#44; induce no distortion&amp;#44; produce very little heat and mate to regular backing plates with a Velcro&amp;reg; attachment.&lt;br /&gt; All Glass System&amp;trade; Correction Pads feature Velcro&amp;reg; brand hook &amp;amp; loop with Velcro&amp;reg; brand adhesive for reliability and durability.&lt;br /&gt;&lt;br /&gt; &lt;span style=\"color: #ff6600;\"&gt;The Glass Pad DOES NOT come with the backing plate picture&lt;/span&gt;&lt;br /&gt; &lt;span style=\"font-size: 12px;\"&gt;Final Inspection recommend a Final Inspection 75mm &amp;Oslash;&amp;nbsp;ACTIVE Backing Plate which can be purchased &lt;a title=\"Final Inspection 75mm ACTIVE Backing Plate\" href=\"http://www.finalinspection.com.au/75mm-active-backing-plate\" target=\"_blank\"&gt;here&lt;/a&gt;.&lt;/span&gt;&lt;/p&gt;    &lt;/div&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row>
        <table:table-row table:style-name="ro2">
          <table:table-cell office:value-type="string" calcext:value-type="string">
            <text:p>GP-90</text:p>
          </table:table-cell>
          <table:table-cell office:value-type="string" calcext:value-type="string">
            <text:p>90mm Glass System Correction Pad</text:p>
          </table:table-cell>
          <table:table-cell office:value-type="float" office:value="7.5" calcext:value-type="float">
            <text:p>7.5</text:p>
          </table:table-cell>
          <table:table-cell office:value-type="float" office:value="6.95" calcext:value-type="float">
            <text:p>6.95</text:p>
          </table:table-cell>
          <table:table-cell office:value-type="float" office:value="4.73" calcext:value-type="float">
            <text:p>4.73</text:p>
          </table:table-cell>
          <table:table-cell office:value-type="string" calcext:value-type="string">
            <text:p>FI.jpg</text:p>
          </table:table-cell>
          <table:table-cell office:value-type="string" calcext:value-type="string">
            <text:p>\N</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row>
        <table:table-row table:style-name="ro2">
          <table:table-cell office:value-type="string" calcext:value-type="string">
            <text:p>GS-H</text:p>
          </table:table-cell>
          <table:table-cell office:value-type="string" calcext:value-type="string">
            <text:p>Glass System</text:p>
          </table:table-cell>
          <table:table-cell office:value-type="float" office:value="18" calcext:value-type="float">
            <text:p>18</text:p>
          </table:table-cell>
          <table:table-cell office:value-type="float" office:value="15.95" calcext:value-type="float">
            <text:p>15.95</text:p>
          </table:table-cell>
          <table:table-cell office:value-type="float" office:value="14.14" calcext:value-type="float">
            <text:p>14.14</text:p>
          </table:table-cell>
          <table:table-cell office:value-type="string" calcext:value-type="string">
            <text:p>glass-2-nanofibre.jpg</text:p>
          </table:table-cell>
          <table:table-cell office:value-type="string" calcext:value-type="string">
            <text:p>&lt;div class=\"infobox_container fiproductdescription\"&gt;&lt;div class=\"infobox fullbox\"&gt;&lt;h1 class=\"fiProduct\"&gt;Glass System&lt;/h1&gt;\</text:p>
            <text:p>        &lt;p&gt;The Final Inspection Glass System&amp;trade;&amp;#44; a revolutionary new way to easily and quickly clean glass including tinted glass without chemical and without streaks&amp;#44; smears or smudges.&lt;/strong&gt;&lt;/p&gt;</text:p>
            <text:p>\</text:p>
            <text:p>&lt;p&gt;&lt;strong&gt;&lt;/strong&gt;All new for 2014&amp;#44; the NanoFibre&amp;trade; Glass System&amp;trade; is the best tool for glass maintenance.&lt;/p&gt;</text:p>
            <text:p>\</text:p>
            <text:p>&lt;p&gt;Clean glass is part of a safe and comfortable driving experience and it is important to have clean glass constantly. Maintaining glass should be simple and easy and the Glass System makes this so.&lt;/p&gt;</text:p>
            <text:p>\</text:p>
            <text:p>&lt;p&gt;With it's generously sized components&amp;#44; these tailored cloths will gently but effectively and efficiently remove weekly build-up of temporary contaminants from your vehicles glass surfaces without chemical.&lt;/p&gt;</text:p>
            <text:p>\</text:p>
            <text:p>\</text:p>
            <text:p>&lt;/div&gt;&lt;div class=\"infobox fullbox\"&gt;&lt;h2&gt;Why NanoFibre?&lt;/h2&gt;</text:p>
            <text:p>\</text:p>
            <text:p>&lt;p&gt;The NanoFibre cloths deep clean and remove oils and dirt from the glass surface&amp;#44; leaving nothing to cause streaks or smears.&lt;/p&gt;</text:p>
            <text:p>\</text:p>
            <text:p>\</text:p>
            <text:p>&lt;p&gt;Performance&amp;#44; direction of use and glass cleaning information&lt;/strong&gt;&lt;/p&gt;</text:p>
            <text:p>\</text:p>
            <text:p>&lt;p&gt;The Glass System consists of two cloths&amp;#44; a Step 1 and a Step 2.&lt;/p&gt;</text:p>
            <text:p>\</text:p>
            <text:p>&lt;p&gt;Step 1 is a Dark Green coloured absorbent cloth used first&amp;#44; slightly damp&amp;#44; to deep clean glass by removing oils and dirt&amp;#44; pulling them away from the surface.&lt;/p&gt;</text:p>
            <text:p>\</text:p>
            <text:p>&lt;p&gt;Step 2 is a LIGHT GREEN tightly woven cloth used to remove any residual water on the glass surface and deliver a smear free finish.&lt;/p&gt;</text:p>
            <text:p>\</text:p>
            <text:p>&lt;p&gt;The best way to clean glass is to remove materials from the surface&amp;#44; not add to the surface&amp;#44; thus&amp;#44; using glass cleaning chemicals is only recommended if your glass is heavily soiled and/or the debris requires some chemical to assist to break down the debris.&lt;/p&gt;</text:p>
            <text:p>\</text:p>
            <text:p>&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text:p>
            <text:p>\</text:p>
            <text:p>\</text:p>
            <text:p>&lt;p&gt;&lt;strong&gt;Quality and Specification&lt;/strong&gt;&lt;br /&gt;&lt;a&gt;&lt;br /&gt;&lt;/a&gt;&lt;/p&gt;</text:p>
            <text:p>\</text:p>
            <text:p>&lt;p&gt;The NanoFibre&amp;trade; Glass System&amp;trade; consists of a 100% NanoFibre cloth hand-sewn with 100% NanoFibre&amp;trade; over-locking and constructed with the very highest build quality standards expected of any Final Inspection product.&lt;/p&gt;</text:p>
            <text:p>\</text:p>
            <text:p>&lt;p&gt;&lt;strong&gt;Yarn Denier:&lt;/strong&gt;&amp;nbsp;0.01&lt;/p&gt;</text:p>
            <text:p>\</text:p>
            <text:p>&lt;p&gt;&lt;strong&gt;Yarn Type:&lt;/strong&gt;&amp;nbsp;Multi Split&lt;/p&gt;</text:p>
            <text:p>\</text:p>
            <text:p>&lt;p&gt;&lt;strong&gt;GSM:&lt;/strong&gt;&amp;nbsp; STEP1: 400 &amp;nbsp;l &amp;nbsp;STEP 2: 300&lt;/p&gt;</text:p>
            <text:p>\</text:p>
            <text:p>&lt;p&gt;&lt;strong&gt;Density:&lt;/strong&gt;&amp;nbsp;STEP1:&amp;nbsp;~150&amp;#44;000 &amp;nbsp;f/mm &amp;nbsp;l &amp;nbsp;STEP2:&amp;nbsp;~100&amp;#44;000 &amp;nbsp;f/mm&lt;/p&gt;</text:p>
            <text:p>\</text:p>
            <text:p>&lt;p&gt;&lt;strong&gt;Weave:&lt;/strong&gt;&amp;nbsp;STEP 1: Twisted Pile / Moquet Weave &amp;nbsp;l &amp;nbsp;STEP 2: Tight Hook / Wave Weave&lt;/p&gt;</text:p>
            <text:p>\</text:p>
            <text:p>&lt;p&gt;&lt;strong&gt;Size:&lt;/strong&gt;&amp;nbsp;400 x 400mm (~15.8 x ~15.8in)&lt;/p&gt;</text:p>
            <text:p>\</text:p>
            <text:p>&lt;p&gt;&lt;strong&gt;Edge:&lt;/strong&gt;&amp;nbsp;Hand Sewn NanoFibre&amp;trade;&lt;/p&gt;</text:p>
            <text:p>\</text:p>
            <text:p>&lt;p&gt;&lt;strong&gt;Colour:&lt;/strong&gt;&amp;nbsp;STEP 1: Dark Green / White Edge &amp;nbsp;l &amp;nbsp;STEP 2: Light&amp;nbsp;Green / White Edge&lt;/p&gt;</text:p>
            <text:p>\</text:p>
            <text:p>&lt;p&gt;&lt;strong&gt;Packaging:&lt;/strong&gt;&amp;nbsp;Traditional Final Inspection re-usable plastic NanoFibre box&lt;/p&gt;</text:p>
            <text:p>\</text:p>
            <text:p>&lt;p&gt;&lt;strong&gt;Version:&lt;/strong&gt;&amp;nbsp;v2&amp;nbsp; l &amp;nbsp;optimised 2010&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lt;/p&gt;</text:p>
            <text:p>\</text:p>
            <text:p>&lt;p&gt;&lt;img class=\"rightPho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GS1-H</text:p>
          </table:table-cell>
          <table:table-cell office:value-type="string" calcext:value-type="string">
            <text:p>Glass System Step 1 Cloth</text:p>
          </table:table-cell>
          <table:table-cell office:value-type="float" office:value="10" calcext:value-type="float">
            <text:p>10</text:p>
          </table:table-cell>
          <table:table-cell office:value-type="float" office:value="9.5" calcext:value-type="float">
            <text:p>9.5</text:p>
          </table:table-cell>
          <table:table-cell office:value-type="float" office:value="7.22" calcext:value-type="float">
            <text:p>7.22</text:p>
          </table:table-cell>
          <table:table-cell office:value-type="string" calcext:value-type="string">
            <text:p>FI.jpg</text:p>
          </table:table-cell>
          <table:table-cell office:value-type="string" calcext:value-type="string">
            <text:p>&lt;div id=\"\"tigFIProductDescription\"\"&gt;&lt;span class=\"\"tigFIProductDescriptionTitle\"\"&gt;Glass System NanoFibre STEP1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1 Cloth - Tigersoft Performance\"\" title=\"\"Glass System NanoFibre STEP1 Cloth - Tigersoft Performance\"\" src=\"\"images/FIStore/glass-2-nanofibre.jpg\"\"&gt;&lt;/img&gt;&lt;br /&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br /&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GS2-H</text:p>
          </table:table-cell>
          <table:table-cell office:value-type="string" calcext:value-type="string">
            <text:p>Glass System Step 2 Cloth</text:p>
          </table:table-cell>
          <table:table-cell office:value-type="float" office:value="10" calcext:value-type="float">
            <text:p>10</text:p>
          </table:table-cell>
          <table:table-cell office:value-type="float" office:value="9.5" calcext:value-type="float">
            <text:p>9.5</text:p>
          </table:table-cell>
          <table:table-cell office:value-type="float" office:value="8.58" calcext:value-type="float">
            <text:p>8.58</text:p>
          </table:table-cell>
          <table:table-cell office:value-type="string" calcext:value-type="string">
            <text:p>Glass L Green Resise.jpg</text:p>
          </table:table-cell>
          <table:table-cell office:value-type="string" calcext:value-type="string">
            <text:p>&lt;div id=\"\"tigFIProductDescription\"\"&gt;&lt;span class=\"\"tigFIProductDescriptionTitle\"\"&gt;Glass System NanoFibre STEP2 Cloth&lt;/span&gt;&lt;span class=\"\"tigFIProductDescriptionBlock\"\"&gt;&lt;p&gt;The Final Inspection Glass System™&amp;#44 a revolutionary new way to easily and quickly clean glass including tinted glass without chemical and without streaks&amp;#44 smears or smudges.&lt;/p&gt;&lt;/span&gt;&lt;span class=\"\"tigFIProductDescriptionBlock\"\"&gt;&lt;p&gt;All new for 2014&amp;#44 the NanoFibre™ Glass System™ is the best tool for glass maintenance.&lt;/p&gt;&lt;/span&gt;&lt;span class=\"\"tigFIProductDescriptionBlock\"\"&gt;&lt;p&gt;Clean glass is part of a safe and comfortable driving experience and it is important to have clean glass constantly. Maintaining glass should be simple and easy and the Glass System makes this so&lt;/p&gt;&lt;/span&gt;&lt;span class=\"\"tigFIProductDescriptionBlock\"\"&gt;&lt;p&gt;With it's generously sized components&amp;#44 these tailored cloths will gently but effectively and efficiently remove weekly build-up of temporary contaminants from your vehicles glass surfaces without chemical.&lt;/p&gt;&lt;/span&gt;&lt;img class=\"\"tigFIProductDescriptionInlinePhoto\"\" alt=\"\"Glass System NanoFibre STEP2 Cloth - Tigersoft Performance\"\" title=\"\"Glass System NanoFibre STEP2 Cloth - Tigersoft Performance\"\" src=\"\"images/glass-2-nanofibre.jpg\"\"&gt;&lt;/img&gt;&lt;span class=\"\"tigFIProductDescriptionBlockHeader\"\"&gt;&lt;p&gt;Why NanoFibre?&lt;/p&gt;&lt;/span&gt;&lt;span class=\"\"tigFIProductDescriptionBlock\"\"&gt;&lt;p&gt;The NanoFibre cloths deep clean and remove oils and dirt from the glass surface&amp;#44 leaving nothing to cause streaks or smears.&lt;/p&gt;&lt;/span&gt;&lt;span class=\"\"tigFIProductDescriptionBlockHeader\"\"&gt;&lt;p&gt;Performance&amp;#44 direction of use and glass cleaning information&lt;/p&gt;&lt;/span&gt;&lt;span class=\"\"tigFIProductDescriptionBlock\"\"&gt;&lt;p&gt;The Glass System consists of two cloths&amp;#44 a Step 1 and a Step 2.&lt;/p&gt;&lt;/span&gt;&lt;span class=\"\"tigFIProductDescriptionBlock\"\"&gt;&lt;p&gt;Step 1 is a Dark Green coloured absorbent cloth used first&amp;#44 slightly damp&amp;#44 to deep clean glass by removing oils and dirt&amp;#44 pulling them away from the surface.&lt;/p&gt;&lt;/span&gt;&lt;span class=\"\"tigFIProductDescriptionBlock\"\"&gt;&lt;p&gt;Step 2 is a LIGHT GREEN tightly woven cloth used to remove any residual water on the glass surface and deliver a smear free finish.&lt;/p&gt;&lt;/span&gt;&lt;span class=\"\"tigFIProductDescriptionBlock\"\"&gt;&lt;p&gt;The best way to clean glass is to remove materials from the surface&amp;#44 not add to the surface&amp;#44 thus&amp;#44 using glass cleaning chemicals is only recommended if your glass is heavily soiled and/or the debris requires some chemical to assist to break down the debris.&lt;/p&gt;&lt;/span&gt;&lt;span class=\"\"tigFIProductDescriptionBlock\"\"&gt;&lt;p&gt;Smearing occurs as a result of material left on the surface&amp;#44 it is vital to use the best&amp;#44 most absorbent cloth to remove all materials from the glass surface in order to achieve the highest clarity and transmission without any ghosting or smearing from thin deposits left on the glass surface. It is also important to use a dry&amp;#44 tight woven cloth for finishing to atomise water and encourage evaporation of very small water particles to avoid visible watermarks.&lt;/p&gt;&lt;/span&gt;&lt;span class=\"\"tigFIProductDescriptionBlockHeader\"\"&gt;&lt;p&gt;Specifications&lt;/p&gt;&lt;/span&gt;&lt;p&gt;&lt;strong&gt;Yarn Denier:&lt;/strong&gt; 0.01&lt;/p&gt;&lt;p&gt;&lt;strong&gt;Yarn Type:&lt;/strong&gt; Multi Split&lt;/p&gt;&lt;p&gt;&lt;strong&gt;GSM:&lt;/strong&gt; GSM: <text:s/>STEP1: 400 <text:s/>| <text:s/>STEP 2: 300&lt;/p&gt;&lt;p&gt;&lt;strong&gt;Density:&lt;/strong&gt; STEP1: ~150&amp;#44 000 f/mm | STEP2: ~100&amp;#44 000 f/mm&lt;/p&gt;&lt;p&gt;&lt;strong&gt;Weave:&lt;/strong&gt; STEP 1: Twisted Pile / Moquet Weave <text:s/>l <text:s/>STEP 2: Tight Hook / Wave Weave&lt;/p&gt;&lt;p&gt;&lt;strong&gt;Size:&lt;/strong&gt; Size: 400 x 400mm (~15.8 x ~15.8in)&lt;/p&gt;&lt;p&gt;&lt;strong&gt;Edge:&lt;/strong&gt; Hand Sewn NanoFibre&lt;/p&gt;&lt;p&gt;&lt;strong&gt;Colour:&lt;/strong&gt; STEP 1: Dark Green / White Edge <text:s/>l <text:s/>STEP 2: Light Green / White Edge&lt;/p&gt;&lt;p&gt;&lt;strong&gt;Packaging:&lt;/strong&gt; Re-usable plastic box&lt;/p&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HPA-D</text:p>
          </table:table-cell>
          <table:table-cell office:value-type="string" calcext:value-type="string">
            <text:p>Hand Applicator (Dressing)</text:p>
          </table:table-cell>
          <table:table-cell office:value-type="float" office:value="10" calcext:value-type="float">
            <text:p>10</text:p>
          </table:table-cell>
          <table:table-cell office:value-type="float" office:value="8.95" calcext:value-type="float">
            <text:p>8.95</text:p>
          </table:table-cell>
          <table:table-cell office:value-type="float" office:value="5.38" calcext:value-type="float">
            <text:p>5.38</text:p>
          </table:table-cell>
          <table:table-cell office:value-type="string" calcext:value-type="string">
            <text:p>dressing-hp-applicator.jpg</text:p>
          </table:table-cell>
          <table:table-cell office:value-type="string" calcext:value-type="string">
            <text:p>&lt;div class=\"infobox_container fiproductdescription\"&gt;&lt;div class=\"infobox fullbox\"&gt;&lt;h1 class=\"fiProduct\"&gt;Hand Applicator (Dressing)&lt;/h1&gt;\</text:p>
            <text:p>        &lt;p&gt;Hand Pocket Applicator - Dressing Use the Blue Hand Pocket Applicator as a dedicated applicator for Dressing Interior Plastics with a Vinyl Dressing/Protectant or to apply other Dressings to plastic&amp;#44; Rubber &amp;amp; Vinyl materials. &amp;nbsp;Blue is also the wheel colour code and thus&amp;#44; this applicator is recommended to be used for application of protective sealants/waxes to wheels such as &lt;a title=\"Full Metal Jacket Spray Wax\" href=\"http://finalins.testpad.com.au/full-metal-jacket-spray-wax\" target=\"_blank\"&gt;Full Metal Jacket Spray Wax&lt;/a&gt;.&lt;/p&gt;</text:p>
            <text:p>\</text:p>
            <text:p>&lt;p&gt;&lt;span style=\"font-size: 12px;\"&gt;The Blue Colour makes it easy to stop cross contamination from product applicators which can occur -even after washing.&lt;/span&gt;&lt;/p&gt;</text:p>
            <text:p>\</text:p>
            <text:p>&lt;p&gt;&lt;span style=\"font-size: 12px;\"&gt;The Hand Pocket Applicator solves the issue of applying Dressings&amp;#44; which are usually sticky in nature&amp;#44; from coming into contact with your hands. Using the Hand Pocket Applicator helps avoid the contact with the product that usually occurs when using a cloth and using a Hand Pocket Applicator also greatly reduces the risk of dropping the Applicator onto the ground and picking up contaminants.&lt;/span&gt;&lt;/p&gt;</text:p>
            <text:p>\</text:p>
            <text:p>\</text:p>
            <text:p>&lt;p&gt;&lt;img class=\"rightPhoto\" style=\"float: right;\" title=\"Dressing Hand Pocket Applicator - Final Inspection Car Care Products\" src=\"images/FIStore/Dress-HP-02.png\" alt=\"Dressing Hand Pocket Applicator - Final Inspection Car Care Products\" /&gt;&lt;/p&gt;</text:p>
            <text:p>\</text:p>
            <text:p>&lt;/div&gt;&lt;div class=\"infobox fullbox\"&gt;&lt;h2&gt;Why a NanoFibre Applicator?&lt;/h2&gt;</text:p>
            <text:p>\</text:p>
            <text:p>&lt;p&gt;Unlike sponge&amp;#44; a NanoFibre&amp;trade; applicator is properly machine washable&amp;#44; making it a much safer alternative.&lt;br /&gt;Why?&lt;br /&gt;Sponges have thousands or millions of cells that catch and harbour debris and that debris is re-introduced to your surface with every wipe&amp;#44; along with ever increasing marring as the sponge fills with swirl inducing particles. &amp;nbsp;The plastic used to make foam is also agreessive and creates additional marring&amp;#44; so even from the very first wipe&amp;#44; a NanoFibre applicator is protecting your surfaces.&lt;/p&gt;</text:p>
            <text:p>\</text:p>
            <text:p>\</text:p>
            <text:p>&lt;/div&gt;&lt;div class=\"infobox fullbox\"&gt;&lt;h2&gt;Performance&lt;/h2&gt;</text:p>
            <text:p>\</text:p>
            <text:p>&lt;p&gt;This applicator is designed to prime faster while absorbing less product. It loads quickly with very little product&amp;#44; but primes evenly and re-distributes products consistently with ease.&lt;/p&gt;</text:p>
            <text:p>\</text:p>
            <text:p>&lt;p&gt;It has a small&amp;#44; tight 'Hand Pocket' designed to reduce fatigue and a small surface area to reduce unnecessary product absorption and loss which is important when using expensive products.&lt;/p&gt;</text:p>
            <text:p>\</text:p>
            <text:p>&lt;p&gt;Very high quality NanoFibre with durable&amp;#44; double foam core.&lt;/p&gt;</text:p>
            <text:p>\</text:p>
            <text:p>&lt;p&gt;The applicator consists entirely of Nanofibre with the exception of the foam core. &amp;nbsp;Edging is Nanofibre&amp;#44; not silk&amp;#44; rayon&amp;#44; nylon&amp;#44; cotton or any other organic materials that mark glossy surfaces. &amp;nbsp;You will find no nasty 'edgeless' technology in any of our NanoFibre products.&lt;/p&gt;</text:p>
            <text:p>\</text:p>
            <text:p>\</text:p>
            <text:p>&lt;/div&gt;&lt;div class=\"infobox fullbox\"&gt;&lt;h2&gt;Directions&lt;/h2&gt;</text:p>
            <text:p>\</text:p>
            <text:p>&lt;p&gt;Use the hand pocket applicator in conjunction with the drections on the product you are using it with. &amp;nbsp;Usually&amp;#44; for applying leather conditioners&amp;#44; a slightly overlapping&amp;nbsp;back and forth motion is recommended.&lt;/p&gt;</text:p>
            <text:p>\</text:p>
            <text:p>&lt;p&gt;The 'Hand Pocket' applicator is reversible&amp;#44; simply pull the hand pocket over the top of the applicator&amp;nbsp;&lt;/p&gt;</text:p>
            <text:p>\</text:p>
            <text:p>\</text:p>
            <text:p>&lt;p&gt;&lt;strong&gt;Specification&lt;/strong&gt;&lt;br /&gt;&lt;a&gt;&lt;br /&gt;&lt;/a&gt;&lt;/p&gt;</text:p>
            <text:p>\</text:p>
            <text:p>&lt;p&gt;&lt;strong&gt;Yarn Denier:&lt;/strong&gt;&amp;nbsp;0.01&lt;/p&gt;</text:p>
            <text:p>\</text:p>
            <text:p>&lt;p&gt;&lt;strong&gt;Yarn Type:&lt;/strong&gt;&amp;nbsp;non-split&lt;/p&gt;</text:p>
            <text:p>\</text:p>
            <text:p>&lt;p&gt;&lt;strong&gt;GSM:&lt;/strong&gt;&amp;nbsp; 300&lt;/p&gt;</text:p>
            <text:p>\</text:p>
            <text:p>&lt;p&gt;&lt;strong&gt;Density:&lt;/strong&gt;&amp;nbsp;~100&amp;#44;000 &amp;nbsp;f/mm&lt;/p&gt;</text:p>
            <text:p>\</text:p>
            <text:p>&lt;p&gt;&lt;strong&gt;Weave:&lt;/strong&gt;&amp;nbsp;Tight Loop / Grid&lt;/p&gt;</text:p>
            <text:p>\</text:p>
            <text:p>&lt;p&gt;&lt;strong&gt;Size:&lt;/strong&gt;&amp;nbsp;135mm (5.5in) diameter / 35mm (1.5in) thick&lt;/p&gt;</text:p>
            <text:p>\</text:p>
            <text:p>&lt;p&gt;&lt;strong&gt;Edge:&lt;/strong&gt;&amp;nbsp;External (Hand Sewn NanoFibre)&lt;/p&gt;</text:p>
            <text:p>\</text:p>
            <text:p>&lt;p&gt;&lt;strong&gt;Colour:&lt;/strong&gt;&amp;nbsp;Blue&lt;/p&gt;</text:p>
            <text:p>\</text:p>
            <text:p>&lt;p&gt;&lt;strong&gt;Packaging:&lt;/strong&gt;&amp;nbsp;Re-usable plastic box&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lt;/p&gt;</text:p>
            <text:p>\</text:p>
            <text:p>&lt;p&gt;&lt;img class=\"rightPho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HPA-L</text:p>
          </table:table-cell>
          <table:table-cell office:value-type="string" calcext:value-type="string">
            <text:p>Hand Applicator (Leather)</text:p>
          </table:table-cell>
          <table:table-cell office:value-type="float" office:value="10" calcext:value-type="float">
            <text:p>10</text:p>
          </table:table-cell>
          <table:table-cell office:value-type="float" office:value="8.95" calcext:value-type="float">
            <text:p>8.95</text:p>
          </table:table-cell>
          <table:table-cell office:value-type="float" office:value="5.38" calcext:value-type="float">
            <text:p>5.38</text:p>
          </table:table-cell>
          <table:table-cell office:value-type="string" calcext:value-type="string">
            <text:p>leather-hp-applicator.jpg</text:p>
          </table:table-cell>
          <table:table-cell office:value-type="string" calcext:value-type="string">
            <text:p>&lt;div class=\"infobox_container fiproductdescription\"&gt;&lt;div class=\"infobox fullbox\"&gt;&lt;h1 class=\"fiProduct\"&gt;Hand Applicator (Leather)&lt;/h1&gt;\</text:p>
            <text:p>        &lt;p&gt;Hand Pocket Applicator - Leather The Leather Hand Pocket Applicator makes applying Leather Feed a breeze. The Low Pile Weave doesn't unnecessarily absorb product that eventually is wasted. The Low Pile also allows the Hand Pocket to glide across the rough Leather surface instead of gripping. It does however have enough pile to evenly distribute the Feeding product onto Leather surfaces. For use with all Leather Feeding/Conditioning/Moisturising products that are in paste or thicker liquid form.&lt;/p&gt;</text:p>
            <text:p>\</text:p>
            <text:p>\</text:p>
            <text:p>&lt;p&gt;The very best interior 'hand pocket' applicator for cleaning or application of leather preservers such as 'feed'.&lt;br /&gt;&lt;br /&gt;&lt;/p&gt;</text:p>
            <text:p>\</text:p>
            <text:p>&lt;p&gt;&lt;img class=\"rightPhoto\" style=\"float: right;\" title=\"Leather 'Hand Pocket' Applicator -Final Inspection Car Care Products\" src=\"images/FIStore/Leather-HP-02.png\" alt=\"Leather 'Hand Pocket' Applicator -Final Inspection Car Care Products\" /&gt;&lt;/p&gt;</text:p>
            <text:p>\</text:p>
            <text:p>&lt;/div&gt;&lt;div class=\"infobox fullbox\"&gt;&lt;h2&gt;Why a NanoFibre Applicator?&lt;/h2&gt;</text:p>
            <text:p>\</text:p>
            <text:p>&lt;p&gt;Unlike sponge&amp;#44; a NanoFibre&amp;trade; applicator is properly machine washable&amp;#44; making it a much safer alternative.&lt;br /&gt;Why?&lt;br /&gt;Sponges have thousands or millions of cells that catch and harbour debris and that debris is re-introduced to your surface with every wipe&amp;#44; along with ever increasing marring as the sponge fills with swirl inducing particles. &amp;nbsp;The plastic used to make foam is also agreessive and creates additional marring&amp;#44; so even from the very first wipe&amp;#44; a NanoFibre applicator is protecting your surfaces.&lt;/p&gt;</text:p>
            <text:p>\</text:p>
            <text:p>\</text:p>
            <text:p>&lt;/div&gt;&lt;div class=\"infobox fullbox\"&gt;&lt;h2&gt;Performance&lt;/h2&gt;</text:p>
            <text:p>\</text:p>
            <text:p>&lt;p&gt;This applicator is designed to prime faster while absorbing less product. It loads quickly with very little product&amp;#44; but primes evenly and re-distributes products such as 'feed' consistently with ease.&lt;/p&gt;</text:p>
            <text:p>\</text:p>
            <text:p>&lt;p&gt;It has a small&amp;#44; tight 'Hand Pocket' designed to reduce fatigue and a small surface area to reduce unnecessary product absorption and loss which is important when using expensive products.&lt;/p&gt;</text:p>
            <text:p>\</text:p>
            <text:p>&lt;p&gt;Very high quality NanoFibre with durable&amp;#44; double foam core.&lt;/p&gt;</text:p>
            <text:p>\</text:p>
            <text:p>&lt;p&gt;The applicator consists entirely of Nanofibre with the exception of the foam core. &amp;nbsp;Edging is Nanofibre&amp;#44; not silk&amp;#44; rayon&amp;#44; nylon&amp;#44; cotton or any other organic materials that mark glossy surfaces. &amp;nbsp;You will find no nasty 'edgeless' technology in any of our NanoFibre products.&lt;/p&gt;</text:p>
            <text:p>\</text:p>
            <text:p>\</text:p>
            <text:p>&lt;/div&gt;&lt;div class=\"infobox fullbox\"&gt;&lt;h2&gt;Directions&lt;/h2&gt;</text:p>
            <text:p>\</text:p>
            <text:p>&lt;p&gt;Use the hand pocket applicator in conjunction with the drections on the product you are using it with. &amp;nbsp;Usually&amp;#44; for applying leather conditioners&amp;#44; a slightly overlapping&amp;nbsp;back and forth motion is recommended.&lt;/p&gt;</text:p>
            <text:p>\</text:p>
            <text:p>&lt;p&gt;The 'Hand Pocket' applicator is reversible&amp;#44; simply pull the hand pocket over the top of the applicator&amp;nbsp;&lt;/p&gt;</text:p>
            <text:p>\</text:p>
            <text:p>\</text:p>
            <text:p>&lt;p&gt;&lt;strong&gt;Specification&lt;/strong&gt;&lt;br /&gt;&lt;a&gt;&lt;br /&gt;&lt;/a&gt;&lt;/p&gt;</text:p>
            <text:p>\</text:p>
            <text:p>&lt;p&gt;&lt;strong&gt;Yarn Denier:&lt;/strong&gt;&amp;nbsp;0.01&lt;/p&gt;</text:p>
            <text:p>\</text:p>
            <text:p>&lt;p&gt;&lt;strong&gt;Yarn Type:&lt;/strong&gt;&amp;nbsp;non-split&lt;/p&gt;</text:p>
            <text:p>\</text:p>
            <text:p>&lt;p&gt;&lt;strong&gt;GSM:&lt;/strong&gt;&amp;nbsp; 300&lt;/p&gt;</text:p>
            <text:p>\</text:p>
            <text:p>&lt;p&gt;&lt;strong&gt;Density:&lt;/strong&gt;&amp;nbsp;~100&amp;#44;000 &amp;nbsp;f/mm&lt;/p&gt;</text:p>
            <text:p>\</text:p>
            <text:p>&lt;p&gt;&lt;strong&gt;Weave:&lt;/strong&gt;&amp;nbsp;Tight Loop / Grid&lt;/p&gt;</text:p>
            <text:p>\</text:p>
            <text:p>&lt;p&gt;&lt;strong&gt;Size:&lt;/strong&gt;&amp;nbsp;135mm (5.5in) diameter / 35mm (1.5in) thick&lt;/p&gt;</text:p>
            <text:p>\</text:p>
            <text:p>&lt;p&gt;&lt;strong&gt;Edge:&lt;/strong&gt;&amp;nbsp;External (Hand Sewn NanoFibre)&lt;/p&gt;</text:p>
            <text:p>\</text:p>
            <text:p>&lt;p&gt;&lt;strong&gt;Colour:&lt;/strong&gt;&amp;nbsp;Yellow&lt;/p&gt;</text:p>
            <text:p>\</text:p>
            <text:p>&lt;p&gt;&lt;strong&gt;Packaging:&lt;/strong&gt;&amp;nbsp;Re-usable plastic box&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lt;/p&gt;</text:p>
            <text:p>\</text:p>
            <text:p>&lt;p&gt;&lt;img class=\"rightPho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HPA-W</text:p>
          </table:table-cell>
          <table:table-cell office:value-type="string" calcext:value-type="string">
            <text:p>Hand Applicator (Wax)</text:p>
          </table:table-cell>
          <table:table-cell office:value-type="float" office:value="10" calcext:value-type="float">
            <text:p>10</text:p>
          </table:table-cell>
          <table:table-cell office:value-type="float" office:value="8.95" calcext:value-type="float">
            <text:p>8.95</text:p>
          </table:table-cell>
          <table:table-cell office:value-type="float" office:value="5.38" calcext:value-type="float">
            <text:p>5.38</text:p>
          </table:table-cell>
          <table:table-cell office:value-type="string" calcext:value-type="string">
            <text:p>wax-hp-applicator.jpg</text:p>
          </table:table-cell>
          <table:table-cell office:value-type="string" calcext:value-type="string">
            <text:p>&lt;div class=\"infobox_container fiproductdescription\"&gt;&lt;div class=\"infobox fullbox\"&gt;&lt;h1 class=\"fiProduct\"&gt;Hand Applicator (Wax)&lt;/h1&gt;\</text:p>
            <text:p>        &lt;p&gt;The very best wax &amp;amp; sealant 'Hand Pocket' Applicator&lt;br /&gt;Use this safe and comfortable applicator to apply your favourite sealants and waxes.&lt;/p&gt;</text:p>
            <text:p>\</text:p>
            <text:p>&lt;p&gt;&lt;img class=\"rightPhoto\" style=\"float: right;\" title=\"NanoFibre Paintwork 'Hand Pocket' Applicator - Final Inspection Car Care Products\" src=\"images/FIStore/Wax-HP-02.png\" alt=\"NanoFibre Paintwork 'Hand Pocket' Applicator - Final Inspection Car Care Products\" /&gt;&lt;/p&gt;</text:p>
            <text:p>\</text:p>
            <text:p>&lt;/div&gt;&lt;div class=\"infobox fullbox\"&gt;&lt;h2&gt;Why a NanoFibre Applicator?&lt;/h2&gt;</text:p>
            <text:p>\</text:p>
            <text:p>&lt;p&gt;Unlike sponge&amp;#44; a NanoFibre&amp;trade; applicator is properly machine washable&amp;#44; making it a much safer alternative.&lt;br /&gt;Why?&lt;br /&gt; Sponges have thousands or millions of cells that catch and harbour debris and that debris is re-introduced to your surface with every wipe&amp;#44; along with ever increasing marring as the sponge fills with swirl inducing particles. &amp;nbsp;The plastic used to make foam is also agreessive and creates additional marring&amp;#44; so even from the very first wipe&amp;#44; a NanoFibre applicator is protecting your surfaces.&lt;/p&gt;</text:p>
            <text:p>\</text:p>
            <text:p>\</text:p>
            <text:p>&lt;/div&gt;&lt;div class=\"infobox fullbox\"&gt;&lt;h2&gt;Performance&lt;/h2&gt;</text:p>
            <text:p>\</text:p>
            <text:p>&lt;p&gt;This applicator is designed to prime faster while absorbing less product. It loads quickly with very little product&amp;#44; but primes evenly and distributes consistently with ease.&lt;/p&gt;</text:p>
            <text:p>\</text:p>
            <text:p>&lt;p&gt;It has a small&amp;#44; tight 'Hand Pocket' designed to reduce fatigue and a small surface area to reduce unnecessary product absorption and loss which is important when using expensive sealants or waxes.&lt;/p&gt;</text:p>
            <text:p>\</text:p>
            <text:p>&lt;p&gt;Very high quality NanoFibre with durable&amp;#44; double foam core.&lt;/p&gt;</text:p>
            <text:p>\</text:p>
            <text:p>&lt;p&gt;The applicator consists entirely of Nanofibre with the exception of the foam core. &amp;nbsp;Edging is Nanofibre&amp;#44; not silk&amp;#44; rayon&amp;#44; nylon&amp;#44; cotton or any other organic materials that mark glossy surfaces.&lt;/p&gt;</text:p>
            <text:p>\</text:p>
            <text:p>\</text:p>
            <text:p>&lt;/div&gt;&lt;div class=\"infobox fullbox\"&gt;&lt;h2&gt;Directions&lt;/h2&gt;</text:p>
            <text:p>\</text:p>
            <text:p>&lt;p&gt;Use the hand pocket applicator in conjunction with the drections on the product you are using it with. &amp;nbsp;Usually&amp;#44; for applying sealants and waxes&amp;#44; a back and forth motion is recommended and overlapping grid for efficiency.&lt;/p&gt;</text:p>
            <text:p>\</text:p>
            <text:p>&lt;p&gt;The 'Hand Pocket' applicator is reversible&amp;#44; simply pull the hand pocket over the top of the applicator&amp;nbsp;&lt;/p&gt;</text:p>
            <text:p>\</text:p>
            <text:p>\</text:p>
            <text:p>&lt;p&gt;&lt;strong&gt;Specification&lt;/strong&gt;&lt;br /&gt;&lt;a&gt;&lt;br /&gt;&lt;/a&gt;&lt;/p&gt;</text:p>
            <text:p>\</text:p>
            <text:p>&lt;p&gt;&lt;strong&gt;Yarn Denier:&lt;/strong&gt;&amp;nbsp;0.01&lt;/p&gt;</text:p>
            <text:p>\</text:p>
            <text:p>&lt;p&gt;&lt;strong&gt;Yarn Type:&lt;/strong&gt;&amp;nbsp;non-split&lt;/p&gt;</text:p>
            <text:p>\</text:p>
            <text:p>&lt;p&gt;&lt;strong&gt;GSM:&lt;/strong&gt;&amp;nbsp; 300&lt;/p&gt;</text:p>
            <text:p>\</text:p>
            <text:p>&lt;p&gt;&lt;strong&gt;Density:&lt;/strong&gt;&amp;nbsp;~100&amp;#44;000 &amp;nbsp;f/mm&lt;/p&gt;</text:p>
            <text:p>\</text:p>
            <text:p>&lt;p&gt;&lt;strong&gt;Weave:&lt;/strong&gt;&amp;nbsp;Open End / Looped&lt;/p&gt;</text:p>
            <text:p>\</text:p>
            <text:p>&lt;p&gt;&lt;strong&gt;Size:&lt;/strong&gt;&amp;nbsp;135mm (5.5in) diameter / 35mm (1.5in) thick&lt;/p&gt;</text:p>
            <text:p>\</text:p>
            <text:p>&lt;p&gt;&lt;strong&gt;Edge:&lt;/strong&gt;&amp;nbsp;External (Hand Sewn NanoFibre)&lt;/p&gt;</text:p>
            <text:p>\</text:p>
            <text:p>&lt;p&gt;&lt;strong&gt;Colour:&lt;/strong&gt;&amp;nbsp;Orange&lt;/p&gt;</text:p>
            <text:p>\</text:p>
            <text:p>&lt;p&gt;&lt;strong&gt;Packaging:&lt;/strong&gt;&amp;nbsp;Re-usable plastic box&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lt;/p&gt;</text:p>
            <text:p>\</text:p>
            <text:p>&lt;p&gt;&lt;img class=\"rightPho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INT1L</text:p>
          </table:table-cell>
          <table:table-cell office:value-type="string" calcext:value-type="string">
            <text:p>Interior Cleanse 1L</text:p>
          </table:table-cell>
          <table:table-cell office:value-type="float" office:value="20" calcext:value-type="float">
            <text:p>20</text:p>
          </table:table-cell>
          <table:table-cell office:value-type="float" office:value="17.95" calcext:value-type="float">
            <text:p>17.95</text:p>
          </table:table-cell>
          <table:table-cell office:value-type="float" office:value="9.17" calcext:value-type="float">
            <text:p>9.17</text:p>
          </table:table-cell>
          <table:table-cell office:value-type="string" calcext:value-type="string">
            <text:p>interior-cleanse1l.jpg</text:p>
          </table:table-cell>
          <table:table-cell office:value-type="string" calcext:value-type="string">
            <text:p>&lt;div class=\"infobox_container fiproductdescription\"&gt;&lt;div class=\"infobox fullbox\"&gt;&lt;h1 class=\"fiProduct\"&gt;Interior Cleanse 1L&lt;/h1&gt;\</text:p>
            <text:p>        &lt;p&gt;&lt;strong&gt;A professional strength&amp;#44; citrus-based Interior Cleanser with fast oil-breaking characteristics&lt;/strong&gt;&lt;br /&gt; Quick cleaning&amp;#44; low-foaming&amp;#44; pleasant smelling and safe for use on all types of plastic&amp;#44; vinyl and fabric.&lt;br /&gt;Interior Cleanse can be used to remove stains&amp;#44; oils&amp;#44; make-up and general dirt and debris from all surfaces quickly and easily. Yellow 'Interior Cleaning' colour coding.&lt;/p&gt;</text:p>
            <text:p>\</text:p>
            <text:p>&lt;p&gt;&lt;a title=\"Leather Clean Gel - Final Inspection Car Care Products\" href=\"http://www.finalinspection.com.au/clean-gel\" target=\"_blank\"&gt;leather clean gel&lt;/a&gt; recommended for cleaning leather surfaces&lt;/p&gt;</text:p>
            <text:p>\</text:p>
            <text:p>\</text:p>
            <text:p>&lt;/div&gt;&lt;div class=\"infobox fullbox\"&gt;&lt;h2&gt;Directions of use&lt;/h2&gt;</text:p>
            <text:p>\</text:p>
            <text:p>&lt;p&gt;1. For best results&amp;#44; spray a few pumps of&amp;nbsp;Interior Clenase&amp;trade; onto a slightly damp Final Inspection NanoFibre Interior Cloth&amp;trade;&lt;br /&gt;2.&amp;nbsp;Wipe surfaces such as dashboard&amp;#44; consoles and door trims.&lt;br /&gt;3.&amp;nbsp;Remove Interior Cleanse from cloth by rinsing and remove Interior Cleanse from interior by re-wiping.&lt;/p&gt;</text:p>
            <text:p>\</text:p>
            <text:p>&lt;p&gt;A much more elaborate explanation of the recommended Final Inspection process is available by clicking here.&lt;/p&gt;</text:p>
            <text:p>\</text:p>
            <text:p>\</text:p>
            <text:p>&lt;p&gt;&lt;strong&gt;Version information:&lt;/strong&gt;&amp;nbsp; v1.1 &amp;nbsp;l &amp;nbsp;optimised 2013&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INT20L</text:p>
          </table:table-cell>
          <table:table-cell office:value-type="string" calcext:value-type="string">
            <text:p>Interior Cleanse 20L</text:p>
          </table:table-cell>
          <table:table-cell office:value-type="float" office:value="275" calcext:value-type="float">
            <text:p>275</text:p>
          </table:table-cell>
          <table:table-cell office:value-type="float" office:value="230" calcext:value-type="float">
            <text:p>230</text:p>
          </table:table-cell>
          <table:table-cell office:value-type="float" office:value="103.84" calcext:value-type="float">
            <text:p>103.84</text:p>
          </table:table-cell>
          <table:table-cell office:value-type="string" calcext:value-type="string">
            <text:p>FI.jpg</text:p>
          </table:table-cell>
          <table:table-cell office:value-type="string" calcext:value-type="string">
            <text:p>&lt;div id=\"\"tigFIProductDescription\"\"&gt;&lt;span class=\"\"tigFIProductDescriptionTitle\"\"&gt;Interior Cleanse 20 Litres&lt;/span&gt;&lt;span class=\"\"tigFIProductDescriptionBlock\"\"&gt;&lt;p&gt;A professional strength&amp;#44 citrus-based Interior Cleanser with fast oil-breaking characteristics. Quick cleaning&amp;#44 low-foaming&amp;#44 pleasant smelling and safe for use on all types of plastic&amp;#44 vinyl and fabric. Interior Cleanse can be used to remove stains&amp;#44 oils&amp;#44 make-up and general dirt and debris from all surfaces quickly and easily. Yellow 'Interior Cleaning' colour coding.&lt;/p&gt;&lt;/span&gt;&lt;span class=\"\"tigFIProductDescriptionBlock\"\"&gt;&lt;p&gt;Please Note: Leather Clean Gel is recommended for cleaning leather surfaces&lt;/p&gt;&lt;/span&gt;&lt;span class=\"\"tigFIProductDescriptionBlockHeader\"\"&gt;&lt;p&gt;Directions&lt;/p&gt;&lt;/span&gt;&lt;ol class=\"\"tigFIProductDescriptionOrderedList\"\" &gt;&lt;li&gt;For best results&amp;#44 spray a few pumps of Interior Clenase™ onto a slightly damp Final Inspection NanoFibre Interior Cloth™&lt;/li&gt;&lt;li&gt;Wipe surfaces such as dashboard&amp;#44 consoles and door trims.&lt;/li&gt;&lt;li&gt;Remove Interior Cleanse from cloth by rinsing and remove Interior Cleanse from interior by re-wiping.&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INT500</text:p>
          </table:table-cell>
          <table:table-cell office:value-type="string" calcext:value-type="string">
            <text:p>Interior Cleanse 5ooml</text:p>
          </table:table-cell>
          <table:table-cell office:value-type="float" office:value="12" calcext:value-type="float">
            <text:p>12</text:p>
          </table:table-cell>
          <table:table-cell office:value-type="float" office:value="10.75" calcext:value-type="float">
            <text:p>10.75</text:p>
          </table:table-cell>
          <table:table-cell office:value-type="float" office:value="6.83" calcext:value-type="float">
            <text:p>6.83</text:p>
          </table:table-cell>
          <table:table-cell office:value-type="string" calcext:value-type="string">
            <text:p>interior-cleanse-5oo.jpg</text:p>
          </table:table-cell>
          <table:table-cell office:value-type="string" calcext:value-type="string">
            <text:p>&lt;div class=\"infobox_container fiproductdescription\"&gt;&lt;div class=\"infobox fullbox\"&gt;&lt;h1 class=\"fiProduct\"&gt;Interior Cleanse 5ooml&lt;/h1&gt;\</text:p>
            <text:p>        &lt;p&gt;&lt;strong&gt;A professional strength&amp;#44; citrus-based Interior Cleanser with fast oil-breaking characteristics&lt;/strong&gt;&lt;br /&gt; Quick cleaning&amp;#44; low-foaming&amp;#44; pleasant smelling and safe for use on all types of plastic&amp;#44; vinyl and fabric.&lt;br /&gt;Interior Cleanse can be used to remove stains&amp;#44; oils&amp;#44; make-up and general dirt and debris from all surfaces quickly and easily. Yellow 'Interior Cleaning' colour coding.&lt;/p&gt;</text:p>
            <text:p>\</text:p>
            <text:p>&lt;p&gt;&lt;a title=\"Leather Clean Gel - Final Inspection Car Care Products\" href=\"http://www.finalinspection.com.au/clean-gel\" target=\"_blank\"&gt;leather clean gel&lt;/a&gt; recommended for cleaning leather surfaces&lt;/p&gt;</text:p>
            <text:p>\</text:p>
            <text:p>\</text:p>
            <text:p>&lt;/div&gt;&lt;div class=\"infobox fullbox\"&gt;&lt;h2&gt;Directions of use&lt;/h2&gt;</text:p>
            <text:p>\</text:p>
            <text:p>&lt;p&gt;1. For best results&amp;#44; spray a few pumps of&amp;nbsp;Interior Clenase&amp;trade; onto a slightly damp Final Inspection NanoFibre Interior Cloth&amp;trade;&lt;br /&gt;2.&amp;nbsp;Wipe surfaces such as dashboard&amp;#44; consoles and door trims.&lt;br /&gt;3.&amp;nbsp;Remove Interior Cleanse from cloth by rinsing and remove Interior Cleanse from interior by re-wiping.&lt;/p&gt;</text:p>
            <text:p>\</text:p>
            <text:p>&lt;p&gt;A much more elaborate explanation of the recommended Final Inspection process is available by clicking here.&lt;/p&gt;</text:p>
            <text:p>\</text:p>
            <text:p>\</text:p>
            <text:p>&lt;p&gt;&lt;strong&gt;Version information:&lt;/strong&gt;&amp;nbsp; v1.1 &amp;nbsp;l &amp;nbsp;optimised 2013&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INT5L</text:p>
          </table:table-cell>
          <table:table-cell office:value-type="string" calcext:value-type="string">
            <text:p>Interior Cleanse 5L</text:p>
          </table:table-cell>
          <table:table-cell office:value-type="float" office:value="80" calcext:value-type="float">
            <text:p>80</text:p>
          </table:table-cell>
          <table:table-cell office:value-type="float" office:value="68" calcext:value-type="float">
            <text:p>68</text:p>
          </table:table-cell>
          <table:table-cell office:value-type="float" office:value="26.81" calcext:value-type="float">
            <text:p>26.81</text:p>
          </table:table-cell>
          <table:table-cell office:value-type="string" calcext:value-type="string">
            <text:p>intclns-5l02_1.jpg</text:p>
          </table:table-cell>
          <table:table-cell office:value-type="string" calcext:value-type="string">
            <text:p>&lt;div class=\"infobox_container fiproductdescription\"&gt;&lt;div class=\"infobox fullbox\"&gt;&lt;h1 class=\"fiProduct\"&gt;Interior Cleanse 5L Refill&lt;/h1&gt;\</text:p>
            <text:p>        &lt;p&gt;&lt;strong&gt;A professional strength&amp;#44; citrus-based Interior Cleanser with fast oil-breaking characteristics&lt;/strong&gt;&lt;br /&gt; Quick cleaning&amp;#44; low-foaming&amp;#44; pleasant smelling and safe for use on all types of plastic&amp;#44; vinyl and fabric.&lt;br /&gt;Interior Cleanse can be used to remove stains&amp;#44; oils&amp;#44; make-up and general dirt and debris from all surfaces quickly and easily. Yellow 'Interior Cleaning' colour coding.&lt;/p&gt;</text:p>
            <text:p>\</text:p>
            <text:p>&lt;p&gt;&lt;a title=\"Leather Clean Gel - Final Inspection Car Care Products\" href=\"http://www.finalinspection.com.au/clean-gel\" target=\"_blank\"&gt;leather clean gel&lt;/a&gt; recommended for cleaning leather surfaces&lt;/p&gt;</text:p>
            <text:p>\</text:p>
            <text:p>\</text:p>
            <text:p>&lt;/div&gt;&lt;div class=\"infobox fullbox\"&gt;&lt;h2&gt;Directions of use&lt;/h2&gt;</text:p>
            <text:p>\</text:p>
            <text:p>&lt;p&gt;1. For best results&amp;#44; spray a few pumps of&amp;nbsp;Interior Clenase&amp;trade; onto a slightly damp Final Inspection NanoFibre Interior Cloth&amp;trade;&lt;br /&gt;2.&amp;nbsp;Wipe surfaces such as dashboard&amp;#44; consoles and door trims.&lt;br /&gt;3.&amp;nbsp;Remove Interior Cleanse from cloth by rinsing and remove Interior Cleanse from interior by re-wiping.&lt;/p&gt;</text:p>
            <text:p>\</text:p>
            <text:p>&lt;p&gt;A much more elaborate explanation of the recommended Final Inspection process is available by clicking here.&lt;/p&gt;</text:p>
            <text:p>\</text:p>
            <text:p>\</text:p>
            <text:p>&lt;p&gt;&lt;strong&gt;Version information:&lt;/strong&gt;&amp;nbsp; v1.1 &amp;nbsp;l &amp;nbsp;optimised 2013&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INTNF-H</text:p>
          </table:table-cell>
          <table:table-cell office:value-type="string" calcext:value-type="string">
            <text:p>Interior Cloth</text:p>
          </table:table-cell>
          <table:table-cell office:value-type="float" office:value="10" calcext:value-type="float">
            <text:p>10</text:p>
          </table:table-cell>
          <table:table-cell office:value-type="float" office:value="8.95" calcext:value-type="float">
            <text:p>8.95</text:p>
          </table:table-cell>
          <table:table-cell office:value-type="float" office:value="6.55" calcext:value-type="float">
            <text:p>6.55</text:p>
          </table:table-cell>
          <table:table-cell office:value-type="string" calcext:value-type="string">
            <text:p>interior-nanofibre.jpg</text:p>
          </table:table-cell>
          <table:table-cell office:value-type="string" calcext:value-type="string">
            <text:p>&lt;div class=\"infobox_container fiproductdescription\"&gt;&lt;div class=\"infobox fullbox\"&gt;&lt;h1 class=\"fiProduct\"&gt;Interior Cloth&lt;/h1&gt;\</text:p>
            <text:p>        &lt;p&gt;&lt;img class=\"rightPhoto\" style=\"float: right;\" title=\"Final Inspection Car Care Products - Interior NanoFibre\" src=\"images/FIStore/stitch2.png\" alt=\"Final Inspection Car Care Products - Interior NanoFibre\" /&gt;&lt;/p&gt;</text:p>
            <text:p>\</text:p>
            <text:p>&lt;p style=\"text-align: left;\"&gt;A very high quality&amp;#44; 300 gsm&amp;#44; 40 x 40cm NanoFibre&amp;trade; cloth recommended for use on all cabin surfaces such as leather&amp;#44; vinyl&amp;#44; fabric and plastics.&lt;/p&gt;</text:p>
            <text:p>\</text:p>
            <text:p>&lt;p style=\"text-align: left;\"&gt;Our Interior NanoFibre&amp;trade; Cloth features hand sewn pure NanoFibre&amp;trade; edging&amp;#44; not rayon or cotton and no edge-less heat stamping. &amp;nbsp;Consisting of 80% nano polyester fibre for ultra efficient cleaning and absorption around a (20%) polyamide core&amp;#44; our Interior NanoFibre cloth has superlative agreesion for cleaning power with gentle characteristics.&lt;/p&gt;</text:p>
            <text:p>\</text:p>
            <text:p>&lt;p style=\"text-align: left;\"&gt;Recommended for use with Interior Cleanse to clean all fabrics&amp;#44; vinyls and plastics in the cabin. &amp;nbsp;&lt;a href=\"http://s164851.gridserver.com/paint-nanofibre-cloth\"&gt;Paintwork NanoFibre&lt;/a&gt; recommended for glossy surfaces such as wood trim and screens as well as transparent plastics.&lt;/p&gt;</text:p>
            <text:p>\</text:p>
            <text:p>&lt;p style=\"text-align: left;\"&gt;&lt;strong&gt;Yarn Denier:&lt;/strong&gt;&amp;nbsp;0.01&lt;/p&gt;</text:p>
            <text:p>\</text:p>
            <text:p>&lt;p style=\"text-align: left;\"&gt;&lt;strong&gt;Yarn Type:&lt;/strong&gt; Multi Split&lt;/p&gt;</text:p>
            <text:p>\</text:p>
            <text:p>&lt;p style=\"text-align: left;\"&gt;&lt;strong&gt;GSM:&lt;/strong&gt;&amp;nbsp; 300&lt;/p&gt;</text:p>
            <text:p>\</text:p>
            <text:p>&lt;p style=\"text-align: left;\"&gt;&lt;strong&gt;Density:&lt;/strong&gt; ~100&amp;#44;000 &amp;nbsp;f/mm&lt;/p&gt;</text:p>
            <text:p>\</text:p>
            <text:p>&lt;p style=\"text-align: left;\"&gt;&lt;strong&gt;Weave:&lt;/strong&gt; Tight Hook&lt;/p&gt;</text:p>
            <text:p>\</text:p>
            <text:p>&lt;p style=\"text-align: left;\"&gt;&lt;strong&gt;Size:&lt;/strong&gt; 400 x 400mm (~15.7 x 15.7in)&lt;/p&gt;</text:p>
            <text:p>\</text:p>
            <text:p>&lt;p style=\"text-align: left;\"&gt;&lt;strong&gt;Edge:&lt;/strong&gt; Hand Sewn NanoFibre&lt;/p&gt;</text:p>
            <text:p>\</text:p>
            <text:p>&lt;p style=\"text-align: left;\"&gt;&lt;strong&gt;Colour (Cloth/Edge):&lt;/strong&gt; Yellow/White&lt;/p&gt;</text:p>
            <text:p>\</text:p>
            <text:p>&lt;p style=\"text-align: left;\"&gt;&lt;strong&gt;Packaging:&lt;/strong&gt; Re-usable plastic box&lt;/p&gt;</text:p>
            <text:p>\</text:p>
            <text:p>\</text:p>
            <text:p>&lt;p style=\"text-align: left;\"&gt;&lt;strong&gt;NanoFibre Care&lt;/strong&gt;&lt;/p&gt;</text:p>
            <text:p>\</text:p>
            <text:p>&lt;p style=\"text-align: left;\"&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lt;/p&gt;</text:p>
            <text:p>\</text:p>
            <text:p>&lt;p style=\"text-align: center;\"&gt;&lt;img class=\"rightPhoto\" style=\"display: block; margin-left: auto; margin-right: au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JAF1L</text:p>
          </table:table-cell>
          <table:table-cell office:value-type="string" calcext:value-type="string">
            <text:p>Jaffa (General Purpose Cleaner) 1L</text:p>
          </table:table-cell>
          <table:table-cell office:value-type="float" office:value="20" calcext:value-type="float">
            <text:p>20</text:p>
          </table:table-cell>
          <table:table-cell office:value-type="float" office:value="17.95" calcext:value-type="float">
            <text:p>17.95</text:p>
          </table:table-cell>
          <table:table-cell office:value-type="float" office:value="8.35" calcext:value-type="float">
            <text:p>8.35</text:p>
          </table:table-cell>
          <table:table-cell office:value-type="string" calcext:value-type="string">
            <text:p>jaffa-1l-01.jpg</text:p>
          </table:table-cell>
          <table:table-cell office:value-type="string" calcext:value-type="string">
            <text:p>&lt;div class=\"infobox_container fiproductdescription\"&gt;&lt;div class=\"infobox fullbox\"&gt;&lt;h1 class=\"fiProduct\"&gt;Jaffa (General Purpose Cleaner) 1L (34 fl oz)&lt;/h1&gt;\</text:p>
            <text:p>        &lt;p&gt;&lt;img class=\"rightPhoto\" style=\"float: right;\" title=\"Jaffa - Final Inspection Car Care Products\" src=\"images/FIStore/Jaffa_01.jpg\" alt=\"Jaffa - Final Inspection Car Care Products\" /&gt;&lt;/p&gt;</text:p>
            <text:p>\</text:p>
            <text:p>&lt;p&gt;&lt;strong&gt;Jaffa Citrus Degreaser&amp;trade; delivers fast and perfect results whilst extra safe on all exterior materials&lt;/strong&gt;&amp;nbsp;&lt;/p&gt;</text:p>
            <text:p>\</text:p>
            <text:p>&lt;p&gt;Jaffa is a citrus-based&amp;#44; high foaming and long dwelling general purpose degreaser/cleaner for removing bugs and general dirt and grime from exterior surfaces as well as wheel arches&amp;#44; engine bays and wheels themselves.&lt;/p&gt;</text:p>
            <text:p>\</text:p>
            <text:p>&lt;p&gt;Clean tyre treads for shows for the new tyre look. &amp;nbsp;Clean tyre sidewalls to remove old dressing and allow new dressing to pentrate&amp;#44; reducing slinging.&lt;/p&gt;</text:p>
            <text:p>\</text:p>
            <text:p>&lt;/div&gt;&lt;div class=\"infobox fullbox\"&gt;&lt;h2&gt;Directions of use&lt;/h2&gt;</text:p>
            <text:p>\</text:p>
            <text:p>&lt;p&gt;1. For best results&amp;#44; spray a few pumps of&amp;nbsp;Jaffa&amp;trade; onto an area of a wet vehicle such as front bumper bar to remove bugs&lt;br /&gt;2.&amp;nbsp;Allow product to dwell but not dry&amp;#44; never allow Jaffa to dry. &amp;nbsp;Agitate if necessary.&lt;br /&gt;3. Rinse (high pressure recommended) to remove debris such as bugs and wash vehicle as usual.&lt;/p&gt;</text:p>
            <text:p>\</text:p>
            <text:p>&lt;p&gt;More detailed information and direction on the number of uses of Jaffa is available by clicking here.&lt;br /&gt;&lt;br /&gt;&lt;/p&gt;</text:p>
            <text:p>\</text:p>
            <text:p>&lt;p&gt;&lt;strong&gt;Version information:&lt;/strong&gt;&amp;nbsp; v1 &amp;nbsp;l &amp;nbsp;optimised 2013&lt;br /&gt; &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JAF20L</text:p>
          </table:table-cell>
          <table:table-cell office:value-type="string" calcext:value-type="string">
            <text:p>Jaffa (General Purpose Cleaner) 20L</text:p>
          </table:table-cell>
          <table:table-cell office:value-type="float" office:value="275" calcext:value-type="float">
            <text:p>275</text:p>
          </table:table-cell>
          <table:table-cell office:value-type="float" office:value="230" calcext:value-type="float">
            <text:p>230</text:p>
          </table:table-cell>
          <table:table-cell office:value-type="float" office:value="100.23" calcext:value-type="float">
            <text:p>100.23</text:p>
          </table:table-cell>
          <table:table-cell office:value-type="string" calcext:value-type="string">
            <text:p>FI.jpg</text:p>
          </table:table-cell>
          <table:table-cell office:value-type="string" calcext:value-type="string">
            <text:p>&lt;div id=\"\"tigFIProductDescription\"\"&gt;&lt;span class=\"\"tigFIProductDescriptionTitle\"\"&gt;Jaffa (General Purpose Cleaner) 20 Litres&lt;/span&gt;&lt;span class=\"\"tigFIProductDescriptionBlock\"\"&gt;&lt;p&gt;Jaffa Citrus Degreaser delivers fast and perfect results whilst extra safe on all exterior materials &lt;/p&gt;&lt;/span&gt;&lt;img class=\"\"tigFIProductDescriptionInlinePhoto\"\" alt=\"\"Jaffa (General Purpose Cleaner) 20 Litres - Tigersoft Performance\"\" title=\"\"Jaffa (General Purpose Cleaner) 20 Litres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JAF500</text:p>
          </table:table-cell>
          <table:table-cell office:value-type="string" calcext:value-type="string">
            <text:p>Jaffa (General Purpose Cleaner) 5ooml</text:p>
          </table:table-cell>
          <table:table-cell office:value-type="float" office:value="12" calcext:value-type="float">
            <text:p>12</text:p>
          </table:table-cell>
          <table:table-cell office:value-type="float" office:value="10.75" calcext:value-type="float">
            <text:p>10.75</text:p>
          </table:table-cell>
          <table:table-cell office:value-type="float" office:value="7.95" calcext:value-type="float">
            <text:p>7.95</text:p>
          </table:table-cell>
          <table:table-cell office:value-type="string" calcext:value-type="string">
            <text:p>jaffa-500ml.jpg</text:p>
          </table:table-cell>
          <table:table-cell office:value-type="string" calcext:value-type="string">
            <text:p>&lt;div class=\"infobox_container fiproductdescription\"&gt;&lt;div class=\"infobox fullbox\"&gt;&lt;h1 class=\"fiProduct\"&gt;Jaffa (General Purpose Cleaner) 5ooml&lt;/h1&gt;\</text:p>
            <text:p>        &lt;p&gt;&lt;img class=\"rightPhoto\" style=\"float: right;\" title=\"Jaffa - Final Inspection Car Care Products\" src=\"images/FIStore/Jaffa_01.jpg\" alt=\"Jaffa - Final Inspection Car Care Products\" /&gt;&lt;/p&gt;</text:p>
            <text:p>\</text:p>
            <text:p>&lt;p&gt;&lt;strong&gt;Jaffa Citrus Degreaser&amp;trade; delivers fast and perfect results whilst extra safe on all exterior materials&lt;/strong&gt;&amp;nbsp;&lt;/p&gt;</text:p>
            <text:p>\</text:p>
            <text:p>&lt;p&gt;Jaffa is a citrus-based&amp;#44; high foaming and long dwelling general purpose degreaser/cleaner for removing bugs and general dirt and grime from exterior surfaces as well as wheel arches&amp;#44; engine bays and wheels themselves.&lt;/p&gt;</text:p>
            <text:p>\</text:p>
            <text:p>&lt;p&gt;Clean tyre treads for shows for the new tyre look. &amp;nbsp;Clean tyre sidewalls to remove old dressing and allow new dressing to pentrate&amp;#44; reducing slinging.&lt;/p&gt;</text:p>
            <text:p>\</text:p>
            <text:p>&lt;/div&gt;&lt;div class=\"infobox fullbox\"&gt;&lt;h2&gt;Directions of use&lt;/h2&gt;</text:p>
            <text:p>\</text:p>
            <text:p>&lt;p&gt;1. For best results&amp;#44; spray a few pumps of&amp;nbsp;Jaffa&amp;trade; onto an area of a wet vehicle such as front bumper bar to remove bugs&lt;br /&gt;2.&amp;nbsp;Allow product to dwell but not dry&amp;#44; never allow Jaffa to dry. &amp;nbsp;Agitate if necessary.&lt;br /&gt;3. Rinse (high pressure recommended) to remove debris such as bugs and wash vehicle as usual.&lt;/p&gt;</text:p>
            <text:p>\</text:p>
            <text:p>&lt;p&gt;More detailed information and direction on the number of uses of Jaffa is available by clicking here.&lt;br /&gt;&lt;br /&gt;&lt;/p&gt;</text:p>
            <text:p>\</text:p>
            <text:p>&lt;p&gt;&lt;strong&gt;Version information:&lt;/strong&gt;&amp;nbsp; v1 &amp;nbsp;l &amp;nbsp;optimised 2013&lt;br /&gt; &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JAF5L</text:p>
          </table:table-cell>
          <table:table-cell office:value-type="string" calcext:value-type="string">
            <text:p>Jaffa (General Purpose Cleaner) 5L</text:p>
          </table:table-cell>
          <table:table-cell office:value-type="float" office:value="80" calcext:value-type="float">
            <text:p>80</text:p>
          </table:table-cell>
          <table:table-cell office:value-type="float" office:value="68" calcext:value-type="float">
            <text:p>68</text:p>
          </table:table-cell>
          <table:table-cell office:value-type="float" office:value="25.51" calcext:value-type="float">
            <text:p>25.51</text:p>
          </table:table-cell>
          <table:table-cell office:value-type="string" calcext:value-type="string">
            <text:p>FI.jpg</text:p>
          </table:table-cell>
          <table:table-cell office:value-type="string" calcext:value-type="string">
            <text:p>&lt;div id=\"\"tigFIProductDescription\"\"&gt;&lt;span class=\"\"tigFIProductDescriptionTitle\"\"&gt;Jaffa (General Purpose Cleaner) 5 Litres&lt;/span&gt;&lt;span class=\"\"tigFIProductDescriptionBlock\"\"&gt;&lt;p&gt;Jaffa Citrus Degreaser delivers fast and perfect results whilst extra safe on all exterior materials &lt;/p&gt;&lt;/span&gt;&lt;img class=\"\"tigFIProductDescriptionInlinePhoto\"\" alt=\"\"Jaffa (General Purpose Cleaner) 5 Litres - Tigersoft Performance\"\" title=\"\"Jaffa (General Purpose Cleaner) 5 Litres - Tigersoft Performance\"\" src=\"\"images/Jaffa_01.jpg\"\"&gt;&lt;/img&gt;&lt;span class=\"\"tigFIProductDescriptionBlock\"\"&gt;&lt;p&gt;Jaffa is a citrus-based&amp;#44 high foaming and long dwelling general purpose degreaser/cleaner for removing bugs and general dirt and grime from exterior surfaces as well as wheel arches&amp;#44 engine bays and wheels themselves.&lt;/p&gt;&lt;/span&gt;&lt;span class=\"\"tigFIProductDescriptionBlock\"\"&gt;&lt;p&gt;Clean tyre treads for shows for the new tyre look. <text:s/>Clean tyre sidewalls to remove old dressing and allow new dressing to pentrate&amp;#44 reducing slinging.&lt;/p&gt;&lt;/span&gt;&lt;span class=\"\"tigFIProductDescriptionBlockHeader\"\"&gt;&lt;p&gt;Directions&lt;/p&gt;&lt;/span&gt;&lt;ol class=\"\"tigFIProductDescriptionOrderedList\"\" &gt;&lt;li&gt;For best results&amp;#44 spray a few pumps of Jaffa™ onto an area of a wet vehicle such as front bumper bar to remove bugs&lt;/li&gt;&lt;li&gt;Allow product to dwell but not dry&amp;#44 never allow Jaffa to dry. <text:s/>Agitate if necessary.&lt;/li&gt;&lt;li&gt;Rinse (high pressure recommended) to remove debris such as bugs and wash vehicle as usual.&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JAMNF-H</text:p>
          </table:table-cell>
          <table:table-cell office:value-type="string" calcext:value-type="string">
            <text:p>Jamb Cloth</text:p>
          </table:table-cell>
          <table:table-cell office:value-type="float" office:value="10" calcext:value-type="float">
            <text:p>10</text:p>
          </table:table-cell>
          <table:table-cell office:value-type="float" office:value="8.95" calcext:value-type="float">
            <text:p>8.95</text:p>
          </table:table-cell>
          <table:table-cell office:value-type="float" office:value="6.5" calcext:value-type="float">
            <text:p>6.5</text:p>
          </table:table-cell>
          <table:table-cell office:value-type="string" calcext:value-type="string">
            <text:p>jamb-nanofibre_2.jpg</text:p>
          </table:table-cell>
          <table:table-cell office:value-type="string" calcext:value-type="string">
            <text:p>&lt;div class=\"infobox_container fiproductdescription\"&gt;&lt;div class=\"infobox fullbox\"&gt;&lt;h1 class=\"fiProduct\"&gt;Jamb Cloth&lt;/h1&gt;\</text:p>
            <text:p>        &lt;p&gt;The Final Inspection NanoFibre&amp;trade; Jamb Cloth - a revolutionary new way to easily and quickly clean jambs and crevices that may contaminate the cloth with powdered graphite&amp;#44; grease and other usually dirty&amp;#44; oil-based lubricants&amp;#44; avoiding cross contamination onto other areas.&lt;/strong&gt;&lt;/p&gt;</text:p>
            <text:p>\</text:p>
            <text:p>&lt;p&gt;&lt;strong&gt;&lt;/strong&gt;The NanoFibre&amp;trade; Jamb Cloth is the best tool for jamb cleaning. &amp;nbsp;It's tight looped hook weave and high gsm remove dirt and debris quickly reducing the mechanical action required on these usually painted sections of your vehicle that are difficult to polish.&lt;/p&gt;</text:p>
            <text:p>\</text:p>
            <text:p>&lt;p&gt;With it's generous size&amp;#44; this cloths will gently but effectively and efficiently remove weekly build-up of contaminants without hassle. &amp;nbsp;Use your Jamb Cloth with Gloss Boost to lubricate the paintwork as you wipe away residual water from a wash as well as the trapped dirt that isn't completely removed during a wash leaving a glowing silky smooth finish that will assist in a quicker and easier clean on the following wash.&lt;/p&gt;</text:p>
            <text:p>\</text:p>
            <text:p>&lt;p&gt;Also recommended for use all components in engine bays.&lt;/p&gt;</text:p>
            <text:p>\</text:p>
            <text:p>&lt;div style=\"text-align: right;\"&gt;&amp;nbsp;&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JWL-SLD-135</text:p>
          </table:table-cell>
          <table:table-cell office:value-type="string" calcext:value-type="string">
            <text:p>135mm Jewelling Pad</text:p>
          </table:table-cell>
          <table:table-cell office:value-type="float" office:value="22.5" calcext:value-type="float">
            <text:p>22.5</text:p>
          </table:table-cell>
          <table:table-cell office:value-type="float" office:value="19.95" calcext:value-type="float">
            <text:p>19.95</text:p>
          </table:table-cell>
          <table:table-cell office:value-type="float" office:value="10.04" calcext:value-type="float">
            <text:p>10.04</text:p>
          </table:table-cell>
          <table:table-cell office:value-type="string" calcext:value-type="string">
            <text:p>150mm-jewell-sld-02_1.jpg</text:p>
          </table:table-cell>
          <table:table-cell office:value-type="string" calcext:value-type="string">
            <text:p>&lt;div id=\"\"tigFIProductDescription\"\"&gt;&lt;span class=\"\"tigFIProductDescriptionTitle\"\"&gt;135mm Jewellers Pad&lt;/span&gt;&lt;span class=\"\"tigFIProductDescriptionBlock\"\"&gt;&lt;p&gt;A super low density (SLD)&amp;#44 120ppi (pore per inch)&amp;#44 ultra fine polishing pad for exquisitely high gloss levels.&lt;/p&gt;&lt;/span&gt;&lt;img class=\"\"tigFIProductDescriptionInlinePhoto\"\" alt=\"\"150mm Jewellers Pad - Tigersoft Performance\"\" title=\"\"150mm Jewellers Pad - Tigersoft Performance\"\" src=\"\"images/150mm-jewell.jpg\"\"&gt;&lt;/img&gt;&lt;span class=\"\"tigFIProductDescriptionBlock\"\"&gt;&lt;p&gt;Best used in conjunction with CAP Ultra Fine 'Jewellers Rouge' Gloss levels of up to 96gu achievable.&lt;/p&gt;&lt;/span&gt;&lt;span class=\"\"tigFIProductDescriptionBlock\"\"&gt;&lt;p&gt;Version 2 recessed (embedded) backing&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JWL-SLD-150</text:p>
          </table:table-cell>
          <table:table-cell office:value-type="string" calcext:value-type="string">
            <text:p>150mm Jewelling Pad</text:p>
          </table:table-cell>
          <table:table-cell office:value-type="float" office:value="25" calcext:value-type="float">
            <text:p>25</text:p>
          </table:table-cell>
          <table:table-cell office:value-type="float" office:value="22.5" calcext:value-type="float">
            <text:p>22.5</text:p>
          </table:table-cell>
          <table:table-cell office:value-type="float" office:value="10.89" calcext:value-type="float">
            <text:p>10.89</text:p>
          </table:table-cell>
          <table:table-cell office:value-type="string" calcext:value-type="string">
            <text:p>150mm-jewell-sld-02_1.jpg</text:p>
          </table:table-cell>
          <table:table-cell office:value-type="string" calcext:value-type="string">
            <text:p>&lt;div class=\"infobox_container fiproductdescription\"&gt;&lt;div class=\"infobox fullbox\"&gt;&lt;h1 class=\"fiProduct\"&gt;150mm Jewelling Pad&lt;/h1&gt;\</text:p>
            <text:p>        &lt;p&gt;A super low density (SLD)&amp;#44; 120ppi (pore per inch)&amp;#44; ultra fine polishing pad for exquisitely high gloss levels.&lt;/p&gt;</text:p>
            <text:p>\</text:p>
            <text:p>&lt;p&gt;Best used in conjunction with CAP Ultra Fine 'Jewellers Rouge' Gloss levels of up to 96gu achievable.&lt;/p&gt;</text:p>
            <text:p>\</text:p>
            <text:p>&lt;p&gt;Version 2 recessed (embedded) backing&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LCG1L</text:p>
          </table:table-cell>
          <table:table-cell office:value-type="string" calcext:value-type="string">
            <text:p>Leather Clean Gel 1L</text:p>
          </table:table-cell>
          <table:table-cell office:value-type="float" office:value="100" calcext:value-type="float">
            <text:p>100</text:p>
          </table:table-cell>
          <table:table-cell office:value-type="float" office:value="89" calcext:value-type="float">
            <text:p>89</text:p>
          </table:table-cell>
          <table:table-cell office:value-type="float" office:value="58.06" calcext:value-type="float">
            <text:p>58.06</text:p>
          </table:table-cell>
          <table:table-cell office:value-type="string" calcext:value-type="string">
            <text:p>FI.jpg</text:p>
          </table:table-cell>
          <table:table-cell office:value-type="string" calcext:value-type="string">
            <text:p>&lt;div id=\"\"tigFIProductDescription\"\"&gt;&lt;span class=\"\"tigFIProductDescriptionTitle\"\"&gt;Leather Clean Gel 1 Litre&lt;/span&gt;&lt;span class=\"\"tigFIProductDescriptionBlock\"\"&gt;&lt;p&gt;The world's best leather cleaner&amp;#44 Leather Clean Gel™ by Final Inspection is a vey high quality leather cleaner designed to deep clean leather without agressively removing hydration. Leather Clean Gel™ thoroughly but gently cleans all types of leather including stitching and results in the perfect finish for conditioners such as Leather Feed™ to hydrate.&lt;/p&gt;&lt;/span&gt;&lt;span class=\"\"tigFIProductDescriptionBlock\"\"&gt;&lt;p&gt;Leather Clean Gel™ delivers perfect results on the following materials:&lt;/p&gt;&lt;/span&gt;&lt;ul class=\"\"tigFIProductDescriptionUnorderedList\"\" &gt;&lt;li&gt;All types of aniline leather&lt;/li&gt;&lt;li&gt;All types of semi-aniline leather (most very high-end luxury vehicles)&lt;/li&gt;&lt;li&gt;All types of PU coated leather (most mass-produced vehicles).&lt;/li&gt;&lt;/ul&gt;&lt;span class=\"\"tigFIProductDescriptionBlockHeader\"\"&gt;&lt;p&gt;When should I clean my leather?&lt;/p&gt;&lt;/span&gt;&lt;span class=\"\"tigFIProductDescriptionBlock\"\"&gt;&lt;p&gt;You should clean leather when it is required. <text:s/>Unlike feeding which is recommended once per month regardless of use&amp;#44 there are no set time intervals for leather cleaning&amp;#44 instead&amp;#44 we recommend to maintain clean leather as it is necessar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LCG275</text:p>
          </table:table-cell>
          <table:table-cell office:value-type="string" calcext:value-type="string">
            <text:p>Leather Clean Gel 275ml</text:p>
          </table:table-cell>
          <table:table-cell office:value-type="float" office:value="30" calcext:value-type="float">
            <text:p>30</text:p>
          </table:table-cell>
          <table:table-cell office:value-type="float" office:value="26.95" calcext:value-type="float">
            <text:p>26.95</text:p>
          </table:table-cell>
          <table:table-cell office:value-type="float" office:value="17.05" calcext:value-type="float">
            <text:p>17.05</text:p>
          </table:table-cell>
          <table:table-cell office:value-type="string" calcext:value-type="string">
            <text:p>leather-clean-gel.jpg</text:p>
          </table:table-cell>
          <table:table-cell office:value-type="string" calcext:value-type="string">
            <text:p>&lt;div class=\"infobox_container fiproductdescription\"&gt;&lt;div class=\"infobox fullbox\"&gt;&lt;h1 class=\"fiProduct\"&gt;Leather Clean Gel&lt;/h1&gt;\</text:p>
            <text:p>        &lt;p&gt;The world's best leather cleaner&amp;#44; Leather&amp;nbsp;&lt;strong&gt;Clean Gel&amp;trade;&lt;/strong&gt;&amp;nbsp;by Final Inspection is a vey high quality leather cleaner designed to deep clean leather without agressively removing hydration. &amp;nbsp;&lt;strong&gt;&lt;strong&gt;Clean Gel&amp;trade; thoroughly but g&lt;/strong&gt;&lt;/strong&gt;ently cleans all types of leather including stitching and results in the perfect finish for conditioners such as Feed&lt;strong&gt;&lt;strong&gt;&amp;trade; to hydrate.&lt;/strong&gt;&lt;/strong&gt;&lt;/strong&gt;&lt;/p&gt;</text:p>
            <text:p>\</text:p>
            <text:p>\</text:p>
            <text:p>&lt;p&gt;Leather Clean Gel&amp;trade;&lt;/strong&gt;&lt;/strong&gt;&amp;nbsp;delivers perfect results on the following materials&lt;/strong&gt;&lt;/p&gt;</text:p>
            <text:p>\</text:p>
            <text:p>&lt;p&gt;- All types of aniline leather&lt;br /&gt;- All types of semi-aniline leather (most very high-end luxury vehicles)&lt;br /&gt;- All types of PU coated leather&amp;nbsp;(most mass-produced vehicles)&lt;/p&gt;</text:p>
            <text:p>\</text:p>
            <text:p>\</text:p>
            <text:p>&lt;/div&gt;&lt;div class=\"infobox fullbox\"&gt;&lt;h2&gt;When should I clean my leather?&lt;/h2&gt;</text:p>
            <text:p>\</text:p>
            <text:p>&lt;p&gt;You should clean leather when it is required. &amp;nbsp;Unlike feeding which is recommended once per month regardless of use&amp;#44; there are no set time intervals for leather cleaning&amp;#44; instead&amp;#44; we recommend to maintain clean leather as it is necessary.&lt;/p&gt;</text:p>
            <text:p>\</text:p>
            <text:p>\</text:p>
            <text:p>&lt;p&gt;Why is a dedicated &lt;strong&gt;cleaner&lt;/strong&gt;&amp;nbsp;and feeder better than an all in one product?&lt;/strong&gt;&lt;/p&gt;</text:p>
            <text:p>\</text:p>
            <text:p>&lt;p&gt;Replacing hydration at the same time as cleaning is a cumbersome and thus inefficient method of maintaining leather.&amp;nbsp;&lt;/p&gt;</text:p>
            <text:p>\</text:p>
            <text:p>&lt;p&gt;Dedicated cleaners should be used to remove debris before a moisturiser&amp;#44; designed to sink deep into the leather&amp;#44; is applied.&lt;/p&gt;</text:p>
            <text:p>\</text:p>
            <text:p>&lt;p&gt;It is highly recommended to clean leather&amp;#44; however&amp;#44; Final Inspection 'Feed' does contain a very small amount of cleaners designed to remove only very light soiling.&lt;/p&gt;</text:p>
            <text:p>\</text:p>
            <text:p>&lt;p&gt;For instanace&amp;#44; for vehicles that aren't very dirty and/or aren't used very often&amp;#44; it will be unnecessary to use a dedicated cleaner often.&lt;/p&gt;</text:p>
            <text:p>\</text:p>
            <text:p>\</text:p>
            <text:p>&lt;/div&gt;&lt;div class=\"infobox fullbox\"&gt;&lt;h2&gt;May I use leather clean in my home or office?&lt;/h2&gt;</text:p>
            <text:p>\</text:p>
            <text:p>&lt;p&gt;Of course&amp;#44; leather 'Feed' may be used on all types of leather as part of good maintenance&amp;#44; seperate products are not required for leather sofas etc.&lt;/p&gt;</text:p>
            <text:p>\</text:p>
            <text:p>\</text:p>
            <text:p>&lt;p&gt;&lt;strong&gt;Directions of use&lt;/strong&gt;&lt;br /&gt; &lt;span style=\"font-size: xx-small;\"&gt;Video instructions available on the next tab&lt;/span&gt;&lt;/p&gt;</text:p>
            <text:p>\</text:p>
            <text:p>&lt;p&gt;If heavily soiled&amp;#44; first wipe with a damp Final Inspection NanoFibre Interior Cloth&amp;trade;.&lt;br /&gt; Fill a 5-10 litre bucket of warm water.&lt;/p&gt;</text:p>
            <text:p>\</text:p>
            <text:p>&lt;p&gt;Apply a small amount of Leather Clean Gel&amp;trade; to a damp Final Inspection NanoFibre&amp;nbsp;Applicator&amp;trade; (yellow) and agitate dirty leather including stitching regularly checking how much dirt the applicator is absorbing.&lt;br /&gt; Regularly rinse applicator with warm water and regularly replace water.&lt;br /&gt; Once clean&amp;#44; dry leather with a dry NanoFibre Interior Cloth&amp;trade;.&lt;/p&gt;</text:p>
            <text:p>\</text:p>
            <text:p>&lt;p&gt;Replace hydration to leather with Final Inspection Feed&amp;trade; after each and every clean.&lt;br /&gt; Clean leather only when necessary.&amp;nbsp; Feed leather every month regardless of use.&lt;br /&gt;&lt;br /&gt;&lt;br /&gt; &lt;strong&gt;Version information:&lt;/strong&gt;&amp;nbsp; v2 &amp;nbsp;l &amp;nbsp;optimised 2012&lt;br /&gt; &lt;strong&gt;Design and manufacture:&lt;/strong&gt;&amp;nbsp; designed in Australia l manufactured in America&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LUBE1L</text:p>
          </table:table-cell>
          <table:table-cell office:value-type="string" calcext:value-type="string">
            <text:p>Clay Lube 1L</text:p>
          </table:table-cell>
          <table:table-cell office:value-type="float" office:value="20" calcext:value-type="float">
            <text:p>20</text:p>
          </table:table-cell>
          <table:table-cell office:value-type="float" office:value="17.95" calcext:value-type="float">
            <text:p>17.95</text:p>
          </table:table-cell>
          <table:table-cell office:value-type="float" office:value="10.94" calcext:value-type="float">
            <text:p>10.94</text:p>
          </table:table-cell>
          <table:table-cell office:value-type="string" calcext:value-type="string">
            <text:p>lube-1000_1.jpg</text:p>
          </table:table-cell>
          <table:table-cell office:value-type="string" calcext:value-type="string">
            <text:p>&lt;div class=\"infobox_container fiproductdescription\"&gt;&lt;div class=\"infobox fullbox\"&gt;&lt;h1 class=\"fiProduct\"&gt;Clay Lube 1L&lt;/h1&gt;\</text:p>
            <text:p>        &lt;p&gt;Clay Lubricant 'Lube' provides Suspending &amp;amp; Lubricating protection during the claying process.&lt;/p&gt;</text:p>
            <text:p>\</text:p>
            <text:p>&lt;p&gt;It minimises contact with the paint surface which minimises marring whilst allowing the Clay bar to capture contaminants sitting above the surface. 'Lube' also lightly cleans the surface and helps to keep clay bars clean and soft/pliable.&lt;/p&gt;</text:p>
            <text:p>\</text:p>
            <text:p>\</text:p>
            <text:p>&lt;/div&gt;&lt;div class=\"infobox fullbox\"&gt;&lt;h2&gt;Directions of use:&lt;/h2&gt;</text:p>
            <text:p>\</text:p>
            <text:p>&lt;p&gt;&lt;strong&gt;&lt;/strong&gt;Clay can ONLY be used on Paintwork&amp;#44; Glass &amp;amp; Chrome.&lt;/p&gt;</text:p>
            <text:p>\</text:p>
            <text:p>&lt;p&gt;Surfaces must be clean before use; we highly recommend thoroughly washing entire vehicle directly prior to decontaminating surfaces with Clay.&lt;/p&gt;</text:p>
            <text:p>\</text:p>
            <text:p>&lt;p&gt;Mist panel thoroughly with Lubricant and mist Clay also. Don&amp;rsquo;t under use Clay Lube to avoid dry-rubbing and subsequent marring.&lt;/p&gt;</text:p>
            <text:p>\</text:p>
            <text:p>&lt;p&gt;Work 1 panel at a time and immediately remove Lube with a Nanofibre Paintwork Cloth. Only Clay panels that are cool to touch to avoid Lubricant drying onto surface. Mist inside of Clay Box to help stop Clay Bar from sticking to internal storage surfaces.&lt;/p&gt;</text:p>
            <text:p>\</text:p>
            <text:p>&lt;p&gt;&lt;strong&gt;IMPORTANT:&lt;/strong&gt; Clay must be discarded if dropped onto ground or placed on a dirty surface. To avoid having to discard entire clay bar if dropped&amp;#44; dissect into smaller pieces prior to use. Clay should be rested on a clean cloth or in its&amp;rsquo; storage box when not in use.&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LUBE20L</text:p>
          </table:table-cell>
          <table:table-cell office:value-type="string" calcext:value-type="string">
            <text:p>Clay Lube 20L</text:p>
          </table:table-cell>
          <table:table-cell office:value-type="float" office:value="275" calcext:value-type="float">
            <text:p>275</text:p>
          </table:table-cell>
          <table:table-cell office:value-type="float" office:value="230" calcext:value-type="float">
            <text:p>230</text:p>
          </table:table-cell>
          <table:table-cell office:value-type="float" office:value="137.48" calcext:value-type="float">
            <text:p>137.48</text:p>
          </table:table-cell>
          <table:table-cell office:value-type="string" calcext:value-type="string">
            <text:p>FI.jpg</text:p>
          </table:table-cell>
          <table:table-cell office:value-type="string" calcext:value-type="string">
            <text:p>&lt;div id=\"\"tigFIProductDescription\"\"&gt;&lt;span class=\"\"tigFIProductDescriptionTitle\"\"&gt;Clay Lube 20 Litres&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LUBE500</text:p>
          </table:table-cell>
          <table:table-cell office:value-type="string" calcext:value-type="string">
            <text:p>Clay Lube 5ooml</text:p>
          </table:table-cell>
          <table:table-cell office:value-type="float" office:value="12" calcext:value-type="float">
            <text:p>12</text:p>
          </table:table-cell>
          <table:table-cell office:value-type="float" office:value="10.75" calcext:value-type="float">
            <text:p>10.75</text:p>
          </table:table-cell>
          <table:table-cell office:value-type="float" office:value="7.52" calcext:value-type="float">
            <text:p>7.52</text:p>
          </table:table-cell>
          <table:table-cell office:value-type="string" calcext:value-type="string">
            <text:p>lube500_1.jpg</text:p>
          </table:table-cell>
          <table:table-cell office:value-type="string" calcext:value-type="string">
            <text:p>&lt;div class=\"infobox_container fiproductdescription\"&gt;&lt;div class=\"infobox fullbox\"&gt;&lt;h1 class=\"fiProduct\"&gt;Clay Lube 5ooml&lt;/h1&gt;\</text:p>
            <text:p>        &lt;p&gt;Clay Lubricant 'Lube' provides Suspending &amp;amp; Lubricating protection during the claying process.&lt;/p&gt;</text:p>
            <text:p>\</text:p>
            <text:p>&lt;p&gt;It minimises contact with the paint surface which minimises marring whilst allowing the Clay bar to capture contaminants sitting above the surface. 'Lube' also lightly cleans the surface and helps to keep clay bars clean and soft/pliable.&lt;/p&gt;</text:p>
            <text:p>\</text:p>
            <text:p>\</text:p>
            <text:p>&lt;/div&gt;&lt;div class=\"infobox fullbox\"&gt;&lt;h2&gt;Directions of use:&lt;/h2&gt;</text:p>
            <text:p>\</text:p>
            <text:p>&lt;p&gt;&lt;strong&gt;&lt;/strong&gt;Clay can ONLY be used on Paintwork&amp;#44; Glass &amp;amp; Chrome.&lt;/p&gt;</text:p>
            <text:p>\</text:p>
            <text:p>&lt;p&gt;Surfaces must be clean before use; we highly recommend thoroughly washing entire vehicle directly prior to decontaminating surfaces with Clay.&lt;/p&gt;</text:p>
            <text:p>\</text:p>
            <text:p>&lt;p&gt;Mist panel thoroughly with Lubricant and mist Clay also. Don&amp;rsquo;t under use Clay Lube to avoid dry-rubbing and subsequent marring.&lt;/p&gt;</text:p>
            <text:p>\</text:p>
            <text:p>&lt;p&gt;Work 1 panel at a time and immediately remove Lube with a Nanofibre Paintwork Cloth. Only Clay panels that are cool to touch to avoid Lubricant drying onto surface. Mist inside of Clay Box to help stop Clay Bar from sticking to internal storage surfaces.&lt;/p&gt;</text:p>
            <text:p>\</text:p>
            <text:p>&lt;p&gt;&lt;strong&gt;IMPORTANT:&lt;/strong&gt; Clay must be discarded if dropped onto ground or placed on a dirty surface. To avoid having to discard entire clay bar if dropped&amp;#44; dissect into smaller pieces prior to use. Clay should be rested on a clean cloth or in its&amp;rsquo; storage box when not in use.&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LUBE5L</text:p>
          </table:table-cell>
          <table:table-cell office:value-type="string" calcext:value-type="string">
            <text:p>Clay Lube 5L</text:p>
          </table:table-cell>
          <table:table-cell office:value-type="float" office:value="80" calcext:value-type="float">
            <text:p>80</text:p>
          </table:table-cell>
          <table:table-cell office:value-type="float" office:value="68" calcext:value-type="float">
            <text:p>68</text:p>
          </table:table-cell>
          <table:table-cell office:value-type="float" office:value="34.71" calcext:value-type="float">
            <text:p>34.71</text:p>
          </table:table-cell>
          <table:table-cell office:value-type="string" calcext:value-type="string">
            <text:p>FI.jpg</text:p>
          </table:table-cell>
          <table:table-cell office:value-type="string" calcext:value-type="string">
            <text:p>&lt;div id=\"\"tigFIProductDescription\"\"&gt;&lt;span class=\"\"tigFIProductDescriptionTitle\"\"&gt;Clay Lube 5 Litres&lt;/span&gt;&lt;span class=\"\"tigFIProductDescriptionBlock\"\"&gt;&lt;p&gt;Clay Lube provides Suspending &amp; Lubricating protection during the claying process.&lt;/p&gt;&lt;/span&gt;&lt;span class=\"\"tigFIProductDescriptionBlock\"\"&gt;&lt;p&gt;It minimises contact with the paint surface which minimises marring whilst allowing the Clay bar to capture contaminants sitting above the surface. Clay Lube also lightly cleans the surface and helps to keep clay bars clean and soft/pliable.&lt;/p&gt;&lt;/span&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Clay can ONLY be used on Paintwork&amp;#44 Glass &amp; Chrome.&lt;/li&gt;&lt;li&gt;Surfaces must be clean before use. We highly recommend thoroughly washing entire vehicle directly prior to decontaminating surfaces with Clay.&lt;/li&gt;&lt;li&gt;Mist panel thoroughly with Lubricant and mist Clay also. Don’t under use Clay Lube to avoid dry-rubbing and subsequent marring.&lt;/li&gt;&lt;li&gt;Work 1 panel at a time and immediately remove Lube with a Nanofibre Paintwork Cloth. Only Clay panels that are cool to touch to avoid Lubricant drying onto surface. Mist inside of Clay Box to help stop Clay Bar from sticking to internal storage surfaces.&lt;/li&gt;&lt;/ol&gt;&lt;span class=\"\"tigFIProductDescriptionBlockHeader\"\"&gt;&lt;p&gt;IMPORTANT&lt;/p&gt;&lt;/span&gt;&lt;span class=\"\"tigFIProductDescriptionBlock\"\"&gt;&lt;p&gt;Clay must be discarded if dropped onto ground or placed on a dirty surface. To avoid having to discard entire clay bar if dropped&amp;#44 dissect into smaller pieces prior to use. Clay should be rested on a clean cloth or in its’ storage box when not in us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NFP-135</text:p>
          </table:table-cell>
          <table:table-cell office:value-type="string" calcext:value-type="string">
            <text:p>135mm Nanofibre Polishing Pad</text:p>
          </table:table-cell>
          <table:table-cell office:value-type="float" office:value="15" calcext:value-type="float">
            <text:p>15</text:p>
          </table:table-cell>
          <table:table-cell office:value-type="float" office:value="13.5" calcext:value-type="float">
            <text:p>13.5</text:p>
          </table:table-cell>
          <table:table-cell office:value-type="float" office:value="8.28" calcext:value-type="float">
            <text:p>8.28</text:p>
          </table:table-cell>
          <table:table-cell office:value-type="string" calcext:value-type="string">
            <text:p>FI.jpg</text:p>
          </table:table-cell>
          <table:table-cell office:value-type="string" calcext:value-type="string">
            <text:p>&lt;div class=\"infobox_container fiproductdescription\"&gt;&lt;div class=\"infobox fullbox\"&gt;&lt;h1 class=\"fiProduct\"&gt;135mm Nanofibre Polishing Pad&lt;/h1&gt;\</text:p>
            <text:p>        &lt;p&gt;White&amp;#44; 135mm (5\") &amp;Oslash; Friction Reduction NanoFibres provide a fast cutting&amp;#44; high gloss polishing action with very low friction and heat building characteristics.&lt;br /&gt;Particularly important for sticky paint surfaces&amp;#44; using this pad reduces side effects such as marring&amp;#44; hologramming and blemishing.&lt;/p&gt;</text:p>
            <text:p>\</text:p>
            <text:p>&lt;p&gt;&lt;span style=\"color: #ff6600;\"&gt;This pad recommended for use with the following Equipment&lt;/span&gt;&lt;br /&gt; Any rotary machine with a backing plate of no more than 125mm in diameter&amp;#44; we recommend the Final Inspection &lt;a title=\"125mm &amp;Oslash; ACTIVE Backing Plate - Final Inspection Car Care Products\" href=\"http://www.finalinspection.com.au/125mm-o-active-backing-plate\" target=\"_blank\"&gt;125mm (5\") &amp;Oslash; ACTIVE Backing Plate&lt;/a&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NFP-150</text:p>
          </table:table-cell>
          <table:table-cell office:value-type="string" calcext:value-type="string">
            <text:p>150mm Nanofibre Polishing Pad</text:p>
          </table:table-cell>
          <table:table-cell office:value-type="float" office:value="20" calcext:value-type="float">
            <text:p>20</text:p>
          </table:table-cell>
          <table:table-cell office:value-type="float" office:value="17.95" calcext:value-type="float">
            <text:p>17.95</text:p>
          </table:table-cell>
          <table:table-cell office:value-type="float" office:value="11.74" calcext:value-type="float">
            <text:p>11.74</text:p>
          </table:table-cell>
          <table:table-cell office:value-type="string" calcext:value-type="string">
            <text:p>FI.jpg</text:p>
          </table:table-cell>
          <table:table-cell office:value-type="string" calcext:value-type="string">
            <text:p>&lt;div id=\"\"tigFIProductDescription\"\"&gt;&lt;span class=\"\"tigFIProductDescriptionTitle\"\"&gt;150mm Ultra Fine Nanofibre Pad (FR)&lt;/span&gt;&lt;span class=\"\"tigFIProductDescriptionBlock\"\"&gt;&lt;p&gt;High Quality Nanofibre polishing pad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NFP-90</text:p>
          </table:table-cell>
          <table:table-cell office:value-type="string" calcext:value-type="string">
            <text:p>90mm Nanofibre Polishing Pad</text:p>
          </table:table-cell>
          <table:table-cell office:value-type="float" office:value="10" calcext:value-type="float">
            <text:p>10</text:p>
          </table:table-cell>
          <table:table-cell office:value-type="float" office:value="8.95" calcext:value-type="float">
            <text:p>8.95</text:p>
          </table:table-cell>
          <table:table-cell office:value-type="float" office:value="6.22" calcext:value-type="float">
            <text:p>6.22</text:p>
          </table:table-cell>
          <table:table-cell office:value-type="string" calcext:value-type="string">
            <text:p>FI.jpg</text:p>
          </table:table-cell>
          <table:table-cell office:value-type="string" calcext:value-type="string">
            <text:p>&lt;div class=\"infobox_container fiproductdescription\"&gt;&lt;div class=\"infobox fullbox\"&gt;&lt;h1 class=\"fiProduct\"&gt;90mm Nanofibre Polishing Pad&lt;/h1&gt;\</text:p>
            <text:p>        &lt;p&gt;White&amp;#44; 90mm (3\") &amp;Oslash; Friction Reduction NanoFibres provide a fast cutting&amp;#44; high gloss polishing action with very low friction and heat building characteristics.&lt;br /&gt;Particularly important for sticky paint surfaces&amp;#44; using this pad reduces side effects such as marring&amp;#44; hologramming and blemishing.&lt;/p&gt;</text:p>
            <text:p>\</text:p>
            <text:p>&lt;p&gt;&lt;span style=\"color: #ff6600;\"&gt;This pad recommended for use with the following Equipment&lt;/span&gt;&lt;br /&gt; Any rotary machine with a backing plate of no more than 75mm in diameter&amp;#44; we recommend the Final Inspection &lt;a title=\"75mm &amp;Oslash; ACTIVE Backing Plate - Final Inspection Car Care Products\" href=\"http://www.finalinspection.com.au/75mm-active-backing-plate\" target=\"_blank\"&gt;75mm (3\") &amp;Oslash; ACTIVE Backing Plate&lt;/a&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OPT1L</text:p>
          </table:table-cell>
          <table:table-cell office:value-type="string" calcext:value-type="string">
            <text:p>Optic 1L</text:p>
          </table:table-cell>
          <table:table-cell office:value-type="float" office:value="20" calcext:value-type="float">
            <text:p>20</text:p>
          </table:table-cell>
          <table:table-cell office:value-type="float" office:value="17.95" calcext:value-type="float">
            <text:p>17.95</text:p>
          </table:table-cell>
          <table:table-cell office:value-type="float" office:value="7.81" calcext:value-type="float">
            <text:p>7.81</text:p>
          </table:table-cell>
          <table:table-cell office:value-type="string" calcext:value-type="string">
            <text:p>optic-1ooo.jpg</text:p>
          </table:table-cell>
          <table:table-cell office:value-type="string" calcext:value-type="string">
            <text:p>&lt;div class=\"infobox_container fiproductdescription\"&gt;&lt;div class=\"infobox fullbox\"&gt;&lt;h1 class=\"fiProduct\"&gt;Optic 1L (34 fl oz)&lt;/h1&gt;\</text:p>
            <text:p>        &lt;p&gt;The world's best glass cleaner&amp;#44; fast&amp;#44; effective and safe on tint and polycarbonate.&lt;/strong&gt;&lt;br /&gt;&amp;nbsp;&lt;strong&gt;No Ammonia Content. Designed to work with the Final Inspection Glass System for consistently perfect results.&lt;/strong&gt;&lt;/p&gt;</text:p>
            <text:p>\</text:p>
            <text:p>&lt;p&gt;Optic&amp;trade; glass cleaning solution is your safe&amp;#44; quick and easy-to-use glass cleaning solution.&lt;br /&gt; Works best in conjunction with the Final Inspection Glass System for outstanding results&amp;#44; however will of course improve the cleaning power of any microfibre glass cleaning cloth.&lt;br /&gt; Optic&amp;trade; is made form the highest quality raw materials and is free of any window tint damaging ingredients.&lt;/p&gt;</text:p>
            <text:p>\</text:p>
            <text:p>\</text:p>
            <text:p>&lt;p&gt;Optic&amp;trade; glass cleaning solution delivers perfect results on the following materials&lt;/strong&gt;&lt;/p&gt;</text:p>
            <text:p>\</text:p>
            <text:p>&lt;p&gt;&lt;strong&gt;&lt;/strong&gt;- All types of glass&lt;br /&gt; - All types of tinting films&lt;br /&gt; - Chromed / Electroplated badges&amp;#44; trim and bars&lt;/p&gt;</text:p>
            <text:p>\</text:p>
            <text:p>\</text:p>
            <text:p>&lt;/div&gt;&lt;div class=\"infobox fullbox\"&gt;&lt;h2&gt;Directions of use&lt;/h2&gt;</text:p>
            <text:p>\</text:p>
            <text:p>&lt;p&gt;1. For best results&amp;#44; spray a couple on pumps of Step 1 (dark green) glass cloth and wipe area until clean.&lt;br /&gt;&amp;nbsp; &amp;nbsp; Follow immediately with a completely dry Final Inspection&amp;nbsp;Step 2 (light green) glass cloth and wipe until almost dry.&lt;br /&gt;&amp;nbsp; &amp;nbsp; Allow a small amount of water to evaporate to a streak-free finish.&lt;/p&gt;</text:p>
            <text:p>\</text:p>
            <text:p>&lt;p&gt;2. Not recommended&amp;#44; but as an alternate method&amp;#44; spray a dry&amp;nbsp;Final Inspection&amp;nbsp;Step 2 (light green) glass cloth and wipe until dry.&lt;/p&gt;</text:p>
            <text:p>\</text:p>
            <text:p>\</text:p>
            <text:p>&lt;p&gt;&lt;strong&gt;Version information:&lt;/strong&gt;&amp;nbsp; v1 &amp;nbsp;l &amp;nbsp;optimised 2012&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OPT20L</text:p>
          </table:table-cell>
          <table:table-cell office:value-type="string" calcext:value-type="string">
            <text:p>Optic 20L</text:p>
          </table:table-cell>
          <table:table-cell office:value-type="float" office:value="275" calcext:value-type="float">
            <text:p>275</text:p>
          </table:table-cell>
          <table:table-cell office:value-type="float" office:value="230" calcext:value-type="float">
            <text:p>230</text:p>
          </table:table-cell>
          <table:table-cell office:value-type="float" office:value="112.79" calcext:value-type="float">
            <text:p>112.79</text:p>
          </table:table-cell>
          <table:table-cell office:value-type="string" calcext:value-type="string">
            <text:p>FI.jpg</text:p>
          </table:table-cell>
          <table:table-cell office:value-type="string" calcext:value-type="string">
            <text:p>&lt;div id=\"\"tigFIProductDescription\"\"&gt;&lt;span class=\"\"tigFIProductDescriptionTitle\"\"&gt;Optic Glass Cleaner 20 Litres&lt;/span&gt;&lt;span class=\"\"tigFIProductDescriptionBlock\"\"&gt;&lt;p&gt;The world's best glass cleaner&amp;#44 fast&amp;#44 effective and safe on tint and polycarbonate. No Ammonia Content. Designed to work with the Final Inspection Glass System for consistently perfect results.&lt;/p&gt;&lt;/span&gt;&lt;span class=\"\"tigFIProductDescriptionBlock\"\"&gt;&lt;p&gt;Optic™ glass cleaning solution is your safe&amp;#44 quick and easy-to-use glass cleaning solution. Works best in conjunction with the Final Inspection Glass System for outstanding results&amp;#44 however will of course improve the cleaning power of any microfibre glass cleaning cloth. Optic™ is made form the highest quality raw materials and is free of any window tint damaging ingredients.&lt;/p&gt;&lt;/span&gt;&lt;span class=\"\"tigFIProductDescriptionBlock\"\"&gt;&lt;p&gt;Optic™ glass cleaning solution delivers perfect results on all types of glass&amp;#44 tinting films&amp;#44 Chromed / Electroplated badges&amp;#44 trim and bars&lt;/p&gt;&lt;/span&gt;&lt;span class=\"\"tigFIProductDescriptionBlockHeader\"\"&gt;&lt;p&gt;Directions: Best Method&lt;/p&gt;&lt;/span&gt;&lt;ol class=\"\"tigFIProductDescriptio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ol&gt;&lt;span class=\"\"tigFIProductDescriptionBlockHeader\"\"&gt;&lt;p&gt;Directions: Alternate Method&lt;/p&gt;&lt;/span&gt;&lt;span class=\"\"tigFIProductDescriptionBlock\"\"&gt;&lt;p&gt;For almost clean glass&amp;#44 spray Optic onto a dry Final Inspection step 2 (light green) glass cloth and wipe until dry.&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OPT500</text:p>
          </table:table-cell>
          <table:table-cell office:value-type="string" calcext:value-type="string">
            <text:p>Optic 5ooml</text:p>
          </table:table-cell>
          <table:table-cell office:value-type="float" office:value="12" calcext:value-type="float">
            <text:p>12</text:p>
          </table:table-cell>
          <table:table-cell office:value-type="float" office:value="10.75" calcext:value-type="float">
            <text:p>10.75</text:p>
          </table:table-cell>
          <table:table-cell office:value-type="float" office:value="7.87" calcext:value-type="float">
            <text:p>7.87</text:p>
          </table:table-cell>
          <table:table-cell office:value-type="string" calcext:value-type="string">
            <text:p>optic-5oo_2.jpg</text:p>
          </table:table-cell>
          <table:table-cell office:value-type="string" calcext:value-type="string">
            <text:p>&lt;div class=\"infobox_container fiproductdescription\"&gt;&lt;div class=\"infobox fullbox\"&gt;&lt;h1 class=\"fiProduct\"&gt;Optic 5ooml&lt;/h1&gt;\</text:p>
            <text:p>        &lt;p&gt;The world's best glass cleaner&amp;#44; fast&amp;#44; effective and safe on tint and polycarbonate.&lt;/strong&gt;&lt;br /&gt;&amp;nbsp;&lt;strong&gt;No Ammonia Content. Designed to work with the Final Inspection Glass System for consistently perfect results.&lt;/strong&gt;&lt;/p&gt;</text:p>
            <text:p>\</text:p>
            <text:p>&lt;p&gt;Optic&amp;trade; glass cleaning solution is your safe&amp;#44; quick and easy-to-use glass cleaning solution.&lt;br /&gt; Works best in conjunction with the Final Inspection Glass System for outstanding results&amp;#44; however will of course improve the cleaning power of any microfibre glass cleaning cloth.&lt;br /&gt; Optic&amp;trade; is made form the highest quality raw materials and is free of any window tint damaging ingredients.&lt;/p&gt;</text:p>
            <text:p>\</text:p>
            <text:p>\</text:p>
            <text:p>&lt;p&gt;Optic&amp;trade; glass cleaning solution delivers perfect results on the following materials&lt;/strong&gt;&lt;/p&gt;</text:p>
            <text:p>\</text:p>
            <text:p>&lt;p&gt;&lt;strong&gt;&lt;/strong&gt;- All types of glass&lt;br /&gt; - All types of tinting films&lt;br /&gt; - Chromed / Electroplated badges&amp;#44; trim and bars&lt;/p&gt;</text:p>
            <text:p>\</text:p>
            <text:p>\</text:p>
            <text:p>&lt;/div&gt;&lt;div class=\"infobox fullbox\"&gt;&lt;h2&gt;Directions of use&lt;/h2&gt;</text:p>
            <text:p>\</text:p>
            <text:p>&lt;p&gt;1. For best results&amp;#44; spray a couple on pumps of Step 1 (dark green) glass cloth and wipe area until clean.&lt;br /&gt;&amp;nbsp; &amp;nbsp; Follow immediately with a completely dry Final Inspection&amp;nbsp;Step 2 (light green) glass cloth and wipe until almost dry.&lt;br /&gt;&amp;nbsp; &amp;nbsp; Allow a small amount of water to evaporate to a streak-free finish.&lt;/p&gt;</text:p>
            <text:p>\</text:p>
            <text:p>&lt;p&gt;2. Not recommended&amp;#44; but as an alternate method&amp;#44; spray a dry&amp;nbsp;Final Inspection&amp;nbsp;Step 2 (light green) glass cloth and wipe until dry.&lt;/p&gt;</text:p>
            <text:p>\</text:p>
            <text:p>\</text:p>
            <text:p>&lt;p&gt;&lt;strong&gt;Version information:&lt;/strong&gt;&amp;nbsp; v1 &amp;nbsp;l &amp;nbsp;optimised 2012&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OPT5L</text:p>
          </table:table-cell>
          <table:table-cell office:value-type="string" calcext:value-type="string">
            <text:p>Optic 5L</text:p>
          </table:table-cell>
          <table:table-cell office:value-type="float" office:value="80" calcext:value-type="float">
            <text:p>80</text:p>
          </table:table-cell>
          <table:table-cell office:value-type="float" office:value="68" calcext:value-type="float">
            <text:p>68</text:p>
          </table:table-cell>
          <table:table-cell office:value-type="float" office:value="28.82" calcext:value-type="float">
            <text:p>28.82</text:p>
          </table:table-cell>
          <table:table-cell office:value-type="string" calcext:value-type="string">
            <text:p>optic-5l_1.jpg</text:p>
          </table:table-cell>
          <table:table-cell office:value-type="string" calcext:value-type="string">
            <text:p>&lt;div class=\"infobox_container fiproductdescription\"&gt;&lt;div class=\"infobox fullbox\"&gt;&lt;h1 class=\"fiProduct\"&gt;Optic 5L (170 fl oz)&lt;/h1&gt;\</text:p>
            <text:p>        &lt;p&gt;The world's best glass cleaner&amp;#44; fast&amp;#44; effective and safe on tint and polycarbonate.&lt;/strong&gt;&lt;br /&gt;&amp;nbsp;&lt;strong&gt;No Ammonia Content. Designed to work with the Final Inspection Glass System for consistently perfect results.&lt;/strong&gt;&lt;/p&gt;</text:p>
            <text:p>\</text:p>
            <text:p>&lt;p&gt;Optic&amp;trade; glass cleaning solution is your safe&amp;#44; quick and easy-to-use glass cleaning solution.&lt;br /&gt; Works best in conjunction with the Final Inspection Glass System for outstanding results&amp;#44; however will of course improve the cleaning power of any microfibre glass cleaning cloth.&lt;br /&gt; Optic&amp;trade; is made form the highest quality raw materials and is free of any window tint damaging ingredients.&lt;/p&gt;</text:p>
            <text:p>\</text:p>
            <text:p>\</text:p>
            <text:p>&lt;p&gt;Optic&amp;trade; glass cleaning solution delivers perfect results on the following materials&lt;/strong&gt;&lt;/p&gt;</text:p>
            <text:p>\</text:p>
            <text:p>&lt;p&gt;&lt;strong&gt;&lt;/strong&gt;- All types of glass&lt;br /&gt; - All types of tinting films&lt;br /&gt; - Chromed / Electroplated badges&amp;#44; trim and bars&lt;/p&gt;</text:p>
            <text:p>\</text:p>
            <text:p>\</text:p>
            <text:p>&lt;/div&gt;&lt;div class=\"infobox fullbox\"&gt;&lt;h2&gt;Directions of use&lt;/h2&gt;</text:p>
            <text:p>\</text:p>
            <text:p>&lt;p&gt;1. For best results&amp;#44; spray a couple on pumps of Step 1 (dark green) glass cloth and wipe area until clean.&lt;br /&gt;&amp;nbsp; &amp;nbsp; Follow immediately with a completely dry Final Inspection&amp;nbsp;Step 2 (light green) glass cloth and wipe until almost dry.&lt;br /&gt;&amp;nbsp; &amp;nbsp; Allow a small amount of water to evaporate to a streak-free finish.&lt;/p&gt;</text:p>
            <text:p>\</text:p>
            <text:p>&lt;p&gt;2. Not recommended&amp;#44; but as an alternate method&amp;#44; spray a dry&amp;nbsp;Final Inspection&amp;nbsp;Step 2 (light green) glass cloth and wipe until dry.&lt;/p&gt;</text:p>
            <text:p>\</text:p>
            <text:p>\</text:p>
            <text:p>&lt;p&gt;&lt;strong&gt;Version information:&lt;/strong&gt;&amp;nbsp; v1 &amp;nbsp;l &amp;nbsp;optimised 2012&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ORANGEHD-135</text:p>
          </table:table-cell>
          <table:table-cell office:value-type="string" calcext:value-type="string">
            <text:p>135mm HD Medium Cutting Pad</text:p>
          </table:table-cell>
          <table:table-cell office:value-type="float" office:value="20" calcext:value-type="float">
            <text:p>20</text:p>
          </table:table-cell>
          <table:table-cell office:value-type="float" office:value="17.95" calcext:value-type="float">
            <text:p>17.95</text:p>
          </table:table-cell>
          <table:table-cell office:value-type="float" office:value="8.1" calcext:value-type="float">
            <text:p>8.1</text:p>
          </table:table-cell>
          <table:table-cell office:value-type="string" calcext:value-type="string">
            <text:p>135mm-orange-hd-01.jpg</text:p>
          </table:table-cell>
          <table:table-cell office:value-type="string" calcext:value-type="string">
            <text:p>&lt;div class=\"infobox_container fiproductdescription\"&gt;&lt;div class=\"infobox fullbox\"&gt;&lt;h1 class=\"fiProduct\"&gt;135mm Medium Cutting Pad&lt;/h1&gt;\</text:p>
            <text:p>        &lt;p&gt;Medium cutting foam pad&amp;#44; also the perfect one-stepping pad choice. This Orange HD (High Density) foam yields an extremely long life from it's generous 30mm thickness.&lt;/p&gt;</text:p>
            <text:p>\</text:p>
            <text:p>&lt;p&gt;Closed cell&amp;#44; high density&amp;#44; very high quality foam only used to create the Final Inspection Orange HD foam pad.&lt;/p&gt;</text:p>
            <text:p>\</text:p>
            <text:p>&lt;p&gt;&lt;img class=\"rightPhoto\" style=\"display: block; margin-left: auto; margin-right: auto;\" title=\"Closed Cell High Density Foam - Final Inspection Car Care Products\" src=\"images/FIStore/_FI44426.png\" alt=\"Closed Cell High Density Foam - Final Inspection Car Care Products\"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ORANGEHD-150</text:p>
          </table:table-cell>
          <table:table-cell office:value-type="string" calcext:value-type="string">
            <text:p>150mm HD Medium Cutting Pad</text:p>
          </table:table-cell>
          <table:table-cell office:value-type="float" office:value="25" calcext:value-type="float">
            <text:p>25</text:p>
          </table:table-cell>
          <table:table-cell office:value-type="float" office:value="22.5" calcext:value-type="float">
            <text:p>22.5</text:p>
          </table:table-cell>
          <table:table-cell office:value-type="float" office:value="14.49" calcext:value-type="float">
            <text:p>14.49</text:p>
          </table:table-cell>
          <table:table-cell office:value-type="string" calcext:value-type="string">
            <text:p>150mm-hd-08.jpg</text:p>
          </table:table-cell>
          <table:table-cell office:value-type="string" calcext:value-type="string">
            <text:p>&lt;div class=\"infobox_container fiproductdescription\"&gt;&lt;div class=\"infobox fullbox\"&gt;&lt;h1 class=\"fiProduct\"&gt;150mm Medium Cutting Pad&lt;/h1&gt;\</text:p>
            <text:p>        &lt;p&gt;Medium cutting foam pad&amp;#44; also the perfect one-stepping pad choice. This Orange HD (High Density) foam yields an extremely long life from it's generous 30mm thickness.&lt;/p&gt;</text:p>
            <text:p>\</text:p>
            <text:p>&lt;p&gt;Closed cell&amp;#44; high density&amp;#44; very high quality foam only used to create the Final Inspection Orange HD foam pad.&lt;/p&gt;</text:p>
            <text:p>\</text:p>
            <text:p>&lt;p&gt;&lt;img class=\"rightPhoto\" style=\"display: block; margin-left: auto; margin-right: auto;\" title=\"Closed Cell High Density Foam - Final Inspection Car Care Products\" src=\"images/FIStore/_FI44426.png\" alt=\"Closed Cell High Density Foam - Final Inspection Car Care Products\"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ORANGEHD-200</text:p>
          </table:table-cell>
          <table:table-cell office:value-type="string" calcext:value-type="string">
            <text:p>200mm HD Medium Cutting Pad</text:p>
          </table:table-cell>
          <table:table-cell office:value-type="float" office:value="40" calcext:value-type="float">
            <text:p>40</text:p>
          </table:table-cell>
          <table:table-cell office:value-type="float" office:value="35.95" calcext:value-type="float">
            <text:p>35.95</text:p>
          </table:table-cell>
          <table:table-cell office:value-type="float" office:value="29.77" calcext:value-type="float">
            <text:p>29.77</text:p>
          </table:table-cell>
          <table:table-cell office:value-type="string" calcext:value-type="string">
            <text:p>200mm-hd-08.jpg</text:p>
          </table:table-cell>
          <table:table-cell office:value-type="string" calcext:value-type="string">
            <text:p>&lt;div class=\"infobox_container fiproductdescription\"&gt;&lt;div class=\"infobox fullbox\"&gt;&lt;h1 class=\"fiProduct\"&gt;200mm Medium Cutting Pad&lt;/h1&gt;\</text:p>
            <text:p>        &lt;p&gt;2oomm &amp;Oslash; Medium Cutting Pad - Orange (HD)&lt;/p&gt;</text:p>
            <text:p>\</text:p>
            <text:p>&lt;p&gt;Closed cell&amp;#44; high density&amp;#44; very high quality foam only used to create the Final Inspection Orange HD foam pad&lt;/p&gt;</text:p>
            <text:p>\</text:p>
            <text:p>&lt;p&gt;&lt;img class=\"rightPhoto\" style=\"display: block; margin-left: auto; margin-right: auto;\" title=\"Closed Cell High Density Foam -Final Inspection Car Care Products\" src=\"images/FIStore/_FI44426.png\" alt=\"Closed Cell High Density Foam -Final Inspection Car Care Products\"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ORANGEHD-90</text:p>
          </table:table-cell>
          <table:table-cell office:value-type="string" calcext:value-type="string">
            <text:p>90mm HD Medium Cutting Pad</text:p>
          </table:table-cell>
          <table:table-cell office:value-type="float" office:value="12" calcext:value-type="float">
            <text:p>12</text:p>
          </table:table-cell>
          <table:table-cell office:value-type="float" office:value="10.75" calcext:value-type="float">
            <text:p>10.75</text:p>
          </table:table-cell>
          <table:table-cell office:value-type="float" office:value="7.16" calcext:value-type="float">
            <text:p>7.16</text:p>
          </table:table-cell>
          <table:table-cell office:value-type="string" calcext:value-type="string">
            <text:p>90mm-hd-01.jpg</text:p>
          </table:table-cell>
          <table:table-cell office:value-type="string" calcext:value-type="string">
            <text:p>&lt;div class=\"infobox_container fiproductdescription\"&gt;&lt;div class=\"infobox fullbox\"&gt;&lt;h1 class=\"fiProduct\"&gt;90mm Medium Cutting Pad&lt;/h1&gt;\</text:p>
            <text:p>        &lt;p&gt;9oMM &amp;Oslash; Medium Cutting Pad - Orange (HD)&lt;/p&gt;</text:p>
            <text:p>\</text:p>
            <text:p>&lt;p&gt;Closed cell&amp;#44; high density&amp;#44; very high quality foam only used to create the Final Inspection Orange HD foam pad&lt;/p&gt;</text:p>
            <text:p>\</text:p>
            <text:p>&lt;p&gt;&lt;img class=\"rightPhoto\" style=\"display: block; margin-left: auto; margin-right: auto;\" title=\"Closed Cell High Density Foam -Final Inspection Car Care Products\" src=\"images/FIStore/_FI44426.png\" alt=\"Closed Cell High Density Foam -Final Inspection Car Care Products\"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ADCON-4B</text:p>
          </table:table-cell>
          <table:table-cell office:value-type="string" calcext:value-type="string">
            <text:p>Pad Spur (Soft)</text:p>
          </table:table-cell>
          <table:table-cell office:value-type="float" office:value="35" calcext:value-type="float">
            <text:p>35</text:p>
          </table:table-cell>
          <table:table-cell office:value-type="float" office:value="30.95" calcext:value-type="float">
            <text:p>30.95</text:p>
          </table:table-cell>
          <table:table-cell office:value-type="float" office:value="24.38" calcext:value-type="float">
            <text:p>24.38</text:p>
          </table:table-cell>
          <table:table-cell office:value-type="string" calcext:value-type="string">
            <text:p>pad-spur-soft.jpg</text:p>
          </table:table-cell>
          <table:table-cell office:value-type="string" calcext:value-type="string">
            <text:p>&lt;div class=\"infobox_container fiproductdescription\"&gt;&lt;div class=\"infobox fullbox\"&gt;&lt;h1 class=\"fiProduct\"&gt;Pad Spur (Soft)&lt;/h1&gt;\</text:p>
            <text:p>        Soft bristled pad spur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ADCON-4W</text:p>
          </table:table-cell>
          <table:table-cell office:value-type="string" calcext:value-type="string">
            <text:p>Pad Spur (Hard)</text:p>
          </table:table-cell>
          <table:table-cell office:value-type="float" office:value="35" calcext:value-type="float">
            <text:p>35</text:p>
          </table:table-cell>
          <table:table-cell office:value-type="float" office:value="30.95" calcext:value-type="float">
            <text:p>30.95</text:p>
          </table:table-cell>
          <table:table-cell office:value-type="float" office:value="24.38" calcext:value-type="float">
            <text:p>24.38</text:p>
          </table:table-cell>
          <table:table-cell office:value-type="string" calcext:value-type="string">
            <text:p>pad-spur-hard.jpg</text:p>
          </table:table-cell>
          <table:table-cell office:value-type="string" calcext:value-type="string">
            <text:p>&lt;div class=\"infobox_container fiproductdescription\"&gt;&lt;div class=\"infobox fullbox\"&gt;&lt;h1 class=\"fiProduct\"&gt;Pad Spur (Hard)&lt;/h1&gt;\</text:p>
            <text:p>        Hard bristled pad spur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AINTNF-H</text:p>
          </table:table-cell>
          <table:table-cell office:value-type="string" calcext:value-type="string">
            <text:p>Paintwork Cloth</text:p>
          </table:table-cell>
          <table:table-cell office:value-type="float" office:value="12" calcext:value-type="float">
            <text:p>12</text:p>
          </table:table-cell>
          <table:table-cell office:value-type="float" office:value="10.75" calcext:value-type="float">
            <text:p>10.75</text:p>
          </table:table-cell>
          <table:table-cell office:value-type="float" office:value="7.88" calcext:value-type="float">
            <text:p>7.88</text:p>
          </table:table-cell>
          <table:table-cell office:value-type="string" calcext:value-type="string">
            <text:p>paint_nf_01.jpg</text:p>
          </table:table-cell>
          <table:table-cell office:value-type="string" calcext:value-type="string">
            <text:p>&lt;div class=\"infobox_container fiproductdescription\"&gt;&lt;div class=\"infobox fullbox\"&gt;&lt;h1 class=\"fiProduct\"&gt;Paintwork Cloth&lt;/h1&gt;\</text:p>
            <text:p>        &lt;p&gt;Introducing the world's best paintwork cloth&amp;#44; an exceptionally high quality&amp;#44; 400 gsm&amp;#44; 40 x 40cm NanoFibre&amp;trade; cloth perfect for use with quick detailers/spritzers such as &lt;a title=\"Gloss Boost - Final Inspection Car Care Products\" href=\"http://www.finalinspection.com.au/gloss-boost\"&gt;gloss boost&lt;/a&gt;&amp;#44; to remove polish residue&amp;#44; with decontamination products to remove lubricants and to buff excess waxes &amp;amp; sealants during application.&lt;/strong&gt;&lt;/p&gt;</text:p>
            <text:p>\</text:p>
            <text:p>&lt;p&gt;Our NanoFibre&amp;trade; Paintwork&amp;nbsp;Cloth&amp;nbsp;features hand-sewn pure NanoFibre&amp;trade; edging&amp;#44; not rayon or cotton and no edge-less heat sealing. &amp;nbsp;Consisting of 80% nano polyester fibre for ultra efficient cleaning and absorption around a (20%) polyamide core&amp;#44; our Paintwork NanoFibre&amp;trade;&amp;nbsp;Cloth&amp;nbsp;has superlative absorption performance with an efficient cleaning action and is very gentle on any soft high gloss suface.&lt;/p&gt;</text:p>
            <text:p>\</text:p>
            <text:p>\</text:p>
            <text:p>&lt;/div&gt;&lt;div class=\"infobox fullbox\"&gt;&lt;h2&gt;Recommended Uses&lt;/h2&gt;</text:p>
            <text:p>\</text:p>
            <text:p>&lt;p&gt;- Dry to remove most waxes such as &lt;a title=\"Full Metal Jacket Spray Wax - Final Inspection Car Care Products\" href=\"http://www.finalinspection.com.au/full-metal-jacket-spray-wax\"&gt;Full Metal Jacket Spray Wax&lt;/a&gt;&lt;/p&gt;</text:p>
            <text:p>\</text:p>
            <text:p>&lt;p&gt;- Slightly damp with Paint Cleanse to remove polish&lt;/p&gt;</text:p>
            <text:p>\</text:p>
            <text:p>\</text:p>
            <text:p>&lt;div&gt;</text:p>
            <text:p>\</text:p>
            <text:p>&lt;/div&gt;&lt;div class=\"infobox fullbox\"&gt;&lt;h2&gt;Quality and Specification&lt;/h2&gt;</text:p>
            <text:p>\</text:p>
            <text:p>&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B-LRG</text:p>
          </table:table-cell>
          <table:table-cell office:value-type="string" calcext:value-type="string">
            <text:p>Polishing Ball (large)</text:p>
          </table:table-cell>
          <table:table-cell office:value-type="float" office:value="18" calcext:value-type="float">
            <text:p>18</text:p>
          </table:table-cell>
          <table:table-cell office:value-type="float" office:value="15.95" calcext:value-type="float">
            <text:p>15.95</text:p>
          </table:table-cell>
          <table:table-cell office:value-type="float" office:value="12.67" calcext:value-type="float">
            <text:p>12.67</text:p>
          </table:table-cell>
          <table:table-cell office:value-type="string" calcext:value-type="string">
            <text:p>large-polishing-ball.jpg</text:p>
          </table:table-cell>
          <table:table-cell office:value-type="string" calcext:value-type="string">
            <text:p>&lt;div class=\"infobox_container fiproductdescription\"&gt;&lt;div class=\"infobox fullbox\"&gt;&lt;h1 class=\"fiProduct\"&gt;Polishing Ball (large)&lt;/h1&gt;\</text:p>
            <text:p>        Polishing Ball crevice tool (large)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B-SML</text:p>
          </table:table-cell>
          <table:table-cell office:value-type="string" calcext:value-type="string">
            <text:p>Polishing Ball (small)</text:p>
          </table:table-cell>
          <table:table-cell office:value-type="float" office:value="15" calcext:value-type="float">
            <text:p>15</text:p>
          </table:table-cell>
          <table:table-cell office:value-type="float" office:value="13.5" calcext:value-type="float">
            <text:p>13.5</text:p>
          </table:table-cell>
          <table:table-cell office:value-type="float" office:value="12.1" calcext:value-type="float">
            <text:p>12.1</text:p>
          </table:table-cell>
          <table:table-cell office:value-type="string" calcext:value-type="string">
            <text:p>small-polishing-ball.jpg</text:p>
          </table:table-cell>
          <table:table-cell office:value-type="string" calcext:value-type="string">
            <text:p>&lt;div class=\"infobox_container fiproductdescription\"&gt;&lt;div class=\"infobox fullbox\"&gt;&lt;h1 class=\"fiProduct\"&gt;Polishing Ball (small)&lt;/h1&gt;\</text:p>
            <text:p>        Polishing Ball crevice tool (small)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EP1L</text:p>
          </table:table-cell>
          <table:table-cell office:value-type="string" calcext:value-type="string">
            <text:p>Peppermint Microfibre Wash 1L</text:p>
          </table:table-cell>
          <table:table-cell office:value-type="float" office:value="20" calcext:value-type="float">
            <text:p>20</text:p>
          </table:table-cell>
          <table:table-cell office:value-type="float" office:value="17.95" calcext:value-type="float">
            <text:p>17.95</text:p>
          </table:table-cell>
          <table:table-cell office:value-type="float" office:value="9.78" calcext:value-type="float">
            <text:p>9.78</text:p>
          </table:table-cell>
          <table:table-cell office:value-type="string" calcext:value-type="string">
            <text:p>peppermint1l.jpg</text:p>
          </table:table-cell>
          <table:table-cell office:value-type="string" calcext:value-type="string">
            <text:p>&lt;div class=\"infobox_container fiproductdescription\"&gt;&lt;div class=\"infobox fullbox\"&gt;&lt;h1 class=\"fiProduct\"&gt;Peppermint Microfibre Wash 1L (34 fl oz)&lt;/h1&gt;\</text:p>
            <text:p>        &lt;p&gt;The best way to care for your high quality cloths is with Peppermint&amp;#44; the product designed to remove debris and stains quickly and efficiently from delicate fibres.&lt;/strong&gt;&lt;/p&gt;</text:p>
            <text:p>\</text:p>
            <text:p>&lt;p&gt;Peppermint cleans without fabric softeners (which ruin NanoFibre and Microfibre)&amp;#44; Peppermint has microbial (anti-bacterial) ingredients which assist to inhibit mould/mold growth and odours.&lt;/p&gt;</text:p>
            <text:p>\</text:p>
            <text:p>\</text:p>
            <text:p>&lt;/div&gt;&lt;div class=\"infobox fullbox\"&gt;&lt;h2&gt;Recommended use&lt;/h2&gt;</text:p>
            <text:p>\</text:p>
            <text:p>&lt;p&gt;- Spray directly onto cloths as a pre-soak immediately before washing&lt;/p&gt;</text:p>
            <text:p>\</text:p>
            <text:p>&lt;p&gt;- As a washing detergent for Microfibre and NanoFibre&lt;/p&gt;</text:p>
            <text:p>\</text:p>
            <text:p>&lt;p&gt;- As a soaking agent between use and wash for microfibre or NanoFibre products.&lt;/p&gt;</text:p>
            <text:p>\</text:p>
            <text:p>\</text:p>
            <text:p>&lt;/div&gt;&lt;div class=\"infobox fullbox\"&gt;&lt;h2&gt;Direction of use&lt;/h2&gt;</text:p>
            <text:p>\</text:p>
            <text:p>&lt;p&gt;It is important to soak your cloths in water with a little peppermint immediately after use. &amp;nbsp;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text:p>
            <text:p>\</text:p>
            <text:p>&lt;p&gt;Final Inspection recommend preparing a bucket of 5-15Litres of water (depending on how many cloths will be soaked) with 2-6 caps of Peppermint disolved in it before starting any detailing work and saturating and soaking &amp;nbsp;cloths as soon as possible after use&amp;#44; especially with waxes before washing.&lt;span style=\"font-size: 12px;\"&gt; Clothes can be soaked overnight. &amp;nbsp;This process will significantly assist in avoiding hardening fibres.&lt;/span&gt;&lt;/p&gt;</text:p>
            <text:p>\</text:p>
            <text:p>&lt;p&gt;- Never use fabric softeners to condition NanoFibre (&amp;amp; Microfibre) Cloths.&lt;/p&gt;</text:p>
            <text:p>\</text:p>
            <text:p>&lt;p&gt;- Never wash NanoFibre (&amp;amp; Microfibre) at water temps higher than 55deg C.&lt;/p&gt;</text:p>
            <text:p>\</text:p>
            <text:p>&lt;p&gt;- 'Spot' Stains by spraying Peppermint Wash directly onto NanoFibre (&amp;amp; Microfibre) and allowing no more than 5 min dwelling time prior to washing. &amp;nbsp;Do not allow Peppermint to dry on cloths.&lt;/p&gt;</text:p>
            <text:p>\</text:p>
            <text:p>&lt;p&gt;- Peppermint is very concentrated. &amp;nbsp;1 Cap (20ml) of Peppermint Wash cleans up to 40 Cloths.&lt;/p&gt;</text:p>
            <text:p>\</text:p>
            <text:p>&lt;p&gt;- Do not overuse Peppermint by highly concentrating.&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 Never use fabric softeners for NanoFibre and always store NanoFibre in dry&amp;#44; clean enviroments.&lt;/p&gt;</text:p>
            <text:p>\</text:p>
            <text:p>&lt;p&gt;&lt;img class=\"rightPhoto\" style=\"display: block; margin-left: auto; margin-right: au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EP20L</text:p>
          </table:table-cell>
          <table:table-cell office:value-type="string" calcext:value-type="string">
            <text:p>Peppermint Microfibre Wash 20L</text:p>
          </table:table-cell>
          <table:table-cell office:value-type="float" office:value="275" calcext:value-type="float">
            <text:p>275</text:p>
          </table:table-cell>
          <table:table-cell office:value-type="float" office:value="230" calcext:value-type="float">
            <text:p>230</text:p>
          </table:table-cell>
          <table:table-cell office:value-type="float" office:value="128.83" calcext:value-type="float">
            <text:p>128.83</text:p>
          </table:table-cell>
          <table:table-cell office:value-type="string" calcext:value-type="string">
            <text:p>FI.jpg</text:p>
          </table:table-cell>
          <table:table-cell office:value-type="string" calcext:value-type="string">
            <text:p>&lt;div id=\"\"tigFIProductDescription\"\"&gt;&lt;span class=\"\"tigFIProductDescriptionTitle\"\"&gt;Peppermint NanoFibre Wash 20 Litres&lt;/span&gt;&lt;span class=\"\"tigFIProductDescriptionBlock\"\"&gt;&lt;p&gt;The best way to care for your high quality cloths is with Peppermint&amp;#44 the product designed to remove debris and stains quickly and efficiently from delicate fibres.&lt;/p&gt;&lt;/span&gt;&lt;span class=\"\"tigFIProductDescriptionBlock\"\"&gt;&lt;p&gt;Peppermint cleans without fabric softeners (which ruin NanoFibre and Microfibre)&amp;#44 Peppermint has microbial (anti-bacterial) ingredients which assist to inhibit mould/mold growth and odours.&lt;/p&gt;&lt;/span&gt;&lt;span class=\"\"tigFIProductDescriptionBlockHeader\"\"&gt;&lt;p&gt;Recommended Use&lt;/p&gt;&lt;/span&gt;&lt;ol class=\"\"tigFIProductDescriptionOrderedList\"\" &gt;&lt;li&gt;Spray directly onto cloths as a pre-soak immediately before washing&lt;/li&gt;&lt;li&gt;As a washing detergent for Microfibre and NanoFibre&lt;/li&gt;&lt;li&gt;As a soaking agent between use and wash for microfibre or NanoFibre products.&lt;/li&gt;&lt;/ol&gt;&lt;span class=\"\"tigFIProductDescriptionBlockHeader\"\"&gt;&lt;p&gt;Directions&lt;/p&gt;&lt;/span&gt;&lt;span class=\"\"tigFIProductDescriptionBlock\"\"&gt;&lt;p&gt;It is important to soak your cloths in water with a little peppermint immediately after use. <text:s/>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lt;/span&gt;&lt;span class=\"\"tigFIProductDescriptionBlock\"\"&gt;&lt;p&gt;Final Inspection recommend preparing a bucket of 5-15Litres of water (depending on how many cloths will be soaked) with 2-6 caps of Peppermint disolved in it before starting any detailing work and saturating and soaking <text:s/>cloths as soon as possible after use&amp;#44 especially with waxes before washing. Clothes can be soaked overnight. <text:s/>This process will significantly assist in avoiding hardening fibres.&lt;/p&gt;&lt;/span&gt;&lt;ol class=\"\"tigFIProductDescriptionOrderedList\"\" &gt;&lt;li&gt;Never use fabric softeners to condition NanoFibre (&amp; Microfibre) Cloths.&lt;/li&gt;&lt;li&gt;Never wash NanoFibre (&amp; Microfibre) at water temps higher than 55deg C.&lt;/li&gt;&lt;li&gt;'Spot' Stains by spraying Peppermint Wash directly onto NanoFibre (&amp; Microfibre) and allowing no more than 5 min dwelling time prior to washing. <text:s/>Do not allow Peppermint to dry on cloths.&lt;/li&gt;&lt;li&gt;Peppermint is very concentrated. <text:s/>1 Cap (20ml) of Peppermint Wash cleans up to 40 Cloths.&lt;/li&gt;&lt;li&gt;Do not overuse Peppermint by highly concentrating.&lt;/li&gt;&lt;/ol&gt;&lt;span class=\"\"tigFIProductDescriptionBlockHeader\"\"&gt;&lt;p&gt;NanoFibre Care&lt;/p&gt;&lt;/span&gt;&lt;span class=\"\"tigFIProductDescriptionBlock\"\"&gt;&lt;p&gt;Care of all microfibre and nanofibre products involves removal of dirt and debris as soon as possible with gentle cleaners. Final Inspection recommend &lt;span class=\"\"tigFIProductReference\"\"&gt;'Peppermint'&lt;/span&gt; anti-bacterial nanofibre wash solution&amp;#44 using no more than 60deg water temperature.&lt;/p&gt;&lt;/span&gt;&lt;img class=\"\"tigFIProductDescriptionInlinePhoto\"\" alt=\"\"Tigersoft Performance NanoFibre Care - Tigersoft Performance\"\" title=\"\"Tigersoft Performance NanoFibre Care - Tigersoft Performance\"\" src=\"\"images/Tag-Reverse.jpg\"\"&gt;&lt;/img&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EP500</text:p>
          </table:table-cell>
          <table:table-cell office:value-type="string" calcext:value-type="string">
            <text:p>Peppermint Microfibre Wash 5ooml</text:p>
          </table:table-cell>
          <table:table-cell office:value-type="float" office:value="12" calcext:value-type="float">
            <text:p>12</text:p>
          </table:table-cell>
          <table:table-cell office:value-type="float" office:value="10.75" calcext:value-type="float">
            <text:p>10.75</text:p>
          </table:table-cell>
          <table:table-cell office:value-type="float" office:value="8.66" calcext:value-type="float">
            <text:p>8.66</text:p>
          </table:table-cell>
          <table:table-cell office:value-type="string" calcext:value-type="string">
            <text:p>peppermint-500.jpg</text:p>
          </table:table-cell>
          <table:table-cell office:value-type="string" calcext:value-type="string">
            <text:p>&lt;div class=\"infobox_container fiproductdescription\"&gt;&lt;div class=\"infobox fullbox\"&gt;&lt;h1 class=\"fiProduct\"&gt;Peppermint Microfibre Wash 5ooml&lt;/h1&gt;\</text:p>
            <text:p>        &lt;p&gt;The best way to care for your high quality cloths is with Peppermint&amp;#44; the product designed to remove debris and stains quickly and efficiently from delicate fibres.&lt;/strong&gt;&lt;/p&gt;</text:p>
            <text:p>\</text:p>
            <text:p>&lt;p&gt;Peppermint cleans without fabric softeners (which ruin NanoFibre and Microfibre)&amp;#44; Peppermint has microbial (anti-bacterial) ingredients which assist to inhibit mould/mold growth and odours.&lt;/p&gt;</text:p>
            <text:p>\</text:p>
            <text:p>\</text:p>
            <text:p>&lt;/div&gt;&lt;div class=\"infobox fullbox\"&gt;&lt;h2&gt;Recommended use&lt;/h2&gt;</text:p>
            <text:p>\</text:p>
            <text:p>&lt;p&gt;- Spray directly onto cloths as a pre-soak immediately before washing&lt;/p&gt;</text:p>
            <text:p>\</text:p>
            <text:p>&lt;p&gt;- As a washing detergent for Microfibre and NanoFibre&lt;/p&gt;</text:p>
            <text:p>\</text:p>
            <text:p>&lt;p&gt;- As a soaking agent between use and wash for microfibre or NanoFibre products.&lt;/p&gt;</text:p>
            <text:p>\</text:p>
            <text:p>\</text:p>
            <text:p>&lt;/div&gt;&lt;div class=\"infobox fullbox\"&gt;&lt;h2&gt;Direction of use&lt;/h2&gt;</text:p>
            <text:p>\</text:p>
            <text:p>&lt;p&gt;It is important to soak your cloths in water with a little peppermint immediately after use. &amp;nbsp;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text:p>
            <text:p>\</text:p>
            <text:p>&lt;p&gt;Final Inspection recommend preparing a bucket of 5-15Litres of water (depending on how many cloths will be soaked) with 2-6 caps of Peppermint disolved in it before starting any detailing work and saturating and soaking &amp;nbsp;cloths as soon as possible after use&amp;#44; especially with waxes before washing.&lt;span style=\"font-size: 12px;\"&gt; Clothes can be soaked overnight. &amp;nbsp;This process will significantly assist in avoiding hardening fibres.&lt;/span&gt;&lt;/p&gt;</text:p>
            <text:p>\</text:p>
            <text:p>&lt;p&gt;- Never use fabric softeners to condition NanoFibre (&amp;amp; Microfibre) Cloths.&lt;/p&gt;</text:p>
            <text:p>\</text:p>
            <text:p>&lt;p&gt;- Never wash NanoFibre (&amp;amp; Microfibre) at water temps higher than 55deg C.&lt;/p&gt;</text:p>
            <text:p>\</text:p>
            <text:p>&lt;p&gt;- 'Spot' Stains by spraying Peppermint Wash directly onto NanoFibre (&amp;amp; Microfibre) and allowing no more than 5 min dwelling time prior to washing. &amp;nbsp;Do not allow Peppermint to dry on cloths.&lt;/p&gt;</text:p>
            <text:p>\</text:p>
            <text:p>&lt;p&gt;- Peppermint is very concentrated. &amp;nbsp;1 Cap (20ml) of Peppermint Wash cleans up to 40 Cloths.&lt;/p&gt;</text:p>
            <text:p>\</text:p>
            <text:p>&lt;p&gt;- Do not overuse Peppermint by highly concentrating.&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 Never use fabric softeners for NanoFibre and always store NanoFibre in dry&amp;#44; clean enviroments.&lt;/p&gt;</text:p>
            <text:p>\</text:p>
            <text:p>&lt;p&gt;&lt;img class=\"rightPhoto\" style=\"display: block; margin-left: auto; margin-right: au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EP5L</text:p>
          </table:table-cell>
          <table:table-cell office:value-type="string" calcext:value-type="string">
            <text:p>Peppermint Microfibre Wash 5L</text:p>
          </table:table-cell>
          <table:table-cell office:value-type="float" office:value="80" calcext:value-type="float">
            <text:p>80</text:p>
          </table:table-cell>
          <table:table-cell office:value-type="float" office:value="68" calcext:value-type="float">
            <text:p>68</text:p>
          </table:table-cell>
          <table:table-cell office:value-type="float" office:value="32.66" calcext:value-type="float">
            <text:p>32.66</text:p>
          </table:table-cell>
          <table:table-cell office:value-type="string" calcext:value-type="string">
            <text:p>peppermint-5l.jpg</text:p>
          </table:table-cell>
          <table:table-cell office:value-type="string" calcext:value-type="string">
            <text:p>&lt;div class=\"infobox_container fiproductdescription\"&gt;&lt;div class=\"infobox fullbox\"&gt;&lt;h1 class=\"fiProduct\"&gt;Peppermint Microfibre Wash 5L (170 fl oz)&lt;/h1&gt;\</text:p>
            <text:p>        &lt;p&gt;The best way to care for your high quality cloths is with Peppermint&amp;#44; the product designed to remove debris and stains quickly and efficiently from delicate fibres.&lt;/strong&gt;&lt;/p&gt;</text:p>
            <text:p>\</text:p>
            <text:p>&lt;p&gt;Peppermint cleans without fabric softeners (which ruin NanoFibre and Microfibre)&amp;#44; Peppermint has microbial (anti-bacterial) ingredients which assist to inhibit mould/mold growth and odours.&lt;/p&gt;</text:p>
            <text:p>\</text:p>
            <text:p>\</text:p>
            <text:p>&lt;/div&gt;&lt;div class=\"infobox fullbox\"&gt;&lt;h2&gt;Recommended use&lt;/h2&gt;</text:p>
            <text:p>\</text:p>
            <text:p>&lt;p&gt;- Spray directly onto cloths as a pre-soak immediately before washing&lt;/p&gt;</text:p>
            <text:p>\</text:p>
            <text:p>&lt;p&gt;- As a washing detergent for Microfibre and NanoFibre&lt;/p&gt;</text:p>
            <text:p>\</text:p>
            <text:p>&lt;p&gt;- As a soaking agent between use and wash for microfibre or NanoFibre products.&lt;/p&gt;</text:p>
            <text:p>\</text:p>
            <text:p>\</text:p>
            <text:p>&lt;/div&gt;&lt;div class=\"infobox fullbox\"&gt;&lt;h2&gt;Direction of use&lt;/h2&gt;</text:p>
            <text:p>\</text:p>
            <text:p>&lt;p&gt;It is important to soak your cloths in water with a little peppermint immediately after use. &amp;nbsp;Especially after using Microfibre or NanoFibre with products that will harden around fibres such as sealants and waxes&amp;#44; it is extrememly importnat to immediately soak your cloths in a solution of (preferably warm) water and Peppermint to stop the waxes from bonding to the fibres.&lt;/p&gt;</text:p>
            <text:p>\</text:p>
            <text:p>&lt;p&gt;Final Inspection recommend preparing a bucket of 5-15Litres of water (depending on how many cloths will be soaked) with 2-6 caps of Peppermint disolved in it before starting any detailing work and saturating and soaking &amp;nbsp;cloths as soon as possible after use&amp;#44; especially with waxes before washing.&lt;span style=\"font-size: 12px;\"&gt; Clothes can be soaked overnight. &amp;nbsp;This process will significantly assist in avoiding hardening fibres.&lt;/span&gt;&lt;/p&gt;</text:p>
            <text:p>\</text:p>
            <text:p>&lt;p&gt;- Never use fabric softeners to condition NanoFibre (&amp;amp; Microfibre) Cloths.&lt;/p&gt;</text:p>
            <text:p>\</text:p>
            <text:p>&lt;p&gt;- Never wash NanoFibre (&amp;amp; Microfibre) at water temps higher than 55deg C.&lt;/p&gt;</text:p>
            <text:p>\</text:p>
            <text:p>&lt;p&gt;- 'Spot' Stains by spraying Peppermint Wash directly onto NanoFibre (&amp;amp; Microfibre) and allowing no more than 5 min dwelling time prior to washing. &amp;nbsp;Do not allow Peppermint to dry on cloths.&lt;/p&gt;</text:p>
            <text:p>\</text:p>
            <text:p>&lt;p&gt;- Peppermint is very concentrated. &amp;nbsp;1 Cap (20ml) of Peppermint Wash cleans up to 40 Cloths.&lt;/p&gt;</text:p>
            <text:p>\</text:p>
            <text:p>&lt;p&gt;- Do not overuse Peppermint by highly concentrating.&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 Never use fabric softeners for NanoFibre and always store NanoFibre in dry&amp;#44; clean enviroments.&lt;/p&gt;</text:p>
            <text:p>\</text:p>
            <text:p>&lt;p&gt;&lt;img class=\"rightPhoto\" style=\"display: block; margin-left: auto; margin-right: au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NTCLN1L</text:p>
          </table:table-cell>
          <table:table-cell office:value-type="string" calcext:value-type="string">
            <text:p>Paint Cleanse 'Truth Serum' 1L</text:p>
          </table:table-cell>
          <table:table-cell office:value-type="float" office:value="20" calcext:value-type="float">
            <text:p>20</text:p>
          </table:table-cell>
          <table:table-cell office:value-type="float" office:value="17.95" calcext:value-type="float">
            <text:p>17.95</text:p>
          </table:table-cell>
          <table:table-cell office:value-type="float" office:value="7.63" calcext:value-type="float">
            <text:p>7.63</text:p>
          </table:table-cell>
          <table:table-cell office:value-type="string" calcext:value-type="string">
            <text:p>paint-cleanse-1000ml.jpg</text:p>
          </table:table-cell>
          <table:table-cell office:value-type="string" calcext:value-type="string">
            <text:p>&lt;div class=\"infobox_container fiproductdescription\"&gt;&lt;div class=\"infobox fullbox\"&gt;&lt;h1 class=\"fiProduct\"&gt;Paint Cleanse 'Truth Serum' 1L Refill&lt;/h1&gt;\</text:p>
            <text:p>        &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strong&gt;&lt;/p&gt;</text:p>
            <text:p>\</text:p>
            <text:p>&lt;p&gt;&lt;strong&gt;&lt;/strong&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text:p>
            <text:p>\</text:p>
            <text:p>\</text:p>
            <text:p>&lt;p&gt;&lt;strong&gt;Directions of use&lt;/strong&gt;&lt;br /&gt; For best results;&lt;/p&gt;</text:p>
            <text:p>\</text:p>
            <text:p>&lt;p&gt;1. Spray a few pumps of&amp;nbsp;Paint Cleanse&amp;trade; onto a slightly damp NanoFibre Paintwork Cloth&amp;trade; (never directly onto paint).&lt;br /&gt; 2.&amp;nbsp;Wipe all surfaces&amp;#44; turning cloth until all product is dissolved.&lt;br /&gt;3.&amp;nbsp;Wipe surface with a seperate&amp;#44; clean and dry NanoFibre Paintwork Cloth&amp;trade;.&lt;/p&gt;</text:p>
            <text:p>\</text:p>
            <text:p>&lt;p&gt;A much more elaborate explanation of the recommended Final Inspection process and alternatives are available by clicking here.&lt;/p&gt;</text:p>
            <text:p>\</text:p>
            <text:p>\</text:p>
            <text:p>&lt;p&gt;&lt;strong&gt;Packaging: &amp;nbsp;&lt;/strong&gt;traditional Final Inspection 5ooml re-fillable pump pack w/ variable control trigger&lt;/p&gt;</text:p>
            <text:p>\</text:p>
            <text:p>&lt;p&gt;&lt;strong&gt;Refill and professional sizes:&lt;/strong&gt;&amp;nbsp; 1 Litre &amp;nbsp;l &amp;nbsp;5 Litre &amp;nbsp;l &amp;nbsp;20 Litre &amp;nbsp;l &amp;nbsp;1&amp;#44;000 Litre IBC&lt;/p&gt;</text:p>
            <text:p>\</text:p>
            <text:p>&lt;p&gt;&lt;strong&gt;Version information:&lt;/strong&gt;&amp;nbsp; v3 &amp;nbsp;l &amp;nbsp;optimised 2014&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NTCLN20L</text:p>
          </table:table-cell>
          <table:table-cell office:value-type="string" calcext:value-type="string">
            <text:p>Paint Cleanse 'Truth Serum' 20L</text:p>
          </table:table-cell>
          <table:table-cell office:value-type="float" office:value="275" calcext:value-type="float">
            <text:p>275</text:p>
          </table:table-cell>
          <table:table-cell office:value-type="float" office:value="230" calcext:value-type="float">
            <text:p>230</text:p>
          </table:table-cell>
          <table:table-cell office:value-type="float" office:value="114.84" calcext:value-type="float">
            <text:p>114.84</text:p>
          </table:table-cell>
          <table:table-cell office:value-type="string" calcext:value-type="string">
            <text:p>FI.jpg</text:p>
          </table:table-cell>
          <table:table-cell office:value-type="string" calcext:value-type="string">
            <text:p>&lt;div id=\"\"tigFIProductDescription\"\"&gt;&lt;span class=\"\"tigFIProductDescriptionTitle\"\"&gt;Paint Cleanse 'Truth Serum' 20 Litre&lt;/span&gt;&lt;span class=\"\"tigFIProductDescriptionBlock\"\"&gt;&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p&gt;&lt;/span&gt;&lt;span class=\"\"tigFIProductDescriptionBlock\"\"&gt;&lt;p&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lt;/span&gt;&lt;span class=\"\"tigFIProductDescriptionBlockHeader\"\"&gt;&lt;p&gt;Directions&lt;/p&gt;&lt;/span&gt;&lt;ol class=\"\"tigFIProductDescriptionOrderedList\"\" &gt;&lt;li&gt;Spray a few pumps of Paint Cleanse™ onto a slightly damp NanoFibre Paintwork Cloth™ (never directly onto paint).&lt;/li&gt;&lt;li&gt;Wipe all surfaces&amp;#44 turning cloth until all product is dissolved.&lt;/li&gt;&lt;li&gt;Wipe surface with a seperate&amp;#44 clean and dry NanoFibre Paintwork Cloth™.&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NTCLN500</text:p>
          </table:table-cell>
          <table:table-cell office:value-type="string" calcext:value-type="string">
            <text:p>Paint Cleanse 'Truth Serum' 5ooml</text:p>
          </table:table-cell>
          <table:table-cell office:value-type="float" office:value="12" calcext:value-type="float">
            <text:p>12</text:p>
          </table:table-cell>
          <table:table-cell office:value-type="float" office:value="10.75" calcext:value-type="float">
            <text:p>10.75</text:p>
          </table:table-cell>
          <table:table-cell office:value-type="float" office:value="7.68" calcext:value-type="float">
            <text:p>7.68</text:p>
          </table:table-cell>
          <table:table-cell office:value-type="string" calcext:value-type="string">
            <text:p>paint-cleanse-500-01.jpg</text:p>
          </table:table-cell>
          <table:table-cell office:value-type="string" calcext:value-type="string">
            <text:p>&lt;div class=\"infobox_container fiproductdescription\"&gt;&lt;div class=\"infobox fullbox\"&gt;&lt;h1 class=\"fiProduct\"&gt;Paint Cleanse 'Truth Serum' 5ooml&lt;/h1&gt;\</text:p>
            <text:p>        &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strong&gt;&lt;/p&gt;</text:p>
            <text:p>\</text:p>
            <text:p>&lt;p&gt;&lt;strong&gt;&lt;/strong&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text:p>
            <text:p>\</text:p>
            <text:p>\</text:p>
            <text:p>&lt;p&gt;&lt;strong&gt;Directions of use&lt;/strong&gt;&lt;br /&gt; For best results;&lt;/p&gt;</text:p>
            <text:p>\</text:p>
            <text:p>&lt;p&gt;1. Spray a few pumps of&amp;nbsp;Paint Cleanse&amp;trade; onto a slightly damp NanoFibre Paintwork Cloth&amp;trade; (never directly onto paint).&lt;br /&gt; 2.&amp;nbsp;Wipe all surfaces&amp;#44; turning cloth until all product is dissolved.&lt;br /&gt;3.&amp;nbsp;Wipe surface with a seperate&amp;#44; clean and dry NanoFibre Paintwork Cloth&amp;trade;.&lt;/p&gt;</text:p>
            <text:p>\</text:p>
            <text:p>&lt;p&gt;A much more elaborate explanation of the recommended Final Inspection process and alternatives are available by clicking here.&lt;/p&gt;</text:p>
            <text:p>\</text:p>
            <text:p>\</text:p>
            <text:p>&lt;p&gt;&lt;strong&gt;Packaging: &amp;nbsp;&lt;/strong&gt;traditional Final Inspection 5ooml re-fillable pump pack w/ variable control trigger&lt;/p&gt;</text:p>
            <text:p>\</text:p>
            <text:p>&lt;p&gt;&lt;strong&gt;Refill and professional sizes:&lt;/strong&gt;&amp;nbsp; 1 Litre &amp;nbsp;l &amp;nbsp;5 Litre &amp;nbsp;l &amp;nbsp;20 Litre &amp;nbsp;l &amp;nbsp;1&amp;#44;000 Litre IBC&lt;/p&gt;</text:p>
            <text:p>\</text:p>
            <text:p>&lt;p&gt;&lt;strong&gt;Version information:&lt;/strong&gt;&amp;nbsp; v3 &amp;nbsp;l &amp;nbsp;optimised 2014&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NTCLN5L</text:p>
          </table:table-cell>
          <table:table-cell office:value-type="string" calcext:value-type="string">
            <text:p>Paint Cleanse 'Truth Serum' 5L</text:p>
          </table:table-cell>
          <table:table-cell office:value-type="float" office:value="80" calcext:value-type="float">
            <text:p>80</text:p>
          </table:table-cell>
          <table:table-cell office:value-type="float" office:value="68" calcext:value-type="float">
            <text:p>68</text:p>
          </table:table-cell>
          <table:table-cell office:value-type="float" office:value="29.35" calcext:value-type="float">
            <text:p>29.35</text:p>
          </table:table-cell>
          <table:table-cell office:value-type="string" calcext:value-type="string">
            <text:p>paint-cleanse-5l.jpg</text:p>
          </table:table-cell>
          <table:table-cell office:value-type="string" calcext:value-type="string">
            <text:p>&lt;div class=\"infobox_container fiproductdescription\"&gt;&lt;div class=\"infobox fullbox\"&gt;&lt;h1 class=\"fiProduct\"&gt;Paint Cleanse 'Truth Serum' 5L Refill&lt;/h1&gt;\</text:p>
            <text:p>        &lt;p&gt;Also known as 'Truth Serum'&amp;#44; Paint Cleanse is designed to remove all traces of polish residue and any other oils and waxes from hard surfaces&amp;#44; specifically&amp;#44; paintwork&amp;#44; glass and chrome and allows detailers to see exactly what imperfections (if any) still require correction.&lt;/strong&gt;&lt;/p&gt;</text:p>
            <text:p>\</text:p>
            <text:p>&lt;p&gt;&lt;strong&gt;&lt;/strong&gt;Paint Cleanse also cleans surfaces perfectly for maximum adhesion of paint protection (waxes and/or sealants) and is recommended as preparation prior to application of any form of paint protection. Paint cleanse was recently optimised and contains lubricants to reduce marring on super soft paints and reduce friction&amp;#44; encouraging a slipperier polishing characteristic. Less stick&amp;#44; better finishes&amp;#44; significantly reduced time and polish use as well as less wear on equipment and decreased pad wear. The best quality product of its type.&lt;/p&gt;</text:p>
            <text:p>\</text:p>
            <text:p>\</text:p>
            <text:p>&lt;p&gt;&lt;strong&gt;Directions of use&lt;/strong&gt;&lt;br /&gt; For best results;&lt;/p&gt;</text:p>
            <text:p>\</text:p>
            <text:p>&lt;p&gt;1. Spray a few pumps of&amp;nbsp;Paint Cleanse&amp;trade; onto a slightly damp NanoFibre Paintwork Cloth&amp;trade; (never directly onto paint).&lt;br /&gt; 2.&amp;nbsp;Wipe all surfaces&amp;#44; turning cloth until all product is dissolved.&lt;br /&gt;3.&amp;nbsp;Wipe surface with a seperate&amp;#44; clean and dry NanoFibre Paintwork Cloth&amp;trade;.&lt;/p&gt;</text:p>
            <text:p>\</text:p>
            <text:p>&lt;p&gt;A much more elaborate explanation of the recommended Final Inspection process and alternatives are available by clicking here.&lt;/p&gt;</text:p>
            <text:p>\</text:p>
            <text:p>\</text:p>
            <text:p>&lt;p&gt;&lt;strong&gt;Packaging: &amp;nbsp;&lt;/strong&gt;traditional Final Inspection 5ooml re-fillable pump pack w/ variable control trigger&lt;/p&gt;</text:p>
            <text:p>\</text:p>
            <text:p>&lt;p&gt;&lt;strong&gt;Refill and professional sizes:&lt;/strong&gt;&amp;nbsp; 1 Litre &amp;nbsp;l &amp;nbsp;5 Litre &amp;nbsp;l &amp;nbsp;20 Litre &amp;nbsp;l &amp;nbsp;1&amp;#44;000 Litre IBC&lt;/p&gt;</text:p>
            <text:p>\</text:p>
            <text:p>&lt;p&gt;&lt;strong&gt;Version information:&lt;/strong&gt;&amp;nbsp; v3 &amp;nbsp;l &amp;nbsp;optimised 2014&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PBS1L</text:p>
          </table:table-cell>
          <table:table-cell office:value-type="string" calcext:value-type="string">
            <text:p>(Paint Pampering) Body Shampoo 1L</text:p>
          </table:table-cell>
          <table:table-cell office:value-type="float" office:value="20" calcext:value-type="float">
            <text:p>20</text:p>
          </table:table-cell>
          <table:table-cell office:value-type="float" office:value="17.95" calcext:value-type="float">
            <text:p>17.95</text:p>
          </table:table-cell>
          <table:table-cell office:value-type="float" office:value="6.71" calcext:value-type="float">
            <text:p>6.71</text:p>
          </table:table-cell>
          <table:table-cell office:value-type="string" calcext:value-type="string">
            <text:p>ppbs1l.jpg</text:p>
          </table:table-cell>
          <table:table-cell office:value-type="string" calcext:value-type="string">
            <text:p>&lt;div class=\"infobox_container fiproductdescription\"&gt;&lt;div class=\"infobox fullbox\"&gt;&lt;h1 class=\"fiProduct\"&gt;(Paint Pampering) Body Shampoo 1L (34 fl oz)&lt;/h1&gt;\</text:p>
            <text:p>        &lt;p&gt;The world's best car wash&amp;#44; designed by detailers&amp;#44; for detailers. &amp;nbsp;The first low SLS&amp;#44; pump pack body shampoo to be used in a bucket-less system for quicker&amp;#44; better results.&lt;/strong&gt;&lt;/strong&gt;&lt;/strong&gt;&lt;br /&gt; &lt;strong&gt;Effective&amp;#44; gentle on soft surfaces&amp;#44; contains n&lt;/strong&gt;&lt;strong&gt;o ammonia&amp;#44; no corrosive components.&amp;nbsp;&lt;/strong&gt;&lt;strong&gt;Safe for you and safe for your vehicle.&lt;/strong&gt;&lt;/p&gt;</text:p>
            <text:p>\</text:p>
            <text:p>&lt;p&gt;With very high levels of polymer lubricants which minimise swirling&amp;#44; low in SLS (wax-stripping sodium laureth sulphate foaming agents) and the perfect blend of efficient surfactants&amp;#44; Paint Pampering Body Shampoo&amp;trade; is a great smelling&amp;#44; great feeling weekly wash at a very respectable price and part of a system that achieves the best results without requiring buckets.&lt;/p&gt;</text:p>
            <text:p>\</text:p>
            <text:p>\</text:p>
            <text:p>&lt;p&gt;Paint Pampering Body Shampoo&amp;trade; delivers perfect results on the following materials&lt;/strong&gt;&lt;/p&gt;</text:p>
            <text:p>\</text:p>
            <text:p>&lt;p&gt;&lt;strong&gt;&lt;/strong&gt;- All types of paint&lt;br /&gt; - All types of glass&amp;#44; chrome&amp;#44; polycarbonate&amp;#44; acrylic&amp;#44; fabric 'soft' convertible tops.&lt;/p&gt;</text:p>
            <text:p>\</text:p>
            <text:p>\</text:p>
            <text:p>&lt;/div&gt;&lt;div class=\"infobox fullbox\"&gt;&lt;h2&gt;Directions of use&lt;/h2&gt;</text:p>
            <text:p>\</text:p>
            <text:p>&lt;p&gt;1. For best results&amp;#44; spray a few pumps of&amp;nbsp;Paint Pampering Body Shampoo&amp;trade; onto a wet Final Inspection NanoFibre Wash Mitt.&lt;br /&gt;2.&amp;nbsp;Wipe surfaces in straight overlapping grid motions.&lt;br /&gt;3.&amp;nbsp;Remove shampoo by rinsing before shampoo is dry.&lt;/p&gt;</text:p>
            <text:p>\</text:p>
            <text:p>&lt;p&gt;A much more elaborate explanation of the recommended Final Inspection process is available by clicking here.&lt;/p&gt;</text:p>
            <text:p>\</text:p>
            <text:p>\</text:p>
            <text:p>&lt;p&gt;&lt;strong&gt;Version information:&lt;/strong&gt;&amp;nbsp; v3 &amp;nbsp;l &amp;nbsp;optimised 2013&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PBS20L</text:p>
          </table:table-cell>
          <table:table-cell office:value-type="string" calcext:value-type="string">
            <text:p>(Paint Pampering) Body Shampoo 20L</text:p>
          </table:table-cell>
          <table:table-cell office:value-type="float" office:value="275" calcext:value-type="float">
            <text:p>275</text:p>
          </table:table-cell>
          <table:table-cell office:value-type="float" office:value="230" calcext:value-type="float">
            <text:p>230</text:p>
          </table:table-cell>
          <table:table-cell office:value-type="float" office:value="92.59" calcext:value-type="float">
            <text:p>92.59</text:p>
          </table:table-cell>
          <table:table-cell office:value-type="string" calcext:value-type="string">
            <text:p>FI.jpg</text:p>
          </table:table-cell>
          <table:table-cell office:value-type="string" calcext:value-type="string">
            <text:p>&lt;div id=\"\"tigFIProductDescription\"\"&gt;&lt;span class=\"\"tigFIProductDescriptionTitle\"\"&gt;Paint Pampering Body Shampoo 20 Litres&lt;/span&gt;&lt;span class=\"\"tigFIProductDescriptionBlock\"\"&gt;&lt;p&gt;The world's best car wash&amp;#44 designed by detailers&amp;#44 for detailers. The first low SLS&amp;#44 pump pack body shampoo to be used in a bucket-less system for quicker&amp;#44 better results. Effective&amp;#44 gentle on soft surfaces&amp;#44 contains no ammonia&amp;#44 no corrosive components. Safe for you and safe for your vehicle.&lt;/p&gt;&lt;/span&gt;&lt;span class=\"\"tigFIProductDescriptionBlock\"\"&gt;&lt;p&gt;With very high levels of polymer lubricants which minimise swirling&amp;#44 low in SLS (wax-stripping sodium laureth sulphate foaming agents) and the perfect blend of efficient surfactants&amp;#44 Paint Pampering Body Shampoo™ is a great smelling&amp;#44 great feeling weekly wash at a very respectable price and part of a system that achieves the best results without requiring buckets.&lt;/p&gt;&lt;/span&gt;&lt;span class=\"\"tigFIProductDescriptionBlock\"\"&gt;&lt;p&gt;Paint Pampering Body Shampoo™ delivers perfect results on all types of paint&amp;#44 glass&amp;#44 chrome&amp;#44 polycarbonate&amp;#44 acrylic&amp;#44 fabric 'soft' convertible tops.&lt;/p&gt;&lt;/span&gt;&lt;span class=\"\"tigFIProductDescriptionBlockHeader\"\"&gt;&lt;p&gt;Extra Value&lt;/p&gt;&lt;/span&gt;&lt;span class=\"\"tigFIProductDescriptionBlock\"\"&gt;&lt;p&gt;All bottles of PPBS &lt;i&gt;except 500ml which is already diluted&lt;/i&gt;&amp;#44 can be diluted with water 1:1&amp;#44 so 1 Litre becomes 2 Litres. This is excellent value for money&lt;/p&gt;&lt;/span&gt;&lt;span class=\"\"tigFIProductDescriptionBlockHeader\"\"&gt;&lt;p&gt;Directions&lt;/p&gt;&lt;/span&gt;&lt;span class=\"\"tigFIProductDescriptionBlock\"\"&gt;&lt;p&gt;Please see the &lt;a href=\"\"http://tigersoft.com.au/Detailing101Wash.html\"\" alt=\"\"Tigersoft Performance Car Washing Guide\"\" &gt;Tigersoft Performance Car Washing Guide&lt;/a&gt; for instructions for the complete car wash proces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PBS500</text:p>
          </table:table-cell>
          <table:table-cell office:value-type="string" calcext:value-type="string">
            <text:p>(Paint Pampering) Body Shampoo 5ooml</text:p>
          </table:table-cell>
          <table:table-cell office:value-type="float" office:value="12" calcext:value-type="float">
            <text:p>12</text:p>
          </table:table-cell>
          <table:table-cell office:value-type="float" office:value="10.75" calcext:value-type="float">
            <text:p>10.75</text:p>
          </table:table-cell>
          <table:table-cell office:value-type="float" office:value="6.55" calcext:value-type="float">
            <text:p>6.55</text:p>
          </table:table-cell>
          <table:table-cell office:value-type="string" calcext:value-type="string">
            <text:p>ppbs5oo03_2.jpg</text:p>
          </table:table-cell>
          <table:table-cell office:value-type="string" calcext:value-type="string">
            <text:p>&lt;div class=\"infobox_container fiproductdescription\"&gt;&lt;div class=\"infobox fullbox\"&gt;&lt;h1 class=\"fiProduct\"&gt;(Paint Pampering) Body Shampoo 5ooml&lt;/h1&gt;\</text:p>
            <text:p>        &lt;p&gt;The world's best car wash&amp;#44; designed by detailers&amp;#44; for detailers. &amp;nbsp;The first low SLS&amp;#44; pump pack body shampoo to be used in a bucket-less system for quicker&amp;#44; better results.&lt;/strong&gt;&lt;/strong&gt;&lt;/strong&gt;&lt;br /&gt; &lt;strong&gt;Effective&amp;#44; gentle on soft surfaces&amp;#44; contains n&lt;/strong&gt;&lt;strong&gt;o ammonia&amp;#44; no corrosive components.&amp;nbsp;&lt;/strong&gt;&lt;strong&gt;Safe for you and safe for your vehicle.&lt;/strong&gt;&lt;/p&gt;</text:p>
            <text:p>\</text:p>
            <text:p>&lt;p&gt;With very high levels of polymer lubricants which minimise swirling&amp;#44; low in SLS (wax-stripping sodium laureth sulphate foaming agents) and the perfect blend of efficient surfactants&amp;#44; Paint Pampering Body Shampoo&amp;trade; is a great smelling&amp;#44; great feeling weekly wash at a very respectable price and part of a system that achieves the best results without requiring buckets.&lt;/p&gt;</text:p>
            <text:p>\</text:p>
            <text:p>\</text:p>
            <text:p>&lt;p&gt;Paint Pampering Body Shampoo&amp;trade; delivers perfect results on the following materials&lt;/strong&gt;&lt;/p&gt;</text:p>
            <text:p>\</text:p>
            <text:p>&lt;p&gt;&lt;strong&gt;&lt;/strong&gt;- All types of paint&lt;br /&gt; - All types of glass&amp;#44; chrome&amp;#44; polycarbonate&amp;#44; acrylic&amp;#44; fabric 'soft' convertible tops.&lt;/p&gt;</text:p>
            <text:p>\</text:p>
            <text:p>\</text:p>
            <text:p>&lt;/div&gt;&lt;div class=\"infobox fullbox\"&gt;&lt;h2&gt;Directions of use&lt;/h2&gt;</text:p>
            <text:p>\</text:p>
            <text:p>&lt;p&gt;1. For best results&amp;#44; spray a few pumps of&amp;nbsp;Paint Pampering Body Shampoo&amp;trade; onto a wet Final Inspection NanoFibre Wash Mitt.&lt;br /&gt;2.&amp;nbsp;Wipe surfaces in straight overlapping grid motions.&lt;br /&gt;3.&amp;nbsp;Remove shampoo by rinsing before shampoo is dry.&lt;/p&gt;</text:p>
            <text:p>\</text:p>
            <text:p>&lt;p&gt;A much more elaborate explanation of the recommended Final Inspection process is available by clicking here.&lt;/p&gt;</text:p>
            <text:p>\</text:p>
            <text:p>\</text:p>
            <text:p>&lt;p&gt;&lt;strong&gt;Version information:&lt;/strong&gt;&amp;nbsp; v3 &amp;nbsp;l &amp;nbsp;optimised 2013&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PBS5L</text:p>
          </table:table-cell>
          <table:table-cell office:value-type="string" calcext:value-type="string">
            <text:p>(Paint Pampering) Body Shampoo 5L</text:p>
          </table:table-cell>
          <table:table-cell office:value-type="float" office:value="80" calcext:value-type="float">
            <text:p>80</text:p>
          </table:table-cell>
          <table:table-cell office:value-type="float" office:value="68" calcext:value-type="float">
            <text:p>68</text:p>
          </table:table-cell>
          <table:table-cell office:value-type="float" office:value="23.77" calcext:value-type="float">
            <text:p>23.77</text:p>
          </table:table-cell>
          <table:table-cell office:value-type="string" calcext:value-type="string">
            <text:p>ppbs-5l.jpg</text:p>
          </table:table-cell>
          <table:table-cell office:value-type="string" calcext:value-type="string">
            <text:p>&lt;div class=\"infobox_container fiproductdescription\"&gt;&lt;div class=\"infobox fullbox\"&gt;&lt;h1 class=\"fiProduct\"&gt;(Paint Pampering) Body Shampoo 5L (170 fl oz)&lt;/h1&gt;\</text:p>
            <text:p>        &lt;p&gt;The world's best car wash&amp;#44; designed by detailers&amp;#44; for detailers. &amp;nbsp;The first low SLS&amp;#44; pump pack body shampoo to be used in a bucket-less system for quicker&amp;#44; better results.&lt;/strong&gt;&lt;/strong&gt;&lt;/strong&gt;&lt;br /&gt; &lt;strong&gt;Effective&amp;#44; gentle on soft surfaces&amp;#44; contains n&lt;/strong&gt;&lt;strong&gt;o ammonia&amp;#44; no corrosive components.&amp;nbsp;&lt;/strong&gt;&lt;strong&gt;Safe for you and safe for your vehicle.&lt;/strong&gt;&lt;/p&gt;</text:p>
            <text:p>\</text:p>
            <text:p>&lt;p&gt;With very high levels of polymer lubricants which minimise swirling&amp;#44; low in SLS (wax-stripping sodium laureth sulphate foaming agents) and the perfect blend of efficient surfactants&amp;#44; Paint Pampering Body Shampoo&amp;trade; is a great smelling&amp;#44; great feeling weekly wash at a very respectable price and part of a system that achieves the best results without requiring buckets.&lt;/p&gt;</text:p>
            <text:p>\</text:p>
            <text:p>\</text:p>
            <text:p>&lt;p&gt;Paint Pampering Body Shampoo&amp;trade; delivers perfect results on the following materials&lt;/strong&gt;&lt;/p&gt;</text:p>
            <text:p>\</text:p>
            <text:p>&lt;p&gt;&lt;strong&gt;&lt;/strong&gt;- All types of paint&lt;br /&gt; - All types of glass&amp;#44; chrome&amp;#44; polycarbonate&amp;#44; acrylic&amp;#44; fabric 'soft' convertible tops.&lt;/p&gt;</text:p>
            <text:p>\</text:p>
            <text:p>\</text:p>
            <text:p>&lt;/div&gt;&lt;div class=\"infobox fullbox\"&gt;&lt;h2&gt;Directions of use&lt;/h2&gt;</text:p>
            <text:p>\</text:p>
            <text:p>&lt;p&gt;1. For best results&amp;#44; spray a few pumps of&amp;nbsp;Paint Pampering Body Shampoo&amp;trade; onto a wet Final Inspection NanoFibre Wash Mitt.&lt;br /&gt;2.&amp;nbsp;Wipe surfaces in straight overlapping grid motions.&lt;br /&gt;3.&amp;nbsp;Remove shampoo by rinsing before shampoo is dry.&lt;/p&gt;</text:p>
            <text:p>\</text:p>
            <text:p>&lt;p&gt;A much more elaborate explanation of the recommended Final Inspection process is available by clicking here.&lt;/p&gt;</text:p>
            <text:p>\</text:p>
            <text:p>\</text:p>
            <text:p>&lt;p&gt;&lt;strong&gt;Version information:&lt;/strong&gt;&amp;nbsp; v3 &amp;nbsp;l &amp;nbsp;optimised 2013&lt;/p&gt;</text:p>
            <text:p>\</text:p>
            <text:p>&lt;p&gt;&lt;strong&gt;Design and manufacture:&lt;/strong&gt;&amp;nbsp; designed and manufactured&amp;nbsp;in Australia by Final Inspection&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URE1L</text:p>
          </table:table-cell>
          <table:table-cell office:value-type="string" calcext:value-type="string">
            <text:p>Purity 1L</text:p>
          </table:table-cell>
          <table:table-cell office:value-type="float" office:value="20" calcext:value-type="float">
            <text:p>20</text:p>
          </table:table-cell>
          <table:table-cell office:value-type="float" office:value="17.95" calcext:value-type="float">
            <text:p>17.95</text:p>
          </table:table-cell>
          <table:table-cell office:value-type="float" office:value="7.44" calcext:value-type="float">
            <text:p>7.44</text:p>
          </table:table-cell>
          <table:table-cell office:value-type="string" calcext:value-type="string">
            <text:p>purity-1l.jpg</text:p>
          </table:table-cell>
          <table:table-cell office:value-type="string" calcext:value-type="string">
            <text:p>&lt;div class=\"infobox_container fiproductdescription\"&gt;&lt;div class=\"infobox fullbox\"&gt;&lt;h1 class=\"fiProduct\"&gt;Purity 1L (34 fl oz)&lt;/h1&gt;\</text:p>
            <text:p>        Purity is a bactericidal&amp;#44; virucidal&amp;#44; fungacidal and sanitising agent designed to eliminate germs from all Interior surfaces in your car leaving is significantly cleaner than what most interior cleaning products alone can achieve.&lt;/span&gt;&lt;/p&gt;</text:p>
            <text:p>\</text:p>
            <text:p>Purity is designed to bring bacteria levels down to a much safer level and recommended to be used to remove chemical residue from interior cleaners and when passengers are experiencing sickness.&lt;/span&gt;&lt;/p&gt;</text:p>
            <text:p>\</text:p>
            <text:p>Purity works by hindering microbial activity&amp;#44; more specifically&amp;#44; a bacterial cell's capability to reproduce.&lt;/span&gt;&lt;/p&gt;</text:p>
            <text:p>\</text:p>
            <text:p>&lt;/div&gt;&lt;div class=\"infobox fullbox\"&gt;&lt;h2&gt;Directions of use:&lt;/h2&gt;</text:p>
            <text:p>\</text:p>
            <text:p>USE IN A WELL VENTILATED AREA&amp;#44; do not use Purity in a cabin with closed doors.&lt;/span&gt;&lt;/p&gt;</text:p>
            <text:p>\</text:p>
            <text:p>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strong&gt;&lt;/p&gt;</text:p>
            <text:p>\</text:p>
            <text:p>&lt;/div&gt;&lt;div class=\"infobox fullbox\"&gt;&lt;h2&gt;IMPORTANT:&lt;/h2&gt; Surfaces must remain wet for 30 seconds for Purity to work.</text:p>
            <text:p>\</text:p>
            <text:p>If surfaces do not stay wet for more than 30 seconds&amp;#44; add more Purity to cloth and repeat.&lt;/span&gt;&lt;/p&gt;</text:p>
            <text:p>\</text:p>
            <text:p>For hard surface and transparent plastics&amp;#44; if streaking remains&amp;#44; re apply a very small amount of product to dry cloth and remove immediately (no wetting time) for a streak free finish.&lt;/span&gt;&lt;/p&gt;</text:p>
            <text:p>\</text:p>
            <text:p>For higher gloss on wood trim and other high gloss surfaces&amp;#44; we recommend applying a very small amount of Gloss Boost.&lt;/span&gt;&lt;/p&gt;</text:p>
            <text:p>\</text:p>
            <text:p>\</text:p>
            <text:p>Version 1 l Optimised 2o12&lt;/span&gt;&lt;/p&gt;</text:p>
            <text:p>\</text:p>
            <text:p>℮5ooml l 16.91 fl. oz.&lt;/span&gt;&lt;/p&gt;</text:p>
            <text:p>\</text:p>
            <text:p>Purity is a colourless&amp;#44; almost odourless liquid.&lt;/span&gt;&lt;/p&gt;</text:p>
            <text:p>\</text:p>
            <text:p>Purity is 100% Australian Made.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URE20L</text:p>
          </table:table-cell>
          <table:table-cell office:value-type="string" calcext:value-type="string">
            <text:p>Purity 20L</text:p>
          </table:table-cell>
          <table:table-cell office:value-type="float" office:value="275" calcext:value-type="float">
            <text:p>275</text:p>
          </table:table-cell>
          <table:table-cell office:value-type="float" office:value="230" calcext:value-type="float">
            <text:p>230</text:p>
          </table:table-cell>
          <table:table-cell office:value-type="float" office:value="112.79" calcext:value-type="float">
            <text:p>112.79</text:p>
          </table:table-cell>
          <table:table-cell office:value-type="string" calcext:value-type="string">
            <text:p>FI.jpg</text:p>
          </table:table-cell>
          <table:table-cell office:value-type="string" calcext:value-type="string">
            <text:p>&lt;div id=\"\"tigFIProductDescription\"\"&gt;&lt;span class=\"\"tigFIProductDescriptionTitle\"\"&gt;Purity (Anti-bacterical Interior Cleaner) 20 Litres&lt;/span&gt;&lt;span class=\"\"tigFIProductDescriptionBlock\"\"&gt;&lt;p&gt;Purity is a bactericidal&amp;#44 virucidal&amp;#44 fungacidal and sanitising agent designed to eliminate germs from all Interior surfaces in your car leaving is significantly cleaner than what most interior cleaning products alone can achieve.&lt;/p&gt;&lt;/span&gt;&lt;span class=\"\"tigFIProductDescriptionBlock\"\"&gt;&lt;p&gt;Purity is designed to bring bacteria levels down to a much safer level and recommended to be used to remove chemical residue from interior cleaners and when passengers are experiencing sickness.&lt;/p&gt;&lt;/span&gt;&lt;span class=\"\"tigFIProductDescriptionBlock\"\"&gt;&lt;p&gt;Purity works by hindering microbial activity&amp;#44 more specifically&amp;#44 a bacterial cell's capability to reproduce.&lt;/p&gt;&lt;/span&gt;&lt;span class=\"\"tigFIProductDescriptionBlockHeader\"\"&gt;&lt;p&gt;Directions&lt;/p&gt;&lt;/span&gt;&lt;span class=\"\"tigFIProductDescriptionBlock\"\"&gt;&lt;p&gt;USE IN A WELL VENTILATED AREA&amp;#44 do not use Purity in a cabin with closed doors.&lt;/p&gt;&lt;/span&gt;&lt;span class=\"\"tigFIProductDescriptionBlock\"\"&gt;&lt;p&gt;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p&gt;&lt;/span&gt;&lt;span class=\"\"tigFIProductDescriptionBlock\"\"&gt;&lt;p&gt;IMPORTANT: Surfaces must remain wet for 30 seconds for Purity to work. If surfaces do not stay wet for more than 30 seconds&amp;#44 add more Purity to cloth and repeat.&lt;/p&gt;&lt;/span&gt;&lt;span class=\"\"tigFIProductDescriptionBlock\"\"&gt;&lt;p&gt;For hard surface and transparent plastics&amp;#44 if streaking remains&amp;#44 re apply a very small amount of product to dry cloth and remove immediately (no wetting time) for a streak free finish.&lt;/p&gt;&lt;/span&gt;&lt;span class=\"\"tigFIProductDescriptionBlock\"\"&gt;&lt;p&gt;For higher gloss on wood trim and other high gloss surfaces&amp;#44 we recommend applying a very small amount of Gloss Boost.&lt;/p&gt;&lt;/span&gt;&lt;span class=\"\"tigFIProductDescriptionBlock\"\"&gt;&lt;p&gt;Purity is a colourless&amp;#44 almost odourless liquid.&lt;/p&gt;&lt;/span&gt;&lt;span class=\"\"tigFIProductDescriptionBlock\"\"&gt;&lt;p&gt;Purity is 100% Australian Mad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URE500</text:p>
          </table:table-cell>
          <table:table-cell office:value-type="string" calcext:value-type="string">
            <text:p>Purity 5ooml</text:p>
          </table:table-cell>
          <table:table-cell office:value-type="float" office:value="12" calcext:value-type="float">
            <text:p>12</text:p>
          </table:table-cell>
          <table:table-cell office:value-type="float" office:value="10.75" calcext:value-type="float">
            <text:p>10.75</text:p>
          </table:table-cell>
          <table:table-cell office:value-type="float" office:value="7.49" calcext:value-type="float">
            <text:p>7.49</text:p>
          </table:table-cell>
          <table:table-cell office:value-type="string" calcext:value-type="string">
            <text:p>purity-5oo_1.jpg</text:p>
          </table:table-cell>
          <table:table-cell office:value-type="string" calcext:value-type="string">
            <text:p>&lt;div class=\"infobox_container fiproductdescription\"&gt;&lt;div class=\"infobox fullbox\"&gt;&lt;h1 class=\"fiProduct\"&gt;Purity 5ooml&lt;/h1&gt;\</text:p>
            <text:p>        Purity is a bactericidal&amp;#44; virucidal&amp;#44; fungacidal and sanitising agent designed to eliminate germs from all Interior surfaces in your car leaving is significantly cleaner than what most interior cleaning products alone can achieve.&lt;/span&gt;&lt;/p&gt;</text:p>
            <text:p>\</text:p>
            <text:p>Purity is designed to bring bacteria levels down to a much safer level and recommended to be used to remove chemical residue from interior cleaners and when passengers are experiencing sickness.&lt;/span&gt;&lt;/p&gt;</text:p>
            <text:p>\</text:p>
            <text:p>Purity works by hindering microbial activity&amp;#44; more specifically&amp;#44; a bacterial cell's capability to reproduce.&lt;/span&gt;&lt;/p&gt;</text:p>
            <text:p>\</text:p>
            <text:p>&lt;/div&gt;&lt;div class=\"infobox fullbox\"&gt;&lt;h2&gt;Directions of use:&lt;/h2&gt;</text:p>
            <text:p>\</text:p>
            <text:p>USE IN A WELL VENTILATED AREA&amp;#44; do not use Purity in a cabin with closed doors.&lt;/span&gt;&lt;/p&gt;</text:p>
            <text:p>\</text:p>
            <text:p>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strong&gt;&lt;/p&gt;</text:p>
            <text:p>\</text:p>
            <text:p>&lt;/div&gt;&lt;div class=\"infobox fullbox\"&gt;&lt;h2&gt;IMPORTANT:&lt;/h2&gt; Surfaces must remain wet for 30 seconds for Purity to work.</text:p>
            <text:p>\</text:p>
            <text:p>If surfaces do not stay wet for more than 30 seconds&amp;#44; add more Purity to cloth and repeat.&lt;/span&gt;&lt;/p&gt;</text:p>
            <text:p>\</text:p>
            <text:p>For hard surface and transparent plastics&amp;#44; if streaking remains&amp;#44; re apply a very small amount of product to dry cloth and remove immediately (no wetting time) for a streak free finish.&lt;/span&gt;&lt;/p&gt;</text:p>
            <text:p>\</text:p>
            <text:p>For higher gloss on wood trim and other high gloss surfaces&amp;#44; we recommend applying a very small amount of Gloss Boost.&lt;/span&gt;&lt;/p&gt;</text:p>
            <text:p>\</text:p>
            <text:p>\</text:p>
            <text:p>Version 1 l Optimised 2o12&lt;/span&gt;&lt;/p&gt;</text:p>
            <text:p>\</text:p>
            <text:p>℮5ooml l 16.91 fl. oz.&lt;/span&gt;&lt;/p&gt;</text:p>
            <text:p>\</text:p>
            <text:p>Purity is a colourless&amp;#44; almost odourless liquid.&lt;/span&gt;&lt;/p&gt;</text:p>
            <text:p>\</text:p>
            <text:p>Purity is 100% Australian Made.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URE5L</text:p>
          </table:table-cell>
          <table:table-cell office:value-type="string" calcext:value-type="string">
            <text:p>Purity 5L</text:p>
          </table:table-cell>
          <table:table-cell office:value-type="float" office:value="80" calcext:value-type="float">
            <text:p>80</text:p>
          </table:table-cell>
          <table:table-cell office:value-type="float" office:value="68" calcext:value-type="float">
            <text:p>68</text:p>
          </table:table-cell>
          <table:table-cell office:value-type="float" office:value="28.22" calcext:value-type="float">
            <text:p>28.22</text:p>
          </table:table-cell>
          <table:table-cell office:value-type="string" calcext:value-type="string">
            <text:p>purity-5l.jpg</text:p>
          </table:table-cell>
          <table:table-cell office:value-type="string" calcext:value-type="string">
            <text:p>&lt;div class=\"infobox_container fiproductdescription\"&gt;&lt;div class=\"infobox fullbox\"&gt;&lt;h1 class=\"fiProduct\"&gt;Purity 5L (169 fl oz)&lt;/h1&gt;\</text:p>
            <text:p>        Purity is a bactericidal&amp;#44; virucidal&amp;#44; fungacidal and sanitising agent designed to eliminate germs from all Interior surfaces in your car leaving is significantly cleaner than what most interior cleaning products alone can achieve.&lt;/span&gt;&lt;/p&gt;</text:p>
            <text:p>\</text:p>
            <text:p>Purity is designed to bring bacteria levels down to a much safer level and recommended to be used to remove chemical residue from interior cleaners and when passengers are experiencing sickness.&lt;/span&gt;&lt;/p&gt;</text:p>
            <text:p>\</text:p>
            <text:p>Purity works by hindering microbial activity&amp;#44; more specifically&amp;#44; a bacterial cell's capability to reproduce.&lt;/span&gt;&lt;/p&gt;</text:p>
            <text:p>\</text:p>
            <text:p>&lt;/div&gt;&lt;div class=\"infobox fullbox\"&gt;&lt;h2&gt;Directions of use:&lt;/h2&gt;</text:p>
            <text:p>\</text:p>
            <text:p>USE IN A WELL VENTILATED AREA&amp;#44; do not use Purity in a cabin with closed doors.&lt;/span&gt;&lt;/p&gt;</text:p>
            <text:p>\</text:p>
            <text:p>Spray 4-6 pumps of Purity onto a clean (not used for any other purpose or with any chemical) NanoFibre Interior Cloth and wipe surfaces leaving them wet for at least 30 seconds. Remove purity from the surface with either the dry side of the cloth or a separate clean&amp;#44; dry NanoFibre Interior Cloth.&lt;/strong&gt;&lt;/p&gt;</text:p>
            <text:p>\</text:p>
            <text:p>&lt;/div&gt;&lt;div class=\"infobox fullbox\"&gt;&lt;h2&gt;IMPORTANT:&lt;/h2&gt; Surfaces must remain wet for 30 seconds for Purity to work.</text:p>
            <text:p>\</text:p>
            <text:p>If surfaces do not stay wet for more than 30 seconds&amp;#44; add more Purity to cloth and repeat.&lt;/span&gt;&lt;/p&gt;</text:p>
            <text:p>\</text:p>
            <text:p>For hard surface and transparent plastics&amp;#44; if streaking remains&amp;#44; re apply a very small amount of product to dry cloth and remove immediately (no wetting time) for a streak free finish.&lt;/span&gt;&lt;/p&gt;</text:p>
            <text:p>\</text:p>
            <text:p>For higher gloss on wood trim and other high gloss surfaces&amp;#44; we recommend applying a very small amount of Gloss Boost.&lt;/span&gt;&lt;/p&gt;</text:p>
            <text:p>\</text:p>
            <text:p>\</text:p>
            <text:p>Version 1 l Optimised 2o12&lt;/span&gt;&lt;/p&gt;</text:p>
            <text:p>\</text:p>
            <text:p>℮5ooml l 16.91 fl. oz.&lt;/span&gt;&lt;/p&gt;</text:p>
            <text:p>\</text:p>
            <text:p>Purity is a colourless&amp;#44; almost odourless liquid.&lt;/span&gt;&lt;/p&gt;</text:p>
            <text:p>\</text:p>
            <text:p>Purity is 100% Australian Made.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WC1L</text:p>
          </table:table-cell>
          <table:table-cell office:value-type="string" calcext:value-type="string">
            <text:p>(Power) Wheel Clean 1L</text:p>
          </table:table-cell>
          <table:table-cell office:value-type="float" office:value="30" calcext:value-type="float">
            <text:p>30</text:p>
          </table:table-cell>
          <table:table-cell office:value-type="float" office:value="26.95" calcext:value-type="float">
            <text:p>26.95</text:p>
          </table:table-cell>
          <table:table-cell office:value-type="float" office:value="12.86" calcext:value-type="float">
            <text:p>12.86</text:p>
          </table:table-cell>
          <table:table-cell office:value-type="string" calcext:value-type="string">
            <text:p>pwc1l.jpg</text:p>
          </table:table-cell>
          <table:table-cell office:value-type="string" calcext:value-type="string">
            <text:p>&lt;div class=\"infobox_container fiproductdescription\"&gt;&lt;div class=\"infobox fullbox\"&gt;&lt;h1 class=\"fiProduct\"&gt;(Power) Wheel Clean 1L Refill&lt;/h1&gt;\</text:p>
            <text:p>        &lt;p&gt;The world's best wheel cleaner&amp;#44; designed by detailers&amp;#44; for detailers. &amp;nbsp;Quicker&amp;#44; better results than you have ever achieved before.&lt;/strong&gt;&lt;/p&gt;</text:p>
            <text:p>\</text:p>
            <text:p>&lt;p&gt;&lt;span&gt;Power Wheel Cleaner&amp;trade; has been the most efficient wheel cleaner available since its introduction in 2006. Now&amp;#44; in its fourth iteration&amp;#44; absolutely nothing targets and removes brake dust as efficiently as Power Wheel Cleaner&amp;trade;.&lt;/span&gt;&lt;/p&gt;</text:p>
            <text:p>\</text:p>
            <text:p>&lt;p&gt;&lt;span&gt;Power Wheel Cleaner&amp;trade; will not damage any paint or glass.&lt;/span&gt;&lt;br /&gt; &lt;span&gt; Should you make the mistake of applying it to the body&amp;#44; replace waxes on any section of your vehicle where Power Wheel Cleaner&amp;trade; is been applied.&lt;/span&gt;&lt;/p&gt;</text:p>
            <text:p>\</text:p>
            <text:p>&lt;p&gt;&lt;span&gt;Power Wheel Cleaner&amp;trade; will clean most dirty wheels without requiring any touching and requires only light agitation from a wheel brush for very heavily soiled wheels -even with baked on dusting.&lt;/span&gt;&lt;/p&gt;</text:p>
            <text:p>\</text:p>
            <text:p>\</text:p>
            <text:p>&lt;/div&gt;&lt;div class=\"infobox fullbox\"&gt;&lt;h2&gt;Directions of use&lt;/h2&gt;</text:p>
            <text:p>\</text:p>
            <text:p>&lt;p&gt;ALWAYS SHAKE WELL BEFORE USE&lt;/p&gt;</text:p>
            <text:p>\</text:p>
            <text:p>&lt;p&gt;1. For best results&amp;#44; spray a few pumps of&amp;nbsp;Power Wheel Clean&amp;trade; directly onto cool (never hot) wheels.&lt;br /&gt;2.&amp;nbsp;Allow Power Wheel Clean&amp;trade;&amp;nbsp;to dwell for 1-2 minutes.&lt;br /&gt;3.&amp;nbsp;Remove by rinsing&amp;#44; preferably with high pressure water.&lt;/p&gt;</text:p>
            <text:p>\</text:p>
            <text:p>&lt;p&gt;For heavily soiled wheels&amp;#44; use a wheel brush to agitate and allow slightly longer dwelling times.&lt;/p&gt;</text:p>
            <text:p>\</text:p>
            <text:p>&lt;p&gt;&lt;strong&gt;Important:&lt;/strong&gt;&amp;nbsp;Power Wheel Cleaner contains two active ingredients which&amp;nbsp;separate. &amp;nbsp;When refilling containers&amp;#44; shake refill container well before dispensing. Always shake well before each and every use to ensure both components are used&amp;nbsp;simultaneously.&lt;/p&gt;</text:p>
            <text:p>\</text:p>
            <text:p>&lt;p&gt;A much more elaborate explanation of the recommended Final Inspection process is available by clicking &lt;a title=\"Recommended Wash Process - Final Inspection Car Care Products\" href=\"http://www.finalinspection.com.au/blog/DramaClean/\" target=\"_blank\"&gt;here&lt;/a&gt;.&lt;/p&gt;</text:p>
            <text:p>\</text:p>
            <text:p>\</text:p>
            <text:p>&lt;p&gt;&lt;strong&gt;Packaging: &amp;nbsp;&lt;/strong&gt;Traditional Final Inspection 5ooml refillable pump pack w/ variable control trigger&lt;/p&gt;</text:p>
            <text:p>\</text:p>
            <text:p>&lt;p&gt;&lt;strong&gt;Refill and professional sizes:&lt;/strong&gt;&amp;nbsp; 1 Litre &amp;nbsp;l &amp;nbsp;5 Litre &amp;nbsp;l &amp;nbsp;20 Litre &amp;nbsp;l &amp;nbsp;1&amp;#44;000 Litre IBC&lt;/p&gt;</text:p>
            <text:p>\</text:p>
            <text:p>&lt;p&gt;&lt;strong&gt;Version information:&lt;/strong&gt;&amp;nbsp; v4 &amp;nbsp;l &amp;nbsp;optimised 2014&lt;/p&gt;</text:p>
            <text:p>\</text:p>
            <text:p>&lt;p&gt;&lt;strong&gt;Design and manufacture:&lt;/strong&gt;&amp;nbsp; designed and manufactured&amp;nbsp;in Australia from Australian raw ingredients.&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WC20L</text:p>
          </table:table-cell>
          <table:table-cell office:value-type="string" calcext:value-type="string">
            <text:p>(Power) Wheel Clean 20L</text:p>
          </table:table-cell>
          <table:table-cell office:value-type="float" office:value="325" calcext:value-type="float">
            <text:p>325</text:p>
          </table:table-cell>
          <table:table-cell office:value-type="float" office:value="279" calcext:value-type="float">
            <text:p>279</text:p>
          </table:table-cell>
          <table:table-cell office:value-type="float" office:value="190.32" calcext:value-type="float">
            <text:p>190.32</text:p>
          </table:table-cell>
          <table:table-cell office:value-type="string" calcext:value-type="string">
            <text:p>FI.jpg</text:p>
          </table:table-cell>
          <table:table-cell office:value-type="string" calcext:value-type="string">
            <text:p>&lt;div id=\"\"tigFIProductDescription\"\"&gt;&lt;span class=\"\"tigFIProductDescriptionTitle\"\"&gt;Power Wheel Cleaner 20 Litres&lt;/span&gt;&lt;span class=\"\"tigFIProductDescriptionBlock\"\"&gt;&lt;p&gt;The world's best wheel cleaner&amp;#44 designed by detailers&amp;#44 for detailers. Quicker&amp;#44 better results than you have ever achieved before with any other wheel cleaner.&lt;/p&gt;&lt;/span&gt;&lt;span class=\"\"tigFIProductDescriptionBlock\"\"&gt;&lt;p&gt;Power Wheel Cleaner™ has been at the top of the line for fast and efficient wheel cleaners that are safe since it's introduction in 2006. Now&amp;#44 in its third iteration&amp;#44 absolutely nothing targets and removes brake dust as efficiently as Power Wheel Cleaner™ without damaging painted wheels (99% of mass produced vehicles have painted wheels) or uncoated stainless&amp;#44 steel or aluminium.&lt;/p&gt;&lt;/span&gt;&lt;span class=\"\"tigFIProductDescriptionBlock\"\"&gt;&lt;p&gt;Power Wheel Cleaner™ will not damage any paint or glass should you make the mistake of applying it to the body although it will strip waxes&amp;#44 so replace waxes on any section of your vehicle where Power Wheel Cleaner™ is used. Power Wheel Cleaner™ will clean lightly dusted wheels without touching and requires only light agitation for heavily soiled wheels&amp;#44 even with baked on dusting.&lt;/p&gt;&lt;/span&gt;&lt;span class=\"\"tigFIProductDescriptionBlockHeader\"\"&gt;&lt;p&gt;Directions&lt;/p&gt;&lt;/span&gt;&lt;ol class=\"\"tigFIProductDescriptionOrderedList\"\" &gt;&lt;li&gt;For best results&amp;#44 spray a few pumps of Power Wheel Clean™ onto a wheel brush (or directly onto cool&amp;#44 never hot&amp;#44 wheels).&lt;/li&gt;&lt;li&gt;Brush all surfaces and allow Power Wheel Clean™ to dwell for 2 or more minutes. <text:s/>Do not allow PWC to dry.&lt;/li&gt;&lt;li&gt;Remove by rinsing&amp;#44 preferably with high pressure water.&lt;/li&gt;&lt;/ol&gt;&lt;span class=\"\"tigFIProductDescriptionBlock\"\"&gt;&lt;p&gt;Design and manufacture: Designed and manufactured in Australia by Final Inspection&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WC500</text:p>
          </table:table-cell>
          <table:table-cell office:value-type="string" calcext:value-type="string">
            <text:p>(Power) Wheel Clean 5ooml</text:p>
          </table:table-cell>
          <table:table-cell office:value-type="float" office:value="18" calcext:value-type="float">
            <text:p>18</text:p>
          </table:table-cell>
          <table:table-cell office:value-type="float" office:value="15.95" calcext:value-type="float">
            <text:p>15.95</text:p>
          </table:table-cell>
          <table:table-cell office:value-type="float" office:value="10.2" calcext:value-type="float">
            <text:p>10.2</text:p>
          </table:table-cell>
          <table:table-cell office:value-type="string" calcext:value-type="string">
            <text:p>pwc-5oo.jpg</text:p>
          </table:table-cell>
          <table:table-cell office:value-type="string" calcext:value-type="string">
            <text:p>&lt;div class=\"infobox_container fiproductdescription\"&gt;&lt;div class=\"infobox fullbox\"&gt;&lt;h1 class=\"fiProduct\"&gt;(Power) Wheel Clean 5ooml&lt;/h1&gt;\</text:p>
            <text:p>        &lt;p&gt;The world's best wheel cleaner&amp;#44; designed by detailers&amp;#44; for detailers. &amp;nbsp;Quicker&amp;#44; better results than you have ever achieved before.&lt;/strong&gt;&lt;/p&gt;</text:p>
            <text:p>\</text:p>
            <text:p>&lt;p&gt;&lt;span&gt;Power Wheel Cleaner&amp;trade; has been the most efficient wheel cleaner available since its introduction in 2006. Now&amp;#44; in its fourth iteration&amp;#44; absolutely nothing targets and removes brake dust as efficiently as Power Wheel Cleaner&amp;trade;.&lt;/span&gt;&lt;/p&gt;</text:p>
            <text:p>\</text:p>
            <text:p>&lt;p&gt;&lt;span&gt;Power Wheel Cleaner&amp;trade; will not damage any paint or glass.&lt;/span&gt;&lt;br /&gt; &lt;span&gt; Should you make the mistake of applying it to the body&amp;#44; replace waxes on any section of your vehicle where Power Wheel Cleaner&amp;trade; is been applied.&lt;/span&gt;&lt;/p&gt;</text:p>
            <text:p>\</text:p>
            <text:p>&lt;p&gt;&lt;span&gt;Power Wheel Cleaner&amp;trade; will clean most dirty wheels without requiring any touching and requires only light agitation from a wheel brush for very heavily soiled wheels -even with baked on dusting.&lt;/span&gt;&lt;/p&gt;</text:p>
            <text:p>\</text:p>
            <text:p>\</text:p>
            <text:p>&lt;/div&gt;&lt;div class=\"infobox fullbox\"&gt;&lt;h2&gt;Directions of use&lt;/h2&gt;</text:p>
            <text:p>\</text:p>
            <text:p>&lt;p&gt;ALWAYS SHAKE WELL BEFORE USE&lt;/p&gt;</text:p>
            <text:p>\</text:p>
            <text:p>&lt;p&gt;1. For best results&amp;#44; spray a few pumps of&amp;nbsp;Power Wheel Clean&amp;trade; directly onto cool (never hot) wheels.&lt;br /&gt;2.&amp;nbsp;Allow Power Wheel Clean&amp;trade;&amp;nbsp;to dwell for 1-2 minutes.&lt;br /&gt;3.&amp;nbsp;Remove by rinsing&amp;#44; preferably with high pressure water.&lt;/p&gt;</text:p>
            <text:p>\</text:p>
            <text:p>&lt;p&gt;For heavily soiled wheels&amp;#44; use a wheel brush to agitate and allow slightly longer dwelling times.&lt;/p&gt;</text:p>
            <text:p>\</text:p>
            <text:p>&lt;p&gt;&lt;strong&gt;Important:&lt;/strong&gt;&amp;nbsp;Power Wheel Cleaner contains two active ingredients which&amp;nbsp;separate. &amp;nbsp;When refilling containers&amp;#44; shake refill container well before dispensing. Always shake well before each and every use to ensure both components are used&amp;nbsp;simultaneously.&lt;/p&gt;</text:p>
            <text:p>\</text:p>
            <text:p>&lt;p&gt;A much more elaborate explanation of the recommended Final Inspection process is available by clicking &lt;a title=\"Recommended Wash Process - Final Inspection Car Care Products\" href=\"http://www.finalinspection.com.au/blog/DramaClean/\" target=\"_blank\"&gt;here&lt;/a&gt;.&lt;/p&gt;</text:p>
            <text:p>\</text:p>
            <text:p>\</text:p>
            <text:p>&lt;p&gt;&lt;strong&gt;Packaging: &amp;nbsp;&lt;/strong&gt;Traditional Final Inspection 5ooml refillable pump pack w/ variable control trigger&lt;/p&gt;</text:p>
            <text:p>\</text:p>
            <text:p>&lt;p&gt;&lt;strong&gt;Refill and professional sizes:&lt;/strong&gt;&amp;nbsp; 1 Litre &amp;nbsp;l &amp;nbsp;5 Litre &amp;nbsp;l &amp;nbsp;20 Litre &amp;nbsp;l &amp;nbsp;1&amp;#44;000 Litre IBC&lt;/p&gt;</text:p>
            <text:p>\</text:p>
            <text:p>&lt;p&gt;&lt;strong&gt;Version information:&lt;/strong&gt;&amp;nbsp; v4 &amp;nbsp;l &amp;nbsp;optimised 2014&lt;/p&gt;</text:p>
            <text:p>\</text:p>
            <text:p>&lt;p&gt;&lt;strong&gt;Design and manufacture:&lt;/strong&gt;&amp;nbsp; designed and manufactured&amp;nbsp;in Australia from Australian raw ingredients.&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PWC5L</text:p>
          </table:table-cell>
          <table:table-cell office:value-type="string" calcext:value-type="string">
            <text:p>(Power) Wheel Clean 5L</text:p>
          </table:table-cell>
          <table:table-cell office:value-type="float" office:value="120" calcext:value-type="float">
            <text:p>120</text:p>
          </table:table-cell>
          <table:table-cell office:value-type="float" office:value="99.95" calcext:value-type="float">
            <text:p>99.95</text:p>
          </table:table-cell>
          <table:table-cell office:value-type="float" office:value="48.04" calcext:value-type="float">
            <text:p>48.04</text:p>
          </table:table-cell>
          <table:table-cell office:value-type="string" calcext:value-type="string">
            <text:p>pwc-5l04.jpg</text:p>
          </table:table-cell>
          <table:table-cell office:value-type="string" calcext:value-type="string">
            <text:p>&lt;div class=\"infobox_container fiproductdescription\"&gt;&lt;div class=\"infobox fullbox\"&gt;&lt;h1 class=\"fiProduct\"&gt;(Power) Wheel Clean 5L Refill&lt;/h1&gt;\</text:p>
            <text:p>        &lt;p&gt;The world's best wheel cleaner&amp;#44; designed by detailers&amp;#44; for detailers. &amp;nbsp;Quicker&amp;#44; better results than you have ever achieved before.&lt;/strong&gt;&lt;/p&gt;</text:p>
            <text:p>\</text:p>
            <text:p>&lt;p&gt;&lt;span&gt;Power Wheel Cleaner&amp;trade; has been the most efficient wheel cleaner available since its introduction in 2006. Now&amp;#44; in its fourth iteration&amp;#44; absolutely nothing targets and removes brake dust as efficiently as Power Wheel Cleaner&amp;trade;.&lt;/span&gt;&lt;/p&gt;</text:p>
            <text:p>\</text:p>
            <text:p>&lt;p&gt;&lt;span&gt;Power Wheel Cleaner&amp;trade; will not damage any paint or glass.&lt;/span&gt;&lt;br /&gt; &lt;span&gt; Should you make the mistake of applying it to the body&amp;#44; replace waxes on any section of your vehicle where Power Wheel Cleaner&amp;trade; is been applied.&lt;/span&gt;&lt;/p&gt;</text:p>
            <text:p>\</text:p>
            <text:p>&lt;p&gt;&lt;span&gt;Power Wheel Cleaner&amp;trade; will clean most dirty wheels without requiring any touching and requires only light agitation from a wheel brush for very heavily soiled wheels -even with baked on dusting.&lt;/span&gt;&lt;/p&gt;</text:p>
            <text:p>\</text:p>
            <text:p>\</text:p>
            <text:p>&lt;/div&gt;&lt;div class=\"infobox fullbox\"&gt;&lt;h2&gt;Directions of use&lt;/h2&gt;</text:p>
            <text:p>\</text:p>
            <text:p>&lt;p&gt;ALWAYS SHAKE WELL BEFORE USE&lt;/p&gt;</text:p>
            <text:p>\</text:p>
            <text:p>&lt;p&gt;1. For best results&amp;#44; spray a few pumps of&amp;nbsp;Power Wheel Clean&amp;trade; directly onto cool (never hot) wheels.&lt;br /&gt;2.&amp;nbsp;Allow Power Wheel Clean&amp;trade;&amp;nbsp;to dwell for 1-2 minutes.&lt;br /&gt;3.&amp;nbsp;Remove by rinsing&amp;#44; preferably with high pressure water.&lt;/p&gt;</text:p>
            <text:p>\</text:p>
            <text:p>&lt;p&gt;For heavily soiled wheels&amp;#44; use a wheel brush to agitate and allow slightly longer dwelling times.&lt;/p&gt;</text:p>
            <text:p>\</text:p>
            <text:p>&lt;p&gt;&lt;strong&gt;Important:&lt;/strong&gt;&amp;nbsp;Power Wheel Cleaner contains two active ingredients which&amp;nbsp;separate. &amp;nbsp;When refilling containers&amp;#44; shake refill container well before dispensing. Always shake well before each and every use to ensure both components are used&amp;nbsp;simultaneously.&lt;/p&gt;</text:p>
            <text:p>\</text:p>
            <text:p>&lt;p&gt;A much more elaborate explanation of the recommended Final Inspection process is available by clicking &lt;a title=\"Recommended Wash Process - Final Inspection Car Care Products\" href=\"http://www.finalinspection.com.au/blog/DramaClean/\" target=\"_blank\"&gt;here&lt;/a&gt;.&lt;/p&gt;</text:p>
            <text:p>\</text:p>
            <text:p>\</text:p>
            <text:p>&lt;p&gt;&lt;strong&gt;Packaging: &amp;nbsp;&lt;/strong&gt;Traditional Final Inspection 5ooml refillable pump pack w/ variable control trigger&lt;/p&gt;</text:p>
            <text:p>\</text:p>
            <text:p>&lt;p&gt;&lt;strong&gt;Refill and professional sizes:&lt;/strong&gt;&amp;nbsp; 1 Litre &amp;nbsp;l &amp;nbsp;5 Litre &amp;nbsp;l &amp;nbsp;20 Litre &amp;nbsp;l &amp;nbsp;1&amp;#44;000 Litre IBC&lt;/p&gt;</text:p>
            <text:p>\</text:p>
            <text:p>&lt;p&gt;&lt;strong&gt;Version information:&lt;/strong&gt;&amp;nbsp; v4 &amp;nbsp;l &amp;nbsp;optimised 2014&lt;/p&gt;</text:p>
            <text:p>\</text:p>
            <text:p>&lt;p&gt;&lt;strong&gt;Design and manufacture:&lt;/strong&gt;&amp;nbsp; designed and manufactured&amp;nbsp;in Australia from Australian raw ingredients.&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TP-KIT-BIRD</text:p>
          </table:table-cell>
          <table:table-cell office:value-type="string" calcext:value-type="string">
            <text:p>Bird-Poo Kit</text:p>
          </table:table-cell>
          <table:table-cell table:number-columns-repeated="3" office:value-type="float" office:value="21.5" calcext:value-type="float">
            <text:p>21.5</text:p>
          </table:table-cell>
          <table:table-cell office:value-type="string" calcext:value-type="string">
            <text:p>BirdPooKit.jpg</text:p>
          </table:table-cell>
          <table:table-cell office:value-type="string" calcext:value-type="string">
            <text:p>&lt;div id=\"\"tigFIProductDescription\"\"&gt;&lt;span class=\"\"tigFIProductDescriptionTitle\"\"&gt;Bird-Poo Kit&lt;/span&gt;&lt;span class=\"\"tigFIProductDescriptionBlockHeader\"\"&gt;&lt;p&gt;Why do I need this kit?&lt;/p&gt;&lt;/span&gt;&lt;span class=\"\"tigFIProductDescriptionBlock\"\"&gt;&lt;p&gt;The paintwork on your car faces many dangers in the day-to-day grind&amp;#44 but few are as damaging as Bird-Poo. Bird-Poo is very acidic&amp;#44 and it starts eating into paintwork immediately. A good quality wax or sealant&amp;#44 will go a long way to protecting your paint by acting as a sacrifial layer&amp;#44 but if left for too long&amp;#44 the Poo could eat its way through the way into the paint.&lt;/p&gt;&lt;/span&gt;&lt;span class=\"\"tigFIProductDescriptionBlock\"\"&gt;&lt;p&gt;This kit is designed to be kept in the glove-box of your car&amp;#44 so that you can remove the Bird-Poo as soon as you notice it.&lt;/p&gt;&lt;/span&gt;&lt;span class=\"\"tigFIProductDescriptionBlockHeader\"\"&gt;&lt;p&gt;Instructions&lt;/p&gt;&lt;/span&gt;&lt;ol class=\"\"tigFIProductDescriptionOrderedList\"\" &gt;&lt;li&gt;PLEASE NOTE: You will almost inevitably leave a few swirls behind while removing Bird-Poo&amp;#44 but this is insignificant damage when compared to what the Bird-Poo can do. Be Gentle!&lt;/li&gt;&lt;li&gt;Spray a squirt or 2 of Gloss Boost onto the Poo&amp;#44 and let it soak in for 20 seconds.&lt;/li&gt;&lt;li&gt;Wipe the Poo lightly with the cloth. Do not use pressure&amp;#44 do not scrub&amp;#44 just very gently wipe.&lt;/li&gt;&lt;li&gt;If the Poo has already started to harden&amp;#44 you may need to repeat the above steps several times.&lt;/li&gt;&lt;li&gt;Remember to wash the cloth when you get home!&lt;/li&gt;&lt;/o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TP-KIT-BPNTPRT</text:p>
          </table:table-cell>
          <table:table-cell office:value-type="string" calcext:value-type="string">
            <text:p>Paintwork Protection and Maintenance Kit</text:p>
          </table:table-cell>
          <table:table-cell table:number-columns-repeated="3" office:value-type="float" office:value="76" calcext:value-type="float">
            <text:p>76</text:p>
          </table:table-cell>
          <table:table-cell office:value-type="string" calcext:value-type="string">
            <text:p>BasicPaintProtectionKit.jpg</text:p>
          </table:table-cell>
          <table:table-cell office:value-type="string" calcext:value-type="string">
            <text:p>&lt;div id=\"\"tigFIProductDescription\"\"&gt;&lt;span class=\"\"tigFIProductDescriptionTitle\"\"&gt;Paintwork Protection and Maintenance Kit&lt;/span&gt;&lt;span class=\"\"tigFIProductDescriptionBlockHeader\"\"&gt;&lt;p&gt;Why do I need this kit?&lt;/p&gt;&lt;/span&gt;&lt;span class=\"\"tigFIProductDescriptionBlock\"\"&gt;&lt;p&gt;This kit contains everything you need to keep your car's paint protected and looking good for years. When used in conjunction with our recommended washing technique&amp;#44 this kit will help you keep the paint swirl and blemish free. What's more&amp;#44 it takes no more than 5 minutes after you have washed your car!&lt;/p&gt;&lt;/span&gt;&lt;span class=\"\"tigFIProductDescriptionBlock\"\"&gt;&lt;p&gt;Every car should have a protective layer of wax on it at all times. Doing so gives you the following benefits:&lt;/p&gt;&lt;/span&gt;&lt;ul class=\"\"tigFIProductDescriptionUnorderedList\"\" &gt;&lt;li&gt;It protects your paintwork from the acids in Bird Poo&amp;#44 which would otherwise easily etch into the paint.&lt;/li&gt;&lt;li&gt;It protects your paintwork from UV radiation&amp;#44 which would otherwise burn your clear coat&amp;#44 and leave it brittle&amp;#44 and subject to cracking and peeling.&lt;/li&gt;&lt;li&gt;It keeps your car looking clean for longer. People often claim that dark cars are harder to keep clean&amp;#44 but that is only true if wax is not used. With adequate wax protection&amp;#44 dirt will find it much harder to stick to the surface&amp;#44 and most of it will wash off in the rain&amp;#44 so your car looks cleaner for longer&lt;/li&gt;&lt;/ul&gt;&lt;span class=\"\"tigFIProductDescriptionBlock\"\"&gt;&lt;p&gt;The primary reason that people don't keep wax protection on their cars is that it takes too long to apply. That certainly USED to be the case&amp;#44 but with the latest Final Inspection products&amp;#44 that problem has been solved. A layer of wax can be applied in as little as 5 minutes!&lt;/p&gt;&lt;/span&gt;&lt;span class=\"\"tigFIProductDescriptionBlockHeader\"\"&gt;&lt;p&gt;When do I use this kit?&lt;/p&gt;&lt;/span&gt;&lt;span class=\"\"tigFIProductDescriptionBlock\"\"&gt;&lt;p&gt;This kit is only to be used immediately after washing your car&amp;#44 and not at any other time*.&lt;/p&gt;&lt;/span&gt;&lt;span class=\"\"tigFIProductDescriptionBlock\"\"&gt;&lt;p&gt;For argument's sake&amp;#44 lets say that you wash your car every fortnight&amp;#44 or 26 times in a year. For the first 3 washes&amp;#44 apply a layer of Full Metal Jacket Spray Wax. So after the first 3 washes&amp;#44 you will have 3 strong layers of wax to protect your paint. This will be enough to give your car protection now for 6 to 12 months&amp;#44 however you can keep on applying FMJSW after every wash&amp;#44 or even after every second wash&amp;#44 to keep it looking mint&lt;/p&gt;&lt;/span&gt;&lt;span class=\"\"tigFIProductDescriptionBlockHeader\"\"&gt;&lt;p&gt;What's included in the kit?&lt;/p&gt;&lt;/span&gt;&lt;p&gt;&lt;strong&gt;2 x Paintwork Nanofibre Cloths:&lt;/strong&gt; The Paintwork Nanofibre Cloth has a hard side and a soft side. NEVER use the hard side&amp;#44 we only ever use the soft side to touch paintwork. Fold the cloth into 4 so that you have 2 soft sides. If you fold the other way&amp;#44 you have 2 fresh soft sides. Cloths can be washed in the washing machine on the Synthetics cycle (preferably with a microfibre wash) and will last for many years if looked after.&lt;/p&gt;&lt;p&gt;&lt;strong&gt;1 x Full Metal Jacket Spray Wax 275ml:&lt;/strong&gt; One of the best spray-waxes on the market today. Application is a simple 5 minute process&amp;#44 and will provide protection to your car's paint for months at a time. Provides essential protection againt bird-poo and UV radiation&amp;#44 and adds a nice gloss finish. It can be used on paint&amp;#44 glass (not windscreen) rubber and plastic.&lt;/p&gt;&lt;span class=\"\"tigFIProductDescriptionBlockHeader\"\"&gt;&lt;p&gt;So are you gonna tell me how to use it&amp;#44 or what?&lt;/p&gt;&lt;/span&gt;&lt;span class=\"\"tigFIProductDescriptionBlock\"\"&gt;&lt;p&gt;PLEASE NOTE: As with all Final Inspection products&amp;#44 a little goes a very long way. Most people believe that if a little bit does a good job&amp;#44 then more must be better&amp;#44 but this is not the case with FI products&amp;#44 they are designed to be used sparingly. Using too much will make the products more difficult to use. If you are finding it difficult to buff off either of the products in this kit&amp;#44 then you are using too much product! Try using half that amount.&lt;/p&gt;&lt;/span&gt;&lt;span class=\"\"tigFIProductDescriptionBlock\"\"&gt;&lt;p&gt;After every wash&amp;#44 spend just 5 minutes to apply a layer of FMJSW. FMJSW only needs to be used the first 3 times&amp;#44 or when more wax is required&amp;#44 but using it more often will keep it looking fresh&lt;/p&gt;&lt;/span&gt;&lt;span class=\"\"tigFIProductDescriptionBlock\"\"&gt;&lt;p&gt;FMJSW is applied as follows:&lt;/p&gt;&lt;/span&gt;&lt;ol class=\"\"tigFIProductDescriptionOrderedList\"\" &gt;&lt;li&gt;Fold the Paintwork Nanofibre Cloth into 4&amp;#44 so that you have 2 soft sides. Nominally&amp;#44 one side will be the 'dry' side&amp;#44 and the other side will be the 'Wet' side.&lt;/li&gt;&lt;li&gt;Spray a little product directly onto a panel. One or 2 sprays is all that it takes per panel&amp;#44 if you use too much it will be hard to buff off later.&lt;/li&gt;&lt;li&gt;Use the 'Wet' side of the cloth to spread the product evenly over the panel. This side of the cloth will now be Wet!&lt;/li&gt;&lt;li&gt;Flip the cloth over and buff the surface clean with the 'Dry' side of the cloth.&lt;/li&gt;&lt;li&gt;Repeat for every panel&lt;/li&gt;&lt;/ol&gt;&lt;span class=\"\"tigFIProductDescriptionBlock\"\"&gt;&lt;p&gt;Once you have done this a couple of times and figured out how little product to use&amp;#44 you will be able to do the whole car in around 5 minutes every tim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TP-KIT-BWASH</text:p>
          </table:table-cell>
          <table:table-cell office:value-type="string" calcext:value-type="string">
            <text:p>Basic Car-Wash Kit</text:p>
          </table:table-cell>
          <table:table-cell table:number-columns-repeated="3" office:value-type="float" office:value="95" calcext:value-type="float">
            <text:p>95</text:p>
          </table:table-cell>
          <table:table-cell office:value-type="string" calcext:value-type="string">
            <text:p>BasicWashKit.jpg</text:p>
          </table:table-cell>
          <table:table-cell office:value-type="string" calcext:value-type="string">
            <text:p>&lt;div id=\"\"tigFIProductDescription\"\"&gt;&lt;span class=\"\"tigFIProductDescriptionTitle\"\"&gt;Basic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1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Wash the Turret (ie the roof&amp;#44 pillars and glass)&amp;#44 starting with the paint&amp;#44 finishing with the glass&amp;#44 and then wash the Bonnet&amp;#44 Boot&amp;#44 Back and finally the front of the car IN THAT ORDER! (cleanest to dirtiest)&lt;/li&gt;&lt;li&gt;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TP-KIT-CLAY</text:p>
          </table:table-cell>
          <table:table-cell office:value-type="string" calcext:value-type="string">
            <text:p>Decontamination Clay Kit</text:p>
          </table:table-cell>
          <table:table-cell table:number-columns-repeated="3" office:value-type="float" office:value="45" calcext:value-type="float">
            <text:p>45</text:p>
          </table:table-cell>
          <table:table-cell office:value-type="string" calcext:value-type="string">
            <text:p>FI Clay Lube &amp; Paint MF 250.JPG</text:p>
          </table:table-cell>
          <table:table-cell office:value-type="string" calcext:value-type="string">
            <text:p>&lt;div id=\"\"tigFIProductDescription\"\"&gt;&lt;span class=\"\"tigFIProductDescriptionTitle\"\"&gt;Decontamination Clay Kit&lt;/span&gt;&lt;span class=\"\"tigFIProductDescriptionBlockHeader\"\"&gt;&lt;p&gt;Why do I need this kit?&lt;/p&gt;&lt;/span&gt;&lt;span class=\"\"tigFIProductDescriptionBlock\"\"&gt;&lt;p&gt;One of the most important parts of detailing&amp;#44 and often overlooked&amp;#44 is the use of a Clay Bar.&lt;/p&gt;&lt;/span&gt;&lt;span class=\"\"tigFIProductDescriptionBlock\"\"&gt;&lt;p&gt;Every day&amp;#44 there are contaminants in the air that land on your car and bond hard&amp;#44 so that even washing won't remove them.&lt;/p&gt;&lt;/span&gt;&lt;span class=\"\"tigFIProductDescriptionBlock\"\"&gt;&lt;p&gt;Examples of this: Someone might be mixing cement 2 blocks away&amp;#44 and that dust gets picked up in the wind and dumped on yur car. Someone else might be spray-painting his back fence etc.&lt;/p&gt;&lt;/span&gt;&lt;span class=\"\"tigFIProductDescriptionBlock\"\"&gt;&lt;p&gt;Don't believe me? Next time you have finished washing your car&amp;#44 gently run the back of your finger across the surface of the paint. Chances are&amp;#44 it will feel quite rough. This is just those contaminants that have bonded to the paint&lt;/p&gt;&lt;/span&gt;&lt;span class=\"\"tigFIProductDescriptionBlock\"\"&gt;&lt;p&gt;Using a Clay Bar&amp;#44 along with Clay Lube&amp;#44 is a simple and very effective way of removing those surface contaminants to leave the paintwork smooth like glass.&lt;/p&gt;&lt;/span&gt;&lt;span class=\"\"tigFIProductDescriptionBlock\"\"&gt;&lt;p&gt;Please note: Using a clay bar can leave some very fine marring on the paint. For this reason&amp;#44 we only ever use a Clay Bar immediately before Polishing the car.&lt;/p&gt;&lt;/span&gt;&lt;span class=\"\"tigFIProductDescriptionBlockHeader\"\"&gt;&lt;p&gt;What's included in the kit?&lt;/p&gt;&lt;/span&gt;&lt;p&gt;&lt;strong&gt;1 x Clay Bar Twin Pack:&lt;/strong&gt; 2 bars of Final Inspection Extra Fine Clay&lt;/p&gt;&lt;p&gt;&lt;strong&gt;1 x Clay Lube 500ml:&lt;/strong&gt; An excellent lubricator for Clay&lt;/p&gt;&lt;p&gt;&lt;strong&gt;1 x Paintwork Nanofibre Cloth:&lt;/strong&gt; The ONLY cloth we use for working with the cars paint.&lt;/p&gt;&lt;span class=\"\"tigFIProductDescriptionBlockHeader\"\"&gt;&lt;p&gt;Instructions&lt;/p&gt;&lt;/span&gt;&lt;ul class=\"\"tigFIProductDescriptionUnorderedList\"\" &gt;&lt;li&gt;Only ever use half a clay bar at a time&amp;#44 and pack the rest up and put it away.&lt;/li&gt;&lt;li&gt;If you drop the clay bar on the ground&amp;#44 you are better off throwing that bit away&amp;#44 otherwise the dirt that it has paked up will scratch the paint&lt;/li&gt;&lt;li&gt;Flatten the clay bar out into a small pancake&amp;#44 approx 6cm across&lt;/li&gt;&lt;li&gt;Spray a little Clay Lube onto the paint surface&amp;#44 and gently move the Clay Bar back and forth smoothly over the surface.&lt;/li&gt;&lt;li&gt;Use your finger tips&amp;#44 and feel what the clay is doing. You will be able to feel when it is grabbing at the contaminants on the paint&amp;#44 and then feel it glide smoothly over the surface once the contaminants have been removed&lt;/li&gt;&lt;li&gt;Just keep adding Clay Lube as required to keep the clay bar gliding over the surface. After you have completed a whole panel&amp;#44 wipe the used Clay Lube from the panel with the supplied Paintwork Nanofibre Cloth&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TP-KIT-DELINT</text:p>
          </table:table-cell>
          <table:table-cell office:value-type="string" calcext:value-type="string">
            <text:p>Deluxe Interior Kit</text:p>
          </table:table-cell>
          <table:table-cell table:number-columns-repeated="3" office:value-type="float" office:value="125" calcext:value-type="float">
            <text:p>125</text:p>
          </table:table-cell>
          <table:table-cell office:value-type="string" calcext:value-type="string">
            <text:p>Basic Interior Kit.jpg</text:p>
          </table:table-cell>
          <table:table-cell office:value-type="string" calcext:value-type="string">
            <text:p>&lt;div id=\"\"tigFIProductDescription\"\"&gt;&lt;span class=\"\"tigFIProductDescriptionTitle\"\"&gt;Deluxe Interior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This kit is designed to cover everything&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2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p&gt;&lt;strong&gt;1 x Hand Pocket Applicator for Leather:&lt;/strong&gt; A Nanofibre applicator used to apply Leather Feed&lt;/p&gt;&lt;p&gt;&lt;strong&gt;1 x Leather Clean Gel 275ml:&lt;/strong&gt; A gentle yet powerful Leather Cleaner&lt;/p&gt;&lt;p&gt;&lt;strong&gt;1 x Leather Feed 275m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TP-KIT-DPNTPRT</text:p>
          </table:table-cell>
          <table:table-cell office:value-type="string" calcext:value-type="string">
            <text:p>Deluxe Paintwork Protection and Maintenance Kit</text:p>
          </table:table-cell>
          <table:table-cell table:number-columns-repeated="3" office:value-type="float" office:value="97" calcext:value-type="float">
            <text:p>97</text:p>
          </table:table-cell>
          <table:table-cell office:value-type="string" calcext:value-type="string">
            <text:p>BasicPaintProtectionKit.jpg</text:p>
          </table:table-cell>
          <table:table-cell office:value-type="string" calcext:value-type="string">
            <text:p>&lt;div id=\"\"tigFIProductDescription\"\"&gt;&lt;span class=\"\"tigFIProductDescriptionTitle\"\"&gt;Deluxe Paintwork Protection and Maintenance Kit&lt;/span&gt;&lt;span class=\"\"tigFIProductDescriptionBlockHeader\"\"&gt;&lt;p&gt;Why do I need this kit?&lt;/p&gt;&lt;/span&gt;&lt;span class=\"\"tigFIProductDescriptionBlock\"\"&gt;&lt;p&gt;This kit contains everything you need to keep your car's paint protected and looking good for years. When used in conjunction with our recommended washing technique&amp;#44 this kit will help you keep the paint swirl and blemish free. What's more&amp;#44 it takes no more than 5 minutes after you have washed your car!&lt;/p&gt;&lt;/span&gt;&lt;span class=\"\"tigFIProductDescriptionBlock\"\"&gt;&lt;p&gt;Every car should have a protective layer of wax on it at all times. Doing so gives you the following benefits:&lt;/p&gt;&lt;/span&gt;&lt;ul class=\"\"tigFIProductDescriptionUnorderedList\"\" &gt;&lt;li&gt;It protects your paintwork from the acids in Bird Poo&amp;#44 which would otherwise easily etch into the paint.&lt;/li&gt;&lt;li&gt;It protects your paintwork from UV radiation&amp;#44 which would otherwise burn your clear coat&amp;#44 and leave it brittle&amp;#44 and subject to cracking and peeling.&lt;/li&gt;&lt;li&gt;It keeps your car looking clean for longer. People often claim that dark cars are harder to keep clean&amp;#44 but that is only true if wax is not used. With adequate wax protection&amp;#44 dirt will find it much harder to stick to the surface&amp;#44 and most of it will wash off in the rain&amp;#44 so your car looks cleaner for longer&lt;/li&gt;&lt;/ul&gt;&lt;span class=\"\"tigFIProductDescriptionBlock\"\"&gt;&lt;p&gt;The primary reason that people don't keep wax protection on their cars is that it takes too long to apply. That certainly USED to be the case&amp;#44 but with the latest Final Inspection products&amp;#44 that problem has been solved. A layer of wax can be applied in as little as 5 minutes!&lt;/p&gt;&lt;/span&gt;&lt;span class=\"\"tigFIProductDescriptionBlockHeader\"\"&gt;&lt;p&gt;When do I use this kit?&lt;/p&gt;&lt;/span&gt;&lt;span class=\"\"tigFIProductDescriptionBlock\"\"&gt;&lt;p&gt;This kit is only to be used immediately after washing your car&amp;#44 and not at any other time*.&lt;/p&gt;&lt;/span&gt;&lt;span class=\"\"tigFIProductDescriptionBlock\"\"&gt;&lt;p&gt;For argument's sake&amp;#44 lets say that you wash your car every fortnight&amp;#44 or 26 times in a year. For the first 3 washes&amp;#44 apply a layer of Full Metal Jacket Spray Wax. So after the first 3 washes&amp;#44 you will have 3 strong layers of wax to protect your paint. You won't need to reapply FMJSW now until the water beads start to flatten out&amp;#44 anywhere from 6 to 12 months away.&lt;/p&gt;&lt;/span&gt;&lt;span class=\"\"tigFIProductDescriptionBlock\"\"&gt;&lt;p&gt;On the washes where you are not applying FMJSW&amp;#44 apply Gloss Boost instead. It gives your car an awesome gloss coating that looks brilliant in the sun&amp;#44 but adds very little protection on its own.&lt;/p&gt;&lt;/span&gt;&lt;span class=\"\"tigFIProductDescriptionBlockHeader\"\"&gt;&lt;p&gt;What's included in the kit?&lt;/p&gt;&lt;/span&gt;&lt;p&gt;&lt;strong&gt;2 x Paintwork Nanofibre Cloths:&lt;/strong&gt; The Paintwork Nanofibre Cloth has a hard side and a soft side. NEVER use the hard side&amp;#44 we only ever use the soft side to touch paintwork. Fold the cloth into 4 so that you have 2 soft sides. If you fold the other way&amp;#44 you have 2 fresh soft sides. Cloths can be washed in the washing machine on the Synthetics cycle (preferably with a microfibre wash) and will last for many years if looked after.&lt;/p&gt;&lt;p&gt;&lt;strong&gt;1 x Full Metal Jacket Spray Wax 275ml:&lt;/strong&gt; One of the best spray-waxes on the market today. Application is a simple 5 minute process&amp;#44 and will provide protection to your car's paint for months at a time. Provides essential protection againt bird-poo and UV radiation&amp;#44 and adds a nice gloss finish. It can be used on paint&amp;#44 glass (not windscreen) rubber and plastic.&lt;/p&gt;&lt;p&gt;&lt;strong&gt;1 x Gloss Boost 500ml:&lt;/strong&gt; This product offers very little protection to your paint&amp;#44 it's primary purpose is to add Gloss&amp;#44 which it does very well. Used in conjunction with FMJ Spray Wax&amp;#44 it makes a formidible team.&lt;/p&gt;&lt;span class=\"\"tigFIProductDescriptionBlockHeader\"\"&gt;&lt;p&gt;So are you gonna tell me how to use it&amp;#44 or what?&lt;/p&gt;&lt;/span&gt;&lt;span class=\"\"tigFIProductDescriptionBlock\"\"&gt;&lt;p&gt;PLEASE NOTE: As with all Final Inspection products&amp;#44 a little goes a very long way. Most people believe that if a little bit does a good job&amp;#44 then more must be better&amp;#44 but this is not the case with FI products&amp;#44 they are designed to be used sparingly. Using too much will make the products more difficult to use. If you are finding it difficult to buff off either of the products in this kit&amp;#44 then you are using too much product! Try using half that amount.&lt;/p&gt;&lt;/span&gt;&lt;span class=\"\"tigFIProductDescriptionBlock\"\"&gt;&lt;p&gt;After every wash&amp;#44 spend just 5 minutes to apply a layer of either FMJSW&amp;#44 or Gloss Boost&amp;#44 but never both. <text:s/>FMJSW only needs to be used the first 3 times&amp;#44 or when more wax is required&amp;#44 and Gloss Boost is applied on every wash where FMJSW is not applied.&lt;/p&gt;&lt;/span&gt;&lt;span class=\"\"tigFIProductDescriptionBlock\"\"&gt;&lt;p&gt;Both products are applied in exactly the same way:&lt;/p&gt;&lt;/span&gt;&lt;ol class=\"\"tigFIProductDescriptionOrderedList\"\" &gt;&lt;li&gt;Fold the Paintwork Nanofibre Cloth into 4&amp;#44 so that you have 2 soft sides. Nominally&amp;#44 one side will be the 'dry' side&amp;#44 and the other side will be the 'Wet' side.&lt;/li&gt;&lt;li&gt;Spray a little product directly onto a panel. One or 2 sprays is all that it takes per panel&amp;#44 if you use too much it will be hard to buff off later.&lt;/li&gt;&lt;li&gt;Use the 'Wet' side of the cloth to spread the product evenly over the panel. This side of the cloth will now be Wet!&lt;/li&gt;&lt;li&gt;Flip the cloth over and buff the surface clean with the 'Dry' side of the cloth.&lt;/li&gt;&lt;li&gt;Repeat for every panel&lt;/li&gt;&lt;/ol&gt;&lt;span class=\"\"tigFIProductDescriptionBlock\"\"&gt;&lt;p&gt;Once you have done this a couple of times and figured out how little product to use&amp;#44 you will be able to do the whole car in around 5 minutes every time.&lt;/p&gt;&lt;/span&gt;&lt;span class=\"\"tigFIProductDescriptionBlock\"\"&gt;&lt;p&gt;*You can use a little Gloss Boost and Paintwork Nanofibre Cloth to remove Bird-Poo as soon as possible. Be careful though&amp;#44 as it is very easy to add swirls doing this&amp;#44 so try to touch the paint as little as possible.&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TP-KIT-DWASH</text:p>
          </table:table-cell>
          <table:table-cell office:value-type="string" calcext:value-type="string">
            <text:p>Deluxe Car-Wash Kit</text:p>
          </table:table-cell>
          <table:table-cell table:number-columns-repeated="3" office:value-type="float" office:value="168" calcext:value-type="float">
            <text:p>168</text:p>
          </table:table-cell>
          <table:table-cell office:value-type="string" calcext:value-type="string">
            <text:p>BasicWashKit.jpg</text:p>
          </table:table-cell>
          <table:table-cell office:value-type="string" calcext:value-type="string">
            <text:p>&lt;div id=\"\"tigFIProductDescription\"\"&gt;&lt;span class=\"\"tigFIProductDescriptionTitle\"\"&gt;Deluxe Car-Wash Kit&lt;/span&gt;&lt;span class=\"\"tigFIProductDescriptionBlockHeader\"\"&gt;&lt;p&gt;Why do I need this kit?&lt;/p&gt;&lt;/span&gt;&lt;span class=\"\"tigFIProductDescriptionBlock\"\"&gt;&lt;p&gt;Out of all of the different aspects of car detailing&amp;#44 the most important by a long way is washing. That may surprise you. Afterall&amp;#44 everyone knows how to wash a car&amp;#44 right? Unfortunately&amp;#44 that is not the case. &lt;/p&gt;&lt;/span&gt;&lt;span class=\"\"tigFIProductDescriptionBlock\"\"&gt;&lt;p&gt;Next time you are walking through a car park on a sunny day&amp;#44 look at the sun's reflection in the bonnets of some of the cars there. On most cars&amp;#44 you will notice 'swirl' marks all over the paint. They are far more noticeable on dark cars than on white or silver cars. These swirls are actually very small scratches all over the paint&amp;#44 and they are caused by one main culprit: Incorrect Washing Technique. As you can see&amp;#44 all of those swirls scatter the light everywhere&amp;#44 which makes the paintwork look dull and old. They can only be removed through intensive polishing. Using this kit&amp;#44 and the washing method below is the best way that we know how to prevent swirls in paintwork for as long as possible. We use exactly this technique in-house&lt;/p&gt;&lt;/span&gt;&lt;span class=\"\"tigFIProductDescriptionBlockHeader\"\"&gt;&lt;p&gt;What's included in the kit?&lt;/p&gt;&lt;/span&gt;&lt;p&gt;&lt;strong&gt;1 x Nanofibre Paintwork Cloth:&lt;/strong&gt; Used exclusively for wiping product from paintwork. Do not use these cloths for anything else. These clothes have a hard side and a soft side&amp;#44 we only ever use the soft side. These clothes are best used folded into 4&amp;#44 with 2 soft sides showing&lt;/p&gt;&lt;p&gt;&lt;strong&gt;2 x Nanofibre Wash Mitt:&lt;/strong&gt; Used to wash the car. Use only on paint&amp;#44 plastics and glass&amp;#44 but do not use on wheels&amp;#44 unless you keep one exclusively for that purpose&lt;/p&gt;&lt;p&gt;&lt;strong&gt;1 x Waffle Weave Drying Towel (WWDT):&lt;/strong&gt; Microfibre cloth for drying the car.&lt;/p&gt;&lt;p&gt;&lt;strong&gt;1 x Nanofibre Wheel Cloth:&lt;/strong&gt; Cloth used exclusively for wiping down wheels&lt;/p&gt;&lt;p&gt;&lt;strong&gt;1 x Jamb Nanofibre Cloth:&lt;/strong&gt; Cloth used exclusively for cleaning door jambs&lt;/p&gt;&lt;p&gt;&lt;strong&gt;1 x Wheel Brush:&lt;/strong&gt; Used for cleaning wheels&amp;#44 especially the insides and in nooks and crannies&lt;/p&gt;&lt;p&gt;&lt;strong&gt;1 x Paint Pampering Body Shampoo (PPBS) 500ml:&lt;/strong&gt; pH Neutral body shampoo (car wash)&lt;/p&gt;&lt;p&gt;&lt;strong&gt;1 x Power Wheel Cleaner (PWC) 500ml:&lt;/strong&gt; Dissolves brake dust from wheels&lt;/p&gt;&lt;p&gt;&lt;strong&gt;1 x Gloss Boost (GB) 125ml:&lt;/strong&gt; Used to add a high-gloss finish after washing. Also useful for removing bird poo&amp;#44 and for cleaning door jambs&lt;/p&gt;&lt;p&gt;&lt;strong&gt;1 x Jaffa General Purpose Cleaner 500ml:&lt;/strong&gt; Useful heavy-duty cleaner for all exterior jobs&lt;/p&gt;&lt;p&gt;&lt;strong&gt;1 x Peppermint 500ml:&lt;/strong&gt; Used to wash your microfibre cloths to keep the soft&lt;/p&gt;&lt;span class=\"\"tigFIProductDescriptionBlockHeader\"\"&gt;&lt;p&gt;The harsh reality&lt;/p&gt;&lt;/span&gt;&lt;span class=\"\"tigFIProductDescriptionBlock\"\"&gt;&lt;p&gt;Every second of every day&amp;#44 dust in the air is landing on your car. Even if it is parked under cover&amp;#44 dust is landing on it. Even seconds after washing your car&amp;#44 dust is landing on it.&lt;/p&gt;&lt;/span&gt;&lt;span class=\"\"tigFIProductDescriptionBlock\"\"&gt;&lt;p&gt;Every time you touch your car with your fingers&amp;#44 or your brush along side the car with your clothes&amp;#44 you are grinding very fine pieces of dust and dirt into the paint&amp;#44 and that causes many very tiny scratches. Over time&amp;#44 these scratches become the swirls that you see in so many cars.&lt;/p&gt;&lt;/span&gt;&lt;span class=\"\"tigFIProductDescriptionBlock\"\"&gt;&lt;p&gt;It is impossible to avoid swirls completely&amp;#44 for example when you wash the car you need to touch it&amp;#44 and that in itself will cause swirls. All you can do is minimise the swirls by avoiding touching the paint unless absolutely necessary&amp;#44 and then only doing so with the finest nanofibre cloths.&lt;/p&gt;&lt;/span&gt;&lt;span class=\"\"tigFIProductDescriptionBlock\"\"&gt;&lt;p&gt;It follows then that to keep swirls and scratches at bay&amp;#44 you need to do everything you can to prevent grinding dust into the paint. The purpose of this kit is to allow you to do exactly that.&lt;/p&gt;&lt;/span&gt;&lt;span class=\"\"tigFIProductDescriptionTitle\"\"&gt;Washing Instructions&lt;/span&gt;&lt;span class=\"\"tigFIProductDescriptionBlockHeader\"\"&gt;&lt;p&gt;Clean Wheel Arches&lt;/p&gt;&lt;/span&gt;&lt;span class=\"\"tigFIProductDescriptionBlock\"\"&gt;&lt;p&gt;It is a good idea to regularly clean your Wheel Arches to stop build up of dirt on these plastics (or sound deadening fabric on some models)&lt;/p&gt;&lt;/span&gt;&lt;span class=\"\"tigFIProductDescriptionBlock\"\"&gt;&lt;p&gt;Rinse Wheels &amp; Wheel Arches to reduce the temperature of the surfaces.&lt;/p&gt;&lt;/span&gt;&lt;span class=\"\"tigFIProductDescriptionBlock\"\"&gt;&lt;p&gt;Spray General Purpose Cleaner onto these plastics or fabric as well as your tyres to remove and stop build up of old Tyre Dressing.&lt;/p&gt;&lt;/span&gt;&lt;span class=\"\"tigFIProductDescriptionBlock\"\"&gt;&lt;p&gt;Agitate if necessary. Rinse clean when you are hosing down the car later.&lt;/p&gt;&lt;/span&gt;&lt;span class=\"\"tigFIProductDescriptionBlockHeader\"\"&gt;&lt;p&gt;Clean Wheels and Tyres&lt;/p&gt;&lt;/span&gt;&lt;span class=\"\"tigFIProductDescriptionBlock\"\"&gt;&lt;p&gt;Final Inspection's Power Wheel Clean (PWC) is probably the best wheel cleaner on the planet today. It is almost pH Neutral&amp;#44 and so it is very gentle on painted and polished wheels&amp;#44 and yet it makes very short work indeed of brake dust. &lt;/p&gt;&lt;/span&gt;&lt;span class=\"\"tigFIProductDescriptionBlock\"\"&gt;&lt;p&gt;For normal brake dust build-up over a week or 2&amp;#44 all you need to do is spray some PWC onto the wheels&amp;#44 wait a few minutes&amp;#44 and then hose it off. PWC is very effective at dissolving the brake dust and 99% of it will be removed when rinsing the wheel. &lt;/p&gt;&lt;/span&gt;&lt;span class=\"\"tigFIProductDescriptionBlock\"\"&gt;&lt;p&gt;NOTE: It is very easy to spray “down” at the wheel only&amp;#44 don't forget to spray up and from side to side as well&amp;#44 to ensure that you get PWC into all nooks and crannies. &lt;/p&gt;&lt;/span&gt;&lt;span class=\"\"tigFIProductDescriptionBlock\"\"&gt;&lt;p&gt;For brake dust that is old and cooked on&amp;#44 or to clean the insides of the wheels&amp;#44 use the supplied Wheel Brush to agitate the PWC on the wheel before hosing off. &lt;/p&gt;&lt;/span&gt;&lt;span class=\"\"tigFIProductDescriptionBlock\"\"&gt;&lt;p&gt;Rinse wheels and tyres thoroughly when you rinse down the car.&lt;/p&gt;&lt;/span&gt;&lt;span class=\"\"tigFIProductDescriptionBlockHeader\"\"&gt;&lt;p&gt;Initial Rinse&lt;/p&gt;&lt;/span&gt;&lt;span class=\"\"tigFIProductDescriptionBlock\"\"&gt;&lt;p&gt;The aim of Rinsing the car first is to simply remove as much of the dirt as is possible before we physically touch the car&amp;#44 thereby minimising scratches and swirls.&lt;/p&gt;&lt;/span&gt;&lt;span class=\"\"tigFIProductDescriptionBlock\"\"&gt;&lt;p&gt;Set up everything ready to go&amp;#44 make sure that the high pressure washer is connected up and turned on. &lt;/p&gt;&lt;/span&gt;&lt;span class=\"\"tigFIProductDescriptionBlock\"\"&gt;&lt;p&gt;Make sure that you have cleaned the wheels&amp;#44 tyres and arches first.&lt;/p&gt;&lt;/span&gt;&lt;span class=\"\"tigFIProductDescriptionBlock\"\"&gt;&lt;p&gt;Rinse the whole car from top to bottom with the high pressure washer. Take your time&amp;#44 hold the nozzle about 15 – 20 cm from the paint&amp;#44 don't go too much closer though. Don't forget to do up under the wheel arches&amp;#44 and under the sills all around the car. Give the wheels and tyres a very good rinse to remove the PWC and all of the brake dust that it loosened up.&lt;/p&gt;&lt;/span&gt;&lt;span class=\"\"tigFIProductDescriptionBlockHeader\"\"&gt;&lt;p&gt;Washing the Paintwork&lt;/p&gt;&lt;/span&gt;&lt;span class=\"\"tigFIProductDescriptionBlock\"\"&gt;&lt;p&gt;As was stressed earlier&amp;#44 swirls cannot be completely avoided&amp;#44 all we can do is be diligent and take care when washing the car to minimise the harm. The Two golden rules you need to follow are:&lt;/p&gt;&lt;/span&gt;&lt;ol class=\"\"tigFIProductDescriptionOrderedList\"\" &gt;&lt;li&gt;Only use the Three Premium Final Inspection Nano-fibre cloths to touch the paintwork on your car. Specifcally&amp;#44 that includes the Wash Mitts&amp;#44 the Waffle Weave Drying Towel&amp;#44 and the Paintwork Nanofibre cloths. You should avoid contact with your cars paint with anything other than those three products.&lt;/li&gt;&lt;li&gt;Use the Two Bucket Method to wash your car. In a nutshell&amp;#44 fill both buckets with fresh clean water&amp;#44 and then nominate one as the 'fresh water' bucket&amp;#44 and the other as the 'rinse' bucket. To wash a panel&amp;#44 pick up some fresh water in the Wash Mitt from fresh water bucket&amp;#44 and spray 1 or 2 sprays of PPBS directly onto the Wash Mitt. After you have washed the panel&amp;#44 thoroughly rinse the wash mitt in the rinse bucket to remove all of the dirt from the mitt&amp;#44 wring it out&amp;#44 and then pick up fresh water from the fresh water bucket to wash the next panel. After washing the car&amp;#44 the rinse bucket should be dirty&amp;#44 but the wash bucket should be perfectly clean.&lt;/li&gt;&lt;/ol&gt;&lt;span class=\"\"tigFIProductDescriptionBlock\"\"&gt;&lt;p&gt;There are 2 Mitts included in this kit&amp;#44 you should use both to wash the car. Do half the car with one&amp;#44 and half the car with the other. This just prevents one Wash Mitt from becoming too dirty&lt;/p&gt;&lt;/span&gt;&lt;span class=\"\"tigFIProductDescriptionBlock\"\"&gt;&lt;p&gt;You should always work from top to bottom&amp;#44 and from the cleanest to the dirtiest places. No point in picking up the dirt from behind the wheel arches&amp;#44 and then smearing it all over the bonnet and causing swirls!&lt;/p&gt;&lt;/span&gt;&lt;ol class=\"\"tigFIProductDescriptionOrderedList\"\" &gt;&lt;li&gt;Using the first Wash Mitt&amp;#44 wash the Turret (ie the roof&amp;#44 pillars and glass)&amp;#44 starting with the paint&amp;#44 finishing with the glass&amp;#44 and then wash the Bonnet&amp;#44 Boot&amp;#44 Back and finally the front of the car IN THAT ORDER! (cleanest to dirtiest)&lt;/li&gt;&lt;li&gt;Using the second Wash Mitt&amp;#44Wash the sides of the car. Wash the top half of one side first&amp;#44 then the top half of the other side&amp;#44 and then do the lower halves&amp;#44 and again in that order&lt;/li&gt;&lt;/ol&gt;&lt;span class=\"\"tigFIProductDescriptionBlock\"\"&gt;&lt;p&gt;The method is simple. Start with a clean wash mitt&amp;#44 and put it into the fresh water bucket to pick up fresh water. Spray 1 or 2 sprays (about 2ml) of PPBS (Paint Pampering Body Shampoo) onto the Wash Mott&amp;#44 and wash one panel or less. Do not scrub&amp;#44 do not apply pressure&amp;#44 do not use circular motions&amp;#44 and do not overlap your strokes&amp;#44 you only need to touch each piece of paint once! So simply wipe over back and forth. Each panel should take in the order of 5 to 10 seconds. If you find that dirt is stuck on and cannot be removed that easily&amp;#44 then this is a good indication that you need more wax!&lt;/p&gt;&lt;/span&gt;&lt;span class=\"\"tigFIProductDescriptionBlock\"\"&gt;&lt;p&gt;After you have completed each panel (or part panel)&amp;#44 rinse the wash mitt out in the rinse bucket <text:s/>thoroughly&amp;#44 wring it out&amp;#44 and then pick up fresh clean water from the fresh water bucket and do the next panel. If you are using more than one mitt to wash the car&amp;#44 swap mitts after each section&lt;/p&gt;&lt;/span&gt;&lt;span class=\"\"tigFIProductDescriptionBlockHeader\"\"&gt;&lt;p&gt;Final Rinse&lt;/p&gt;&lt;/span&gt;&lt;span class=\"\"tigFIProductDescriptionBlock\"\"&gt;&lt;p&gt;Don't be fooled&amp;#44 there is still a fair amount of dirt on your car&amp;#44 it is caught up in the emulsion formed with the shampoo. The purpose of this final rinse is to remove the leftover shampoo (and all of the dirt that it has trapped) form the car. Rinse down the panels from top to bottom&amp;#44 but pay special attention to nooks&amp;#44 crannies&amp;#44 panel gaps etc&amp;#44 as they will be full of shampoo (and therefore dirt).&lt;/p&gt;&lt;/span&gt;&lt;span class=\"\"tigFIProductDescriptionBlockHeader\"\"&gt;&lt;p&gt;Drying the car&lt;/p&gt;&lt;/span&gt;&lt;span class=\"\"tigFIProductDescriptionBlock\"\"&gt;&lt;p&gt;Use the WWDT (Final Inspection Waffle Weave Drying Towel) to dry the car. Fold the towel into eight (so you have 16 clean sides to use) and basically use one side to dry each panel. If the towel gets water-logged&amp;#44 simply ring it out. Be careful about letting any parts of the towel touch the ground&amp;#44 especially when you are drying the bottom parts of the car&amp;#44 as this will just pick up dirt that you will then grind into your paint. Only dry your paint and trim with the WWDT&amp;#44 not the wheels&lt;/p&gt;&lt;/span&gt;&lt;span class=\"\"tigFIProductDescriptionBlockHeader\"\"&gt;&lt;p&gt;Finishing the wheels&lt;/p&gt;&lt;/span&gt;&lt;span class=\"\"tigFIProductDescriptionBlock\"\"&gt;&lt;p&gt;Use the supplied Wheel Nanofibre Cloth <text:s/>and a little Gloss Boost sprayed onto the wheel to quickly go over each wheel and remove all traces of brake dust. Make sure that you get into all the nooks and crannies&amp;#44 and get down low and look up so you can see all the bits you missed from looking from above. You should have removed 99% of all brake dust earlier&amp;#44 this last step is essentially to pick up the last 1% and dry the wheels&lt;/p&gt;&lt;/span&gt;&lt;span class=\"\"tigFIProductDescriptionBlockHeader\"\"&gt;&lt;p&gt;Door Jambs&lt;/p&gt;&lt;/span&gt;&lt;span class=\"\"tigFIProductDescriptionBlock\"\"&gt;&lt;p&gt;This is probably the most commonly overlooked part of washing your car&amp;#44 clean door jambs make all of the difference in the perception of how clean the car is. Also&amp;#44 if there is dirt caught in the jambs&amp;#44 it will come out after you have finished washing the car and leave dirt trails everywhere!&lt;/p&gt;&lt;/span&gt;&lt;span class=\"\"tigFIProductDescriptionBlock\"\"&gt;&lt;p&gt;Simply spray a little Gloss Boost onto the Jamb Cloth and wipe the dirt and grease from all of the door jambs&amp;#44 and of course the inside painted areas of your doors. Don't forget to do the bonnet&amp;#44 boot and fuel flap as well&amp;#44 they all trap dirt!&lt;/p&gt;&lt;/span&gt;&lt;span class=\"\"tigFIProductDescriptionBlockHeader\"\"&gt;&lt;p&gt;Apply Gloss Boost&lt;/p&gt;&lt;/span&gt;&lt;span class=\"\"tigFIProductDescriptionBlock\"\"&gt;&lt;p&gt;If you want your freshly washed car to have a little extra sparkle and 'pop'&amp;#44 then simply spend another 5 minutes and go over the whole car from top to bottom using Final Inspection Gloss Boost&amp;#44 and a Microfibre Paint Cloth.&lt;/p&gt;&lt;/span&gt;&lt;span class=\"\"tigFIProductDescriptionBlock\"\"&gt;&lt;p&gt;Fold the Microfibre cloth into 4. We only ever use the plush side of the cloth on the paint&amp;#44 never the 'hard' side. If you fold the cloth into 4&amp;#44 so that you have 2 plush sides on the outside&amp;#44 use one side as the 'wet side' and the other as the 'dry side'&lt;/p&gt;&lt;/span&gt;&lt;span class=\"\"tigFIProductDescriptionBlock\"\"&gt;&lt;p&gt;Simply spray a very small amount of Gloss Boost onto a panel (Very Important: Less is more here&amp;#44 you only need just one or two sprays and no more!) and then spread it over the panel evenly using the wet side of the cloth. Don't scrub! Don't apply any pressure! You are simply spreading the Gloss Boost evenly! Then&amp;#44 straight away&amp;#44 turn the cloth over and buff the panel dry with the dry side. Repeat this process over the whole car. &lt;/p&gt;&lt;/span&gt;&lt;span class=\"\"tigFIProductDescriptionBlock\"\"&gt;&lt;p&gt;Spending 5 minutes to apply Gloss Boost to your car after washing will really add another dimension to how shiny your car will look.&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TP-KIT-GLASS</text:p>
          </table:table-cell>
          <table:table-cell office:value-type="string" calcext:value-type="string">
            <text:p>Glass System Kit</text:p>
          </table:table-cell>
          <table:table-cell table:number-columns-repeated="3" office:value-type="float" office:value="25.5" calcext:value-type="float">
            <text:p>25.5</text:p>
          </table:table-cell>
          <table:table-cell office:value-type="string" calcext:value-type="string">
            <text:p>Glass-System-Kit-Store-250.jpg</text:p>
          </table:table-cell>
          <table:table-cell office:value-type="string" calcext:value-type="string">
            <text:p>&lt;div id=\"\"tigFIProductDescription\"\"&gt;&lt;span class=\"\"tigFIProductDescriptionTitle\"\"&gt;Glass System Ki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span class=\"\"tigFIProductDescriptionBlockHeader\"\"&gt;&lt;p&gt;Instructions&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TP-KIT-INTCLN</text:p>
          </table:table-cell>
          <table:table-cell office:value-type="string" calcext:value-type="string">
            <text:p>Interior Cleaning Kit</text:p>
          </table:table-cell>
          <table:table-cell table:number-columns-repeated="3" office:value-type="float" office:value="55" calcext:value-type="float">
            <text:p>55</text:p>
          </table:table-cell>
          <table:table-cell office:value-type="string" calcext:value-type="string">
            <text:p>Basic Interior Kit.jpg</text:p>
          </table:table-cell>
          <table:table-cell office:value-type="string" calcext:value-type="string">
            <text:p>&lt;div id=\"\"tigFIProductDescription\"\"&gt;&lt;span class=\"\"tigFIProductDescriptionTitle\"\"&gt;Interior Cleaning Kit&lt;/span&gt;&lt;span class=\"\"tigFIProductDescriptionBlock\"\"&gt;&lt;p&gt;When detailing&amp;#44 we break the interior down into 3 categories:&lt;/p&gt;&lt;/span&gt;&lt;ul class=\"\"tigFIProductDescriptionUnorderedList\"\" &gt;&lt;li&gt;Leather&lt;/li&gt;&lt;li&gt;Glass&lt;/li&gt;&lt;li&gt;Everything else (plastics&amp;#44 cloth trim&amp;#44 carpet etc.)&lt;/li&gt;&lt;/ul&gt;&lt;span class=\"\"tigFIProductDescriptionBlock\"\"&gt;&lt;p&gt;Not everyone has leather in their cars&amp;#44 and so we sell a Leather Kit seperately. This kit is for Glass and Everything else.&lt;/p&gt;&lt;/span&gt;&lt;span class=\"\"tigFIProductDescriptionBlockHeader\"\"&gt;&lt;p&gt;What's included in the kit?&lt;/p&gt;&lt;/span&gt;&lt;p&gt;&lt;strong&gt;1 x Nanofibre Glass System:&lt;/strong&gt; A 2 cloth pack specifically made for cleaning glass.&lt;/p&gt;&lt;p&gt;&lt;strong&gt;1 x Optic Glass Cleaner 500ml:&lt;/strong&gt; A powerful glass cleaner that eats into grime&amp;#44 and flashes dry to leave a perfect finish&lt;/p&gt;&lt;p&gt;&lt;strong&gt;1 x Interior Nanofibre Cloth:&lt;/strong&gt; A Nanofibre Cloth specially color coded so that it is only used for the interior.&lt;/p&gt;&lt;p&gt;&lt;strong&gt;1 x Interior Cleanse 500ml:&lt;/strong&gt; A very powerful interior cleaner that eats through dirt&amp;#44 and yet is gentle on the surfaces being cleaned&lt;/p&gt;&lt;p&gt;&lt;strong&gt;1 x Vanilla Aerosol:&lt;/strong&gt; A pleasant scent&lt;/p&gt;&lt;span class=\"\"tigFIProductDescriptionTitle\"\"&gt;Instructions&lt;/span&gt;&lt;span class=\"\"tigFIProductDescriptionBlockHeader\"\"&gt;&lt;p&gt;Glass Cleaning&lt;/p&gt;&lt;/span&gt;&lt;ul class=\"\"tigFIProductDescriptionUnorderedList\"\" &gt;&lt;li&gt;Spray a couple on pumps of Optic onto a Final Inspection step 1 (dark green) glass cloth and wipe area until clean.&lt;/li&gt;&lt;li&gt;Follow immediately with a completely dry Final Inspection Step 2 (light green) glass cloth and wipe until almost dry&lt;/li&gt;&lt;li&gt;Allow a small amount of product to evaporate to a streak-free finish.&lt;/li&gt;&lt;/ul&gt;&lt;span class=\"\"tigFIProductDescriptionBlockHeader\"\"&gt;&lt;p&gt;Interior Cleaning&lt;/p&gt;&lt;/span&gt;&lt;ul class=\"\"tigFIProductDescriptionUnorderedList\"\" &gt;&lt;li&gt;You should always thoroughly vaccuum carpets and cloth seats before cleaning with Interior Cleanse.&lt;/li&gt;&lt;li&gt;Keep a bucket of lukewarm water next to the car with you so that it is easy to reach. &lt;/li&gt;&lt;li&gt;Wet the Interior Nanofibre Cloth&amp;#44 and then wring it out so that it is only lightly damp&amp;#44 and not dripping&lt;/li&gt;&lt;li&gt;Fold the cloth into a usable size. If you fold it in half 3 times that should be about right. &lt;/li&gt;&lt;li&gt;Spray 2 sprays of Interior cleanse onto the cloth&amp;#44 and then use elbow-grease as required&amp;#44 cleaning one small section (say 50cm x 50cm) at a time. &lt;/li&gt;&lt;li&gt;After each section&amp;#44 thoroughly rinse the cloth in the bucket of water&amp;#44 then refold&amp;#44 apply Interior Cleanse&amp;#44 and complete the next small section. &lt;/li&gt;&lt;li&gt;You might break a front seat into 3 or 4 sections&amp;#44 cleaning one at a time&amp;#44 and rinsing the cloth between each section. &lt;/li&gt;&lt;li&gt;After you have finished one seat&amp;#44 empty the bucket (it will be dirty!)&amp;#44 refill with fresh water&amp;#44 and then quickly wipe down the completed seat to remove any residue before moveing onto the next seat&amp;#44 or the dashboard etc. &lt;/li&gt;&lt;/ul&gt;&lt;span class=\"\"tigFIProductDescriptionBlockHeader\"\"&gt;&lt;p&gt;Applying Vanilla&lt;/p&gt;&lt;/span&gt;&lt;span class=\"\"tigFIProductDescriptionBlock\"\"&gt;&lt;p&gt;Apply FI vanilla to your personal taste. Suggested usage is one spray into the carpet of each footwell.&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TP-KIT-LEATHER</text:p>
          </table:table-cell>
          <table:table-cell office:value-type="string" calcext:value-type="string">
            <text:p>Leather Care Kit</text:p>
          </table:table-cell>
          <table:table-cell table:number-columns-repeated="3" office:value-type="float" office:value="70" calcext:value-type="float">
            <text:p>70</text:p>
          </table:table-cell>
          <table:table-cell office:value-type="string" calcext:value-type="string">
            <text:p>LeatherCareKit.jpg</text:p>
          </table:table-cell>
          <table:table-cell office:value-type="string" calcext:value-type="string">
            <text:p>&lt;div id=\"\"tigFIProductDescription\"\"&gt;&lt;span class=\"\"tigFIProductDescriptionTitle\"\"&gt;Leather Care Kit&lt;/span&gt;&lt;span class=\"\"tigFIProductDescriptionBlockHeader\"\"&gt;&lt;p&gt;Why do I need this kit?&lt;/p&gt;&lt;/span&gt;&lt;span class=\"\"tigFIProductDescriptionBlock\"\"&gt;&lt;p&gt;There is nothing like clean new leather in a car&amp;#44 it smells great&amp;#44 feels smooth and clean&amp;#44 and is very luxurious.&lt;/p&gt;&lt;/span&gt;&lt;span class=\"\"tigFIProductDescriptionBlock\"\"&gt;&lt;p&gt;Leather is a natural material&amp;#44 and if not looked after&amp;#44 it will wrinkle&amp;#44 crack&amp;#44 split and peel. It needs to be kept clean&amp;#44 and most importantly&amp;#44 it needs to be moisturised (or fed) to keep it soft and supple.&lt;/p&gt;&lt;/span&gt;&lt;span class=\"\"tigFIProductDescriptionBlock\"\"&gt;&lt;p&gt;One aspect of Leather Care that is often overlooked is the stitching! Dirt can build up in the stitching&amp;#44 and the sharp edges of the dirt will gradually cut through the sticthing over time as you move around on the seat.&lt;/p&gt;&lt;/span&gt;&lt;span class=\"\"tigFIProductDescriptionBlock\"\"&gt;&lt;p&gt;Before cleaning&amp;#44 use a gentle brush to brush the dirt from the stitching&amp;#44 and vaccuum as you go. Then&amp;#44 when applying Leather Feed&amp;#44 make sure that you get plenty into the stitching&amp;#44 it will lubricate it so that the dirt will not be able to cut into it&lt;/p&gt;&lt;/span&gt;&lt;span class=\"\"tigFIProductDescriptionBlockHeader\"\"&gt;&lt;p&gt;Leather Cleaning&lt;/p&gt;&lt;/span&gt;&lt;ul class=\"\"tigFIProductDescriptionUnorderedList\"\" &gt;&lt;li&gt;You should always thoroughly vaccuum Leather seats before cleaning&lt;/li&gt;&lt;li&gt;Keep a bucket of lukewarm water next to the car with you so that it is easy to reach.&lt;/li&gt;&lt;li&gt;Wet the Interior Nanofibre Cloth&amp;#44 and then wring it out so that it is only lightly damp&amp;#44 and not dripping&lt;/li&gt;&lt;li&gt;Fold the cloth into a usable size. If you fold it in half 3 times that should be about right.&lt;/li&gt;&lt;li&gt;Apply one squirt of Leather Clean Gel onto the cloth&amp;#44 and then use elbow-grease as required&amp;#44 cleaning one small section (say 50cm x 50cm) at a time.&lt;/li&gt;&lt;li&gt;After each section&amp;#44 thoroughly rinse the cloth in the bucket of water&amp;#44 then refold&amp;#44 apply Leather Clean Gel&amp;#44 and complete the next small section.&lt;/li&gt;&lt;li&gt;You might break a front seat into 3 or 4 sections&amp;#44 cleaning one at a time&amp;#44 and rinsing the cloth between each section.&lt;/li&gt;&lt;li&gt;After you have finished one seat&amp;#44 empty the bucket (it will be dirty!)&amp;#44 refill with fresh water&amp;#44 and then quickly wipe down the completed seat to remove any residue before moveing onto the next seat.&lt;/li&gt;&lt;li&gt;Allow Leather to dry&lt;/li&gt;&lt;/ul&gt;&lt;span class=\"\"tigFIProductDescriptionBlockHeader\"\"&gt;&lt;p&gt;Leather Feeding&lt;/p&gt;&lt;/span&gt;&lt;ul class=\"\"tigFIProductDescriptionUnorderedList\"\" &gt;&lt;li&gt;Apply one squirt of Leather Feed to the Hand Pocket Applicator (HPA)&lt;/li&gt;&lt;li&gt;Wipe product evenly over the surface&amp;#44 using more product as needed&lt;/li&gt;&lt;li&gt;It is important to get Leather Feed deep into the stitching&amp;#44 it lubricates it and prevents wear.&lt;/li&gt;&lt;li&gt;If the Leather is dry&amp;#44 it will soak up all of the Leather Feed. Reapply until you are left with a glossy&amp;#44 even surface&lt;/li&gt;&lt;li&gt;Re-apply Leather Feed every month or so&lt;/li&gt;&lt;/ul&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TP-KIT-PNTCOR</text:p>
          </table:table-cell>
          <table:table-cell office:value-type="string" calcext:value-type="string">
            <text:p>Basic Paint Correction Kit</text:p>
          </table:table-cell>
          <table:table-cell table:number-columns-repeated="3" office:value-type="float" office:value="205" calcext:value-type="float">
            <text:p>205</text:p>
          </table:table-cell>
          <table:table-cell office:value-type="string" calcext:value-type="string">
            <text:p>FI.jpg</text:p>
          </table:table-cell>
          <table:table-cell office:value-type="string" calcext:value-type="string">
            <text:p>&lt;div id=\"\"tigFIProductDescription\"\"&gt;&lt;span class=\"\"tigFIProductDescriptionTitle\"\"&gt;Basic Paint Correction Kit&lt;/span&gt;&lt;span class=\"\"tigFIProductDescriptionBlockHeader\"\"&gt;&lt;p&gt;What's the purpose of this kit?&lt;/p&gt;&lt;/span&gt;&lt;span class=\"\"tigFIProductDescriptionBlock\"\"&gt;&lt;p&gt;This kit is intended for someone who wants to get into doing their own paint correction&amp;#44 and needs everything to get started. With this kit&amp;#44 you have everything required to do complete paint correction.&lt;/p&gt;&lt;/span&gt;&lt;span class=\"\"tigFIProductDescriptionBlockHeader\"\"&gt;&lt;p&gt;What's included in the kit?&lt;/p&gt;&lt;/span&gt;&lt;p&gt;&lt;strong&gt;1 x CAP Heavy 275ml:&lt;/strong&gt; Excellent heavy cutting polish for scratch and swirl removal&lt;/p&gt;&lt;p&gt;&lt;strong&gt;1 x CAP Ultra Fine 275ml:&lt;/strong&gt; Very fine polish for removing holograms and leaving a very high gloss finish&lt;/p&gt;&lt;p&gt;&lt;strong&gt;1 x Paint Cleanse 500ml:&lt;/strong&gt; Also known as 'Truth Serum'&amp;#44 it removes all traces of oils from out of scratches and swirls so you can see exactly what's left.&lt;/p&gt;&lt;p&gt;&lt;strong&gt;1 x High Density Foam Pad (150mm or 190mm):&lt;/strong&gt; For use with CAP Heavy&lt;/p&gt;&lt;p&gt;&lt;strong&gt;1 x Low Density Foam Pad (150mm or 190mm):&lt;/strong&gt; For use with CAP Ultra Fine&lt;/p&gt;&lt;p&gt;&lt;strong&gt;5 x Paintwork Nanofibre Cloths:&lt;/strong&gt; The ONLY nanofibre cloth we use to work with paintwork&lt;/p&gt;&lt;p&gt;&lt;strong&gt;1 x Pad Spurring Brush:&lt;/strong&gt; For removing spent polish from the pads between each panel&lt;/p&gt;&lt;p&gt;&lt;strong&gt;1 x Clay Bar twin pack:&lt;/strong&gt; Clay bar for removing surface contaminants&lt;/p&gt;&lt;p&gt;&lt;strong&gt;1 x Clay Lube 500ml:&lt;/strong&gt; Lubrication for the Clay Bar&lt;/p&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VANILLA</text:p>
          </table:table-cell>
          <table:table-cell office:value-type="string" calcext:value-type="string">
            <text:p>Vanilla Interior Scent</text:p>
          </table:table-cell>
          <table:table-cell office:value-type="float" office:value="12" calcext:value-type="float">
            <text:p>12</text:p>
          </table:table-cell>
          <table:table-cell office:value-type="float" office:value="10.75" calcext:value-type="float">
            <text:p>10.75</text:p>
          </table:table-cell>
          <table:table-cell office:value-type="float" office:value="7.8" calcext:value-type="float">
            <text:p>7.8</text:p>
          </table:table-cell>
          <table:table-cell office:value-type="string" calcext:value-type="string">
            <text:p>Vanilla 3250 pump 250.jpg</text:p>
          </table:table-cell>
          <table:table-cell office:value-type="string" calcext:value-type="string">
            <text:p>&lt;div id=\"\"tigFIProductDescription\"\"&gt;&lt;span class=\"\"tigFIProductDescriptionTitle\"\"&gt;Vanilla Interior Scent&lt;/span&gt;&lt;span class=\"\"tigFIProductDescriptionBlock\"\"&gt;&lt;p&gt;Vanilla is the first auto fragrance from Final Inspection. It is an aerosol with a years worth of subtle&amp;#44 blissful Vanilla fragrance for your Interior.&lt;/p&gt;&lt;/span&gt;&lt;span class=\"\"tigFIProductDescriptionBlockHeader\"\"&gt;&lt;p&gt;Application&lt;/p&gt;&lt;/span&gt;&lt;span class=\"\"tigFIProductDescriptionBlock\"\"&gt;&lt;p&gt;There are 3250 metered pumps of Vanilla in each can. 2-5 pumps is enough to fill a cabin with the very smooth&amp;#44 sweet&amp;#44 musky Vanilla aroma. Simply spray 2-5 doses of Vanilla into your carpets&amp;#44 mats or fabric seats (depending on your desired level of intensity) from a distance of 15-30cm.&lt;/p&gt;&lt;/span&gt;&lt;span class=\"\"tigFIProductDescriptionBlockHeader\"\"&gt;&lt;p&gt;FI Tip&lt;/p&gt;&lt;/span&gt;&lt;span class=\"\"tigFIProductDescriptionBlock\"\"&gt;&lt;p&gt;Pump 1 metered spray of Vanilla into your fabrics every day to maintain a very sublte scent. Use it in your Boot to rid odours. Vanilla contains anti-bacterial agents that kill most bacteria on surfaces&amp;#44 so Vanilla will help to minimise odour causing bacteria and help to keep fabrics fresh.&lt;/p&gt;&lt;/span&gt;&lt;span class=\"\"tigFIProductDescriptionBlockHeader\"\"&gt;&lt;p&gt;Safety&lt;/p&gt;&lt;/span&gt;&lt;span class=\"\"tigFIProductDescriptionBlock\"\"&gt;&lt;p&gt;Do NOT concentrate and inhale contents&amp;#44 may be harmful or fatal.&lt;/p&gt;&lt;/span&gt;&lt;span class=\"\"tigFIProductDescriptionBlock\"\"&gt;&lt;p&gt;Do NOT spray onto or at any person or animal.&lt;/p&gt;&lt;/span&gt;&lt;span class=\"\"tigFIProductDescriptionBlock\"\"&gt;&lt;p&gt;If skin becomes irritated&amp;#44 wash with cold water &amp; mild soap.&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VOPR-9</text:p>
          </table:table-cell>
          <table:table-cell office:value-type="string" calcext:value-type="string">
            <text:p>Velvet OPR Pad</text:p>
          </table:table-cell>
          <table:table-cell office:value-type="float" office:value="15" calcext:value-type="float">
            <text:p>15</text:p>
          </table:table-cell>
          <table:table-cell office:value-type="float" office:value="13.5" calcext:value-type="float">
            <text:p>13.5</text:p>
          </table:table-cell>
          <table:table-cell office:value-type="float" office:value="10.37" calcext:value-type="float">
            <text:p>10.37</text:p>
          </table:table-cell>
          <table:table-cell office:value-type="string" calcext:value-type="string">
            <text:p>FI.jpg</text:p>
          </table:table-cell>
          <table:table-cell office:value-type="string" calcext:value-type="string">
            <text:p>&lt;div class=\"infobox_container fiproductdescription\"&gt;&lt;div class=\"infobox fullbox\"&gt;&lt;h1 class=\"fiProduct\"&gt;Velvet OPR Pad&lt;/h1&gt;\</text:p>
            <text:p>        &lt;p&gt;Velvet OPR pads reduce orange peel texture of the paint surface by removing film build from the tops of the 'hills' that are the make-up of the 'hill and valley' orange peel texture.&lt;/strong&gt;&lt;br /&gt; &lt;strong&gt;Velvet pads are the equivalent to 3ooo grit abrasive sanding discs and whilst use of these pads doesn't result in the marred surface you expect from a 3ooo grit sanding disc&amp;#44; the film build removal is as aggressive.&lt;/strong&gt;&lt;/p&gt;</text:p>
            <text:p>\</text:p>
            <text:p>&lt;p&gt;Unlike sanding paper or discs&amp;#44; OPR pads allow for gradual texture correction in a far more prgressive manner&amp;#44; blending texture with OPR pads is a much more forgiving experience.&lt;br /&gt; Velvet OPR pads are for skilled and experienced professionals or advanced amateurs only as they are deceivingly aggressive and do remove a substantial amount of film build&amp;#44; very quickly.&lt;br /&gt; &lt;br /&gt;&lt;br /&gt; &lt;strong&gt;Directions of use&lt;/strong&gt;&lt;/p&gt;</text:p>
            <text:p>\</text:p>
            <text:p>&lt;p&gt;&lt;strong&gt;1.&lt;/strong&gt; Make sure panels to be texture corrected are clean&amp;#44; dry and free of surface contaminants&amp;#44; decontamination is essential for efficient OPR. It is highly recommended to diagnose surfaces for sufficient film build with an accurate and properly calibrated PTT.&lt;/p&gt;</text:p>
            <text:p>\</text:p>
            <text:p>&lt;p&gt;&lt;strong&gt;2.&lt;/strong&gt; Centre your OPR pad to your backing plate and use a slow speed with a small amount of polish to correct surface as you would if you were to polish with a foam or NanoFibre pad. Final Inspection recommend CAP Heavy with OPR pads but you will be able to utilise any C.A.P polish.&lt;/p&gt;</text:p>
            <text:p>\</text:p>
            <text:p>&lt;p&gt;&lt;strong&gt;3.&lt;/strong&gt; Remove polish with a NanoFibre Paintwork Cloth and Paint Cleanse and check surface for texture correction.&lt;/p&gt;</text:p>
            <text:p>\</text:p>
            <text:p>\</text:p>
            <text:p>&lt;p&gt;NB:&lt;/p&gt;</text:p>
            <text:p>\</text:p>
            <text:p>&lt;p&gt;- If correction levels are yet to be reached&amp;#44; repeat step 2 and 3.&lt;br /&gt;- If correction levels are not ample with Velvet pads&amp;#44; we recommend a Denim OPR pad.&lt;br /&gt;- It is recommended to check film build levels with a PTT after texture correction for documentation.&lt;br /&gt;- An interface pad may be used (between OPR pad and backing plate) for varied correction characteristics.&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WHITESHD-150</text:p>
          </table:table-cell>
          <table:table-cell office:value-type="string" calcext:value-type="string">
            <text:p>150mm SHD Heavy Cutting Pad</text:p>
          </table:table-cell>
          <table:table-cell office:value-type="float" office:value="25" calcext:value-type="float">
            <text:p>25</text:p>
          </table:table-cell>
          <table:table-cell office:value-type="float" office:value="22.5" calcext:value-type="float">
            <text:p>22.5</text:p>
          </table:table-cell>
          <table:table-cell office:value-type="float" office:value="13.14" calcext:value-type="float">
            <text:p>13.14</text:p>
          </table:table-cell>
          <table:table-cell office:value-type="string" calcext:value-type="string">
            <text:p>150mm_shd_white.jpg</text:p>
          </table:table-cell>
          <table:table-cell office:value-type="string" calcext:value-type="string">
            <text:p>&lt;div class=\"infobox_container fiproductdescription\"&gt;&lt;div class=\"infobox fullbox\"&gt;&lt;h1 class=\"fiProduct\"&gt;150mm Heavy Cutting Pad&lt;/h1&gt;\</text:p>
            <text:p>        &lt;p&gt;A very heavy cutting foam pad designed to remove heavy scratches&amp;#44; 2000 &amp;amp; 3000 grit sanding/de-nibbing marks and very heavy swirling&amp;#44; quickly and easily.&lt;/p&gt;</text:p>
            <text:p>\</text:p>
            <text:p>&lt;p&gt;Firm sandwich style construction and temperature activated foam yields robust cutting&amp;#44; followed by soft finishing for heavy cutting with minimal side effects.&lt;/p&gt;</text:p>
            <text:p>\</text:p>
            <text:p>&lt;p&gt;Will achieve a very high gloss level of up to 90gu (depending on polish choice).&lt;/p&gt;</text:p>
            <text:p>\</text:p>
            <text:p>&lt;p&gt;Particularly important when using very aggressive compounds&amp;#44; aiding smooth action on sticky paint surfaces resulting in less side effects such as marring&amp;#44; hologramming and blemishing.&lt;/p&gt;</text:p>
            <text:p>\</text:p>
            <text:p>&lt;p&gt;Recommended for use on all finishes with all polishes&amp;#44; smoother action on stickier paint surfaces helping blemish free finishes when used in conjunction with fine abrasive polishes.&lt;/p&gt;</text:p>
            <text:p>\</text:p>
            <text:p>&lt;p&gt;NB: This Pad recommended for use with the following Equipment&lt;/p&gt;</text:p>
            <text:p>\</text:p>
            <text:p>&lt;p&gt;- Any Machine with a BP (Backing Plate) of no more than 125mm in diameter&lt;/p&gt;</text:p>
            <text:p>\</text:p>
            <text:p>&lt;p&gt;- Festool ROtex125 with Standard (white) or Polishing (green) Backing Plate&lt;/p&gt;</text:p>
            <text:p>\</text:p>
            <text:p>&lt;p&gt;- Festool ROtex150 with optional Polishing Backing Plate (green). Will not be suitable for standard (white) Backing Plate on ROtex150&lt;/p&gt;</text:p>
            <text:p>\</text:p>
            <text:p>&lt;p&gt;- Is NOT suitable for BoschGEX150T (which requires a 19o-2oomm Pad)&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WHITESHD-90</text:p>
          </table:table-cell>
          <table:table-cell office:value-type="string" calcext:value-type="string">
            <text:p>90mm SHD Heavy Cutting Pad</text:p>
          </table:table-cell>
          <table:table-cell office:value-type="float" office:value="12" calcext:value-type="float">
            <text:p>12</text:p>
          </table:table-cell>
          <table:table-cell office:value-type="float" office:value="10.75" calcext:value-type="float">
            <text:p>10.75</text:p>
          </table:table-cell>
          <table:table-cell office:value-type="float" office:value="8.1" calcext:value-type="float">
            <text:p>8.1</text:p>
          </table:table-cell>
          <table:table-cell office:value-type="string" calcext:value-type="string">
            <text:p>90mm-white-shd.jpg</text:p>
          </table:table-cell>
          <table:table-cell office:value-type="string" calcext:value-type="string">
            <text:p>&lt;div class=\"infobox_container fiproductdescription\"&gt;&lt;div class=\"infobox fullbox\"&gt;&lt;h1 class=\"fiProduct\"&gt;90mm Heavy Cutting Pad&lt;/h1&gt;\</text:p>
            <text:p>        &lt;p&gt;90mm Heavy Cutting Pad&lt;/p&gt;</text:p>
            <text:p>\</text:p>
            <text:p>&lt;p&gt;White SHD Super High Density A VERY Fast cutting&amp;#44; VERY High Cutting Pad with Medium Gloss Finishing characteristics.&lt;/p&gt;</text:p>
            <text:p>\</text:p>
            <text:p>&lt;p&gt;Particularly important when using very aggressive compounds&amp;#44; aiding smooth action on sticky paint surfaces resulting in less side effects such as marring&amp;#44; hologramming and blemishing.&lt;/p&gt;</text:p>
            <text:p>\</text:p>
            <text:p>&lt;p&gt;Recommended for use on all finishes with all polishes&amp;#44; smoother action on stickier paint surfaces helping blemish free finishes when used in conjunction with fine abrasive polishes.&lt;/p&gt;</text:p>
            <text:p>\</text:p>
            <text:p>&lt;p&gt;We recommend the 90mm size for spot polishing of small&amp;#44; tight areas and isolated imperfections. Denibbing with the small 90mm pad is also recommended.&lt;/p&gt;</text:p>
            <text:p>\</text:p>
            <text:p>&lt;p&gt;Achieve super short working times with this pad on paint or plastics.&lt;/p&gt;</text:p>
            <text:p>\</text:p>
            <text:p>&lt;p&gt;NB: This Pad recommended for use with the following Equipment -&lt;/p&gt;</text:p>
            <text:p>\</text:p>
            <text:p>&lt;p&gt;Any Machine with a BP (Backing Plate) of no more than 125mm in diameter&lt;/p&gt;</text:p>
            <text:p>\</text:p>
            <text:p>&lt;p&gt;- Festool ROtex125 with Standard (white) or Polishing (green) Backing Plate.&lt;/p&gt;</text:p>
            <text:p>\</text:p>
            <text:p>&lt;p&gt;- Festool ROtex150 with optional Polishing Backing Plate (green). Will not be suitable for standard (white) Backing Plate on ROtex150&lt;/p&gt;</text:p>
            <text:p>\</text:p>
            <text:p>&lt;p&gt;- Is NOT suitable for BoschGEX150T (which requires a 19o-2oomm Pad).&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WHL-BRUSH</text:p>
          </table:table-cell>
          <table:table-cell office:value-type="string" calcext:value-type="string">
            <text:p>Wheel Brush</text:p>
          </table:table-cell>
          <table:table-cell office:value-type="float" office:value="45" calcext:value-type="float">
            <text:p>45</text:p>
          </table:table-cell>
          <table:table-cell office:value-type="float" office:value="39.95" calcext:value-type="float">
            <text:p>39.95</text:p>
          </table:table-cell>
          <table:table-cell office:value-type="float" office:value="43.86" calcext:value-type="float">
            <text:p>43.86</text:p>
          </table:table-cell>
          <table:table-cell office:value-type="string" calcext:value-type="string">
            <text:p>EZBlueBrush07.jpg</text:p>
          </table:table-cell>
          <table:table-cell office:value-type="string" calcext:value-type="string">
            <text:p>&lt;div id=\"\"tigFIProductDescription\"\"&gt;&lt;span class=\"\"tigFIProductDescriptionTitle\"\"&gt;&lt;/span&gt;&lt;span class=\"\"tigFIProductDescriptionBlock\"\"&gt;&lt;p&gt;Very high quality Premium Wheel Cleaning brush&amp;#44 with soft nylon bristles for safe genle cleaning of your wheels&lt;/p&gt;&lt;/span&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WHLNF-H</text:p>
          </table:table-cell>
          <table:table-cell office:value-type="string" calcext:value-type="string">
            <text:p>Wheel Cloth</text:p>
          </table:table-cell>
          <table:table-cell office:value-type="float" office:value="10" calcext:value-type="float">
            <text:p>10</text:p>
          </table:table-cell>
          <table:table-cell office:value-type="float" office:value="8.95" calcext:value-type="float">
            <text:p>8.95</text:p>
          </table:table-cell>
          <table:table-cell office:value-type="float" office:value="6.5" calcext:value-type="float">
            <text:p>6.5</text:p>
          </table:table-cell>
          <table:table-cell office:value-type="string" calcext:value-type="string">
            <text:p>wheel-nanofibre.jpg</text:p>
          </table:table-cell>
          <table:table-cell office:value-type="string" calcext:value-type="string">
            <text:p>&lt;div class=\"infobox_container fiproductdescription\"&gt;&lt;div class=\"infobox fullbox\"&gt;&lt;h1 class=\"fiProduct\"&gt;Wheel Cloth&lt;/h1&gt;\</text:p>
            <text:p>        &lt;p&gt;The Final Inspection NanoFibre&amp;trade; Wheel Cloth - a revolutionary new way to easily and quickly clean wheels&amp;#44; brake calipers and tyres that may contaminate the cloth with&amp;nbsp;&lt;/strong&gt;&lt;strong&gt;silicone&amp;#44; grease&amp;#44; abrasive brake pad (dust)&amp;#44; tar and many other extremely dirty materials&amp;#44; avoiding cross contamination onto other areas.&lt;/strong&gt;&lt;/p&gt;</text:p>
            <text:p>\</text:p>
            <text:p>&lt;p&gt;&lt;strong&gt;&lt;/strong&gt;The NanoFibre&amp;trade; Wheel Cloth is the best tool for wheel cleaning. &amp;nbsp;It's tight looped hook weave and high gsm remove dirt and debris quickly reducing the mechanical action required on these sections of your vehicle that are difficult to polish.&lt;/p&gt;</text:p>
            <text:p>\</text:p>
            <text:p>&lt;p&gt;With its generous size&amp;#44; this cloth will gently but effectively and efficiently remove weekly build-up of contaminants without hassle. &amp;nbsp;Use your Wheel Cloth with Gloss Boost to lubricate your painted&amp;#44; powdercoated or chrome wheels as you wipe away residual water from a wash as well as the trapped dirt that isn't completely removed during a wash leaving a glowing silky smooth finish that will assist in a quicker and easier clean on the following wash.&lt;/p&gt;</text:p>
            <text:p>\</text:p>
            <text:p>&lt;div style=\"text-align: right;\"&gt;&amp;nbsp;&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WM-H-1</text:p>
          </table:table-cell>
          <table:table-cell office:value-type="string" calcext:value-type="string">
            <text:p>Wash Mitt (Moquet Weave)</text:p>
          </table:table-cell>
          <table:table-cell office:value-type="float" office:value="15" calcext:value-type="float">
            <text:p>15</text:p>
          </table:table-cell>
          <table:table-cell office:value-type="float" office:value="13.5" calcext:value-type="float">
            <text:p>13.5</text:p>
          </table:table-cell>
          <table:table-cell office:value-type="float" office:value="8.89" calcext:value-type="float">
            <text:p>8.89</text:p>
          </table:table-cell>
          <table:table-cell office:value-type="string" calcext:value-type="string">
            <text:p>wash-mitt-02.jpg</text:p>
          </table:table-cell>
          <table:table-cell office:value-type="string" calcext:value-type="string">
            <text:p>&lt;div class=\"infobox_container fiproductdescription\"&gt;&lt;div class=\"infobox fullbox\"&gt;&lt;h1 class=\"fiProduct\"&gt;Wash Mitt (Moquet Weave)&lt;/h1&gt;\</text:p>
            <text:p>        &lt;p&gt;The Curvy Lady. &amp;nbsp;Part of the quickest&amp;#44; easiest and most comfortable washing experience.&lt;/strong&gt;&lt;/p&gt;</text:p>
            <text:p>\</text:p>
            <text:p>&lt;p&gt;&lt;strong&gt;&lt;/strong&gt;All new for 2013&amp;#44; the NanoFibre&amp;trade; 'Curvy Lady' Wash Mitt is part of&amp;#44; arguably&amp;#44; the most important part of exterior maintaince.&lt;/p&gt;</text:p>
            <text:p>\</text:p>
            <text:p>&lt;p&gt;With it's generous and comfortable shape and size&amp;#44; this tailored moquet weave mitt will gently but effectively and efficiently remove weekly build-up of temporary contaminants from your vehicles surfaces.&lt;/p&gt;</text:p>
            <text:p>\</text:p>
            <text:p>\</text:p>
            <text:p>&lt;/div&gt;&lt;div class=\"infobox fullbox\"&gt;&lt;h2&gt;Why NanoFibre?&lt;/h2&gt;</text:p>
            <text:p>\</text:p>
            <text:p>&lt;p&gt;Unlike a sponge&amp;#44; a NanoFibre&amp;trade; Mitt is properly machine washable&amp;#44; making it a much safer alternative. &amp;nbsp;Why? &amp;nbsp;Sponges have thousands or millions of cells that catch and harbour debris and that debris is re-intoruced to your surface with every wash&amp;#44; along with ever increasing marring as the sponge fills with swirl inducing particles. &amp;nbsp;The plastic used to make foam is also agreessive and creates additional marring&amp;#44; so even from the very first wipe&amp;#44; a NanoFibre Mitt is protecting your surfaces.&lt;/p&gt;</text:p>
            <text:p>\</text:p>
            <text:p>\</text:p>
            <text:p>&lt;/div&gt;&lt;div class=\"infobox fullbox\"&gt;&lt;h2&gt;Performance&lt;/h2&gt;</text:p>
            <text:p>\</text:p>
            <text:p>&lt;p&gt;The Curvy Lady with its loose 'open end' NanoFibre&amp;trade; will efficiently release debris when washed. &amp;nbsp;The mitt is constructed with the highest quality so you can regularly clean the mitt during washes with your high pressure water unit or mains pressure water without damaging your curvy lady.&lt;/p&gt;</text:p>
            <text:p>\</text:p>
            <text:p>&lt;p&gt;The Curvy Lady has an astonishing amount of the smallest multi-split nanofibre packed together to reach 600 gsm making it super absorbant and incredibly effecive at extracting and holding large amounts of fine debris and oils. &amp;nbsp;Recommended for use on all exterior surfaces such as paint&amp;#44; glass and plastics and even fabric soft tops.&lt;/p&gt;</text:p>
            <text:p>\</text:p>
            <text:p>&lt;p&gt;The NanoFibre&amp;trade; Wash Mitt features robust hand sewn polyester overlocking which is completely concealed inside the mitt.&lt;/p&gt;</text:p>
            <text:p>\</text:p>
            <text:p>\</text:p>
            <text:p>&lt;p&gt;&lt;strong&gt;Specification&lt;/strong&gt;&lt;br /&gt;&lt;a&gt;&lt;br /&gt;&lt;img class=\"rightPhoto\" style=\"float: right;\" title=\"Curvy Lady Wash Mitt -Final Inspection Car Care Products\" src=\"images/FIStore/Wash-Mitt-04.png\" alt=\"Curvy Lady Wash Mitt -Final Inspection Car Care Products\" /&gt;&lt;/a&gt;&lt;/p&gt;</text:p>
            <text:p>\</text:p>
            <text:p>&lt;p&gt;&lt;strong&gt;Yarn Denier:&lt;/strong&gt;&amp;nbsp;0.01&lt;/p&gt;</text:p>
            <text:p>\</text:p>
            <text:p>&lt;p&gt;&lt;strong&gt;Yarn Type:&lt;/strong&gt;&amp;nbsp;Multi Split&lt;/p&gt;</text:p>
            <text:p>\</text:p>
            <text:p>&lt;p&gt;&lt;strong&gt;GSM:&lt;/strong&gt;&amp;nbsp; 600&lt;/p&gt;</text:p>
            <text:p>\</text:p>
            <text:p>&lt;p&gt;&lt;strong&gt;Density:&lt;/strong&gt;&amp;nbsp;~150&amp;#44;000 &amp;nbsp;f/mm&lt;/p&gt;</text:p>
            <text:p>\</text:p>
            <text:p>&lt;p&gt;&lt;strong&gt;Weave:&lt;/strong&gt;&amp;nbsp;Open End / Twisted Pile / Moquet Weave&lt;/p&gt;</text:p>
            <text:p>\</text:p>
            <text:p>&lt;p&gt;&lt;strong&gt;Size:&lt;/strong&gt;&amp;nbsp;~240 x ~150mm (~9.5 x ~5.9in)&lt;/p&gt;</text:p>
            <text:p>\</text:p>
            <text:p>&lt;p&gt;&lt;strong&gt;Edge:&lt;/strong&gt;&amp;nbsp;Internal / Hidden (Hand Sewn Polyester)&lt;/p&gt;</text:p>
            <text:p>\</text:p>
            <text:p>&lt;p&gt;&lt;strong&gt;Colour:&lt;/strong&gt;&amp;nbsp;Violet / White Internals&lt;/p&gt;</text:p>
            <text:p>\</text:p>
            <text:p>&lt;p&gt;&lt;strong&gt;Packaging:&lt;/strong&gt;&amp;nbsp;Re-usable plastic box&lt;/p&gt;</text:p>
            <text:p>\</text:p>
            <text:p>&lt;p&gt;&lt;strong&gt;Version Information:&lt;/strong&gt;&amp;nbsp;v2 &amp;nbsp;l &amp;nbsp;optimised 2014&lt;/p&gt;</text:p>
            <text:p>\</text:p>
            <text:p>&lt;p&gt;&lt;span&gt;&lt;br /&gt;&lt;/span&gt;&lt;/p&gt;</text:p>
            <text:p>\</text:p>
            <text:p>&lt;/div&gt;&lt;div class=\"infobox fullbox\"&gt;&lt;h2&gt;Direction&lt;/h2&gt;</text:p>
            <text:p>\</text:p>
            <text:p>&lt;p&gt;Use the moquet weave wash mitt with the wash method developed by our in-house detailers to easily achieve perfect results every time. &amp;nbsp;The method and processes were developed as a solution for fussy owners to help dramatically reduce swirls (micro scratches) and spider-webbing caused by sometimes &amp;nbsp;incorrect washing techniques and materials.&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lt;/p&gt;</text:p>
            <text:p>\</text:p>
            <text:p>&lt;p&gt;&lt;img class=\"rightPho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WM-H-2</text:p>
          </table:table-cell>
          <table:table-cell office:value-type="string" calcext:value-type="string">
            <text:p>Wash Mitt Twin Pack (Moquet Weave)</text:p>
          </table:table-cell>
          <table:table-cell office:value-type="float" office:value="25" calcext:value-type="float">
            <text:p>25</text:p>
          </table:table-cell>
          <table:table-cell office:value-type="float" office:value="22.5" calcext:value-type="float">
            <text:p>22.5</text:p>
          </table:table-cell>
          <table:table-cell office:value-type="float" office:value="16.64" calcext:value-type="float">
            <text:p>16.64</text:p>
          </table:table-cell>
          <table:table-cell office:value-type="string" calcext:value-type="string">
            <text:p>wash-mitt-02.jpg</text:p>
          </table:table-cell>
          <table:table-cell office:value-type="string" calcext:value-type="string">
            <text:p>&lt;div class=\"infobox_container fiproductdescription\"&gt;&lt;div class=\"infobox fullbox\"&gt;&lt;h1 class=\"fiProduct\"&gt;Wash Mitt Twin Pack (Moquet Weave)&lt;/h1&gt;\</text:p>
            <text:p>        &lt;p&gt;The Curvy Lady. &amp;nbsp;Part of the quickest&amp;#44; easiest and most comfortable washing experience.&lt;/strong&gt;&lt;/p&gt;</text:p>
            <text:p>\</text:p>
            <text:p>&lt;p&gt;&lt;strong&gt;&lt;/strong&gt;All new for 2013&amp;#44; the NanoFibre&amp;trade; 'Curvy Lady' Wash Mitt is part of&amp;#44; arguably&amp;#44; the most important part of exterior maintaince.&lt;/p&gt;</text:p>
            <text:p>\</text:p>
            <text:p>&lt;p&gt;With it's generous and comfortable shape and size&amp;#44; this tailored moquet weave mitt will gently but effectively and efficiently remove weekly build-up of temporary contaminants from your vehicles surfaces.&lt;/p&gt;</text:p>
            <text:p>\</text:p>
            <text:p>\</text:p>
            <text:p>&lt;/div&gt;&lt;div class=\"infobox fullbox\"&gt;&lt;h2&gt;Why NanoFibre?&lt;/h2&gt;</text:p>
            <text:p>\</text:p>
            <text:p>&lt;p&gt;Unlike a sponge&amp;#44; a NanoFibre&amp;trade; Mitt is properly machine washable&amp;#44; making it a much safer alternative. &amp;nbsp;Why? &amp;nbsp;Sponges have thousands or millions of cells that catch and harbour debris and that debris is re-intoruced to your surface with every wash&amp;#44; along with ever increasing marring as the sponge fills with swirl inducing particles. &amp;nbsp;The plastic used to make foam is also agreessive and creates additional marring&amp;#44; so even from the very first wipe&amp;#44; a NanoFibre Mitt is protecting your surfaces.&lt;/p&gt;</text:p>
            <text:p>\</text:p>
            <text:p>\</text:p>
            <text:p>&lt;/div&gt;&lt;div class=\"infobox fullbox\"&gt;&lt;h2&gt;Performance&lt;/h2&gt;</text:p>
            <text:p>\</text:p>
            <text:p>&lt;p&gt;The Curvy Lady with its loose 'open end' NanoFibre&amp;trade; will efficiently release debris when washed. &amp;nbsp;The mitt is constructed with the highest quality so you can regularly clean the mitt during washes with your high pressure water unit or mains pressure water without damaging your curvy lady.&lt;/p&gt;</text:p>
            <text:p>\</text:p>
            <text:p>&lt;p&gt;The Curvy Lady has an astonishing amount of the smallest multi-split nanofibre packed together to reach 600 gsm making it super absorbant and incredibly effecive at extracting and holding large amounts of fine debris and oils. &amp;nbsp;Recommended for use on all exterior surfaces such as paint&amp;#44; glass and plastics and even fabric soft tops.&lt;/p&gt;</text:p>
            <text:p>\</text:p>
            <text:p>&lt;p&gt;The NanoFibre&amp;trade; Wash Mitt features robust hand sewn polyester overlocking which is completely concealed inside the mitt.&lt;/p&gt;</text:p>
            <text:p>\</text:p>
            <text:p>\</text:p>
            <text:p>&lt;p&gt;&lt;strong&gt;Specification&lt;/strong&gt;&lt;br /&gt;&lt;a&gt;&lt;br /&gt;&lt;img class=\"rightPhoto\" style=\"float: right;\" title=\"Curvy Lady Wash Mitt -Final Inspection Car Care Products\" src=\"images/FIStore/Wash-Mitt-04.png\" alt=\"Curvy Lady Wash Mitt -Final Inspection Car Care Products\" /&gt;&lt;/a&gt;&lt;/p&gt;</text:p>
            <text:p>\</text:p>
            <text:p>&lt;p&gt;&lt;strong&gt;Yarn Denier:&lt;/strong&gt;&amp;nbsp;0.01&lt;/p&gt;</text:p>
            <text:p>\</text:p>
            <text:p>&lt;p&gt;&lt;strong&gt;Yarn Type:&lt;/strong&gt;&amp;nbsp;Multi Split&lt;/p&gt;</text:p>
            <text:p>\</text:p>
            <text:p>&lt;p&gt;&lt;strong&gt;GSM:&lt;/strong&gt;&amp;nbsp; 600&lt;/p&gt;</text:p>
            <text:p>\</text:p>
            <text:p>&lt;p&gt;&lt;strong&gt;Density:&lt;/strong&gt;&amp;nbsp;~150&amp;#44;000 &amp;nbsp;f/mm&lt;/p&gt;</text:p>
            <text:p>\</text:p>
            <text:p>&lt;p&gt;&lt;strong&gt;Weave:&lt;/strong&gt;&amp;nbsp;Open End / Twisted Pile / Moquet Weave&lt;/p&gt;</text:p>
            <text:p>\</text:p>
            <text:p>&lt;p&gt;&lt;strong&gt;Size:&lt;/strong&gt;&amp;nbsp;~240 x ~150mm (~9.5 x ~5.9in)&lt;/p&gt;</text:p>
            <text:p>\</text:p>
            <text:p>&lt;p&gt;&lt;strong&gt;Edge:&lt;/strong&gt;&amp;nbsp;Internal / Hidden (Hand Sewn Polyester)&lt;/p&gt;</text:p>
            <text:p>\</text:p>
            <text:p>&lt;p&gt;&lt;strong&gt;Colour:&lt;/strong&gt;&amp;nbsp;Violet / White Internals&lt;/p&gt;</text:p>
            <text:p>\</text:p>
            <text:p>&lt;p&gt;&lt;strong&gt;Packaging:&lt;/strong&gt;&amp;nbsp;Re-usable plastic box&lt;/p&gt;</text:p>
            <text:p>\</text:p>
            <text:p>&lt;p&gt;&lt;strong&gt;Version Information:&lt;/strong&gt;&amp;nbsp;v2 &amp;nbsp;l &amp;nbsp;optimised 2014&lt;/p&gt;</text:p>
            <text:p>\</text:p>
            <text:p>&lt;p&gt;&lt;span&gt;&lt;br /&gt;&lt;/span&gt;&lt;/p&gt;</text:p>
            <text:p>\</text:p>
            <text:p>&lt;/div&gt;&lt;div class=\"infobox fullbox\"&gt;&lt;h2&gt;Direction&lt;/h2&gt;</text:p>
            <text:p>\</text:p>
            <text:p>&lt;p&gt;Use the moquet weave wash mitt with the wash method developed by our in-house detailers to easily achieve perfect results every time. &amp;nbsp;The method and processes were developed as a solution for fussy owners to help dramatically reduce swirls (micro scratches) and spider-webbing caused by sometimes &amp;nbsp;incorrect washing techniques and materials.&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lt;/p&gt;</text:p>
            <text:p>\</text:p>
            <text:p>&lt;p&gt;&lt;img class=\"rightPho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N</text:p>
          </table:table-cell>
          <table:table-cell office:value-type="string" calcext:value-type="string">
            <text:p>\N</text:p>
          </table:table-cell>
        </table:table-row>
        <table:table-row table:style-name="ro2">
          <table:table-cell office:value-type="string" calcext:value-type="string">
            <text:p>WWDT-L</text:p>
          </table:table-cell>
          <table:table-cell office:value-type="string" calcext:value-type="string">
            <text:p>Waffle Weave Drying Towel</text:p>
          </table:table-cell>
          <table:table-cell office:value-type="float" office:value="25" calcext:value-type="float">
            <text:p>25</text:p>
          </table:table-cell>
          <table:table-cell office:value-type="float" office:value="22.5" calcext:value-type="float">
            <text:p>22.5</text:p>
          </table:table-cell>
          <table:table-cell office:value-type="float" office:value="17.03" calcext:value-type="float">
            <text:p>17.03</text:p>
          </table:table-cell>
          <table:table-cell office:value-type="string" calcext:value-type="string">
            <text:p>wwdt01.jpg</text:p>
          </table:table-cell>
          <table:table-cell office:value-type="string" calcext:value-type="string">
            <text:p>&lt;div class=\"infobox_container fiproductdescription\"&gt;&lt;div class=\"infobox fullbox\"&gt;&lt;h1 class=\"fiProduct\"&gt;Waffle Weave Drying Towel&lt;/h1&gt;\</text:p>
            <text:p>        &lt;p&gt;&lt;img class=\"rightPhoto\" style=\"float: right;\" title=\"Waffle Weave -Final Inspection Car Care Products\" src=\"images/FIStore/_FI44238.png\" alt=\"Waffle Weave -Final Inspection Car Care Products\" /&gt;The dehydrator. &amp;nbsp;Weighing in at a humongous 9oo x 6oomm&amp;#44; this drying towel will remove water from a vehicle quickly and efficiently with less wringing intervals than it's &lt;a title=\"MINI Waffle Weave Drying Towel\" href=\"http://s164851.gridserver.com/car-care-products/nanofibre/wwdt-m\"&gt;mini verion&lt;/a&gt;&amp;nbsp;and far safer&amp;#44; quicker and easier than any chamois.&lt;/p&gt;</text:p>
            <text:p>\</text:p>
            <text:p>&lt;p&gt;Unlike a Chamois&amp;#44; a Microfibre Drying Towel is properly machine washable&amp;#44; making it a much safer alternative. &amp;nbsp;Unlike a Leather or PVC chamois&amp;#44; no debris is trapped in the fibres and microfibre will not harbour bacteria like those materials&amp;#44; especially because it can be washed with an anti-bacterial wash &amp;amp; dried. &amp;nbsp;Any trapped debris is easily removed so no reintroduction of that debris occurs the next time you use the towel to dry your painted surfaces.&lt;/p&gt;</text:p>
            <text:p>\</text:p>
            <text:p>&lt;p&gt;The NanoFibre&amp;trade; drying towel features hand sewn pure NanoFibre&amp;trade; edging&amp;#44; not rayon or cotton and no 'edge-less' heat sealing. &amp;nbsp;Consisting of 80% nano polyester fibre for ultra efficient cleaning and absorption around a (20%) polyamide core&amp;#44; our Waffle Weave Drying Towel has superior quck water absorption characteristics.&lt;/p&gt;</text:p>
            <text:p>\</text:p>
            <text:p>\</text:p>
            <text:p>&lt;/div&gt;&lt;div class=\"infobox fullbox\"&gt;&lt;h2&gt;Recommended Uses&lt;/h2&gt;</text:p>
            <text:p>\</text:p>
            <text:p>&lt;p&gt;- Completely dry or slightly damp to very quickly remove water from any exterior surface&lt;/p&gt;</text:p>
            <text:p>\</text:p>
            <text:p>&lt;p&gt;- Dry to remove lubricant from freshly clayed surfaces.&lt;/p&gt;</text:p>
            <text:p>\</text:p>
            <text:p>\</text:p>
            <text:p>&lt;/div&gt;&lt;div class=\"infobox fullbox\"&gt;&lt;h2&gt;Quality and Specification&lt;/h2&gt;</text:p>
            <text:p>\</text:p>
            <text:p>&lt;p&gt;The Waffle Weave Drying Towel is a very high quality&amp;#44;&lt;br /&gt; 300 gsm&amp;#44; 90 x 60cm NanoFibre&amp;trade; cloth&amp;#44; hand-sewn&amp;nbsp;with 100% NanoFibre&amp;trade;&lt;br /&gt; over-locked edges and constructed&lt;br /&gt; with&amp;nbsp;the superior build quality expected of any Final Inspection product.&lt;br /&gt;Click here to&amp;nbsp;&lt;a href=\"http://s164851.gridserver.com/blog/Glossary/\"&gt;learn what the terms used here mean&lt;/a&gt;&lt;/p&gt;</text:p>
            <text:p>\</text:p>
            <text:p>&lt;p&gt;&lt;strong&gt;Yarn Denier:&lt;/strong&gt;&amp;nbsp;0.01&lt;/p&gt;</text:p>
            <text:p>\</text:p>
            <text:p>&lt;p&gt;&lt;strong&gt;Yarn Type:&lt;/strong&gt;&amp;nbsp;Multi Split&lt;/p&gt;</text:p>
            <text:p>\</text:p>
            <text:p>&lt;p&gt;&lt;strong&gt;GSM:&lt;/strong&gt;&amp;nbsp; 300&lt;/p&gt;</text:p>
            <text:p>\</text:p>
            <text:p>&lt;p&gt;&lt;strong&gt;Density:&lt;/strong&gt;&amp;nbsp;~100&amp;#44;000 &amp;nbsp;f/mm&lt;/p&gt;</text:p>
            <text:p>\</text:p>
            <text:p>&lt;p&gt;&lt;strong&gt;Weave:&lt;/strong&gt;&amp;nbsp;Loose Hook /&amp;nbsp;Piqu&amp;eacute; Waffle&lt;/p&gt;</text:p>
            <text:p>\</text:p>
            <text:p>&lt;p&gt;&lt;strong&gt;Size:&lt;/strong&gt;&amp;nbsp;900 x 600mm (~35.5 x ~23.5in)&lt;/p&gt;</text:p>
            <text:p>\</text:p>
            <text:p>&lt;p&gt;&lt;strong&gt;Edge:&lt;/strong&gt;&amp;nbsp;Hand Sewn NanoFibre&lt;/p&gt;</text:p>
            <text:p>\</text:p>
            <text:p>&lt;p&gt;&lt;strong&gt;Colour (Cloth/Edge):&lt;/strong&gt;&amp;nbsp;Violet/White&lt;/p&gt;</text:p>
            <text:p>\</text:p>
            <text:p>&lt;p&gt;&lt;strong&gt;Version Information:&lt;/strong&gt;&amp;nbsp;v2 &amp;nbsp;l &amp;nbsp;optimised 2014&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lt;/p&gt;</text:p>
            <text:p>\</text:p>
            <text:p>&lt;p&gt;&lt;img class=\"rightPho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row table:style-name="ro2">
          <table:table-cell office:value-type="string" calcext:value-type="string">
            <text:p>WWDT-M</text:p>
          </table:table-cell>
          <table:table-cell office:value-type="string" calcext:value-type="string">
            <text:p>Waffle Weave Drying Towel MINI</text:p>
          </table:table-cell>
          <table:table-cell office:value-type="float" office:value="18" calcext:value-type="float">
            <text:p>18</text:p>
          </table:table-cell>
          <table:table-cell office:value-type="float" office:value="15.95" calcext:value-type="float">
            <text:p>15.95</text:p>
          </table:table-cell>
          <table:table-cell office:value-type="float" office:value="12.16" calcext:value-type="float">
            <text:p>12.16</text:p>
          </table:table-cell>
          <table:table-cell office:value-type="string" calcext:value-type="string">
            <text:p>wwdt_mini01.jpg</text:p>
          </table:table-cell>
          <table:table-cell office:value-type="string" calcext:value-type="string">
            <text:p>&lt;div class=\"infobox_container fiproductdescription\"&gt;&lt;div class=\"infobox fullbox\"&gt;&lt;h1 class=\"fiProduct\"&gt;Waffle Weave Drying Towel MINI&lt;/h1&gt;\</text:p>
            <text:p>        &lt;p&gt;&lt;img class=\"rightPhoto\" style=\"float: right;\" title=\"Waffle Weave -Final Inspection Car Care Products\" src=\"images/FIStore/_FI44238.png\" alt=\"Waffle Weave -Final Inspection Car Care Products\" /&gt;At last&amp;#44; the easy to handle&amp;#44; 'MINI' dehydrator. &amp;nbsp;At 60cm x 40cm&amp;#44; this drying towel will remove water from a vehicle quickly and efficiently whilst being easier to handle than &lt;a title=\"Full Size Waffle Weave Drying Towel\" href=\"http://s164851.gridserver.com/car-care-products/nanofibre/wwdd\"&gt;it's 60cm x 90cm big brother&lt;/a&gt;.&lt;/p&gt;</text:p>
            <text:p>\</text:p>
            <text:p>&lt;p&gt;&amp;nbsp;Unlike a Chamois&amp;#44; a Microfibre Drying Towel is properly machine washable&amp;#44; making it a much safer alternative.&lt;/p&gt;</text:p>
            <text:p>\</text:p>
            <text:p>&lt;p&gt;Unlike a Leather or PVC chamois&amp;#44; no debris is trapped in the fibres and microfibre will not harbour bacteria like those materials&amp;#44; especially because it can be washed with an anti-bacterial wash &amp;amp; dried in the same way most fabrics are.&lt;/p&gt;</text:p>
            <text:p>\</text:p>
            <text:p>&lt;p&gt;Unlike a chamois&amp;#44; in a Wash&amp;#44; any trapped debris is easily removed so no reintroduction of that debris occurs the next time you use the towel to dry your painted surfaces.&lt;/p&gt;</text:p>
            <text:p>\</text:p>
            <text:p>&lt;p&gt;The Waffle Weave Drying Towel is a very high quality&amp;#44; 300 gsm&amp;#44; 60 x 40cm NanoFibre&amp;trade; cloth recommended for use on all exterior surfaces such as paint&amp;#44; glass and plastics.&lt;/p&gt;</text:p>
            <text:p>\</text:p>
            <text:p>&lt;p&gt;The NanoFibre&amp;trade; drying towel features hand sewn pure NanoFibre&amp;trade; edging&amp;#44; not rayon or cotton and no edge-less heat stamping. &amp;nbsp;Consisting of 80% nano polyester fibre for ultra efficient cleaning and absorption around a (20%) polyamide core&amp;#44; our Waffle Weave Drying Towel has superior quck water absorption characteristics.&lt;/p&gt;</text:p>
            <text:p>\</text:p>
            <text:p>\</text:p>
            <text:p>&lt;/div&gt;&lt;div class=\"infobox fullbox\"&gt;&lt;h2&gt;Recommended Uses&lt;/h2&gt;</text:p>
            <text:p>\</text:p>
            <text:p>&lt;p&gt;- Completely dry or slightly damp to very quickly remove water from any exterior surface&lt;/p&gt;</text:p>
            <text:p>\</text:p>
            <text:p>&lt;p&gt;- Dry to remove lubricant from freshly clayed surfaces.&lt;/p&gt;</text:p>
            <text:p>\</text:p>
            <text:p>\</text:p>
            <text:p>&lt;/div&gt;&lt;div class=\"infobox fullbox\"&gt;&lt;h2&gt;Quality and Specification&lt;/h2&gt;</text:p>
            <text:p>\</text:p>
            <text:p>&lt;p&gt;The Waffle Weave Drying Towel is a very high quality&amp;#44;&lt;br /&gt;3oo gsm&amp;#44; 6ocm x 4ocm NanoFibre&amp;trade; cloth&amp;#44; hand-sewn&amp;nbsp;with 1oo% NanoFibre&amp;trade;&lt;br /&gt;over-locked edges and constructed&lt;br /&gt;with&amp;nbsp;the superior build quality expected of any Final Inspection product.&lt;br /&gt;Click here to&amp;nbsp;&lt;a href=\"http://s164851.gridserver.com/blog/Glossary/\"&gt;learn what the terms used here mean&lt;/a&gt;&lt;/p&gt;</text:p>
            <text:p>\</text:p>
            <text:p>\</text:p>
            <text:p>\</text:p>
            <text:p>&lt;p&gt;&lt;strong&gt;Yarn Denier:&lt;/strong&gt;&amp;nbsp;0.01&lt;/p&gt;</text:p>
            <text:p>\</text:p>
            <text:p>&lt;p&gt;&lt;strong&gt;Yarn Type:&lt;/strong&gt; Multi Split&lt;/p&gt;</text:p>
            <text:p>\</text:p>
            <text:p>&lt;p&gt;&lt;strong&gt;GSM:&lt;/strong&gt;&amp;nbsp; 300&lt;/p&gt;</text:p>
            <text:p>\</text:p>
            <text:p>&lt;p&gt;&lt;strong&gt;Density:&lt;/strong&gt;&amp;nbsp;~100&amp;#44;000 &amp;nbsp;f/mm&lt;/p&gt;</text:p>
            <text:p>\</text:p>
            <text:p>&lt;p&gt;&lt;strong&gt;Weave:&lt;/strong&gt;&amp;nbsp;Loose Hook /&amp;nbsp;Piqu&amp;eacute; Waffle&lt;/p&gt;</text:p>
            <text:p>\</text:p>
            <text:p>&lt;p&gt;&lt;strong&gt;Size:&lt;/strong&gt;&amp;nbsp;600 x 400mm (~23.5 x 15.8in)&lt;/p&gt;</text:p>
            <text:p>\</text:p>
            <text:p>&lt;p&gt;&lt;strong&gt;Edge:&lt;/strong&gt;&amp;nbsp;Hand Sewn NanoFibre&lt;/p&gt;</text:p>
            <text:p>\</text:p>
            <text:p>&lt;p&gt;&lt;strong&gt;Colour (Cloth/Edge):&lt;/strong&gt;&amp;nbsp;Violet/White&lt;/p&gt;</text:p>
            <text:p>\</text:p>
            <text:p>&lt;p&gt;&lt;strong&gt;Packaging:&lt;/strong&gt;&amp;nbsp;Re-usable plastic box&lt;/p&gt;</text:p>
            <text:p>\</text:p>
            <text:p>&lt;p&gt;&lt;strong&gt;Version Information:&lt;/strong&gt;&amp;nbsp;v2 &amp;nbsp;l &amp;nbsp;optimised 2014&lt;/p&gt;</text:p>
            <text:p>\</text:p>
            <text:p>\</text:p>
            <text:p>&lt;/div&gt;&lt;div class=\"infobox fullbox\"&gt;&lt;h2&gt;NanoFibre Care&lt;/h2&gt;</text:p>
            <text:p>\</text:p>
            <text:p>&lt;p&gt;Care of all microfibre and nanofibre products involves removal of dirt and debris as soon as possible with gentle cleaners. &amp;nbsp;Final Inspection recommend&amp;nbsp;&lt;a href=\"http://tigersoft.com.au/FinalInspection/NanoFibre/PeppermintMicrofibreWash5ooml\"&gt;'Peppermint'&lt;/a&gt;&amp;nbsp;anti-bacterial nanofibre wash solution&amp;#44; using no more than 60deg water temperature.&lt;/p&gt;</text:p>
            <text:p>\</text:p>
            <text:p>&lt;p&gt;&lt;img class=\"rightPhoto\" title=\"Final Inspection NanoFibre Care\" src=\"images/FIStore/Tag-Reverse.png\" alt=\"Final Inspection NanoFibre Care\" /&gt;&lt;/p&gt;    &lt;/div&gt;&lt;/div&gt;</text:p>
          </table:table-cell>
          <table:table-cell office:value-type="string" calcext:value-type="string">
            <text:p>Final Inspection</text:p>
          </table:table-cell>
          <table:table-cell office:value-type="string" calcext:value-type="string">
            <text:p>Y</text:p>
          </table:table-cell>
          <table:table-cell office:value-type="string" calcext:value-type="string">
            <text:p>\N</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0-12">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Linux_X86_64 LibreOffice_project/420m0$Build-3</meta:generator>
    <dc:date>2014-10-12T23:16:17.323658219</dc:date>
    <meta:editing-duration>PT35M26S</meta:editing-duration>
    <meta:editing-cycles>2</meta:editing-cycles>
    <meta:document-statistic meta:table-count="1" meta:cell-count="1320" meta:object-count="0"/>
  </office:meta>
</office:document-meta>
</file>